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018cm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018cm solid #000000">
        <style:background-image/>
      </style:table-cell-properties>
    </style:style>
    <style:style style:name="Таблица33.B2" style:family="table-cell">
      <style:table-cell-properties fo:padding="0.097cm" fo:border-left="0.018cm solid #000000" fo:border-right="none" fo:border-top="none" fo:border-bottom="0.018cm solid #000000"/>
    </style:style>
    <style:style style:name="Таблица3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3.B3" style:family="table-cell" style:data-style-name="N0">
      <style:table-cell-properties fo:padding="0.097cm" fo:border-left="0.018cm solid #000000" fo:border-right="none" fo:border-top="none" fo:border-bottom="none"/>
    </style:style>
    <style:style style:name="Таблица33.C3" style:family="table-cell">
      <style:table-cell-properties fo:padding="0.097cm" fo:border-left="0.018cm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3.G3" style:family="table-cell">
      <style:table-cell-properties fo:background-color="transparent" fo:padding="0.097cm" fo:border-left="0.018cm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E4" style:family="table-cell" style:data-style-name="N0">
      <style:table-cell-properties fo:background-color="transparent" fo:padding="0.097cm" fo:border="none">
        <style:background-image/>
      </style:table-cell-properties>
    </style:style>
    <style:style style:name="Таблица33.A9" style:family="table-cell">
      <style:table-cell-properties fo:padding="0.097cm" fo:border-left="none" fo:border-right="none" fo:border-top="0.018cm solid #000000" fo:border-bottom="none"/>
    </style:style>
    <style:style style:name="Таблица33.B9" style:family="table-cell" style:data-style-name="N0">
      <style:table-cell-properties fo:padding="0.097cm" fo:border-left="0.018cm solid #000000" fo:border-right="none" fo:border-top="0.018cm solid #000000" fo:border-bottom="none"/>
    </style:style>
    <style:style style:name="Таблица33.C9" style:family="table-cell">
      <style:table-cell-properties style:vertical-align="middle" fo:padding="0.097cm" fo:border-left="0.018cm solid #000000" fo:border-right="none" fo:border-top="0.018cm solid #000000" fo:border-bottom="none"/>
    </style:style>
    <style:style style:name="Таблица33.E9" style:family="table-cell">
      <style:table-cell-properties fo:background-color="transparent" fo:padding="0.097cm" fo:border-left="none" fo:border-right="none" fo:border-top="0.002cm solid #000000" fo:border-bottom="none">
        <style:background-image/>
      </style:table-cell-properties>
    </style:style>
    <style:style style:name="Таблица33.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12" style:family="table-row">
      <style:table-row-properties style:min-row-height="0.106cm"/>
    </style:style>
    <style:style style:name="Таблица31.A15" style:family="table-cell">
      <style:table-cell-properties fo:padding="0.097cm" fo:border-left="none" fo:border-right="none" fo:border-top="0.018cm solid #000000" fo:border-bottom="none"/>
    </style:style>
    <style:style style:name="Таблица31.B15" style:family="table-cell" style:data-style-name="N0">
      <style:table-cell-properties fo:padding="0.097cm" fo:border-left="0.018cm solid #000000" fo:border-right="none" fo:border-top="0.018cm solid #000000" fo:border-bottom="none"/>
    </style:style>
    <style:style style:name="Таблица31.C15" style:family="table-cell">
      <style:table-cell-properties style:vertical-align="middle" fo:padding="0.097cm" fo:border-left="0.018cm solid #000000" fo:border-right="none" fo:border-top="0.018cm solid #000000" fo:border-bottom="none"/>
    </style:style>
    <style:style style:name="Таблица31.E15" style:family="table-cell">
      <style:table-cell-properties fo:background-color="transparent" fo:padding="0.097cm" fo:border-left="none" fo:border-right="none" fo:border-top="0.002cm solid #000000" fo:border-bottom="none">
        <style:background-image/>
      </style:table-cell-properties>
    </style:style>
    <style:style style:name="Таблица31.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F16" style:family="table-cell" style:data-style-name="N0">
      <style:table-cell-properties fo:background-color="transparent" fo:padding="0.097cm" fo:border="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018cm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018cm solid #000000">
        <style:background-image/>
      </style:table-cell-properties>
    </style:style>
    <style:style style:name="Таблица34.B2" style:family="table-cell">
      <style:table-cell-properties fo:padding="0.097cm" fo:border-left="0.018cm solid #000000" fo:border-right="none" fo:border-top="none" fo:border-bottom="0.018cm solid #000000"/>
    </style:style>
    <style:style style:name="Таблица3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4.B3" style:family="table-cell" style:data-style-name="N0">
      <style:table-cell-properties fo:padding="0.097cm" fo:border-left="0.018cm solid #000000" fo:border-right="none" fo:border-top="none" fo:border-bottom="none"/>
    </style:style>
    <style:style style:name="Таблица34.C3" style:family="table-cell">
      <style:table-cell-properties fo:padding="0.097cm" fo:border-left="0.018cm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4.G3" style:family="table-cell">
      <style:table-cell-properties fo:background-color="transparent" fo:padding="0.097cm" fo:border-left="0.018cm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E4" style:family="table-cell" style:data-style-name="N0">
      <style:table-cell-properties fo:background-color="transparent" fo:padding="0.097cm" fo:border="none">
        <style:background-image/>
      </style:table-cell-properties>
    </style:style>
    <style:style style:name="Таблица34.A15" style:family="table-cell">
      <style:table-cell-properties fo:padding="0.097cm" fo:border-left="none" fo:border-right="none" fo:border-top="0.018cm solid #000000" fo:border-bottom="none"/>
    </style:style>
    <style:style style:name="Таблица34.B15" style:family="table-cell" style:data-style-name="N0">
      <style:table-cell-properties fo:padding="0.097cm" fo:border-left="0.018cm solid #000000" fo:border-right="none" fo:border-top="0.018cm solid #000000" fo:border-bottom="none"/>
    </style:style>
    <style:style style:name="Таблица34.C15" style:family="table-cell">
      <style:table-cell-properties style:vertical-align="middle" fo:padding="0.097cm" fo:border-left="0.018cm solid #000000" fo:border-right="none" fo:border-top="0.018cm solid #000000" fo:border-bottom="none"/>
    </style:style>
    <style:style style:name="Таблица34.E15" style:family="table-cell">
      <style:table-cell-properties fo:background-color="transparent" fo:padding="0.097cm" fo:border-left="none" fo:border-right="none" fo:border-top="0.002cm solid #000000" fo:border-bottom="none">
        <style:background-image/>
      </style:table-cell-properties>
    </style:style>
    <style:style style:name="Таблица34.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4.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Text_20_body">
      <style:text-properties fo:language="en" fo:country="US"/>
    </style:style>
    <style:style style:name="P19" style:family="paragraph" style:parent-style-name="Text_20_body">
      <style:text-properties fo:language="ru" fo:country="RU"/>
    </style:style>
    <style:style style:name="P20" style:family="paragraph" style:parent-style-name="Text_20_body">
      <style:text-properties fo:language="ru" fo:country="RU" fo:font-style="italic" style:font-style-asian="italic" style:font-style-complex="italic"/>
    </style:style>
    <style:style style:name="P21" style:family="paragraph" style:parent-style-name="Text_20_body">
      <style:text-properties fo:language="ru" fo:country="RU" fo:font-style="italic" fo:font-weight="bold" style:font-style-asian="italic" style:font-weight-asian="bold" style:font-style-complex="italic" style:font-weight-complex="bold"/>
    </style:style>
    <style:style style:name="P2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text-properties style:font-name="Times New Roman" style:font-size-asian="10.5pt"/>
    </style:style>
    <style:style style:name="P28" style:family="paragraph" style:parent-style-name="Table_20_Contents">
      <style:paragraph-properties fo:text-align="center" style:justify-single-word="false"/>
      <style:text-properties style:font-name="Times New Roman" style:font-size-asian="10.5pt"/>
    </style:style>
    <style:style style:name="P29" style:family="paragraph" style:parent-style-name="Table_20_Contents">
      <style:paragraph-properties fo:text-align="end" style:justify-single-word="false"/>
      <style:text-properties style:font-name="Times New Roman" style:font-size-asian="10.5pt"/>
    </style:style>
    <style:style style:name="P30" style:family="paragraph" style:parent-style-name="Table_20_Contents">
      <style:paragraph-properties fo:text-align="justify" style:justify-single-word="false"/>
      <style:text-properties style:font-name="Times New Roman" style:font-size-asian="10.5pt"/>
    </style:style>
    <style:style style:name="P31" style:family="paragraph" style:parent-style-name="Table_20_Contents">
      <style:text-properties style:font-name="Times New Roman" fo:language="en" fo:country="US" style:font-size-asian="10.5pt"/>
    </style:style>
    <style:style style:name="P32" style:family="paragraph" style:parent-style-name="Table_20_Contents">
      <style:paragraph-properties fo:text-align="start" style:justify-single-word="false"/>
      <style:text-properties style:font-name="Times New Roman" fo:language="en" fo:country="US" style:font-size-asian="10.5pt"/>
    </style:style>
    <style:style style:name="P33" style:family="paragraph" style:parent-style-name="Table_20_Contents">
      <style:paragraph-properties fo:text-align="end" style:justify-single-word="false"/>
      <style:text-properties style:font-name="Times New Roman" fo:language="en" fo:country="US" style:font-size-asian="10.5pt"/>
    </style:style>
    <style:style style:name="P34" style:family="paragraph" style:parent-style-name="Table_20_Contents">
      <style:paragraph-properties fo:text-align="center" style:justify-single-word="false"/>
      <style:text-properties style:font-name="Times New Roman" fo:language="en" fo:country="US" style:font-size-asian="10.5pt"/>
    </style:style>
    <style:style style:name="P35" style:family="paragraph" style:parent-style-name="Table_20_Contents">
      <style:text-properties style:font-name="Times New Roman" fo:language="ru" fo:country="RU" style:font-size-asian="10.5pt"/>
    </style:style>
    <style:style style:name="P36" style:family="paragraph" style:parent-style-name="Table_20_Contents">
      <style:paragraph-properties fo:text-align="center" style:justify-single-word="false"/>
      <style:text-properties style:font-name="Times New Roman" fo:language="ru" fo:country="RU" style:font-size-asian="10.5pt"/>
    </style:style>
    <style:style style:name="P37" style:family="paragraph" style:parent-style-name="Table_20_Contents">
      <style:paragraph-properties fo:text-align="end" style:justify-single-word="false"/>
      <style:text-properties style:font-name="Times New Roman" fo:language="ru" fo:country="RU" style:font-size-asian="10.5pt"/>
    </style:style>
    <style:style style:name="P38" style:family="paragraph" style:parent-style-name="Table_20_Contents">
      <style:paragraph-properties fo:text-align="start" style:justify-single-word="false"/>
      <style:text-properties style:font-name="Times New Roman" fo:language="ru" fo:country="RU" style:font-size-asian="10.5pt"/>
    </style:style>
    <style:style style:name="P39"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40" style:family="paragraph" style:parent-style-name="Table_20_Contents">
      <style:text-properties style:font-name="Times New Roman" fo:font-weight="bold" style:font-size-asian="10.5pt" style:font-weight-asian="bold" style:font-weight-complex="bold"/>
    </style:style>
    <style:style style:name="P41"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3"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4" style:family="paragraph" style:parent-style-name="Table_20_Contents">
      <style:text-properties fo:language="ru" fo:country="RU"/>
    </style:style>
    <style:style style:name="P45" style:family="paragraph" style:parent-style-name="Table_20_Contents">
      <style:paragraph-properties fo:text-align="center" style:justify-single-word="false"/>
      <style:text-properties fo:language="ru" fo:country="RU"/>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style:font-name="Times New Roman2" fo:language="en" fo:country="US" style:font-size-asian="10.5pt"/>
    </style:style>
    <style:style style:name="P48" style:family="paragraph" style:parent-style-name="Table_20_Contents">
      <style:paragraph-properties fo:text-align="end" style:justify-single-word="false"/>
      <style:text-properties style:font-name="Times New Roman2" fo:language="en" fo:country="US" style:font-size-asian="10.5pt"/>
    </style:style>
    <style:style style:name="P49" style:family="paragraph" style:parent-style-name="Table_20_Contents">
      <style:paragraph-properties fo:text-align="start" style:justify-single-word="false"/>
      <style:text-properties style:font-name="Times New Roman2" fo:language="ru" fo:country="RU"/>
    </style:style>
    <style:style style:name="P50" style:family="paragraph" style:parent-style-name="Table_20_Contents">
      <style:text-properties fo:color="#000000" style:font-name="Consolas" fo:font-size="10pt" fo:language="en" fo:country="US" style:text-underline-style="none" style:font-size-asian="10pt"/>
    </style:style>
    <style:style style:name="P51" style:family="paragraph" style:parent-style-name="Table_20_Contents">
      <style:text-properties fo:color="#000000" style:font-name="Consolas" fo:font-size="10pt" fo:language="ru" fo:country="RU" style:text-underline-style="none" style:font-size-asian="10pt"/>
    </style:style>
    <style:style style:name="P52"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3" style:family="paragraph" style:parent-style-name="Table">
      <style:paragraph-properties fo:text-align="center" style:justify-single-word="false"/>
    </style:style>
    <style:style style:name="P54"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5"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6" style:family="paragraph" style:parent-style-name="Table">
      <style:paragraph-properties fo:margin-left="0cm" fo:margin-right="3.358cm" fo:text-align="center" style:justify-single-word="false" fo:text-indent="0cm" style:auto-text-indent="false"/>
    </style:style>
    <style:style style:name="P57"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8.762cm" style:type="right" style:leader-style="dotted" style:leader-text="."/>
        </style:tab-stops>
      </style:paragraph-properties>
    </style:style>
    <style:style style:name="P60" style:family="paragraph" style:parent-style-name="Contents_20_2">
      <style:paragraph-properties>
        <style:tab-stops>
          <style:tab-stop style:position="18.263cm" style:type="right" style:leader-style="dotted" style:leader-text="."/>
        </style:tab-stops>
      </style:paragraph-properties>
    </style:style>
    <style:style style:name="P61" style:family="paragraph" style:parent-style-name="Contents_20_3">
      <style:paragraph-properties>
        <style:tab-stops>
          <style:tab-stop style:position="17.764cm" style:type="right" style:leader-style="dotted" style:leader-text="."/>
        </style:tab-stops>
      </style:paragraph-properties>
    </style:style>
    <style:style style:name="P62" style:family="paragraph" style:parent-style-name="Text_20_body">
      <style:paragraph-properties fo:margin-left="-0.002cm" fo:margin-right="-0.002cm" fo:text-indent="-0.019cm" style:auto-text-indent="false">
        <style:tab-stops/>
      </style:paragraph-properties>
    </style:style>
    <style:style style:name="P63"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4" style:family="paragraph" style:parent-style-name="Text_20_body">
      <style:paragraph-properties fo:margin-left="0.113cm" fo:margin-right="0.093cm" fo:margin-top="0cm" fo:margin-bottom="0.212cm" fo:text-indent="0.056cm" style:auto-text-indent="false"/>
    </style:style>
    <style:style style:name="P65" style:family="paragraph" style:parent-style-name="Standard">
      <style:text-properties style:font-name="Times New Roman" fo:language="ru" fo:country="RU" style:font-size-asian="10.5pt"/>
    </style:style>
    <style:style style:name="P66" style:family="paragraph" style:parent-style-name="Heading_20_1">
      <style:text-properties fo:language="ru" fo:country="RU"/>
    </style:style>
    <style:style style:name="P67" style:family="paragraph" style:parent-style-name="Heading_20_1">
      <style:paragraph-properties fo:break-before="page"/>
    </style:style>
    <style:style style:name="P68" style:family="paragraph" style:parent-style-name="Table_20_Contents">
      <style:text-properties style:font-name="Times New Roman" fo:language="en" fo:country="US" style:font-size-asian="10.5pt"/>
    </style:style>
    <style:style style:name="P69" style:family="paragraph" style:parent-style-name="Table_20_Contents">
      <style:paragraph-properties fo:text-align="end" style:justify-single-word="false"/>
      <style:text-properties style:font-name="Times New Roman" fo:language="en" fo:country="US" style:font-size-asian="10.5pt"/>
    </style:style>
    <style:style style:name="P70" style:family="paragraph" style:parent-style-name="Table_20_Contents">
      <style:paragraph-properties fo:text-align="center" style:justify-single-word="false"/>
      <style:text-properties style:font-name="Times New Roman" fo:language="en" fo:country="US" style:font-size-asian="10.5pt"/>
    </style:style>
    <style:style style:name="P71" style:family="paragraph" style:parent-style-name="Table_20_Contents">
      <style:paragraph-properties fo:text-align="start" style:justify-single-word="false"/>
      <style:text-properties style:font-name="Times New Roman" fo:language="en" fo:country="US" style:font-size-asian="10.5pt"/>
    </style:style>
    <style:style style:name="P72"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73" style:family="paragraph" style:parent-style-name="Table_20_Contents">
      <style:text-properties style:font-name="Times New Roman" fo:language="ru" fo:country="RU" style:font-size-asian="10.5pt"/>
    </style:style>
    <style:style style:name="P74" style:family="paragraph" style:parent-style-name="Table_20_Contents">
      <style:paragraph-properties fo:text-align="center" style:justify-single-word="false"/>
      <style:text-properties style:font-name="Times New Roman" fo:language="ru" fo:country="RU" style:font-size-asian="10.5pt"/>
    </style:style>
    <style:style style:name="P75" style:family="paragraph" style:parent-style-name="Table_20_Contents">
      <style:paragraph-properties fo:text-align="end" style:justify-single-word="false"/>
      <style:text-properties style:font-name="Times New Roman" fo:language="ru" fo:country="RU" style:font-size-asian="10.5pt"/>
    </style:style>
    <style:style style:name="P76" style:family="paragraph" style:parent-style-name="Table_20_Contents">
      <style:text-properties style:font-name="Times New Roman" fo:font-weight="bold" style:font-size-asian="10.5pt" style:font-weight-asian="bold" style:font-weight-complex="bold"/>
    </style:style>
    <style:style style:name="P77"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78"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79" style:family="paragraph" style:parent-style-name="Table_20_Contents">
      <style:text-properties style:font-name="Times New Roman" style:font-size-asian="10.5pt"/>
    </style:style>
    <style:style style:name="P80" style:family="paragraph" style:parent-style-name="Table_20_Contents">
      <style:paragraph-properties fo:text-align="end" style:justify-single-word="false"/>
      <style:text-properties style:font-name="Times New Roman" style:font-size-asian="10.5pt"/>
    </style:style>
    <style:style style:name="P81" style:family="paragraph" style:parent-style-name="Table_20_Contents">
      <style:paragraph-properties fo:text-align="center" style:justify-single-word="false"/>
      <style:text-properties style:font-name="Times New Roman" style:font-size-asian="10.5pt"/>
    </style:style>
    <style:style style:name="P82" style:family="paragraph" style:parent-style-name="Table_20_Contents">
      <style:text-properties fo:language="en" fo:country="US"/>
    </style:style>
    <style:style style:name="P83" style:family="paragraph" style:parent-style-name="Table_20_Contents">
      <style:text-properties fo:color="#000000" style:font-name="Consolas" fo:font-size="10pt" fo:language="ru" fo:country="RU" style:text-underline-style="none" style:font-size-asian="10pt"/>
    </style:style>
    <style:style style:name="P84"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8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86"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87" style:family="paragraph" style:parent-style-name="Heading_20_2">
      <style:text-properties fo:language="ru" fo:country="RU"/>
    </style:style>
    <style:style style:name="P88" style:family="paragraph" style:parent-style-name="Heading_20_2">
      <style:paragraph-properties fo:break-before="page"/>
    </style:style>
    <style:style style:name="P89" style:family="paragraph" style:parent-style-name="Heading_20_3">
      <style:paragraph-properties fo:margin-left="0.76cm" fo:margin-right="0cm" fo:text-indent="1cm" style:auto-text-indent="false"/>
      <style:text-properties fo:language="ru" fo:country="RU"/>
    </style:style>
    <style:style style:name="P90" style:family="paragraph" style:parent-style-name="Text_20_body">
      <style:text-properties fo:language="ru" fo:country="RU"/>
    </style:style>
    <style:style style:name="P91"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6" text:date-value="2015-12-13T14:58:34.80" text:fixed="true">Декабрь 2015</text:date></text:p>
      <text:p text:style-name="P6"><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8">Оглавление</text:p>
          </text:index-title>
          <text:p text:style-name="P59"><text:s/>1 Введение<text:tab/>3</text:p>
          <text:p text:style-name="P59"><text:s/>2 Структура кадров<text:tab/>3</text:p>
          <text:p text:style-name="P59"><text:s/>3 Поддерживаемые функции<text:tab/>4</text:p>
          <text:p text:style-name="P60"><text:s/>3.1 Cделать замер<text:tab/>4</text:p>
          <text:p text:style-name="P60"><text:s/>3.2 Контроль готовности<text:tab/>5</text:p>
          <text:p text:style-name="P60"><text:s/>3.3 Чтение результатов измерения<text:tab/>6</text:p>
          <text:p text:style-name="P60"><text:s/>3.4 Чтение конфигурации адаптера<text:tab/>6</text:p>
          <text:p text:style-name="P60"><text:s/>3.5 Чтение полной конфигурации адаптера<text:tab/>7</text:p>
          <text:p text:style-name="P60"><text:s/>3.6 Запись конфигурации<text:tab/>7</text:p>
          <text:p text:style-name="P60"><text:s/>3.7 Установка нуля<text:tab/>8</text:p>
          <text:p text:style-name="P60"><text:s/>3.8 Команда работы с 48-канальным адаптером<text:tab/>8</text:p>
          <text:p text:style-name="P61"><text:s/>3.8.1 Чтение типа и коэффициентов датчиков<text:tab/>9</text:p>
          <text:p text:style-name="P61"><text:s/>3.8.2 Запись типа и коэффициентов датчиков<text:tab/>9</text:p>
          <text:p text:style-name="P60"><text:s/>3.9 Тест связи с адаптером<text:tab/>10</text:p>
          <text:p text:style-name="P60"><text:s/>3.10 Устройство занято<text:tab/>10</text:p>
          <text:p text:style-name="P60"><text:s/>3.11 Неправильный запрос, не поддерживаемая функция <text:tab/>11</text:p>
          <text:p text:style-name="P60"><text:s/>3.12 Синхронизировать таймер сеанса связи и уснуть<text:tab/>11</text:p>
          <text:p text:style-name="P60"><text:s/>3.13 Синхронизировать таймер измерений и уснуть<text:tab/>12</text:p>
          <text:p text:style-name="P60"><text:s/>3.14 Старт процесса измерения<text:tab/>13</text:p>
          <text:p text:style-name="P60"><text:s/>3.15 Команда синхронизации таймера сеансов связи<text:tab/>13</text:p>
          <text:p text:style-name="P60"><text:s/>3.16 Команда чтения состояния адаптера<text:tab/>14</text:p>
          <text:p text:style-name="P60"><text:s/>3.17 Команда UART_DontSleep<text:tab/>14</text:p>
          <text:p text:style-name="P59"><text:s/>4 Алгоритм работы регистратора по радиоканалу<text:tab/>15</text:p>
          <text:p text:style-name="P60"><text:s/>4.1 Адаптер<text:tab/>15</text:p>
          <text:p text:style-name="P60"><text:s/>4.2 Центральное устройство<text:tab/>15</text:p>
          <text:p text:style-name="P60"><text:s/>4.3 Пропуски<text:tab/>16</text:p>
        </text:index-body>
      </text:table-of-content>
      <text:h text:style-name="Heading_20_1" text:outline-level="1" text:is-list-header="true"/>
      <text:h text:style-name="P67"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6" text:outline-level="1">Структура кадров</text:h>
      <text:p text:style-name="P19"/>
      <text:p text:style-name="P19">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1">код, <text:span text:style-name="T1">hex</text:span></text:p>
          </table:table-cell>
          <table:table-cell table:style-name="Таблица2.B1" office:value-type="string">
            <text:p text:style-name="P40">Описание</text:p>
          </table:table-cell>
        </table:table-row>
        <table:table-row>
          <table:table-cell table:style-name="Таблица2.A2" office:value-type="string">
            <text:p text:style-name="P29">0<text:span text:style-name="T1">x80</text:span></text:p>
          </table:table-cell>
          <table:table-cell table:style-name="Таблица2.B2" office:value-type="string">
            <text:p text:style-name="P35">Заголовок </text:p>
          </table:table-cell>
        </table:table-row>
        <table:table-row>
          <table:table-cell table:style-name="Таблица2.A2" office:value-type="string">
            <text:p text:style-name="P33">0x08</text:p>
          </table:table-cell>
          <table:table-cell table:style-name="Таблица2.B2" office:value-type="string">
            <text:p text:style-name="P27">Количество байт</text:p>
          </table:table-cell>
        </table:table-row>
        <table:table-row>
          <table:table-cell table:style-name="Таблица2.A2" office:value-type="string">
            <text:p text:style-name="P33">0x01</text:p>
          </table:table-cell>
          <table:table-cell table:style-name="Таблица2.B2" office:value-type="string">
            <text:p text:style-name="P27">Адрес получателя</text:p>
          </table:table-cell>
        </table:table-row>
        <table:table-row>
          <table:table-cell table:style-name="Таблица2.A2" office:value-type="string">
            <text:p text:style-name="P33">0x7F</text:p>
          </table:table-cell>
          <table:table-cell table:style-name="Таблица2.B2" office:value-type="string">
            <text:p text:style-name="P27">Адрес отправителя</text:p>
          </table:table-cell>
        </table:table-row>
        <table:table-row>
          <table:table-cell table:style-name="Таблица2.A2" office:value-type="string">
            <text:p text:style-name="P33">0x01</text:p>
          </table:table-cell>
          <table:table-cell table:style-name="Таблица2.B2" office:value-type="string">
            <text:p text:style-name="P31">Id <text:span text:style-name="T5">кадра</text:span></text:p>
          </table:table-cell>
        </table:table-row>
        <table:table-row>
          <table:table-cell table:style-name="Таблица2.A2" office:value-type="string">
            <text:p text:style-name="P33">0x12</text:p>
          </table:table-cell>
          <table:table-cell table:style-name="Таблица2.B2" office:value-type="string">
            <text:p text:style-name="P35">Код команды</text:p>
          </table:table-cell>
        </table:table-row>
        <table:table-row>
          <table:table-cell table:style-name="Таблица2.A8" office:value-type="string">
            <text:p text:style-name="P33">0x55</text:p>
          </table:table-cell>
          <table:table-cell table:style-name="Таблица2.B8" table:number-rows-spanned="2" office:value-type="string">
            <text:p text:style-name="P35">Данные</text:p>
          </table:table-cell>
        </table:table-row>
        <table:table-row>
          <table:table-cell table:style-name="Таблица2.A1" office:value-type="string">
            <text:p text:style-name="P33">0xAA</text:p>
          </table:table-cell>
          <table:covered-table-cell/>
        </table:table-row>
        <table:table-row>
          <table:table-cell table:style-name="Таблица2.A2" office:value-type="string">
            <text:p text:style-name="P33">0xCB</text:p>
          </table:table-cell>
          <table:table-cell table:style-name="Таблица2.B10" table:number-rows-spanned="2" office:value-type="string">
            <text:p text:style-name="P32">CRC16</text:p>
          </table:table-cell>
        </table:table-row>
        <table:table-row>
          <table:table-cell table:style-name="Таблица2.A2" office:value-type="string">
            <text:p text:style-name="P33">0x66</text:p>
          </table:table-cell>
          <table:covered-table-cell/>
        </table:table-row>
      </table:table>
      <text:p text:style-name="P21"/>
      <text:list xml:id="list4607716693874361998" text:style-name="L1">
        <text:list-item>
          <text:p text:style-name="P84">Заголовок —<text:span text:style-name="T12"> каждый кадр начинается с </text:span><text:span text:style-name="T2">0x80. </text:span><text:span text:style-name="T12">Это признак начала кадра.</text:span></text:p>
        </text:list-item>
        <text:list-item>
          <text:p text:style-name="P84">Количество байт<text:span text:style-name="T12"> — количество байт следующих далее в кадре, включая контрольную сумму.</text:span></text:p>
        </text:list-item>
        <text:list-item>
          <text:p text:style-name="P84">Адрес получателя<text:span text:style-name="T12"> — радио адрес получателя</text:span></text:p>
        </text:list-item>
        <text:list-item>
          <text:p text:style-name="P84">Адрес отправителя<text:span text:style-name="T12"> — радио адрес отправителя</text:span></text:p>
        </text:list-item>
        <text:list-item>
          <text:p text:style-name="P84"><text:span text:style-name="T1">Id </text:span><text:span text:style-name="T2">– </text:span><text:span text:style-name="T6">идентификационный</text:span><text:span text:style-name="T12"> номер кадра. </text:span></text:p>
        </text:list-item>
        <text:list-item>
          <text:p text:style-name="P84">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84">Данные<text:span text:style-name="T12"> — для разных функций разное кол-во байт и разное значение данных.</text:span></text:p>
        </text:list-item>
        <text:list-item>
          <text:p text:style-name="P85">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4"/>
      <text:p text:style-name="P22">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3"/>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5"/>
      <text:p text:style-name="P12"/>
      <text:p text:style-name="P20"/>
      <text:p text:style-name="P20"/>
      <text:p text:style-name="P20"/>
      <text:p text:style-name="P19"/>
      <text:h text:style-name="P67"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5">0x01</text:p></table:table-cell><table:table-cell table:style-name="Таблица3.A2" office:value-type="string"><text:p text:style-name="P44"><text:a xlink:type="simple" xlink:href="#3.1.Cделать замер|outline" text:style-name="Internet_20_link" text:visited-style-name="Visited_20_Internet_20_Link">UART_MeasNow</text:a> </text:p></table:table-cell><table:table-cell table:style-name="Таблица3.C2" office:value-type="string"><text:p text:style-name="P44">Команда сделать замер</text:p></table:table-cell></table:table-row><table:table-row><table:table-cell table:style-name="Таблица3.A2" office:value-type="string"><text:p text:style-name="P46">0х02</text:p></table:table-cell><table:table-cell table:style-name="Таблица3.A2" office:value-type="string"><text:p text:style-name="P44"><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4">Команда контроль готовности</text:p></table:table-cell></table:table-row><table:table-row><table:table-cell table:style-name="Таблица3.A2" office:value-type="string"><text:p text:style-name="P45">0x03</text:p></table:table-cell><table:table-cell table:style-name="Таблица3.A2" office:value-type="string"><text:p text:style-name="P44"><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4">Команда чтение результатов измерения</text:p></table:table-cell></table:table-row><table:table-row><table:table-cell table:style-name="Таблица3.A2" office:value-type="string"><text:p text:style-name="P26">0<text:span text:style-name="T5">х05</text:span></text:p></table:table-cell><table:table-cell table:style-name="Таблица3.A2" office:value-type="string"><text:p text:style-name="P44"><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4">Команда чтение конфигурации адаптера</text:p></table:table-cell></table:table-row><table:table-row><table:table-cell table:style-name="Таблица3.A2" office:value-type="string"><text:p text:style-name="P26">0<text:span text:style-name="T5">х06</text:span></text:p></table:table-cell><table:table-cell table:style-name="Таблица3.A2" office:value-type="string"><text:p text:style-name="P44"><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4">Команда чтение полной конфигурации адаптера</text:p></table:table-cell></table:table-row><table:table-row><table:table-cell table:style-name="Таблица3.A2" office:value-type="string"><text:p text:style-name="P26">0<text:span text:style-name="T5">х07</text:span></text:p></table:table-cell><table:table-cell table:style-name="Таблица3.A2" office:value-type="string"><text:p text:style-name="P44"><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4">Команда запись конфигурации</text:p></table:table-cell></table:table-row><table:table-row><table:table-cell table:style-name="Таблица3.A2" office:value-type="string"><text:p text:style-name="P26">0<text:span text:style-name="T5">х08</text:span></text:p></table:table-cell><table:table-cell table:style-name="Таблица3.A2" office:value-type="string"><text:p text:style-name="P44"><text:a xlink:type="simple" xlink:href="#3.7.Установка нуля|outline" text:style-name="Internet_20_link" text:visited-style-name="Visited_20_Internet_20_Link">UART_ZeroSetting</text:a></text:p></table:table-cell><table:table-cell table:style-name="Таблица3.C2" office:value-type="string"><text:p text:style-name="P44">Команда установка нуля</text:p></table:table-cell></table:table-row><table:table-row><table:table-cell table:style-name="Таблица3.A2" office:value-type="string"><text:p text:style-name="P26">0<text:span text:style-name="T5">х09</text:span></text:p></table:table-cell><table:table-cell table:style-name="Таблица3.A2" office:value-type="string"><text:p text:style-name="P44"><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4">Расширенная команда работы с 48-канальным адаптером</text:p></table:table-cell></table:table-row><table:table-row><table:table-cell table:style-name="Таблица3.A2" office:value-type="string"><text:p text:style-name="P26">0<text:span text:style-name="T5">х0С</text:span></text:p></table:table-cell><table:table-cell table:style-name="Таблица3.A2" office:value-type="string"><text:p text:style-name="P44"><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4">Тест связи с адаптером</text:p></table:table-cell></table:table-row><table:table-row><table:table-cell table:style-name="Таблица3.A2" office:value-type="string"><text:p text:style-name="P45">0х0D</text:p></table:table-cell><table:table-cell table:style-name="Таблица3.A2" office:value-type="string"><text:p text:style-name="P44"><text:a xlink:type="simple" xlink:href="#3.10.Устройство занято|outline" text:style-name="Internet_20_link" text:visited-style-name="Visited_20_Internet_20_Link">UART_Busy</text:a></text:p></table:table-cell><table:table-cell table:style-name="Таблица3.C2" office:value-type="string"><text:p text:style-name="P44">Ответ - устройство занято</text:p></table:table-cell></table:table-row><table:table-row><table:table-cell table:style-name="Таблица3.A2" office:value-type="string"><text:p text:style-name="P45">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5">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6">0x10</text:p></table:table-cell><table:table-cell table:style-name="Таблица3.A2" office:value-type="string"><text:p text:style-name="P44"><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4">Команда синхронизировать таймер измерений и уснуть</text:p></table:table-cell></table:table-row><table:table-row><table:table-cell table:style-name="Таблица3.A2" office:value-type="string"><text:p text:style-name="P26">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6">0x12</text:p></table:table-cell><table:table-cell table:style-name="Таблица3.A2" office:value-type="string"><text:p text:style-name="P25"><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6">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4">Команда чтения состояния адаптера</text:p></table:table-cell></table:table-row><table:table-row><table:table-cell table:style-name="Таблица3.A2" office:value-type="string"><text:p text:style-name="P26">0x14</text:p></table:table-cell><table:table-cell table:style-name="Таблица3.A2" office:value-type="string"><text:p text:style-name="P25"><text:a xlink:type="simple" xlink:href="#3.17.Команда UART_DontSleep|outline" text:style-name="Internet_20_link" text:visited-style-name="Visited_20_Internet_20_Link">UART_DontSleep</text:a></text:p></table:table-cell><table:table-cell table:style-name="Таблица3.C2" office:value-type="string"><text:p text:style-name="P44">Команда - не спать заданное время</text:p></table:table-cell></table:table-row><table:table-row><table:table-cell table:style-name="Таблица3.A2" office:value-type="string"><text:p text:style-name="P26">0x15</text:p></table:table-cell><table:table-cell table:style-name="Таблица3.A2" office:value-type="string"><text:p text:style-name="P25"><text:a xlink:type="simple" xlink:href="#3.18.Команда Set_Time|outline" text:style-name="Internet_20_link" text:visited-style-name="Visited_20_Internet_20_Link">Set_Time</text:a></text:p></table:table-cell><table:table-cell table:style-name="Таблица3.C2" office:value-type="string"><text:p text:style-name="P44">Команда записи времени</text:p></table:table-cell></table:table-row><table:table-row><table:table-cell table:style-name="Таблица3.A2" office:value-type="string"><text:p text:style-name="P26">0x16</text:p></table:table-cell><table:table-cell table:style-name="Таблица3.A2" office:value-type="string"><text:p text:style-name="P25"><text:a xlink:type="simple" xlink:href="#3.19.Команда Get_Time|outline" text:style-name="Internet_20_link" text:visited-style-name="Visited_20_Internet_20_Link">Get_Time</text:a></text:p></table:table-cell><table:table-cell table:style-name="Таблица3.C2" office:value-type="string"><text:p text:style-name="P44">Команда чтения времени</text:p></table:table-cell></table:table-row><table:table-row><table:table-cell table:style-name="Таблица3.A2" office:value-type="string"><text:p text:style-name="P26">0x1<text:span text:style-name="T5">7</text:span></text:p></table:table-cell><table:table-cell table:style-name="Таблица3.A2" office:value-type="string"><text:p text:style-name="P25"><text:a xlink:type="simple" xlink:href="#3.20.Команда Start_Proc|outline" text:style-name="Internet_20_link" text:visited-style-name="Visited_20_Internet_20_Link">Start_Proc</text:a></text:p></table:table-cell><table:table-cell table:style-name="Таблица3.C2" office:value-type="string"><text:p text:style-name="P44">Команда старта процесса для Терем5</text:p></table:table-cell></table:table-row><table:table-row><table:table-cell table:style-name="Таблица3.A2" office:value-type="string"><text:p text:style-name="P26">0x1<text:span text:style-name="T5">8</text:span></text:p></table:table-cell><table:table-cell table:style-name="Таблица3.A2" office:value-type="string"><text:p text:style-name="P25"><text:a xlink:type="simple" xlink:href="#3.21.Команда Get_ProcState|outline" text:style-name="Internet_20_link" text:visited-style-name="Visited_20_Internet_20_Link">Get_ProcState</text:a></text:p></table:table-cell><table:table-cell table:style-name="Таблица3.C2" office:value-type="string"><text:p text:style-name="P44">Команда чтения состояния текущего процесса</text:p></table:table-cell></table:table-row><table:table-row><table:table-cell table:style-name="Таблица3.A2" office:value-type="string"><text:p text:style-name="P26">0x19</text:p></table:table-cell><table:table-cell table:style-name="Таблица3.A2" office:value-type="string"><text:p text:style-name="P25"><text:a xlink:type="simple" xlink:href="#3.22.Команда Get_CurrVal|outline" text:style-name="Internet_20_link" text:visited-style-name="Visited_20_Internet_20_Link">Get_CurrVal</text:a></text:p></table:table-cell><table:table-cell table:style-name="Таблица3.C2" office:value-type="string"><text:p text:style-name="P44">Чтение АЦП</text:p></table:table-cell></table:table-row><table:table-row><table:table-cell table:style-name="Таблица3.A2" office:value-type="string"><text:p text:style-name="P26">0x20</text:p></table:table-cell><table:table-cell table:style-name="Таблица3.A2" office:value-type="string"><text:p text:style-name="P25"><text:a xlink:type="simple" xlink:href="#3.23.Команда StopGet_CurrVal|outline" text:style-name="Internet_20_link" text:visited-style-name="Visited_20_Internet_20_Link">Stop_Proc</text:a></text:p></table:table-cell><table:table-cell table:style-name="Таблица3.C2" office:value-type="string"><text:p text:style-name="P44">Прервать текущий процесс.</text:p></table:table-cell></table:table-row><table:table-row><table:table-cell table:style-name="Таблица3.A2" office:value-type="string"><text:p text:style-name="P26">0x21</text:p></table:table-cell><table:table-cell table:style-name="Таблица3.A2" office:value-type="string"><text:p text:style-name="P25"><text:a xlink:type="simple" xlink:href="#3.22.Команда UART_ClearFlash|outline" text:style-name="Internet_20_link" text:visited-style-name="Visited_20_Internet_20_Link">UART_ClearFlash</text:a></text:p></table:table-cell><table:table-cell table:style-name="Таблица3.C2" office:value-type="string"><text:p text:style-name="P44">Команда очистки флешпамяти</text:p></table:table-cell></table:table-row><table:table-row><table:table-cell table:style-name="Таблица3.A2" office:value-type="string"><text:p text:style-name="P26">0x2<text:span text:style-name="T5">2</text:span></text:p></table:table-cell><table:table-cell table:style-name="Таблица3.A2" office:value-type="string"><text:p text:style-name="P25"><text:a xlink:type="simple" xlink:href="#3.23.Команда UART_ReadFlash|outline" text:style-name="Internet_20_link" text:visited-style-name="Visited_20_Internet_20_Link">UART_ReadFlash</text:a></text:p></table:table-cell><table:table-cell table:style-name="Таблица3.C2" office:value-type="string"><text:p text:style-name="P44">Команда чтения флешпамяти</text:p></table:table-cell></table:table-row><table:table-row><table:table-cell table:style-name="Таблица3.A2" office:value-type="string"><text:p text:style-name="P45">0х23</text:p></table:table-cell><table:table-cell table:style-name="Таблица3.A2" office:value-type="string"><text:p text:style-name="P25"><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4">Получить кол-во процессов</text:p></table:table-cell></table:table-row><table:table-row><table:table-cell table:style-name="Таблица3.A2" office:value-type="string"><text:p text:style-name="P45">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4">Получить заголовок процесса</text:p></table:table-cell></table:table-row><table:table-row><table:table-cell table:style-name="Таблица3.A2" office:value-type="string"><text:p text:style-name="P26">0x25</text:p></table:table-cell><table:table-cell table:style-name="Таблица3.A2" office:value-type="string"><text:p text:style-name="P25"><text:a xlink:type="simple" xlink:href="#3.28.Команда RemoveProcess|outline" text:style-name="Internet_20_link" text:visited-style-name="Visited_20_Internet_20_Link">RemoveProcess</text:a></text:p></table:table-cell><table:table-cell table:style-name="Таблица3.C2" office:value-type="string"><text:p text:style-name="P44">Удалить один процесс</text:p></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4"/></table:table-cell></table:table-row></table:table><text:p text:style-name="P53">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9">Запрос</text:p>
          </table:table-cell>
          <table:covered-table-cell/>
          <table:covered-table-cell/>
          <table:table-cell table:style-name="Таблица1.D1" office:value-type="string">
            <text:p text:style-name="P39"/>
          </table:table-cell>
          <table:table-cell table:style-name="Таблица1.E1" table:number-columns-spanned="3" office:value-type="string">
            <text:p text:style-name="P42">Ответ</text:p>
          </table:table-cell>
          <table:covered-table-cell/>
          <table:covered-table-cell/>
        </table:table-row>
        <table:table-row>
          <table:table-cell table:style-name="Таблица1.A1" office:value-type="string">
            <text:p text:style-name="P41">код, <text:span text:style-name="T1">hex</text:span></text:p>
          </table:table-cell>
          <table:table-cell table:style-name="Таблица1.B2" office:value-type="string">
            <text:p text:style-name="P39">№</text:p>
          </table:table-cell>
          <table:table-cell table:style-name="Таблица1.B2" office:value-type="string">
            <text:p text:style-name="P40">Описание</text:p>
          </table:table-cell>
          <table:table-cell table:style-name="Таблица1.D1" office:value-type="string">
            <text:p text:style-name="P40"/>
          </table:table-cell>
          <table:table-cell table:style-name="Таблица1.E1" office:value-type="string">
            <text:p text:style-name="P41">код, <text:span text:style-name="T1">hex</text:span></text:p>
          </table:table-cell>
          <table:table-cell table:style-name="Таблица1.F2" office:value-type="string">
            <text:p text:style-name="P42">№</text:p>
          </table:table-cell>
          <table:table-cell table:style-name="Таблица1.F2" office:value-type="string">
            <text:p text:style-name="P40">Описание</text:p>
          </table:table-cell>
        </table:table-row>
        <table:table-row>
          <table:table-cell table:style-name="Таблица1.D1" office:value-type="string">
            <text:p text:style-name="P29">0<text:span text:style-name="T1">x80</text:span></text:p>
          </table:table-cell>
          <table:table-cell table:style-name="Таблица1.B3" office:value-type="float" office:value="0">
            <text:p text:style-name="P28">0</text:p>
          </table:table-cell>
          <table:table-cell table:style-name="Таблица1.C3" office:value-type="string">
            <text:p text:style-name="P52">Заголовок </text:p>
          </table:table-cell>
          <table:table-cell table:style-name="Таблица1.D1" office:value-type="string">
            <text:p text:style-name="P35"/>
          </table:table-cell>
          <table:table-cell table:style-name="Таблица1.E3" office:value-type="string">
            <text:p text:style-name="P29">0<text:span text:style-name="T1">x80</text:span></text:p>
          </table:table-cell>
          <table:table-cell table:style-name="Таблица1.F3" office:value-type="float" office:value="0">
            <text:p text:style-name="P28">0</text:p>
          </table:table-cell>
          <table:table-cell table:style-name="Таблица1.G3" office:value-type="string">
            <text:p text:style-name="P35">Заголовок </text:p>
          </table:table-cell>
        </table:table-row>
        <table:table-row>
          <table:table-cell table:style-name="Таблица1.D1" office:value-type="string">
            <text:p text:style-name="P33">0x06</text:p>
          </table:table-cell>
          <table:table-cell table:style-name="Таблица1.B3" office:value-type="float" office:value="1">
            <text:p text:style-name="P36">1</text:p>
          </table:table-cell>
          <table:table-cell table:style-name="Таблица1.C3" office:value-type="string">
            <text:p text:style-name="P27">Количество байт</text:p>
          </table:table-cell>
          <table:table-cell table:style-name="Таблица1.D1" office:value-type="string">
            <text:p text:style-name="P27"/>
          </table:table-cell>
          <table:table-cell table:style-name="Таблица1.E3" office:value-type="string">
            <text:p text:style-name="P33">0x06</text:p>
          </table:table-cell>
          <table:table-cell table:style-name="Таблица1.F3" office:value-type="float" office:value="1">
            <text:p text:style-name="P36">1</text:p>
          </table:table-cell>
          <table:table-cell table:style-name="Таблица1.G3" office:value-type="string">
            <text:p text:style-name="P27">Количество байт</text:p>
          </table:table-cell>
        </table:table-row>
        <table:table-row>
          <table:table-cell table:style-name="Таблица1.D1" office:value-type="string">
            <text:p text:style-name="P37">Ап</text:p>
          </table:table-cell>
          <table:table-cell table:style-name="Таблица1.B3" office:value-type="float" office:value="2">
            <text:p text:style-name="P36">2</text:p>
          </table:table-cell>
          <table:table-cell table:style-name="Таблица1.C3" office:value-type="string">
            <text:p text:style-name="P27">Адрес получателя</text:p>
          </table:table-cell>
          <table:table-cell table:style-name="Таблица1.D1" office:value-type="string">
            <text:p text:style-name="P27"/>
          </table:table-cell>
          <table:table-cell table:style-name="Таблица1.E3" office:value-type="string">
            <text:p text:style-name="P37">Ап</text:p>
          </table:table-cell>
          <table:table-cell table:style-name="Таблица1.F3" office:value-type="float" office:value="2">
            <text:p text:style-name="P36">2</text:p>
          </table:table-cell>
          <table:table-cell table:style-name="Таблица1.G3" office:value-type="string">
            <text:p text:style-name="P27">Адрес получателя</text:p>
          </table:table-cell>
        </table:table-row>
        <table:table-row>
          <table:table-cell table:style-name="Таблица1.D1" office:value-type="string">
            <text:p text:style-name="P37">Ао</text:p>
          </table:table-cell>
          <table:table-cell table:style-name="Таблица1.B3" office:value-type="float" office:value="3">
            <text:p text:style-name="P36">3</text:p>
          </table:table-cell>
          <table:table-cell table:style-name="Таблица1.C3" office:value-type="string">
            <text:p text:style-name="P27">Адрес отправителя</text:p>
          </table:table-cell>
          <table:table-cell table:style-name="Таблица1.D1" office:value-type="string">
            <text:p text:style-name="P27"/>
          </table:table-cell>
          <table:table-cell table:style-name="Таблица1.E3" office:value-type="string">
            <text:p text:style-name="P37">Ао</text:p>
          </table:table-cell>
          <table:table-cell table:style-name="Таблица1.F3" office:value-type="float" office:value="3">
            <text:p text:style-name="P36">3</text:p>
          </table:table-cell>
          <table:table-cell table:style-name="Таблица1.G3" office:value-type="string">
            <text:p text:style-name="P27">Адрес отправителя</text:p>
          </table:table-cell>
        </table:table-row>
        <table:table-row>
          <table:table-cell table:style-name="Таблица1.D1" office:value-type="string">
            <text:p text:style-name="P33">xx</text:p>
          </table:table-cell>
          <table:table-cell table:style-name="Таблица1.B3" office:value-type="float" office:value="4">
            <text:p text:style-name="P36">4</text:p>
          </table:table-cell>
          <table:table-cell table:style-name="Таблица1.C3" office:value-type="string">
            <text:p text:style-name="P31">Id <text:span text:style-name="T5">кадра</text:span></text:p>
          </table:table-cell>
          <table:table-cell table:style-name="Таблица1.D1" office:value-type="string">
            <text:p text:style-name="P31"/>
          </table:table-cell>
          <table:table-cell table:style-name="Таблица1.E3" office:value-type="string">
            <text:p text:style-name="P33">xx</text:p>
          </table:table-cell>
          <table:table-cell table:style-name="Таблица1.F3" office:value-type="float" office:value="4">
            <text:p text:style-name="P36">4</text:p>
          </table:table-cell>
          <table:table-cell table:style-name="Таблица1.G3" office:value-type="string">
            <text:p text:style-name="P31">Id <text:span text:style-name="T5">кадра</text:span></text:p>
          </table:table-cell>
        </table:table-row>
        <table:table-row>
          <table:table-cell table:style-name="Таблица1.D1" office:value-type="string">
            <text:p text:style-name="P33">0x01</text:p>
          </table:table-cell>
          <table:table-cell table:style-name="Таблица1.B3" office:value-type="float" office:value="5">
            <text:p text:style-name="P36">5</text:p>
          </table:table-cell>
          <table:table-cell table:style-name="Таблица1.C3" office:value-type="string">
            <text:p text:style-name="P35">Код команды</text:p>
          </table:table-cell>
          <table:table-cell table:style-name="Таблица1.D1" office:value-type="string">
            <text:p text:style-name="P35"/>
          </table:table-cell>
          <table:table-cell table:style-name="Таблица1.E3" office:value-type="string">
            <text:p text:style-name="P33">0x01</text:p>
          </table:table-cell>
          <table:table-cell table:style-name="Таблица1.F3" office:value-type="float" office:value="5">
            <text:p text:style-name="P36">5</text:p>
          </table:table-cell>
          <table:table-cell table:style-name="Таблица1.G3" office:value-type="string">
            <text:p text:style-name="P35">Код команды</text:p>
          </table:table-cell>
        </table:table-row>
        <table:table-row>
          <table:table-cell table:style-name="Таблица1.A9" office:value-type="string">
            <text:p text:style-name="P33">xx</text:p>
          </table:table-cell>
          <table:table-cell table:style-name="Таблица1.B9" office:value-type="float" office:value="6">
            <text:p text:style-name="P36">6</text:p>
          </table:table-cell>
          <table:table-cell table:style-name="Таблица1.C9" table:number-rows-spanned="2" office:value-type="string">
            <text:p text:style-name="P32">CRC16</text:p>
          </table:table-cell>
          <table:table-cell table:style-name="Таблица1.D9" table:number-rows-spanned="2" office:value-type="string">
            <text:p text:style-name="P32"/>
          </table:table-cell>
          <table:table-cell table:style-name="Таблица1.E9" office:value-type="string">
            <text:p text:style-name="P33">xx</text:p>
          </table:table-cell>
          <table:table-cell table:style-name="Таблица1.F9" office:value-type="float" office:value="6">
            <text:p text:style-name="P36">6</text:p>
          </table:table-cell>
          <table:table-cell table:style-name="Таблица1.G9" table:number-rows-spanned="2" office:value-type="string">
            <text:p text:style-name="P32">CRC16</text:p>
          </table:table-cell>
        </table:table-row>
        <table:table-row>
          <table:table-cell table:style-name="Таблица1.D1" office:value-type="string">
            <text:p text:style-name="P33">xx</text:p>
          </table:table-cell>
          <table:table-cell table:style-name="Таблица1.B3" office:value-type="float" office:value="7">
            <text:p text:style-name="P36">7</text:p>
          </table:table-cell>
          <table:covered-table-cell/>
          <table:covered-table-cell/>
          <table:table-cell table:style-name="Таблица1.D9" office:value-type="string">
            <text:p text:style-name="P33">xx</text:p>
          </table:table-cell>
          <table:table-cell table:style-name="Таблица1.F10" office:value-type="float" office:value="7">
            <text:p text:style-name="P36">7</text:p>
          </table:table-cell>
          <table:covered-table-cell/>
        </table:table-row>
      </table:table>
      <text:p text:style-name="P19"/>
      <text:h text:style-name="P87"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9">Запрос</text:p>
          </table:table-cell>
          <table:covered-table-cell/>
          <table:covered-table-cell/>
          <table:table-cell table:style-name="Таблица4.D1" office:value-type="string">
            <text:p text:style-name="P39"/>
          </table:table-cell>
          <table:table-cell table:style-name="Таблица4.E1" table:number-columns-spanned="3" office:value-type="string">
            <text:p text:style-name="P42">Ответ</text:p>
          </table:table-cell>
          <table:covered-table-cell/>
          <table:covered-table-cell/>
        </table:table-row>
        <table:table-row>
          <table:table-cell table:style-name="Таблица4.A1" office:value-type="string">
            <text:p text:style-name="P41">код, <text:span text:style-name="T1">hex</text:span></text:p>
          </table:table-cell>
          <table:table-cell table:style-name="Таблица4.B2" office:value-type="string">
            <text:p text:style-name="P39">№</text:p>
          </table:table-cell>
          <table:table-cell table:style-name="Таблица4.B2" office:value-type="string">
            <text:p text:style-name="P40">Описание</text:p>
          </table:table-cell>
          <table:table-cell table:style-name="Таблица4.D1" office:value-type="string">
            <text:p text:style-name="P40"/>
          </table:table-cell>
          <table:table-cell table:style-name="Таблица4.E1" office:value-type="string">
            <text:p text:style-name="P41">код, <text:span text:style-name="T1">hex</text:span></text:p>
          </table:table-cell>
          <table:table-cell table:style-name="Таблица4.F2" office:value-type="string">
            <text:p text:style-name="P42">№</text:p>
          </table:table-cell>
          <table:table-cell table:style-name="Таблица4.F2" office:value-type="string">
            <text:p text:style-name="P40">Описание</text:p>
          </table:table-cell>
        </table:table-row>
        <table:table-row>
          <table:table-cell table:style-name="Таблица4.D1" office:value-type="string">
            <text:p text:style-name="P29">0<text:span text:style-name="T1">x80</text:span></text:p>
          </table:table-cell>
          <table:table-cell table:style-name="Таблица4.B3" office:value-type="float" office:value="0">
            <text:p text:style-name="P28">0</text:p>
          </table:table-cell>
          <table:table-cell table:style-name="Таблица4.C3" office:value-type="string">
            <text:p text:style-name="P52">Заголовок </text:p>
          </table:table-cell>
          <table:table-cell table:style-name="Таблица4.D1" office:value-type="string">
            <text:p text:style-name="P35"/>
          </table:table-cell>
          <table:table-cell table:style-name="Таблица4.E3" office:value-type="string">
            <text:p text:style-name="P29">0<text:span text:style-name="T1">x80</text:span></text:p>
          </table:table-cell>
          <table:table-cell table:style-name="Таблица4.F3" office:value-type="float" office:value="0">
            <text:p text:style-name="P28">0</text:p>
          </table:table-cell>
          <table:table-cell table:style-name="Таблица4.G3" office:value-type="string">
            <text:p text:style-name="P35">Заголовок </text:p>
          </table:table-cell>
        </table:table-row>
        <table:table-row>
          <table:table-cell table:style-name="Таблица4.D1" office:value-type="string">
            <text:p text:style-name="P33">0x06</text:p>
          </table:table-cell>
          <table:table-cell table:style-name="Таблица4.B3" office:value-type="float" office:value="1">
            <text:p text:style-name="P36">1</text:p>
          </table:table-cell>
          <table:table-cell table:style-name="Таблица4.C3" office:value-type="string">
            <text:p text:style-name="P27">Количество байт</text:p>
          </table:table-cell>
          <table:table-cell table:style-name="Таблица4.D1" office:value-type="string">
            <text:p text:style-name="P27"/>
          </table:table-cell>
          <table:table-cell table:style-name="Таблица4.E3" office:value-type="string">
            <text:p text:style-name="P33">0x07</text:p>
          </table:table-cell>
          <table:table-cell table:style-name="Таблица4.F3" office:value-type="float" office:value="1">
            <text:p text:style-name="P36">1</text:p>
          </table:table-cell>
          <table:table-cell table:style-name="Таблица4.G3" office:value-type="string">
            <text:p text:style-name="P27">Количество байт</text:p>
          </table:table-cell>
        </table:table-row>
        <table:table-row>
          <table:table-cell table:style-name="Таблица4.D1" office:value-type="string">
            <text:p text:style-name="P37">Ап</text:p>
          </table:table-cell>
          <table:table-cell table:style-name="Таблица4.B3" office:value-type="float" office:value="2">
            <text:p text:style-name="P36">2</text:p>
          </table:table-cell>
          <table:table-cell table:style-name="Таблица4.C3" office:value-type="string">
            <text:p text:style-name="P27">Адрес получателя</text:p>
          </table:table-cell>
          <table:table-cell table:style-name="Таблица4.D1" office:value-type="string">
            <text:p text:style-name="P27"/>
          </table:table-cell>
          <table:table-cell table:style-name="Таблица4.E3" office:value-type="string">
            <text:p text:style-name="P37">Ап</text:p>
          </table:table-cell>
          <table:table-cell table:style-name="Таблица4.F3" office:value-type="float" office:value="2">
            <text:p text:style-name="P36">2</text:p>
          </table:table-cell>
          <table:table-cell table:style-name="Таблица4.G3" office:value-type="string">
            <text:p text:style-name="P27">Адрес получателя</text:p>
          </table:table-cell>
        </table:table-row>
        <table:table-row>
          <table:table-cell table:style-name="Таблица4.D1" office:value-type="string">
            <text:p text:style-name="P37">Ао</text:p>
          </table:table-cell>
          <table:table-cell table:style-name="Таблица4.B3" office:value-type="float" office:value="3">
            <text:p text:style-name="P36">3</text:p>
          </table:table-cell>
          <table:table-cell table:style-name="Таблица4.C3" office:value-type="string">
            <text:p text:style-name="P27">Адрес отправителя</text:p>
          </table:table-cell>
          <table:table-cell table:style-name="Таблица4.D1" office:value-type="string">
            <text:p text:style-name="P27"/>
          </table:table-cell>
          <table:table-cell table:style-name="Таблица4.E3" office:value-type="string">
            <text:p text:style-name="P37">Ао</text:p>
          </table:table-cell>
          <table:table-cell table:style-name="Таблица4.F3" office:value-type="float" office:value="3">
            <text:p text:style-name="P36">3</text:p>
          </table:table-cell>
          <table:table-cell table:style-name="Таблица4.G3" office:value-type="string">
            <text:p text:style-name="P27">Адрес отправителя</text:p>
          </table:table-cell>
        </table:table-row>
        <table:table-row>
          <table:table-cell table:style-name="Таблица4.D1" office:value-type="string">
            <text:p text:style-name="P33">xx</text:p>
          </table:table-cell>
          <table:table-cell table:style-name="Таблица4.B3" office:value-type="float" office:value="4">
            <text:p text:style-name="P36">4</text:p>
          </table:table-cell>
          <table:table-cell table:style-name="Таблица4.C3" office:value-type="string">
            <text:p text:style-name="P31">Id <text:span text:style-name="T5">кадра</text:span></text:p>
          </table:table-cell>
          <table:table-cell table:style-name="Таблица4.D1" office:value-type="string">
            <text:p text:style-name="P31"/>
          </table:table-cell>
          <table:table-cell table:style-name="Таблица4.E3" office:value-type="string">
            <text:p text:style-name="P33">xx</text:p>
          </table:table-cell>
          <table:table-cell table:style-name="Таблица4.F3" office:value-type="float" office:value="4">
            <text:p text:style-name="P36">4</text:p>
          </table:table-cell>
          <table:table-cell table:style-name="Таблица4.G3" office:value-type="string">
            <text:p text:style-name="P31">Id <text:span text:style-name="T5">кадра</text:span></text:p>
          </table:table-cell>
        </table:table-row>
        <table:table-row>
          <table:table-cell table:style-name="Таблица4.D1" office:value-type="string">
            <text:p text:style-name="P37">0x02</text:p>
          </table:table-cell>
          <table:table-cell table:style-name="Таблица4.B3" office:value-type="float" office:value="5">
            <text:p text:style-name="P36">5</text:p>
          </table:table-cell>
          <table:table-cell table:style-name="Таблица4.C3" office:value-type="string">
            <text:p text:style-name="P35">Код команды</text:p>
          </table:table-cell>
          <table:table-cell table:style-name="Таблица4.D1" office:value-type="string">
            <text:p text:style-name="P35"/>
          </table:table-cell>
          <table:table-cell table:style-name="Таблица4.E3" office:value-type="string">
            <text:p text:style-name="P33">0x0d</text:p>
          </table:table-cell>
          <table:table-cell table:style-name="Таблица4.F3" office:value-type="float" office:value="5">
            <text:p text:style-name="P36">5</text:p>
          </table:table-cell>
          <table:table-cell table:style-name="Таблица4.G3" office:value-type="string">
            <text:p text:style-name="P35">Код ответа</text:p>
          </table:table-cell>
        </table:table-row>
        <table:table-row>
          <table:table-cell table:style-name="Таблица4.A9" office:value-type="string">
            <text:p text:style-name="P33">xx</text:p>
          </table:table-cell>
          <table:table-cell table:style-name="Таблица4.B9" office:value-type="float" office:value="6">
            <text:p text:style-name="P36">6</text:p>
          </table:table-cell>
          <table:table-cell table:style-name="Таблица4.C9" table:number-rows-spanned="2" office:value-type="string">
            <text:p text:style-name="P32">CRC16</text:p>
          </table:table-cell>
          <table:table-cell table:style-name="Таблица4.D1" office:value-type="string">
            <text:p text:style-name="P35"/>
          </table:table-cell>
          <table:table-cell table:style-name="Таблица4.E3" office:value-type="string">
            <text:p text:style-name="P33">0x<text:span text:style-name="T5">02</text:span></text:p>
          </table:table-cell>
          <table:table-cell table:style-name="Таблица4.F3" office:value-type="float" office:value="6">
            <text:p text:style-name="P36">6</text:p>
          </table:table-cell>
          <table:table-cell table:style-name="Таблица4.G3" office:value-type="string">
            <text:p text:style-name="P35">Расширение</text:p>
          </table:table-cell>
        </table:table-row>
        <table:table-row>
          <table:table-cell table:style-name="Таблица4.A10" office:value-type="string">
            <text:p text:style-name="P33">xx</text:p>
          </table:table-cell>
          <table:table-cell table:style-name="Таблица4.B10" office:value-type="float" office:value="7">
            <text:p text:style-name="P36">7</text:p>
          </table:table-cell>
          <table:covered-table-cell/>
          <table:table-cell table:style-name="Таблица4.D10" table:number-rows-spanned="2" office:value-type="string">
            <text:p text:style-name="P32"/>
          </table:table-cell>
          <table:table-cell table:style-name="Таблица4.E10" office:value-type="string">
            <text:p text:style-name="P33">xx</text:p>
          </table:table-cell>
          <table:table-cell table:style-name="Таблица4.F10" office:value-type="float" office:value="7">
            <text:p text:style-name="P36">7</text:p>
          </table:table-cell>
          <table:table-cell table:style-name="Таблица4.G10" table:number-rows-spanned="2" office:value-type="string">
            <text:p text:style-name="P32">CRC16</text:p>
          </table:table-cell>
        </table:table-row>
        <table:table-row>
          <table:table-cell table:style-name="Таблица4.D1" office:value-type="string">
            <text:p text:style-name="P33"/>
          </table:table-cell>
          <table:table-cell table:style-name="Таблица4.B10">
            <text:p text:style-name="P36"/>
          </table:table-cell>
          <table:table-cell table:style-name="Таблица4.D1" office:value-type="string">
            <text:p text:style-name="P32"/>
          </table:table-cell>
          <table:covered-table-cell/>
          <table:table-cell table:style-name="Таблица4.D10" office:value-type="string">
            <text:p text:style-name="P33">xx</text:p>
          </table:table-cell>
          <table:table-cell table:style-name="Таблица4.F11" office:value-type="float" office:value="8">
            <text:p text:style-name="P36">8</text:p>
          </table:table-cell>
          <table:covered-table-cell/>
        </table:table-row>
      </table:table>
      <text:p text:style-name="P18"/>
      <text:p text:style-name="P19">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9">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1">код</text:p>
          </table:table-cell>
          <table:table-cell table:style-name="Таблица15.B1" office:value-type="string">
            <text:p text:style-name="P40">Описание</text:p>
          </table:table-cell>
        </table:table-row>
        <table:table-row>
          <table:table-cell table:style-name="Таблица15.A2" office:value-type="float" office:value="0">
            <text:p text:style-name="P37">0</text:p>
          </table:table-cell>
          <table:table-cell table:style-name="Таблица15.B2" office:value-type="string">
            <text:p text:style-name="P52">Устройство занято инициализацией</text:p>
          </table:table-cell>
        </table:table-row>
        <table:table-row>
          <table:table-cell table:style-name="Таблица15.A2" office:value-type="float" office:value="1">
            <text:p text:style-name="P37">1</text:p>
          </table:table-cell>
          <table:table-cell table:style-name="Таблица15.B2" office:value-type="string">
            <text:p text:style-name="P52">Устройство занято измерением</text:p>
          </table:table-cell>
        </table:table-row>
        <table:table-row>
          <table:table-cell table:style-name="Таблица15.A4" office:value-type="string">
            <text:p text:style-name="P37">2</text:p>
          </table:table-cell>
          <table:table-cell table:style-name="Таблица15.B2" office:value-type="string">
            <text:p text:style-name="P52">Устройство не занято, нет данных или нет процесса</text:p>
          </table:table-cell>
        </table:table-row>
        <table:table-row>
          <table:table-cell table:style-name="Таблица15.A4" office:value-type="string">
            <text:p text:style-name="P37">3</text:p>
          </table:table-cell>
          <table:table-cell table:style-name="Таблица15.B2" office:value-type="string">
            <text:p text:style-name="P52">Устройство не занято, есть данные</text:p>
          </table:table-cell>
        </table:table-row>
      </table:table>
      <text:p text:style-name="P56">Таблица 2: <text:span text:style-name="T5">Расширение кода занятости</text:span></text:p>
      <text:p text:style-name="P53"/>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2">Чтение результатов измерения</text:h>
      <text:p text:style-name="P18"/>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9">Запрос</text:p>
          </table:table-cell>
          <table:covered-table-cell/>
          <table:covered-table-cell/>
          <table:table-cell table:style-name="Таблица6.D1" office:value-type="string">
            <text:p text:style-name="P39"/>
          </table:table-cell>
          <table:table-cell table:style-name="Таблица6.E1" table:number-columns-spanned="3" office:value-type="string">
            <text:p text:style-name="P42">Ответ</text:p>
          </table:table-cell>
          <table:covered-table-cell/>
          <table:covered-table-cell/>
        </table:table-row>
        <table:table-row>
          <table:table-cell table:style-name="Таблица6.A1" office:value-type="string">
            <text:p text:style-name="P41">код, <text:span text:style-name="T1">hex</text:span></text:p>
          </table:table-cell>
          <table:table-cell table:style-name="Таблица6.B2" office:value-type="string">
            <text:p text:style-name="P39">№</text:p>
          </table:table-cell>
          <table:table-cell table:style-name="Таблица6.B2" office:value-type="string">
            <text:p text:style-name="P40">Описание</text:p>
          </table:table-cell>
          <table:table-cell table:style-name="Таблица6.D1" office:value-type="string">
            <text:p text:style-name="P40"/>
          </table:table-cell>
          <table:table-cell table:style-name="Таблица6.E1" office:value-type="string">
            <text:p text:style-name="P41">код, <text:span text:style-name="T1">hex</text:span></text:p>
          </table:table-cell>
          <table:table-cell table:style-name="Таблица6.F2" office:value-type="string">
            <text:p text:style-name="P42">№</text:p>
          </table:table-cell>
          <table:table-cell table:style-name="Таблица6.F2" office:value-type="string">
            <text:p text:style-name="P40">Описание</text:p>
          </table:table-cell>
        </table:table-row>
        <table:table-row>
          <table:table-cell table:style-name="Таблица6.D1" office:value-type="string">
            <text:p text:style-name="P29">0<text:span text:style-name="T1">x80</text:span></text:p>
          </table:table-cell>
          <table:table-cell table:style-name="Таблица6.B3" office:value-type="float" office:value="0">
            <text:p text:style-name="P28">0</text:p>
          </table:table-cell>
          <table:table-cell table:style-name="Таблица6.C3" office:value-type="string">
            <text:p text:style-name="P52">Заголовок </text:p>
          </table:table-cell>
          <table:table-cell table:style-name="Таблица6.D1" office:value-type="string">
            <text:p text:style-name="P35"/>
          </table:table-cell>
          <table:table-cell table:style-name="Таблица6.E3" office:value-type="string">
            <text:p text:style-name="P29">0<text:span text:style-name="T1">x80</text:span></text:p>
          </table:table-cell>
          <table:table-cell table:style-name="Таблица6.F3" office:value-type="float" office:value="0">
            <text:p text:style-name="P28">0</text:p>
          </table:table-cell>
          <table:table-cell table:style-name="Таблица6.G3" office:value-type="string">
            <text:p text:style-name="P35">Заголовок </text:p>
          </table:table-cell>
        </table:table-row>
        <table:table-row>
          <table:table-cell table:style-name="Таблица6.D1" office:value-type="string">
            <text:p text:style-name="P33">0x06</text:p>
          </table:table-cell>
          <table:table-cell table:style-name="Таблица6.B3" office:value-type="float" office:value="1">
            <text:p text:style-name="P36">1</text:p>
          </table:table-cell>
          <table:table-cell table:style-name="Таблица6.C3" office:value-type="string">
            <text:p text:style-name="P27">Количество байт</text:p>
          </table:table-cell>
          <table:table-cell table:style-name="Таблица6.D1" office:value-type="string">
            <text:p text:style-name="P27"/>
          </table:table-cell>
          <table:table-cell table:style-name="Таблица6.E3" office:value-type="string">
            <text:p text:style-name="P33">xx</text:p>
          </table:table-cell>
          <table:table-cell table:style-name="Таблица6.F3" office:value-type="float" office:value="1">
            <text:p text:style-name="P36">1</text:p>
          </table:table-cell>
          <table:table-cell table:style-name="Таблица6.G3" office:value-type="string">
            <text:p text:style-name="P27">Количество байт</text:p>
          </table:table-cell>
        </table:table-row>
        <table:table-row>
          <table:table-cell table:style-name="Таблица6.D1" office:value-type="string">
            <text:p text:style-name="P37">Ап</text:p>
          </table:table-cell>
          <table:table-cell table:style-name="Таблица6.B3" office:value-type="float" office:value="2">
            <text:p text:style-name="P36">2</text:p>
          </table:table-cell>
          <table:table-cell table:style-name="Таблица6.C3" office:value-type="string">
            <text:p text:style-name="P27">Адрес получателя</text:p>
          </table:table-cell>
          <table:table-cell table:style-name="Таблица6.D1" office:value-type="string">
            <text:p text:style-name="P27"/>
          </table:table-cell>
          <table:table-cell table:style-name="Таблица6.E3" office:value-type="string">
            <text:p text:style-name="P37">Ап</text:p>
          </table:table-cell>
          <table:table-cell table:style-name="Таблица6.F3" office:value-type="float" office:value="2">
            <text:p text:style-name="P36">2</text:p>
          </table:table-cell>
          <table:table-cell table:style-name="Таблица6.G3" office:value-type="string">
            <text:p text:style-name="P27">Адрес получателя</text:p>
          </table:table-cell>
        </table:table-row>
        <table:table-row>
          <table:table-cell table:style-name="Таблица6.D1" office:value-type="string">
            <text:p text:style-name="P37">Ао</text:p>
          </table:table-cell>
          <table:table-cell table:style-name="Таблица6.B3" office:value-type="float" office:value="3">
            <text:p text:style-name="P36">3</text:p>
          </table:table-cell>
          <table:table-cell table:style-name="Таблица6.C3" office:value-type="string">
            <text:p text:style-name="P27">Адрес отправителя</text:p>
          </table:table-cell>
          <table:table-cell table:style-name="Таблица6.D1" office:value-type="string">
            <text:p text:style-name="P27"/>
          </table:table-cell>
          <table:table-cell table:style-name="Таблица6.E3" office:value-type="string">
            <text:p text:style-name="P37">Ао</text:p>
          </table:table-cell>
          <table:table-cell table:style-name="Таблица6.F3" office:value-type="float" office:value="3">
            <text:p text:style-name="P36">3</text:p>
          </table:table-cell>
          <table:table-cell table:style-name="Таблица6.G3" office:value-type="string">
            <text:p text:style-name="P27">Адрес отправителя</text:p>
          </table:table-cell>
        </table:table-row>
        <table:table-row>
          <table:table-cell table:style-name="Таблица6.D1" office:value-type="string">
            <text:p text:style-name="P33">xx</text:p>
          </table:table-cell>
          <table:table-cell table:style-name="Таблица6.B3" office:value-type="float" office:value="4">
            <text:p text:style-name="P36">4</text:p>
          </table:table-cell>
          <table:table-cell table:style-name="Таблица6.C3" office:value-type="string">
            <text:p text:style-name="P31">Id <text:span text:style-name="T5">кадра</text:span></text:p>
          </table:table-cell>
          <table:table-cell table:style-name="Таблица6.D1" office:value-type="string">
            <text:p text:style-name="P31"/>
          </table:table-cell>
          <table:table-cell table:style-name="Таблица6.E3" office:value-type="string">
            <text:p text:style-name="P33">xx</text:p>
          </table:table-cell>
          <table:table-cell table:style-name="Таблица6.F3" office:value-type="float" office:value="4">
            <text:p text:style-name="P36">4</text:p>
          </table:table-cell>
          <table:table-cell table:style-name="Таблица6.G3" office:value-type="string">
            <text:p text:style-name="P31">Id <text:span text:style-name="T5">кадра</text:span></text:p>
          </table:table-cell>
        </table:table-row>
        <table:table-row>
          <table:table-cell table:style-name="Таблица6.D1" office:value-type="string">
            <text:p text:style-name="P33">0x03</text:p>
          </table:table-cell>
          <table:table-cell table:style-name="Таблица6.B3" office:value-type="float" office:value="5">
            <text:p text:style-name="P36">5</text:p>
          </table:table-cell>
          <table:table-cell table:style-name="Таблица6.C3" office:value-type="string">
            <text:p text:style-name="P35">Код команды</text:p>
          </table:table-cell>
          <table:table-cell table:style-name="Таблица6.D1" office:value-type="string">
            <text:p text:style-name="P35"/>
          </table:table-cell>
          <table:table-cell table:style-name="Таблица6.E3" office:value-type="string">
            <text:p text:style-name="P33">0x03</text:p>
          </table:table-cell>
          <table:table-cell table:style-name="Таблица6.F3" office:value-type="float" office:value="5">
            <text:p text:style-name="P36">5</text:p>
          </table:table-cell>
          <table:table-cell table:style-name="Таблица6.G3" office:value-type="string">
            <text:p text:style-name="P35">Код команды</text:p>
          </table:table-cell>
        </table:table-row>
        <table:table-row>
          <table:table-cell table:style-name="Таблица6.A9" office:value-type="string">
            <text:p text:style-name="P33">xx</text:p>
          </table:table-cell>
          <table:table-cell table:style-name="Таблица6.B9" office:value-type="float" office:value="6">
            <text:p text:style-name="P36">6</text:p>
          </table:table-cell>
          <table:table-cell table:style-name="Таблица6.C9" table:number-rows-spanned="2" office:value-type="string">
            <text:p text:style-name="P32">CRC16</text:p>
          </table:table-cell>
          <table:table-cell table:style-name="Таблица6.D1" office:value-type="string">
            <text:p text:style-name="P35"/>
          </table:table-cell>
          <table:table-cell table:style-name="Таблица6.E9" office:value-type="string">
            <text:p text:style-name="P33">xx</text:p>
          </table:table-cell>
          <table:table-cell table:style-name="Таблица6.F9" office:value-type="float" office:value="6">
            <text:p text:style-name="P36">6</text:p>
          </table:table-cell>
          <table:table-cell table:style-name="Таблица6.G9" office:value-type="string">
            <text:p text:style-name="P35">Размер</text:p>
          </table:table-cell>
        </table:table-row>
        <table:table-row>
          <table:table-cell table:style-name="Таблица6.A10" office:value-type="string">
            <text:p text:style-name="P33">xx</text:p>
          </table:table-cell>
          <table:table-cell table:style-name="Таблица6.B10" office:value-type="float" office:value="7">
            <text:p text:style-name="P36">7</text:p>
          </table:table-cell>
          <table:covered-table-cell/>
          <table:table-cell table:style-name="Таблица6.D1" office:value-type="string">
            <text:p text:style-name="P35"/>
          </table:table-cell>
          <table:table-cell table:style-name="Таблица6.E3" office:value-type="string">
            <text:p text:style-name="P33">xx</text:p>
          </table:table-cell>
          <table:table-cell table:style-name="Таблица6.F3">
            <text:p text:style-name="P36"/>
          </table:table-cell>
          <table:table-cell table:style-name="Таблица6.G10" table:number-rows-spanned="2" office:value-type="string">
            <text:p text:style-name="P35">Данные</text:p>
          </table: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table-cell table:style-name="Таблица6.D1" office:value-type="string">
            <text:p text:style-name="P35"/>
          </table:table-cell>
          <table:table-cell table:style-name="Таблица6.E3" office:value-type="string">
            <text:p text:style-name="P33">...</text:p>
          </table:table-cell>
          <table:table-cell table:style-name="Таблица6.F3">
            <text:p text:style-name="P36"/>
          </table:table-cell>
          <table:covered-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table-cell table:style-name="Таблица6.C11" table:number-rows-spanned="6" office:value-type="string">
            <text:p text:style-name="P32"/>
          </table:table-cell>
          <table:table-cell table:style-name="Таблица6.E12" office:value-type="string">
            <text:p text:style-name="P33">xx</text:p>
          </table:table-cell>
          <table:table-cell table:style-name="Таблица6.F12">
            <text:p text:style-name="P36"/>
          </table:table-cell>
          <table:table-cell table:style-name="Таблица6.G12" table:number-rows-spanned="4" office:value-type="string">
            <text:p text:style-name="P38">Номер измерения в текущем процессе</text:p>
          </table: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covered-table-cell/>
          <table:table-cell table:style-name="Таблица6.E13"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covered-table-cell/>
          <table:table-cell table:style-name="Таблица6.E13"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covered-table-cell/>
          <table:table-cell table:style-name="Таблица6.E13" office:value-type="string">
            <text:p text:style-name="P33">xx</text:p>
          </table:table-cell>
          <table:table-cell table:style-name="Таблица6.F13">
            <text:p text:style-name="P36"/>
          </table:table-cell>
          <table:covered-table-cell/>
        </table:table-row>
        <table:table-row>
          <table:table-cell table:style-name="Таблица6.D1" office:value-type="string">
            <text:p text:style-name="P33"/>
          </table:table-cell>
          <table:table-cell table:style-name="Таблица6.B10">
            <text:p text:style-name="P36"/>
          </table:table-cell>
          <table:table-cell table:style-name="Таблица6.C11" office:value-type="string">
            <text:p text:style-name="Standard"/>
          </table:table-cell>
          <table:covered-table-cell/>
          <table:table-cell table:style-name="Таблица6.E16" office:value-type="string">
            <text:p text:style-name="P33">xx</text:p>
          </table:table-cell>
          <table:table-cell table:style-name="Таблица6.F16">
            <text:p text:style-name="P36"/>
          </table:table-cell>
          <table:table-cell table:style-name="Таблица6.G16" table:number-rows-spanned="2" office:value-type="string">
            <text:p text:style-name="P32">CRC16</text:p>
          </table:table-cell>
        </table:table-row>
        <table:table-row>
          <table:table-cell table:style-name="Таблица6.D1" office:value-type="string">
            <text:p text:style-name="P33"/>
          </table:table-cell>
          <table:table-cell table:style-name="Таблица6.B10">
            <text:p text:style-name="P36"/>
          </table:table-cell>
          <table:table-cell table:style-name="Таблица6.D1" office:value-type="string">
            <text:p text:style-name="P32"/>
          </table:table-cell>
          <table:covered-table-cell/>
          <table:table-cell table:style-name="Таблица6.C11" office:value-type="string">
            <text:p text:style-name="P33">xx</text:p>
          </table:table-cell>
          <table:table-cell table:style-name="Таблица6.F17">
            <text:p text:style-name="P36"/>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87" text:outline-level="2">Чтение конфигурации адаптера</text:h>
      <text:p text:style-name="P19"/>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9">Запрос</text:p>
          </table:table-cell>
          <table:covered-table-cell/>
          <table:covered-table-cell/>
          <table:table-cell table:style-name="Таблица7.D1" office:value-type="string">
            <text:p text:style-name="P39"/>
          </table:table-cell>
          <table:table-cell table:style-name="Таблица7.E1" table:number-columns-spanned="3" office:value-type="string">
            <text:p text:style-name="P42">Ответ</text:p>
          </table:table-cell>
          <table:covered-table-cell/>
          <table:covered-table-cell/>
        </table:table-row>
        <table:table-row>
          <table:table-cell table:style-name="Таблица7.A1" office:value-type="string">
            <text:p text:style-name="P41">код, <text:span text:style-name="T1">hex</text:span></text:p>
          </table:table-cell>
          <table:table-cell table:style-name="Таблица7.B2" office:value-type="string">
            <text:p text:style-name="P39">№</text:p>
          </table:table-cell>
          <table:table-cell table:style-name="Таблица7.B2" office:value-type="string">
            <text:p text:style-name="P40">Описание</text:p>
          </table:table-cell>
          <table:table-cell table:style-name="Таблица7.D1" office:value-type="string">
            <text:p text:style-name="P40"/>
          </table:table-cell>
          <table:table-cell table:style-name="Таблица7.E1" office:value-type="string">
            <text:p text:style-name="P41">код, <text:span text:style-name="T1">hex</text:span></text:p>
          </table:table-cell>
          <table:table-cell table:style-name="Таблица7.F2" office:value-type="string">
            <text:p text:style-name="P42">№</text:p>
          </table:table-cell>
          <table:table-cell table:style-name="Таблица7.F2" office:value-type="string">
            <text:p text:style-name="P40">Описание</text:p>
          </table:table-cell>
        </table:table-row>
        <table:table-row>
          <table:table-cell table:style-name="Таблица7.D1" office:value-type="string">
            <text:p text:style-name="P29">0<text:span text:style-name="T1">x80</text:span></text:p>
          </table:table-cell>
          <table:table-cell table:style-name="Таблица7.B3" office:value-type="float" office:value="0">
            <text:p text:style-name="P28">0</text:p>
          </table:table-cell>
          <table:table-cell table:style-name="Таблица7.C3" office:value-type="string">
            <text:p text:style-name="P52">Заголовок </text:p>
          </table:table-cell>
          <table:table-cell table:style-name="Таблица7.D1" office:value-type="string">
            <text:p text:style-name="P35"/>
          </table:table-cell>
          <table:table-cell table:style-name="Таблица7.E3" office:value-type="string">
            <text:p text:style-name="P29">0<text:span text:style-name="T1">x80</text:span></text:p>
          </table:table-cell>
          <table:table-cell table:style-name="Таблица7.F3" office:value-type="float" office:value="0">
            <text:p text:style-name="P28">0</text:p>
          </table:table-cell>
          <table:table-cell table:style-name="Таблица7.G3" office:value-type="string">
            <text:p text:style-name="P35">Заголовок </text:p>
          </table:table-cell>
        </table:table-row>
        <table:table-row>
          <table:table-cell table:style-name="Таблица7.D1" office:value-type="string">
            <text:p text:style-name="P33">0x06</text:p>
          </table:table-cell>
          <table:table-cell table:style-name="Таблица7.B3" office:value-type="float" office:value="1">
            <text:p text:style-name="P36">1</text:p>
          </table:table-cell>
          <table:table-cell table:style-name="Таблица7.C3" office:value-type="string">
            <text:p text:style-name="P27">Количество байт</text:p>
          </table:table-cell>
          <table:table-cell table:style-name="Таблица7.D1" office:value-type="string">
            <text:p text:style-name="P27"/>
          </table:table-cell>
          <table:table-cell table:style-name="Таблица7.E3" office:value-type="string">
            <text:p text:style-name="P33">0x12</text:p>
          </table:table-cell>
          <table:table-cell table:style-name="Таблица7.F3" office:value-type="float" office:value="1">
            <text:p text:style-name="P36">1</text:p>
          </table:table-cell>
          <table:table-cell table:style-name="Таблица7.G3" office:value-type="string">
            <text:p text:style-name="P27">Количество байт</text:p>
          </table:table-cell>
        </table:table-row>
        <table:table-row>
          <table:table-cell table:style-name="Таблица7.D1" office:value-type="string">
            <text:p text:style-name="P37">Ап</text:p>
          </table:table-cell>
          <table:table-cell table:style-name="Таблица7.B3" office:value-type="float" office:value="2">
            <text:p text:style-name="P36">2</text:p>
          </table:table-cell>
          <table:table-cell table:style-name="Таблица7.C3" office:value-type="string">
            <text:p text:style-name="P27">Адрес получателя</text:p>
          </table:table-cell>
          <table:table-cell table:style-name="Таблица7.D1" office:value-type="string">
            <text:p text:style-name="P27"/>
          </table:table-cell>
          <table:table-cell table:style-name="Таблица7.E3" office:value-type="string">
            <text:p text:style-name="P37">Ап</text:p>
          </table:table-cell>
          <table:table-cell table:style-name="Таблица7.F3" office:value-type="float" office:value="2">
            <text:p text:style-name="P36">2</text:p>
          </table:table-cell>
          <table:table-cell table:style-name="Таблица7.G3" office:value-type="string">
            <text:p text:style-name="P27">Адрес получателя</text:p>
          </table:table-cell>
        </table:table-row>
        <table:table-row>
          <table:table-cell table:style-name="Таблица7.D1" office:value-type="string">
            <text:p text:style-name="P37">Ао</text:p>
          </table:table-cell>
          <table:table-cell table:style-name="Таблица7.B3" office:value-type="float" office:value="3">
            <text:p text:style-name="P36">3</text:p>
          </table:table-cell>
          <table:table-cell table:style-name="Таблица7.C3" office:value-type="string">
            <text:p text:style-name="P27">Адрес отправителя</text:p>
          </table:table-cell>
          <table:table-cell table:style-name="Таблица7.D1" office:value-type="string">
            <text:p text:style-name="P27"/>
          </table:table-cell>
          <table:table-cell table:style-name="Таблица7.E3" office:value-type="string">
            <text:p text:style-name="P37">Ао</text:p>
          </table:table-cell>
          <table:table-cell table:style-name="Таблица7.F3" office:value-type="float" office:value="3">
            <text:p text:style-name="P36">3</text:p>
          </table:table-cell>
          <table:table-cell table:style-name="Таблица7.G3" office:value-type="string">
            <text:p text:style-name="P27">Адрес отправителя</text:p>
          </table:table-cell>
        </table:table-row>
        <table:table-row>
          <table:table-cell table:style-name="Таблица7.D1" office:value-type="string">
            <text:p text:style-name="P33">xx</text:p>
          </table:table-cell>
          <table:table-cell table:style-name="Таблица7.B3" office:value-type="float" office:value="4">
            <text:p text:style-name="P36">4</text:p>
          </table:table-cell>
          <table:table-cell table:style-name="Таблица7.C3" office:value-type="string">
            <text:p text:style-name="P31">Id <text:span text:style-name="T5">кадра</text:span></text:p>
          </table:table-cell>
          <table:table-cell table:style-name="Таблица7.D1" office:value-type="string">
            <text:p text:style-name="P31"/>
          </table:table-cell>
          <table:table-cell table:style-name="Таблица7.E3" office:value-type="string">
            <text:p text:style-name="P33">xx</text:p>
          </table:table-cell>
          <table:table-cell table:style-name="Таблица7.F3" office:value-type="float" office:value="4">
            <text:p text:style-name="P36">4</text:p>
          </table:table-cell>
          <table:table-cell table:style-name="Таблица7.G3" office:value-type="string">
            <text:p text:style-name="P31">Id <text:span text:style-name="T5">кадра</text:span></text:p>
          </table:table-cell>
        </table:table-row>
        <text:soft-page-break/>
        <table:table-row>
          <table:table-cell table:style-name="Таблица7.D1" office:value-type="string">
            <text:p text:style-name="P33">0x0<text:span text:style-name="T5">5</text:span></text:p>
          </table:table-cell>
          <table:table-cell table:style-name="Таблица7.B3" office:value-type="float" office:value="5">
            <text:p text:style-name="P36">5</text:p>
          </table:table-cell>
          <table:table-cell table:style-name="Таблица7.C3" office:value-type="string">
            <text:p text:style-name="P35">Код команды</text:p>
          </table:table-cell>
          <table:table-cell table:style-name="Таблица7.D1" office:value-type="string">
            <text:p text:style-name="P35"/>
          </table:table-cell>
          <table:table-cell table:style-name="Таблица7.E3" office:value-type="string">
            <text:p text:style-name="P33">0x05</text:p>
          </table:table-cell>
          <table:table-cell table:style-name="Таблица7.F3" office:value-type="float" office:value="5">
            <text:p text:style-name="P36">5</text:p>
          </table:table-cell>
          <table:table-cell table:style-name="Таблица7.G3" office:value-type="string">
            <text:p text:style-name="P35">Код команды</text:p>
          </table:table-cell>
        </table:table-row>
        <table:table-row>
          <table:table-cell table:style-name="Таблица7.A9" office:value-type="string">
            <text:p text:style-name="P33">xx</text:p>
          </table:table-cell>
          <table:table-cell table:style-name="Таблица7.B9" office:value-type="float" office:value="6">
            <text:p text:style-name="P36">6</text:p>
          </table:table-cell>
          <table:table-cell table:style-name="Таблица7.C9" table:number-rows-spanned="2" office:value-type="string">
            <text:p text:style-name="P32">CRC16</text:p>
          </table:table-cell>
          <table:table-cell table:style-name="Таблица7.D1" office:value-type="string">
            <text:p text:style-name="P35"/>
          </table:table-cell>
          <table:table-cell table:style-name="Таблица7.E9" office:value-type="string">
            <text:p text:style-name="P33">xx</text:p>
          </table:table-cell>
          <table:table-cell table:style-name="Таблица7.F9" office:value-type="float" office:value="6">
            <text:p text:style-name="P36">6</text:p>
          </table:table-cell>
          <table:table-cell table:style-name="Таблица7.G9" table:number-rows-spanned="3" office:value-type="string">
            <text:p text:style-name="P35"><text:span text:style-name="T1">8 </text:span>байт данных</text:p>
          </table:table-cell>
        </table:table-row>
        <table:table-row>
          <table:table-cell table:style-name="Таблица7.A10" office:value-type="string">
            <text:p text:style-name="P33">xx</text:p>
          </table:table-cell>
          <table:table-cell table:style-name="Таблица7.B10" office:value-type="float" office:value="7">
            <text:p text:style-name="P36">7</text:p>
          </table:table-cell>
          <table:covered-table-cell/>
          <table:table-cell table:style-name="Таблица7.D1" office:value-type="string">
            <text:p text:style-name="P35"/>
          </table:table-cell>
          <table:table-cell table:style-name="Таблица7.E3" office:value-type="string">
            <text:p text:style-name="P33">...</text:p>
          </table:table-cell>
          <table:table-cell table:style-name="Таблица7.G3" office:value-type="string">
            <text:p text:style-name="P36">...</text:p>
          </table:table-cell>
          <table:covered-table-cell/>
        </table:table-row>
        <table:table-row>
          <table:table-cell table:style-name="Таблица7.D1" office:value-type="string">
            <text:p text:style-name="P33"/>
          </table:table-cell>
          <table:table-cell table:style-name="Таблица7.B10">
            <text:p text:style-name="P36"/>
          </table:table-cell>
          <table:table-cell table:style-name="Таблица7.C11" office:value-type="string">
            <text:p text:style-name="Standard"/>
          </table:table-cell>
          <table:table-cell table:style-name="Таблица7.D1" office:value-type="string">
            <text:p text:style-name="P35"/>
          </table:table-cell>
          <table:table-cell table:style-name="Таблица7.E3" office:value-type="string">
            <text:p text:style-name="P33">xx</text:p>
          </table:table-cell>
          <table:table-cell table:style-name="Таблица7.F3" office:value-type="float" office:value="13">
            <text:p text:style-name="P34">13</text:p>
          </table:table-cell>
          <table:covered-table-cell/>
        </table:table-row>
        <table:table-row>
          <table:table-cell table:style-name="Таблица7.D1" office:value-type="string">
            <text:p text:style-name="P33"/>
          </table:table-cell>
          <table:table-cell table:style-name="Таблица7.B10">
            <text:p text:style-name="P36"/>
          </table:table-cell>
          <table:table-cell table:style-name="Таблица7.C11" office:value-type="string">
            <text:p text:style-name="Standard"/>
          </table:table-cell>
          <table:table-cell table:style-name="Таблица7.C11" table:number-rows-spanned="2" office:value-type="string">
            <text:p text:style-name="P32"/>
          </table:table-cell>
          <table:table-cell table:style-name="Таблица7.E12" office:value-type="string">
            <text:p text:style-name="P33">xx</text:p>
          </table:table-cell>
          <table:table-cell table:style-name="Таблица7.F12" office:value-type="float" office:value="14">
            <text:p text:style-name="P34">14</text:p>
          </table:table-cell>
          <table:table-cell table:style-name="Таблица7.G12" table:number-rows-spanned="2" office:value-type="string">
            <text:p text:style-name="P38">Флаги</text:p>
          </table: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covered-table-cell/>
          <table:table-cell table:style-name="Таблица7.C11" office:value-type="string">
            <text:p text:style-name="P33">xx</text:p>
          </table:table-cell>
          <table:table-cell table:style-name="Таблица7.F13" office:value-type="float" office:value="15">
            <text:p text:style-name="P34">15</text:p>
          </table:table-cell>
          <table:covered-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table-cell table:style-name="Таблица7.C11" office:value-type="string">
            <text:p text:style-name="Standard"/>
          </table:table-cell>
          <table:table-cell table:style-name="Таблица7.E14" office:value-type="string">
            <text:p text:style-name="P48">xx</text:p>
          </table:table-cell>
          <table:table-cell table:style-name="Таблица7.F14" office:value-type="float" office:value="16">
            <text:p text:style-name="P47">16</text:p>
          </table:table-cell>
          <table:table-cell table:style-name="Таблица7.G12" office:value-type="string">
            <text:p text:style-name="P15">Gauge disabled</text:p>
          </table: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table-cell table:style-name="Таблица7.C11" office:value-type="string">
            <text:p text:style-name="Standard"/>
          </table:table-cell>
          <table:table-cell table:style-name="Таблица7.C11" office:value-type="string">
            <text:p text:style-name="P48">xx</text:p>
          </table:table-cell>
          <table:table-cell table:style-name="Таблица7.F13" office:value-type="float" office:value="17">
            <text:p text:style-name="P47">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table-cell table:style-name="Таблица7.C11" office:value-type="string">
            <text:p text:style-name="Standard"/>
          </table:table-cell>
          <table:table-cell table:style-name="Таблица7.E14" office:value-type="string">
            <text:p text:style-name="P48">xx</text:p>
          </table:table-cell>
          <table:table-cell table:style-name="Таблица7.F14" office:value-type="float" office:value="18">
            <text:p text:style-name="P47">18</text:p>
          </table:table-cell>
          <table:table-cell table:style-name="Таблица7.G12" table:number-rows-spanned="2" office:value-type="string">
            <text:p text:style-name="P15">CRC16</text:p>
          </table:table-cell>
        </table:table-row>
        <table:table-row>
          <table:table-cell table:style-name="Таблица7.D1" office:value-type="string">
            <text:p text:style-name="P33"/>
          </table:table-cell>
          <table:table-cell table:style-name="Таблица7.B10">
            <text:p text:style-name="P36"/>
          </table:table-cell>
          <table:table-cell table:style-name="Таблица7.D1" office:value-type="string">
            <text:p text:style-name="P32"/>
          </table:table-cell>
          <table:table-cell table:style-name="Таблица7.C11" office:value-type="string">
            <text:p text:style-name="Standard"/>
          </table:table-cell>
          <table:table-cell table:style-name="Таблица7.C11" office:value-type="string">
            <text:p text:style-name="P33">xx</text:p>
          </table:table-cell>
          <table:table-cell table:style-name="Таблица7.F13" office:value-type="float" office:value="19">
            <text:p text:style-name="P34">19</text:p>
          </table:table-cell>
          <table:covered-table-cell/>
        </table:table-row>
      </table:table>
      <text:h text:style-name="P87" text:outline-level="2">Чтение полной конфигурации адаптера</text:h>
      <text:p text:style-name="P19"/>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9">Запрос</text:p>
          </table:table-cell>
          <table:covered-table-cell/>
          <table:covered-table-cell/>
          <table:table-cell table:style-name="Таблица8.D1" office:value-type="string">
            <text:p text:style-name="P39"/>
          </table:table-cell>
          <table:table-cell table:style-name="Таблица8.E1" table:number-columns-spanned="3" office:value-type="string">
            <text:p text:style-name="P42">Ответ</text:p>
          </table:table-cell>
          <table:covered-table-cell/>
          <table:covered-table-cell/>
        </table:table-row>
        <table:table-row>
          <table:table-cell table:style-name="Таблица8.A1" office:value-type="string">
            <text:p text:style-name="P41">код, <text:span text:style-name="T1">hex</text:span></text:p>
          </table:table-cell>
          <table:table-cell table:style-name="Таблица8.B2" office:value-type="string">
            <text:p text:style-name="P39">№</text:p>
          </table:table-cell>
          <table:table-cell table:style-name="Таблица8.B2" office:value-type="string">
            <text:p text:style-name="P40">Описание</text:p>
          </table:table-cell>
          <table:table-cell table:style-name="Таблица8.D1" office:value-type="string">
            <text:p text:style-name="P40"/>
          </table:table-cell>
          <table:table-cell table:style-name="Таблица8.E1" office:value-type="string">
            <text:p text:style-name="P41">код, <text:span text:style-name="T1">hex</text:span></text:p>
          </table:table-cell>
          <table:table-cell table:style-name="Таблица8.F2" office:value-type="string">
            <text:p text:style-name="P42">№</text:p>
          </table:table-cell>
          <table:table-cell table:style-name="Таблица8.F2" office:value-type="string">
            <text:p text:style-name="P40">Описание</text:p>
          </table:table-cell>
        </table:table-row>
        <table:table-row>
          <table:table-cell table:style-name="Таблица8.D1" office:value-type="string">
            <text:p text:style-name="P29">0<text:span text:style-name="T1">x80</text:span></text:p>
          </table:table-cell>
          <table:table-cell table:style-name="Таблица8.B3" office:value-type="float" office:value="0">
            <text:p text:style-name="P28">0</text:p>
          </table:table-cell>
          <table:table-cell table:style-name="Таблица8.C3" office:value-type="string">
            <text:p text:style-name="P52">Заголовок </text:p>
          </table:table-cell>
          <table:table-cell table:style-name="Таблица8.D1" office:value-type="string">
            <text:p text:style-name="P35"/>
          </table:table-cell>
          <table:table-cell table:style-name="Таблица8.E3" office:value-type="string">
            <text:p text:style-name="P29">0<text:span text:style-name="T1">x80</text:span></text:p>
          </table:table-cell>
          <table:table-cell table:style-name="Таблица8.F3" office:value-type="float" office:value="0">
            <text:p text:style-name="P28">0</text:p>
          </table:table-cell>
          <table:table-cell table:style-name="Таблица8.G3" office:value-type="string">
            <text:p text:style-name="P35">Заголовок </text:p>
          </table:table-cell>
        </table:table-row>
        <table:table-row>
          <table:table-cell table:style-name="Таблица8.D1" office:value-type="string">
            <text:p text:style-name="P33">0x06</text:p>
          </table:table-cell>
          <table:table-cell table:style-name="Таблица8.B3" office:value-type="float" office:value="1">
            <text:p text:style-name="P36">1</text:p>
          </table:table-cell>
          <table:table-cell table:style-name="Таблица8.C3" office:value-type="string">
            <text:p text:style-name="P27">Количество байт</text:p>
          </table:table-cell>
          <table:table-cell table:style-name="Таблица8.D1" office:value-type="string">
            <text:p text:style-name="P27"/>
          </table:table-cell>
          <table:table-cell table:style-name="Таблица8.E3" office:value-type="string">
            <text:p text:style-name="P33">xx</text:p>
          </table:table-cell>
          <table:table-cell table:style-name="Таблица8.F3" office:value-type="float" office:value="1">
            <text:p text:style-name="P36">1</text:p>
          </table:table-cell>
          <table:table-cell table:style-name="Таблица8.G3" office:value-type="string">
            <text:p text:style-name="P27">Количество байт</text:p>
          </table:table-cell>
        </table:table-row>
        <table:table-row>
          <table:table-cell table:style-name="Таблица8.D1" office:value-type="string">
            <text:p text:style-name="P37">Ап</text:p>
          </table:table-cell>
          <table:table-cell table:style-name="Таблица8.B3" office:value-type="float" office:value="2">
            <text:p text:style-name="P36">2</text:p>
          </table:table-cell>
          <table:table-cell table:style-name="Таблица8.C3" office:value-type="string">
            <text:p text:style-name="P27">Адрес получателя</text:p>
          </table:table-cell>
          <table:table-cell table:style-name="Таблица8.D1" office:value-type="string">
            <text:p text:style-name="P27"/>
          </table:table-cell>
          <table:table-cell table:style-name="Таблица8.E3" office:value-type="string">
            <text:p text:style-name="P37">Ап</text:p>
          </table:table-cell>
          <table:table-cell table:style-name="Таблица8.F3" office:value-type="float" office:value="2">
            <text:p text:style-name="P36">2</text:p>
          </table:table-cell>
          <table:table-cell table:style-name="Таблица8.G3" office:value-type="string">
            <text:p text:style-name="P27">Адрес получателя</text:p>
          </table:table-cell>
        </table:table-row>
        <table:table-row>
          <table:table-cell table:style-name="Таблица8.D1" office:value-type="string">
            <text:p text:style-name="P37">Ао</text:p>
          </table:table-cell>
          <table:table-cell table:style-name="Таблица8.B3" office:value-type="float" office:value="3">
            <text:p text:style-name="P36">3</text:p>
          </table:table-cell>
          <table:table-cell table:style-name="Таблица8.C3" office:value-type="string">
            <text:p text:style-name="P27">Адрес отправителя</text:p>
          </table:table-cell>
          <table:table-cell table:style-name="Таблица8.D1" office:value-type="string">
            <text:p text:style-name="P27"/>
          </table:table-cell>
          <table:table-cell table:style-name="Таблица8.E3" office:value-type="string">
            <text:p text:style-name="P37">Ао</text:p>
          </table:table-cell>
          <table:table-cell table:style-name="Таблица8.F3" office:value-type="float" office:value="3">
            <text:p text:style-name="P36">3</text:p>
          </table:table-cell>
          <table:table-cell table:style-name="Таблица8.G3" office:value-type="string">
            <text:p text:style-name="P27">Адрес отправителя</text:p>
          </table:table-cell>
        </table:table-row>
        <table:table-row>
          <table:table-cell table:style-name="Таблица8.D1" office:value-type="string">
            <text:p text:style-name="P33">xx</text:p>
          </table:table-cell>
          <table:table-cell table:style-name="Таблица8.B3" office:value-type="float" office:value="4">
            <text:p text:style-name="P36">4</text:p>
          </table:table-cell>
          <table:table-cell table:style-name="Таблица8.C3" office:value-type="string">
            <text:p text:style-name="P31">Id <text:span text:style-name="T5">кадра</text:span></text:p>
          </table:table-cell>
          <table:table-cell table:style-name="Таблица8.D1" office:value-type="string">
            <text:p text:style-name="P31"/>
          </table:table-cell>
          <table:table-cell table:style-name="Таблица8.E3" office:value-type="string">
            <text:p text:style-name="P33">xx</text:p>
          </table:table-cell>
          <table:table-cell table:style-name="Таблица8.F3" office:value-type="float" office:value="4">
            <text:p text:style-name="P36">4</text:p>
          </table:table-cell>
          <table:table-cell table:style-name="Таблица8.G3" office:value-type="string">
            <text:p text:style-name="P31">Id <text:span text:style-name="T5">кадра</text:span></text:p>
          </table:table-cell>
        </table:table-row>
        <table:table-row>
          <table:table-cell table:style-name="Таблица8.D1" office:value-type="string">
            <text:p text:style-name="P33">0x0<text:span text:style-name="T5">6</text:span></text:p>
          </table:table-cell>
          <table:table-cell table:style-name="Таблица8.B3" office:value-type="float" office:value="5">
            <text:p text:style-name="P36">5</text:p>
          </table:table-cell>
          <table:table-cell table:style-name="Таблица8.C3" office:value-type="string">
            <text:p text:style-name="P35">Код команды</text:p>
          </table:table-cell>
          <table:table-cell table:style-name="Таблица8.D1" office:value-type="string">
            <text:p text:style-name="P35"/>
          </table:table-cell>
          <table:table-cell table:style-name="Таблица8.E3" office:value-type="string">
            <text:p text:style-name="P33">0x06</text:p>
          </table:table-cell>
          <table:table-cell table:style-name="Таблица8.F3" office:value-type="float" office:value="5">
            <text:p text:style-name="P36">5</text:p>
          </table:table-cell>
          <table:table-cell table:style-name="Таблица8.G3" office:value-type="string">
            <text:p text:style-name="P35">Код команды</text:p>
          </table:table-cell>
        </table:table-row>
        <table:table-row>
          <table:table-cell table:style-name="Таблица8.A9" office:value-type="string">
            <text:p text:style-name="P33">xx</text:p>
          </table:table-cell>
          <table:table-cell table:style-name="Таблица8.B9" office:value-type="float" office:value="6">
            <text:p text:style-name="P36">6</text:p>
          </table:table-cell>
          <table:table-cell table:style-name="Таблица8.C9" table:number-rows-spanned="2" office:value-type="string">
            <text:p text:style-name="P32">CRC16</text:p>
          </table:table-cell>
          <table:table-cell table:style-name="Таблица8.D1" office:value-type="string">
            <text:p text:style-name="P35"/>
          </table:table-cell>
          <table:table-cell table:style-name="Таблица8.E9" office:value-type="string">
            <text:p text:style-name="P33">xx</text:p>
          </table:table-cell>
          <table:table-cell table:style-name="Таблица8.F9" office:value-type="float" office:value="6">
            <text:p text:style-name="P36">6</text:p>
          </table:table-cell>
          <table:table-cell table:style-name="Таблица8.G9" table:number-rows-spanned="3" office:value-type="string">
            <text:p text:style-name="P35">TDataFlash</text:p>
          </table:table-cell>
        </table:table-row>
        <table:table-row>
          <table:table-cell table:style-name="Таблица8.A10" office:value-type="string">
            <text:p text:style-name="P33">xx</text:p>
          </table:table-cell>
          <table:table-cell table:style-name="Таблица8.B10" office:value-type="float" office:value="7">
            <text:p text:style-name="P36">7</text:p>
          </table:table-cell>
          <table:covered-table-cell/>
          <table:table-cell table:style-name="Таблица8.D1" office:value-type="string">
            <text:p text:style-name="P35"/>
          </table:table-cell>
          <table:table-cell table:style-name="Таблица8.E3" office:value-type="string">
            <text:p text:style-name="P33">...</text:p>
          </table:table-cell>
          <table:table-cell table:style-name="Таблица8.G3" office:value-type="string">
            <text:p text:style-name="P36">...</text:p>
          </table:table-cell>
          <table:covered-table-cell/>
        </table:table-row>
        <table:table-row>
          <table:table-cell table:style-name="Таблица8.D1" office:value-type="string">
            <text:p text:style-name="P33"/>
          </table:table-cell>
          <table:table-cell table:style-name="Таблица8.B10">
            <text:p text:style-name="P36"/>
          </table:table-cell>
          <table:table-cell table:style-name="Таблица8.C11" office:value-type="string">
            <text:p text:style-name="Standard"/>
          </table:table-cell>
          <table:table-cell table:style-name="Таблица8.D1" office:value-type="string">
            <text:p text:style-name="P35"/>
          </table:table-cell>
          <table:table-cell table:style-name="Таблица8.E3" office:value-type="string">
            <text:p text:style-name="P33">xx</text:p>
          </table:table-cell>
          <table:table-cell table:style-name="Таблица8.G3" office:value-type="string">
            <text:p text:style-name="P34"/>
          </table:table-cell>
          <table:covered-table-cell/>
        </table:table-row>
        <table:table-row>
          <table:table-cell table:style-name="Таблица8.D1" office:value-type="string">
            <text:p text:style-name="P33"/>
          </table:table-cell>
          <table:table-cell table:style-name="Таблица8.B10">
            <text:p text:style-name="P36"/>
          </table:table-cell>
          <table:table-cell table:style-name="Таблица8.C11" office:value-type="string">
            <text:p text:style-name="Standard"/>
          </table:table-cell>
          <table:table-cell table:style-name="Таблица8.C11" table:number-rows-spanned="2" office:value-type="string">
            <text:p text:style-name="P32"/>
          </table:table-cell>
          <table:table-cell table:style-name="Таблица8.E12" office:value-type="string">
            <text:p text:style-name="P48">xx</text:p>
          </table:table-cell>
          <table:table-cell table:style-name="Таблица8.F12">
            <text:p text:style-name="P47"/>
          </table:table-cell>
          <table:table-cell table:style-name="Таблица8.G12" table:number-rows-spanned="3" office:value-type="string">
            <text:p text:style-name="P49">Дополнение</text:p>
          </table:table-cell>
        </table:table-row>
        <table:table-row>
          <table:table-cell table:style-name="Таблица8.D1" office:value-type="string">
            <text:p text:style-name="P33"/>
          </table:table-cell>
          <table:table-cell table:style-name="Таблица8.B10">
            <text:p text:style-name="P36"/>
          </table:table-cell>
          <table:table-cell table:style-name="Таблица8.D1" office:value-type="string">
            <text:p text:style-name="P32"/>
          </table:table-cell>
          <table:covered-table-cell/>
          <table:table-cell table:style-name="Таблица8.C11" office:value-type="string">
            <text:p text:style-name="P48">xx</text:p>
          </table:table-cell>
          <table:table-cell table:style-name="Таблица8.F13">
            <text:p text:style-name="P47"/>
          </table:table-cell>
          <table:covered-table-cell/>
        </table:table-row>
        <table:table-row>
          <table:table-cell table:style-name="Таблица8.D1" office:value-type="string">
            <text:p text:style-name="P33"/>
          </table:table-cell>
          <table:table-cell table:style-name="Таблица8.B10">
            <text:p text:style-name="P36"/>
          </table:table-cell>
          <table:table-cell table:style-name="Таблица8.D1" office:value-type="string">
            <text:p text:style-name="P32"/>
          </table:table-cell>
          <table:table-cell table:style-name="Таблица8.C11" office:value-type="string">
            <text:p text:style-name="Standard"/>
          </table:table-cell>
          <table:table-cell table:style-name="Таблица8.C11" office:value-type="string">
            <text:p text:style-name="P48">xx</text:p>
          </table:table-cell>
          <table:table-cell table:style-name="Таблица8.F13">
            <text:p text:style-name="P47"/>
          </table:table-cell>
          <table:covered-table-cell/>
        </table:table-row>
        <table:table-row>
          <table:table-cell table:style-name="Таблица8.D1" office:value-type="string">
            <text:p text:style-name="P33"/>
          </table:table-cell>
          <table:table-cell table:style-name="Таблица8.B10">
            <text:p text:style-name="P36"/>
          </table:table-cell>
          <table:table-cell table:style-name="Таблица8.D1" office:value-type="string">
            <text:p text:style-name="P32"/>
          </table:table-cell>
          <table:table-cell table:style-name="Таблица8.C11" office:value-type="string">
            <text:p text:style-name="Standard"/>
          </table:table-cell>
          <table:table-cell table:style-name="Таблица8.E15" office:value-type="string">
            <text:p text:style-name="P48">xx</text:p>
          </table:table-cell>
          <table:table-cell table:style-name="Таблица8.F15">
            <text:p text:style-name="P47"/>
          </table:table-cell>
          <table:table-cell table:style-name="Таблица8.G12" table:number-rows-spanned="2" office:value-type="string">
            <text:p text:style-name="P15">CRC16</text:p>
          </table:table-cell>
        </table:table-row>
        <table:table-row>
          <table:table-cell table:style-name="Таблица8.D1" office:value-type="string">
            <text:p text:style-name="P33"/>
          </table:table-cell>
          <table:table-cell table:style-name="Таблица8.B10">
            <text:p text:style-name="P36"/>
          </table:table-cell>
          <table:table-cell table:style-name="Таблица8.D1" office:value-type="string">
            <text:p text:style-name="P32"/>
          </table:table-cell>
          <table:table-cell table:style-name="Таблица8.C11" office:value-type="string">
            <text:p text:style-name="Standard"/>
          </table:table-cell>
          <table:table-cell table:style-name="Таблица8.C11" office:value-type="string">
            <text:p text:style-name="P33">xx</text:p>
          </table:table-cell>
          <table:table-cell table:style-name="Таблица8.F13">
            <text:p text:style-name="P34"/>
          </table:table-cell>
          <table:covered-table-cell/>
        </table:table-row>
      </table:table>
      <text:h text:style-name="P87" text:outline-level="2">Запись конфигурации</text:h>
      <text:p text:style-name="P19"/>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9">Запрос</text:p>
          </table:table-cell>
          <table:covered-table-cell/>
          <table:covered-table-cell/>
          <table:table-cell table:style-name="Таблица9.D1" office:value-type="string">
            <text:p text:style-name="P39"/>
          </table:table-cell>
          <table:table-cell table:style-name="Таблица9.E1" table:number-columns-spanned="3" office:value-type="string">
            <text:p text:style-name="P42">Ответ</text:p>
          </table:table-cell>
          <table:covered-table-cell/>
          <table:covered-table-cell/>
        </table:table-row>
        <table:table-row>
          <table:table-cell table:style-name="Таблица9.A1" office:value-type="string">
            <text:p text:style-name="P41">код, <text:span text:style-name="T1">hex</text:span></text:p>
          </table:table-cell>
          <table:table-cell table:style-name="Таблица9.B2" office:value-type="string">
            <text:p text:style-name="P39">№</text:p>
          </table:table-cell>
          <table:table-cell table:style-name="Таблица9.B2" office:value-type="string">
            <text:p text:style-name="P40">Описание</text:p>
          </table:table-cell>
          <table:table-cell table:style-name="Таблица9.D1" office:value-type="string">
            <text:p text:style-name="P40"/>
          </table:table-cell>
          <table:table-cell table:style-name="Таблица9.E1" office:value-type="string">
            <text:p text:style-name="P41">код, <text:span text:style-name="T1">hex</text:span></text:p>
          </table:table-cell>
          <table:table-cell table:style-name="Таблица9.F2" office:value-type="string">
            <text:p text:style-name="P42">№</text:p>
          </table:table-cell>
          <table:table-cell table:style-name="Таблица9.F2" office:value-type="string">
            <text:p text:style-name="P40">Описание</text:p>
          </table:table-cell>
        </table:table-row>
        <table:table-row>
          <table:table-cell table:style-name="Таблица9.D1" office:value-type="string">
            <text:p text:style-name="P29">0<text:span text:style-name="T1">x80</text:span></text:p>
          </table:table-cell>
          <table:table-cell table:style-name="Таблица9.B3" office:value-type="float" office:value="0">
            <text:p text:style-name="P28">0</text:p>
          </table:table-cell>
          <table:table-cell table:style-name="Таблица9.C3" office:value-type="string">
            <text:p text:style-name="P52">Заголовок </text:p>
          </table:table-cell>
          <table:table-cell table:style-name="Таблица9.D1" office:value-type="string">
            <text:p text:style-name="P35"/>
          </table:table-cell>
          <table:table-cell table:style-name="Таблица9.E3" office:value-type="string">
            <text:p text:style-name="P29">0<text:span text:style-name="T1">x80</text:span></text:p>
          </table:table-cell>
          <table:table-cell table:style-name="Таблица9.F3" office:value-type="float" office:value="0">
            <text:p text:style-name="P28">0</text:p>
          </table:table-cell>
          <table:table-cell table:style-name="Таблица9.G3" office:value-type="string">
            <text:p text:style-name="P35">Заголовок </text:p>
          </table:table-cell>
        </table:table-row>
        <table:table-row>
          <table:table-cell table:style-name="Таблица9.D1" office:value-type="string">
            <text:p text:style-name="P33">xx</text:p>
          </table:table-cell>
          <table:table-cell table:style-name="Таблица9.B3" office:value-type="float" office:value="1">
            <text:p text:style-name="P36">1</text:p>
          </table:table-cell>
          <table:table-cell table:style-name="Таблица9.C3" office:value-type="string">
            <text:p text:style-name="P27">Количество байт</text:p>
          </table:table-cell>
          <table:table-cell table:style-name="Таблица9.D1" office:value-type="string">
            <text:p text:style-name="P27"/>
          </table:table-cell>
          <table:table-cell table:style-name="Таблица9.E3" office:value-type="string">
            <text:p text:style-name="P33">0x08</text:p>
          </table:table-cell>
          <table:table-cell table:style-name="Таблица9.F3" office:value-type="float" office:value="1">
            <text:p text:style-name="P36">1</text:p>
          </table:table-cell>
          <table:table-cell table:style-name="Таблица9.G3" office:value-type="string">
            <text:p text:style-name="P27">Количество байт</text:p>
          </table:table-cell>
        </table:table-row>
        <table:table-row>
          <table:table-cell table:style-name="Таблица9.D1" office:value-type="string">
            <text:p text:style-name="P37">Ап</text:p>
          </table:table-cell>
          <table:table-cell table:style-name="Таблица9.B3" office:value-type="float" office:value="2">
            <text:p text:style-name="P36">2</text:p>
          </table:table-cell>
          <table:table-cell table:style-name="Таблица9.C3" office:value-type="string">
            <text:p text:style-name="P27">Адрес получателя</text:p>
          </table:table-cell>
          <table:table-cell table:style-name="Таблица9.D1" office:value-type="string">
            <text:p text:style-name="P27"/>
          </table:table-cell>
          <table:table-cell table:style-name="Таблица9.E3" office:value-type="string">
            <text:p text:style-name="P37">Ап</text:p>
          </table:table-cell>
          <table:table-cell table:style-name="Таблица9.F3" office:value-type="float" office:value="2">
            <text:p text:style-name="P36">2</text:p>
          </table:table-cell>
          <table:table-cell table:style-name="Таблица9.G3" office:value-type="string">
            <text:p text:style-name="P27">Адрес получателя</text:p>
          </table:table-cell>
        </table:table-row>
        <table:table-row>
          <table:table-cell table:style-name="Таблица9.D1" office:value-type="string">
            <text:p text:style-name="P37">Ао</text:p>
          </table:table-cell>
          <table:table-cell table:style-name="Таблица9.B3" office:value-type="float" office:value="3">
            <text:p text:style-name="P36">3</text:p>
          </table:table-cell>
          <table:table-cell table:style-name="Таблица9.C3" office:value-type="string">
            <text:p text:style-name="P27">Адрес отправителя</text:p>
          </table:table-cell>
          <table:table-cell table:style-name="Таблица9.D1" office:value-type="string">
            <text:p text:style-name="P27"/>
          </table:table-cell>
          <table:table-cell table:style-name="Таблица9.E3" office:value-type="string">
            <text:p text:style-name="P37">Ао</text:p>
          </table:table-cell>
          <table:table-cell table:style-name="Таблица9.F3" office:value-type="float" office:value="3">
            <text:p text:style-name="P36">3</text:p>
          </table:table-cell>
          <table:table-cell table:style-name="Таблица9.G3" office:value-type="string">
            <text:p text:style-name="P27">Адрес отправителя</text:p>
          </table:table-cell>
        </table:table-row>
        <table:table-row>
          <table:table-cell table:style-name="Таблица9.D1" office:value-type="string">
            <text:p text:style-name="P33">xx</text:p>
          </table:table-cell>
          <table:table-cell table:style-name="Таблица9.B3" office:value-type="float" office:value="4">
            <text:p text:style-name="P36">4</text:p>
          </table:table-cell>
          <table:table-cell table:style-name="Таблица9.C3" office:value-type="string">
            <text:p text:style-name="P31">Id <text:span text:style-name="T5">кадра</text:span></text:p>
          </table:table-cell>
          <table:table-cell table:style-name="Таблица9.D1" office:value-type="string">
            <text:p text:style-name="P31"/>
          </table:table-cell>
          <table:table-cell table:style-name="Таблица9.E3" office:value-type="string">
            <text:p text:style-name="P33">xx</text:p>
          </table:table-cell>
          <table:table-cell table:style-name="Таблица9.F3" office:value-type="float" office:value="4">
            <text:p text:style-name="P36">4</text:p>
          </table:table-cell>
          <table:table-cell table:style-name="Таблица9.G3" office:value-type="string">
            <text:p text:style-name="P31">Id <text:span text:style-name="T5">кадра</text:span></text:p>
          </table:table-cell>
        </table:table-row>
        <table:table-row>
          <table:table-cell table:style-name="Таблица9.D1" office:value-type="string">
            <text:p text:style-name="P33">0x07</text:p>
          </table:table-cell>
          <table:table-cell table:style-name="Таблица9.B3" office:value-type="float" office:value="5">
            <text:p text:style-name="P36">5</text:p>
          </table:table-cell>
          <table:table-cell table:style-name="Таблица9.C3" office:value-type="string">
            <text:p text:style-name="P35">Код команды</text:p>
          </table:table-cell>
          <table:table-cell table:style-name="Таблица9.D1" office:value-type="string">
            <text:p text:style-name="P35"/>
          </table:table-cell>
          <table:table-cell table:style-name="Таблица9.E3" office:value-type="string">
            <text:p text:style-name="P33">0x07</text:p>
          </table:table-cell>
          <table:table-cell table:style-name="Таблица9.F3" office:value-type="float" office:value="5">
            <text:p text:style-name="P36">5</text:p>
          </table:table-cell>
          <table:table-cell table:style-name="Таблица9.G3" office:value-type="string">
            <text:p text:style-name="P35">Код команды</text:p>
          </table:table-cell>
        </table:table-row>
        <table:table-row>
          <table:table-cell table:style-name="Таблица9.A9" office:value-type="string">
            <text:p text:style-name="P33">xx</text:p>
          </table:table-cell>
          <table:table-cell table:style-name="Таблица9.B9" office:value-type="float" office:value="6">
            <text:p text:style-name="P36">6</text:p>
          </table:table-cell>
          <table:table-cell table:style-name="Таблица9.C9" table:number-rows-spanned="3" office:value-type="string">
            <text:p text:style-name="P35">TDataFlash</text:p>
          </table:table-cell>
          <table:table-cell table:style-name="Таблица9.D1" office:value-type="string">
            <text:p text:style-name="P35"/>
          </table:table-cell>
          <table:table-cell table:style-name="Таблица9.E9" office:value-type="string">
            <text:p text:style-name="P33">xx</text:p>
          </table:table-cell>
          <table:table-cell table:style-name="Таблица9.F9" office:value-type="float" office:value="6">
            <text:p text:style-name="P36">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33">...</text:p>
          </table:table-cell>
          <table:table-cell table:style-name="Таблица9.C3" office:value-type="string">
            <text:p text:style-name="P36">...</text:p>
          </table:table-cell>
          <table:covered-table-cell/>
          <table:table-cell table:style-name="Таблица9.D1" office:value-type="string">
            <text:p text:style-name="P35"/>
          </table:table-cell>
          <table:table-cell table:style-name="Таблица9.E3" office:value-type="string">
            <text:p text:style-name="P33">xx</text:p>
          </table:table-cell>
          <table:table-cell table:style-name="Таблица9.F3" office:value-type="float" office:value="7">
            <text:p text:style-name="P34">7</text:p>
          </table:table-cell>
          <table:covered-table-cell/>
        </table:table-row>
        <table:table-row>
          <table:table-cell table:style-name="Таблица9.A1" office:value-type="string">
            <text:p text:style-name="P33">...</text:p>
          </table:table-cell>
          <table:table-cell table:style-name="Таблица9.B2" office:value-type="string">
            <text:p text:style-name="P34">...</text:p>
          </table:table-cell>
          <table:covered-table-cell/>
          <table:table-cell table:style-name="Таблица9.D1" office:value-type="string">
            <text:p text:style-name="P35"/>
          </table:table-cell>
          <table:table-cell table:style-name="Таблица9.E3" office:value-type="string">
            <text:p text:style-name="P33"/>
          </table:table-cell>
          <table:table-cell table:style-name="Таблица9.E3" office:value-type="string">
            <text:p text:style-name="P34"/>
          </table:table-cell>
          <table:table-cell table:style-name="Таблица9.E3" office:value-type="string">
            <text:p text:style-name="Standard"/>
          </table:table-cell>
        </table:table-row>
        <table:table-row>
          <table:table-cell table:style-name="Таблица9.D1" office:value-type="string">
            <text:p text:style-name="P48">xx</text:p>
          </table:table-cell>
          <table:table-cell table:style-name="Таблица9.B3">
            <text:p text:style-name="P47"/>
          </table:table-cell>
          <table:table-cell table:style-name="Таблица9.C12" table:number-rows-spanned="2" office:value-type="string">
            <text:p text:style-name="P16">CRC16</text:p>
          </table:table-cell>
          <table:table-cell table:style-name="Таблица9.D12" table:number-rows-spanned="2" office:value-type="string">
            <text:p text:style-name="P32"/>
          </table:table-cell>
          <table:table-cell table:style-name="Таблица9.E12" office:value-type="string">
            <text:p text:style-name="P48"/>
          </table:table-cell>
          <table:table-cell table:style-name="Таблица9.F12">
            <text:p text:style-name="P47"/>
          </table:table-cell>
          <table:table-cell table:style-name="Таблица9.E12" table:number-rows-spanned="3" office:value-type="string">
            <text:p text:style-name="P49"/>
          </table:table-cell>
        </table:table-row>
        <table:table-row>
          <table:table-cell table:style-name="Таблица9.D1" office:value-type="string">
            <text:p text:style-name="P48">xx</text:p>
          </table:table-cell>
          <table:table-cell table:style-name="Таблица9.B3">
            <text:p text:style-name="P47"/>
          </table:table-cell>
          <table:covered-table-cell/>
          <table:covered-table-cell/>
          <table:table-cell table:style-name="Таблица9.D12" office:value-type="string">
            <text:p text:style-name="P48"/>
          </table:table-cell>
          <table:table-cell table:style-name="Таблица9.F13">
            <text:p text:style-name="P47"/>
          </table:table-cell>
          <table:covered-table-cell/>
        </table:table-row>
        <table:table-row>
          <table:table-cell table:style-name="Таблица9.D1" office:value-type="string">
            <text:p text:style-name="P48"/>
          </table:table-cell>
          <table:table-cell table:style-name="Таблица9.B14">
            <text:p text:style-name="P47"/>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8"/>
          </table:table-cell>
          <table:table-cell table:style-name="Таблица9.F13">
            <text:p text:style-name="P47"/>
          </table:table-cell>
          <table:covered-table-cell/>
        </table:table-row>
        <table:table-row>
          <table:table-cell table:style-name="Таблица9.D1" office:value-type="string">
            <text:p text:style-name="P48"/>
          </table:table-cell>
          <table:table-cell table:style-name="Таблица9.B14">
            <text:p text:style-name="P47"/>
          </table:table-cell>
          <table:table-cell table:style-name="Таблица9.D1" office:value-type="string">
            <text:p text:style-name="P15"/>
          </table:table-cell>
          <table:table-cell table:style-name="Таблица9.D12" office:value-type="string">
            <text:p text:style-name="Standard"/>
          </table:table-cell>
          <table:table-cell table:style-name="Таблица9.D12" office:value-type="string">
            <text:p text:style-name="P48"/>
          </table:table-cell>
          <table:table-cell table:style-name="Таблица9.F13">
            <text:p text:style-name="P47"/>
          </table:table-cell>
          <table:table-cell table:style-name="Таблица9.E12" table:number-rows-spanned="2" office:value-type="string">
            <text:p text:style-name="P15"/>
          </table:table-cell>
        </table:table-row>
        <table:table-row>
          <table:table-cell table:style-name="Таблица9.D1" office:value-type="string">
            <text:p text:style-name="P33"/>
          </table:table-cell>
          <table:table-cell table:style-name="Таблица9.B14">
            <text:p text:style-name="P36"/>
          </table:table-cell>
          <table:table-cell table:style-name="Таблица9.D1" office:value-type="string">
            <text:p text:style-name="P35"/>
          </table:table-cell>
          <table:table-cell table:style-name="Таблица9.D12" office:value-type="string">
            <text:p text:style-name="Standard"/>
          </table:table-cell>
          <table:table-cell table:style-name="Таблица9.D12" office:value-type="string">
            <text:p text:style-name="P33"/>
          </table:table-cell>
          <table:table-cell table:style-name="Таблица9.D12" office:value-type="string">
            <text:p text:style-name="P34"/>
            <text:p text:style-name="P34"/>
            <text:p text:style-name="P34"/>
          </table:table-cell>
          <table:covered-table-cell/>
        </table:table-row>
      </table:table>
      <text:h text:style-name="P87" text:outline-level="2">Установка нуля</text:h>
      <text:p text:style-name="P1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9">Запрос</text:p>
          </table:table-cell>
          <table:covered-table-cell/>
          <table:covered-table-cell/>
          <table:table-cell table:style-name="Таблица10.D1" office:value-type="string">
            <text:p text:style-name="P39"/>
          </table:table-cell>
          <table:table-cell table:style-name="Таблица10.E1" table:number-columns-spanned="3" office:value-type="string">
            <text:p text:style-name="P42">Ответ</text:p>
          </table:table-cell>
          <table:covered-table-cell/>
          <table:covered-table-cell/>
        </table:table-row>
        <table:table-row>
          <table:table-cell table:style-name="Таблица10.A1" office:value-type="string">
            <text:p text:style-name="P41">код, <text:span text:style-name="T1">hex</text:span></text:p>
          </table:table-cell>
          <table:table-cell table:style-name="Таблица10.B2" office:value-type="string">
            <text:p text:style-name="P39">№</text:p>
          </table:table-cell>
          <table:table-cell table:style-name="Таблица10.B2" office:value-type="string">
            <text:p text:style-name="P40">Описание</text:p>
          </table:table-cell>
          <table:table-cell table:style-name="Таблица10.D1" office:value-type="string">
            <text:p text:style-name="P40"/>
          </table:table-cell>
          <table:table-cell table:style-name="Таблица10.E1" office:value-type="string">
            <text:p text:style-name="P41">код, <text:span text:style-name="T1">hex</text:span></text:p>
          </table:table-cell>
          <table:table-cell table:style-name="Таблица10.F2" office:value-type="string">
            <text:p text:style-name="P42">№</text:p>
          </table:table-cell>
          <table:table-cell table:style-name="Таблица10.F2" office:value-type="string">
            <text:p text:style-name="P40">Описание</text:p>
          </table:table-cell>
        </table:table-row>
        <table:table-row>
          <table:table-cell table:style-name="Таблица10.D1" office:value-type="string">
            <text:p text:style-name="P29">0<text:span text:style-name="T1">x80</text:span></text:p>
          </table:table-cell>
          <table:table-cell table:style-name="Таблица10.B3" office:value-type="float" office:value="0">
            <text:p text:style-name="P28">0</text:p>
          </table:table-cell>
          <table:table-cell table:style-name="Таблица10.C3" office:value-type="string">
            <text:p text:style-name="P52">Заголовок </text:p>
          </table:table-cell>
          <table:table-cell table:style-name="Таблица10.D1" office:value-type="string">
            <text:p text:style-name="P35"/>
          </table:table-cell>
          <table:table-cell table:style-name="Таблица10.E3" office:value-type="string">
            <text:p text:style-name="P29">0<text:span text:style-name="T1">x80</text:span></text:p>
          </table:table-cell>
          <table:table-cell table:style-name="Таблица10.F3" office:value-type="float" office:value="0">
            <text:p text:style-name="P28">0</text:p>
          </table:table-cell>
          <table:table-cell table:style-name="Таблица10.G3" office:value-type="string">
            <text:p text:style-name="P35">Заголовок </text:p>
          </table:table-cell>
        </table:table-row>
        <table:table-row>
          <table:table-cell table:style-name="Таблица10.D1" office:value-type="string">
            <text:p text:style-name="P33">0x06</text:p>
          </table:table-cell>
          <table:table-cell table:style-name="Таблица10.B3" office:value-type="float" office:value="1">
            <text:p text:style-name="P36">1</text:p>
          </table:table-cell>
          <table:table-cell table:style-name="Таблица10.C3" office:value-type="string">
            <text:p text:style-name="P27">Количество байт</text:p>
          </table:table-cell>
          <table:table-cell table:style-name="Таблица10.D1" office:value-type="string">
            <text:p text:style-name="P27"/>
          </table:table-cell>
          <table:table-cell table:style-name="Таблица10.E3" office:value-type="string">
            <text:p text:style-name="P33">0x06</text:p>
          </table:table-cell>
          <table:table-cell table:style-name="Таблица10.F3" office:value-type="float" office:value="1">
            <text:p text:style-name="P36">1</text:p>
          </table:table-cell>
          <table:table-cell table:style-name="Таблица10.G3" office:value-type="string">
            <text:p text:style-name="P27">Количество байт</text:p>
          </table:table-cell>
        </table:table-row>
        <table:table-row>
          <table:table-cell table:style-name="Таблица10.D1" office:value-type="string">
            <text:p text:style-name="P37">Ап</text:p>
          </table:table-cell>
          <table:table-cell table:style-name="Таблица10.B3" office:value-type="float" office:value="2">
            <text:p text:style-name="P36">2</text:p>
          </table:table-cell>
          <table:table-cell table:style-name="Таблица10.C3" office:value-type="string">
            <text:p text:style-name="P27">Адрес получателя</text:p>
          </table:table-cell>
          <table:table-cell table:style-name="Таблица10.D1" office:value-type="string">
            <text:p text:style-name="P27"/>
          </table:table-cell>
          <table:table-cell table:style-name="Таблица10.E3" office:value-type="string">
            <text:p text:style-name="P37">Ап</text:p>
          </table:table-cell>
          <table:table-cell table:style-name="Таблица10.F3" office:value-type="float" office:value="2">
            <text:p text:style-name="P36">2</text:p>
          </table:table-cell>
          <table:table-cell table:style-name="Таблица10.G3" office:value-type="string">
            <text:p text:style-name="P27">Адрес получателя</text:p>
          </table:table-cell>
        </table:table-row>
        <table:table-row>
          <table:table-cell table:style-name="Таблица10.D1" office:value-type="string">
            <text:p text:style-name="P37">Ао</text:p>
          </table:table-cell>
          <table:table-cell table:style-name="Таблица10.B3" office:value-type="float" office:value="3">
            <text:p text:style-name="P36">3</text:p>
          </table:table-cell>
          <table:table-cell table:style-name="Таблица10.C3" office:value-type="string">
            <text:p text:style-name="P27">Адрес отправителя</text:p>
          </table:table-cell>
          <table:table-cell table:style-name="Таблица10.D1" office:value-type="string">
            <text:p text:style-name="P27"/>
          </table:table-cell>
          <table:table-cell table:style-name="Таблица10.E3" office:value-type="string">
            <text:p text:style-name="P37">Ао</text:p>
          </table:table-cell>
          <table:table-cell table:style-name="Таблица10.F3" office:value-type="float" office:value="3">
            <text:p text:style-name="P36">3</text:p>
          </table:table-cell>
          <table:table-cell table:style-name="Таблица10.G3" office:value-type="string">
            <text:p text:style-name="P27">Адрес отправителя</text:p>
          </table:table-cell>
        </table:table-row>
        <table:table-row>
          <table:table-cell table:style-name="Таблица10.D1" office:value-type="string">
            <text:p text:style-name="P33">xx</text:p>
          </table:table-cell>
          <table:table-cell table:style-name="Таблица10.B3" office:value-type="float" office:value="4">
            <text:p text:style-name="P36">4</text:p>
          </table:table-cell>
          <table:table-cell table:style-name="Таблица10.C3" office:value-type="string">
            <text:p text:style-name="P31">Id <text:span text:style-name="T5">кадра</text:span></text:p>
          </table:table-cell>
          <table:table-cell table:style-name="Таблица10.D1" office:value-type="string">
            <text:p text:style-name="P31"/>
          </table:table-cell>
          <table:table-cell table:style-name="Таблица10.E3" office:value-type="string">
            <text:p text:style-name="P33">xx</text:p>
          </table:table-cell>
          <table:table-cell table:style-name="Таблица10.F3" office:value-type="float" office:value="4">
            <text:p text:style-name="P36">4</text:p>
          </table:table-cell>
          <table:table-cell table:style-name="Таблица10.G3" office:value-type="string">
            <text:p text:style-name="P31">Id <text:span text:style-name="T5">кадра</text:span></text:p>
          </table:table-cell>
        </table:table-row>
        <table:table-row>
          <table:table-cell table:style-name="Таблица10.D1" office:value-type="string">
            <text:p text:style-name="P33">0x08</text:p>
          </table:table-cell>
          <table:table-cell table:style-name="Таблица10.B3" office:value-type="float" office:value="5">
            <text:p text:style-name="P36">5</text:p>
          </table:table-cell>
          <table:table-cell table:style-name="Таблица10.C3" office:value-type="string">
            <text:p text:style-name="P35">Код команды</text:p>
          </table:table-cell>
          <table:table-cell table:style-name="Таблица10.D1" office:value-type="string">
            <text:p text:style-name="P35"/>
          </table:table-cell>
          <table:table-cell table:style-name="Таблица10.E3" office:value-type="string">
            <text:p text:style-name="P33">0x08</text:p>
          </table:table-cell>
          <table:table-cell table:style-name="Таблица10.F3" office:value-type="float" office:value="5">
            <text:p text:style-name="P36">5</text:p>
          </table:table-cell>
          <table:table-cell table:style-name="Таблица10.G3" office:value-type="string">
            <text:p text:style-name="P35">Код команды</text:p>
          </table:table-cell>
        </table:table-row>
        <table:table-row>
          <table:table-cell table:style-name="Таблица10.D1" office:value-type="string">
            <text:p text:style-name="P33"/>
          </table:table-cell>
          <table:table-cell table:style-name="Таблица10.B3" office:value-type="float" office:value="6">
            <text:p text:style-name="P34">6</text:p>
          </table:table-cell>
          <table:table-cell table:style-name="Таблица10.C3" office:value-type="string">
            <text:p text:style-name="P35">№ канала</text:p>
          </table:table-cell>
          <table:table-cell table:style-name="Таблица10.D1" office:value-type="string">
            <text:p text:style-name="P35"/>
          </table:table-cell>
          <table:table-cell table:style-name="Таблица10.E3" office:value-type="string">
            <text:p text:style-name="P33"/>
          </table:table-cell>
          <table:table-cell table:style-name="Таблица10.F3">
            <text:p text:style-name="P36"/>
          </table:table-cell>
          <table:table-cell table:style-name="Таблица10.G3" office:value-type="string">
            <text:p text:style-name="P35"/>
          </table:table-cell>
        </table:table-row>
        <table:table-row>
          <table:table-cell table:style-name="Таблица10.A10" office:value-type="string">
            <text:p text:style-name="P33">xx</text:p>
          </table:table-cell>
          <table:table-cell table:style-name="Таблица10.B10" office:value-type="float" office:value="7">
            <text:p text:style-name="P34">7</text:p>
          </table:table-cell>
          <table:table-cell table:style-name="Таблица10.C10" table:number-rows-spanned="2" office:value-type="string">
            <text:p text:style-name="P32">CRC16</text:p>
          </table:table-cell>
          <table:table-cell table:style-name="Таблица10.D10" table:number-rows-spanned="2" office:value-type="string">
            <text:p text:style-name="P32"/>
          </table:table-cell>
          <table:table-cell table:style-name="Таблица10.E10" office:value-type="string">
            <text:p text:style-name="P33">xx</text:p>
          </table:table-cell>
          <table:table-cell table:style-name="Таблица10.F10" office:value-type="float" office:value="6">
            <text:p text:style-name="P36">6</text:p>
          </table:table-cell>
          <table:table-cell table:style-name="Таблица10.G10" table:number-rows-spanned="2" office:value-type="string">
            <text:p text:style-name="P32">CRC16</text:p>
          </table:table-cell>
        </table:table-row>
        <table:table-row>
          <table:table-cell table:style-name="Таблица10.D1" office:value-type="string">
            <text:p text:style-name="P33">xx</text:p>
          </table:table-cell>
          <table:table-cell table:style-name="Таблица10.B3" office:value-type="float" office:value="8">
            <text:p text:style-name="P34">8</text:p>
          </table:table-cell>
          <table:covered-table-cell/>
          <table:covered-table-cell/>
          <table:table-cell table:style-name="Таблица10.D10" office:value-type="string">
            <text:p text:style-name="P33">xx</text:p>
          </table:table-cell>
          <table:table-cell table:style-name="Таблица10.F11" office:value-type="float" office:value="7">
            <text:p text:style-name="P36">7</text:p>
          </table:table-cell>
          <table:covered-table-cell/>
        </table:table-row>
      </table:table>
      <text:p text:style-name="Text_20_body"/>
      <text:p text:style-name="Text_20_body"/>
      <text:h text:style-name="P87" text:outline-level="2">Команда работы с 48-канальным адаптером</text:h>
      <text:p text:style-name="P19">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9">Запрос</text:p>
          </table:table-cell>
          <table:covered-table-cell/>
          <table:covered-table-cell/>
          <table:table-cell table:style-name="Таблица11.D1" office:value-type="string">
            <text:p text:style-name="P39"/>
          </table:table-cell>
          <table:table-cell table:style-name="Таблица11.E1" table:number-columns-spanned="3" office:value-type="string">
            <text:p text:style-name="P39">Ответ</text:p>
          </table:table-cell>
          <table:covered-table-cell/>
          <table:covered-table-cell/>
        </table:table-row>
        <table:table-row>
          <table:table-cell table:style-name="Таблица11.A1" office:value-type="string">
            <text:p text:style-name="P41">код, <text:span text:style-name="T1">hex</text:span></text:p>
          </table:table-cell>
          <table:table-cell table:style-name="Таблица11.B2" office:value-type="string">
            <text:p text:style-name="P39">№</text:p>
          </table:table-cell>
          <table:table-cell table:style-name="Таблица11.B2" office:value-type="string">
            <text:p text:style-name="P40">Описание</text:p>
          </table:table-cell>
          <table:table-cell table:style-name="Таблица11.D1" office:value-type="string">
            <text:p text:style-name="P40"/>
          </table:table-cell>
          <table:table-cell table:style-name="Таблица11.E1" office:value-type="string">
            <text:p text:style-name="P41">код, <text:span text:style-name="T1">hex</text:span></text:p>
          </table:table-cell>
          <table:table-cell table:style-name="Таблица11.F2" office:value-type="string">
            <text:p text:style-name="P42">№</text:p>
          </table:table-cell>
          <table:table-cell table:style-name="Таблица11.F2" office:value-type="string">
            <text:p text:style-name="P40">Описание</text:p>
          </table:table-cell>
        </table:table-row>
        <table:table-row>
          <table:table-cell table:style-name="Таблица11.D1" office:value-type="string">
            <text:p text:style-name="P29">0<text:span text:style-name="T1">x80</text:span></text:p>
          </table:table-cell>
          <table:table-cell table:style-name="Таблица11.B3" office:value-type="float" office:value="0">
            <text:p text:style-name="P28">0</text:p>
          </table:table-cell>
          <table:table-cell table:style-name="Таблица11.C3" office:value-type="string">
            <text:p text:style-name="P52">Заголовок </text:p>
          </table:table-cell>
          <table:table-cell table:style-name="Таблица11.D1" office:value-type="string">
            <text:p text:style-name="P35"/>
          </table:table-cell>
          <table:table-cell table:style-name="Таблица11.E3" office:value-type="string">
            <text:p text:style-name="P29">0<text:span text:style-name="T1">x80</text:span></text:p>
          </table:table-cell>
          <table:table-cell table:style-name="Таблица11.F3" office:value-type="float" office:value="0">
            <text:p text:style-name="P28">0</text:p>
          </table:table-cell>
          <table:table-cell table:style-name="Таблица11.G3" office:value-type="string">
            <text:p text:style-name="P35">Заголовок </text:p>
          </table:table-cell>
        </table:table-row>
        <table:table-row>
          <table:table-cell table:style-name="Таблица11.D1" office:value-type="string">
            <text:p text:style-name="P33">0x08</text:p>
          </table:table-cell>
          <table:table-cell table:style-name="Таблица11.B3" office:value-type="float" office:value="1">
            <text:p text:style-name="P36">1</text:p>
          </table:table-cell>
          <table:table-cell table:style-name="Таблица11.C3" office:value-type="string">
            <text:p text:style-name="P27">Количество байт</text:p>
          </table:table-cell>
          <table:table-cell table:style-name="Таблица11.D1" office:value-type="string">
            <text:p text:style-name="P27"/>
          </table:table-cell>
          <table:table-cell table:style-name="Таблица11.E3" office:value-type="string">
            <text:p text:style-name="P37">0x30</text:p>
          </table:table-cell>
          <table:table-cell table:style-name="Таблица11.F3" office:value-type="float" office:value="1">
            <text:p text:style-name="P36">1</text:p>
          </table:table-cell>
          <table:table-cell table:style-name="Таблица11.G3" office:value-type="string">
            <text:p text:style-name="P27">Количество байт</text:p>
          </table:table-cell>
        </table:table-row>
        <table:table-row>
          <table:table-cell table:style-name="Таблица11.D1" office:value-type="string">
            <text:p text:style-name="P37">Ап</text:p>
          </table:table-cell>
          <table:table-cell table:style-name="Таблица11.B3" office:value-type="float" office:value="2">
            <text:p text:style-name="P36">2</text:p>
          </table:table-cell>
          <table:table-cell table:style-name="Таблица11.C3" office:value-type="string">
            <text:p text:style-name="P27">Адрес получателя</text:p>
          </table:table-cell>
          <table:table-cell table:style-name="Таблица11.D1" office:value-type="string">
            <text:p text:style-name="P27"/>
          </table:table-cell>
          <table:table-cell table:style-name="Таблица11.E3" office:value-type="string">
            <text:p text:style-name="P37">Ап</text:p>
          </table:table-cell>
          <table:table-cell table:style-name="Таблица11.F3" office:value-type="float" office:value="2">
            <text:p text:style-name="P36">2</text:p>
          </table:table-cell>
          <table:table-cell table:style-name="Таблица11.G3" office:value-type="string">
            <text:p text:style-name="P27">Адрес получателя</text:p>
          </table:table-cell>
        </table:table-row>
        <table:table-row>
          <table:table-cell table:style-name="Таблица11.D1" office:value-type="string">
            <text:p text:style-name="P37">Ао</text:p>
          </table:table-cell>
          <table:table-cell table:style-name="Таблица11.B3" office:value-type="float" office:value="3">
            <text:p text:style-name="P36">3</text:p>
          </table:table-cell>
          <table:table-cell table:style-name="Таблица11.C3" office:value-type="string">
            <text:p text:style-name="P27">Адрес отправителя</text:p>
          </table:table-cell>
          <table:table-cell table:style-name="Таблица11.D1" office:value-type="string">
            <text:p text:style-name="P27"/>
          </table:table-cell>
          <table:table-cell table:style-name="Таблица11.E3" office:value-type="string">
            <text:p text:style-name="P37">Ао</text:p>
          </table:table-cell>
          <table:table-cell table:style-name="Таблица11.F3" office:value-type="float" office:value="3">
            <text:p text:style-name="P36">3</text:p>
          </table:table-cell>
          <table:table-cell table:style-name="Таблица11.G3" office:value-type="string">
            <text:p text:style-name="P27">Адрес отправителя</text:p>
          </table:table-cell>
        </table:table-row>
        <table:table-row>
          <table:table-cell table:style-name="Таблица11.D1" office:value-type="string">
            <text:p text:style-name="P33">xx</text:p>
          </table:table-cell>
          <table:table-cell table:style-name="Таблица11.B3" office:value-type="float" office:value="4">
            <text:p text:style-name="P36">4</text:p>
          </table:table-cell>
          <table:table-cell table:style-name="Таблица11.C3" office:value-type="string">
            <text:p text:style-name="P31">Id <text:span text:style-name="T5">кадра</text:span></text:p>
          </table:table-cell>
          <table:table-cell table:style-name="Таблица11.D1" office:value-type="string">
            <text:p text:style-name="P31"/>
          </table:table-cell>
          <table:table-cell table:style-name="Таблица11.E3" office:value-type="string">
            <text:p text:style-name="P33">xx</text:p>
          </table:table-cell>
          <table:table-cell table:style-name="Таблица11.F3" office:value-type="float" office:value="4">
            <text:p text:style-name="P36">4</text:p>
          </table:table-cell>
          <table:table-cell table:style-name="Таблица11.G3" office:value-type="string">
            <text:p text:style-name="P31">Id <text:span text:style-name="T5">кадра</text:span></text:p>
          </table:table-cell>
        </table:table-row>
        <table:table-row>
          <table:table-cell table:style-name="Таблица11.D1" office:value-type="string">
            <text:p text:style-name="P37">0x09</text:p>
          </table:table-cell>
          <table:table-cell table:style-name="Таблица11.B3" office:value-type="float" office:value="5">
            <text:p text:style-name="P36">5</text:p>
          </table:table-cell>
          <table:table-cell table:style-name="Таблица11.C3" office:value-type="string">
            <text:p text:style-name="P35">Код команды</text:p>
          </table:table-cell>
          <table:table-cell table:style-name="Таблица11.D1" office:value-type="string">
            <text:p text:style-name="P35"/>
          </table:table-cell>
          <table:table-cell table:style-name="Таблица11.E3" office:value-type="string">
            <text:p text:style-name="P37">0x09</text:p>
          </table:table-cell>
          <table:table-cell table:style-name="Таблица11.F3" office:value-type="float" office:value="5">
            <text:p text:style-name="P36">5</text:p>
          </table:table-cell>
          <table:table-cell table:style-name="Таблица11.G3" office:value-type="string">
            <text:p text:style-name="P35">Код команды</text:p>
          </table:table-cell>
        </table:table-row>
        <table:table-row>
          <table:table-cell table:style-name="Таблица11.D1" office:value-type="string">
            <text:p text:style-name="P33">0x00</text:p>
          </table:table-cell>
          <table:table-cell table:style-name="Таблица11.B3" office:value-type="float" office:value="6">
            <text:p text:style-name="P34">6</text:p>
          </table:table-cell>
          <table:table-cell table:style-name="Таблица11.C3" office:value-type="string">
            <text:p text:style-name="P35">Расширение команды</text:p>
          </table:table-cell>
          <table:table-cell table:style-name="Таблица11.D1" office:value-type="string">
            <text:p text:style-name="P35"/>
          </table:table-cell>
          <table:table-cell table:style-name="Таблица11.E3" office:value-type="string">
            <text:p text:style-name="P33">0x00</text:p>
          </table:table-cell>
          <table:table-cell table:style-name="Таблица11.F3" office:value-type="float" office:value="6">
            <text:p text:style-name="P34">6</text:p>
          </table:table-cell>
          <table:table-cell table:style-name="Таблица11.G3" office:value-type="string">
            <text:p text:style-name="P35">Тип датчика</text:p>
          </table:table-cell>
        </table:table-row>
        <table:table-row>
          <table:table-cell table:style-name="Таблица11.D1" office:value-type="string">
            <text:p text:style-name="P33">xx</text:p>
          </table:table-cell>
          <table:table-cell table:style-name="Таблица11.B3" office:value-type="float" office:value="7">
            <text:p text:style-name="P36">7</text:p>
          </table:table-cell>
          <table:table-cell table:style-name="Таблица11.C3" office:value-type="string">
            <text:p text:style-name="P35">№ канала</text:p>
          </table: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7">
            <text:p text:style-name="P36">7</text:p>
          </table:table-cell>
          <table:table-cell table:style-name="Таблица11.G10" table:number-rows-spanned="3" office:value-type="string">
            <text:p text:style-name="P35">40 байт данных</text:p>
          </table:table-cell>
        </table:table-row>
        <table:table-row>
          <table:table-cell table:style-name="Таблица11.A11" office:value-type="string">
            <text:p text:style-name="P33">xx</text:p>
          </table:table-cell>
          <table:table-cell table:style-name="Таблица11.B11" office:value-type="float" office:value="8">
            <text:p text:style-name="P36">8</text:p>
          </table:table-cell>
          <table:table-cell table:style-name="Таблица11.C11" table:number-rows-spanned="2" office:value-type="string">
            <text:p text:style-name="P32">CRC16</text:p>
          </table:table-cell>
          <table:table-cell table:style-name="Таблица11.D1" office:value-type="string">
            <text:p text:style-name="P35"/>
          </table:table-cell>
          <table:table-cell table:style-name="Таблица11.E3" office:value-type="string">
            <text:p text:style-name="P33">...</text:p>
          </table:table-cell>
          <table:table-cell table:style-name="Таблица11.G3" office:value-type="string">
            <text:p text:style-name="P34">...</text:p>
          </table:table-cell>
          <table:covered-table-cell/>
        </table:table-row>
        <table:table-row>
          <table:table-cell table:style-name="Таблица11.D1" office:value-type="string">
            <text:p text:style-name="P33">xx</text:p>
          </table:table-cell>
          <table:table-cell table:style-name="Таблица11.B3" office:value-type="float" office:value="9">
            <text:p text:style-name="P36">9</text:p>
          </table:table-cell>
          <table:covered-table-cell/>
          <table:table-cell table:style-name="Таблица11.D1" office:value-type="string">
            <text:p text:style-name="P35"/>
          </table:table-cell>
          <table:table-cell table:style-name="Таблица11.E3" office:value-type="string">
            <text:p text:style-name="P33">xx</text:p>
          </table:table-cell>
          <table:table-cell table:style-name="Таблица11.F3" office:value-type="float" office:value="47">
            <text:p text:style-name="P36">47</text:p>
          </table:table-cell>
          <table:covered-table-cell/>
        </table:table-row>
        <table:table-row>
          <table:table-cell table:style-name="Таблица11.D1" office:value-type="string">
            <text:p text:style-name="P33"/>
          </table:table-cell>
          <table:table-cell table:style-name="Таблица11.B13">
            <text:p text:style-name="P36"/>
          </table:table-cell>
          <table:table-cell table:style-name="Таблица11.C13" table:number-rows-spanned="2" office:value-type="string">
            <text:p text:style-name="P32"/>
          </table:table-cell>
          <table:table-cell table:style-name="Таблица11.C13" table:number-rows-spanned="2" office:value-type="string">
            <text:p text:style-name="P32"/>
          </table:table-cell>
          <table:table-cell table:style-name="Таблица11.E13" office:value-type="string">
            <text:p text:style-name="P33">xx</text:p>
          </table:table-cell>
          <table:table-cell table:style-name="Таблица11.F13" office:value-type="float" office:value="48">
            <text:p text:style-name="P36">48</text:p>
          </table:table-cell>
          <table:table-cell table:style-name="Таблица11.G13" table:number-rows-spanned="2" office:value-type="string">
            <text:p text:style-name="P32">CRC16</text:p>
          </table:table-cell>
        </table:table-row>
        <table:table-row>
          <table:table-cell table:style-name="Таблица11.D1" office:value-type="string">
            <text:p text:style-name="P33"/>
          </table:table-cell>
          <table:table-cell table:style-name="Таблица11.B13">
            <text:p text:style-name="P36"/>
          </table:table-cell>
          <table:covered-table-cell/>
          <table:covered-table-cell/>
          <table:table-cell table:style-name="Таблица11.C13" office:value-type="string">
            <text:p text:style-name="P33">xx</text:p>
          </table:table-cell>
          <table:table-cell table:style-name="Таблица11.F14" office:value-type="float" office:value="49">
            <text:p text:style-name="P36">49</text:p>
          </table:table-cell>
          <table:covered-table-cell/>
        </table:table-row>
      </table:table>
      <text:h text:style-name="P89"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9">Запрос</text:p>
          </table:table-cell>
          <table:covered-table-cell/>
          <table:covered-table-cell/>
          <table:table-cell table:style-name="Таблица12.D1" office:value-type="string">
            <text:p text:style-name="P39"/>
          </table:table-cell>
          <table:table-cell table:style-name="Таблица12.E1" table:number-columns-spanned="3" office:value-type="string">
            <text:p text:style-name="P39">Ответ</text:p>
          </table:table-cell>
          <table:covered-table-cell/>
          <table:covered-table-cell/>
        </table:table-row>
        <table:table-row>
          <table:table-cell table:style-name="Таблица12.A1" office:value-type="string">
            <text:p text:style-name="P41">код, <text:span text:style-name="T1">hex</text:span></text:p>
          </table:table-cell>
          <table:table-cell table:style-name="Таблица12.B2" office:value-type="string">
            <text:p text:style-name="P39">№</text:p>
          </table:table-cell>
          <table:table-cell table:style-name="Таблица12.B2" office:value-type="string">
            <text:p text:style-name="P40">Описание</text:p>
          </table:table-cell>
          <table:table-cell table:style-name="Таблица12.D1" office:value-type="string">
            <text:p text:style-name="P40"/>
          </table:table-cell>
          <table:table-cell table:style-name="Таблица12.E1" office:value-type="string">
            <text:p text:style-name="P41">код, <text:span text:style-name="T1">hex</text:span></text:p>
          </table:table-cell>
          <table:table-cell table:style-name="Таблица12.F2" office:value-type="string">
            <text:p text:style-name="P42">№</text:p>
          </table:table-cell>
          <table:table-cell table:style-name="Таблица12.F2" office:value-type="string">
            <text:p text:style-name="P40">Описание</text:p>
          </table:table-cell>
        </table:table-row>
        <table:table-row>
          <table:table-cell table:style-name="Таблица12.D1" office:value-type="string">
            <text:p text:style-name="P29">0<text:span text:style-name="T1">x80</text:span></text:p>
          </table:table-cell>
          <table:table-cell table:style-name="Таблица12.B3" office:value-type="float" office:value="0">
            <text:p text:style-name="P28">0</text:p>
          </table:table-cell>
          <table:table-cell table:style-name="Таблица12.C3" office:value-type="string">
            <text:p text:style-name="P52">Заголовок </text:p>
          </table:table-cell>
          <table:table-cell table:style-name="Таблица12.D1" office:value-type="string">
            <text:p text:style-name="P35"/>
          </table:table-cell>
          <table:table-cell table:style-name="Таблица12.E3" office:value-type="string">
            <text:p text:style-name="P29">0<text:span text:style-name="T1">x80</text:span></text:p>
          </table:table-cell>
          <table:table-cell table:style-name="Таблица12.F3" office:value-type="float" office:value="0">
            <text:p text:style-name="P28">0</text:p>
          </table:table-cell>
          <table:table-cell table:style-name="Таблица12.G3" office:value-type="string">
            <text:p text:style-name="P35">Заголовок </text:p>
          </table:table-cell>
        </table:table-row>
        <table:table-row>
          <table:table-cell table:style-name="Таблица12.D1" office:value-type="string">
            <text:p text:style-name="P33">0x31</text:p>
          </table:table-cell>
          <table:table-cell table:style-name="Таблица12.B3" office:value-type="float" office:value="1">
            <text:p text:style-name="P36">1</text:p>
          </table:table-cell>
          <table:table-cell table:style-name="Таблица12.C3" office:value-type="string">
            <text:p text:style-name="P27">Количество байт</text:p>
          </table:table-cell>
          <table:table-cell table:style-name="Таблица12.D1" office:value-type="string">
            <text:p text:style-name="P27"/>
          </table:table-cell>
          <table:table-cell table:style-name="Таблица12.E3" office:value-type="string">
            <text:p text:style-name="P33">0x6</text:p>
          </table:table-cell>
          <table:table-cell table:style-name="Таблица12.F3" office:value-type="float" office:value="1">
            <text:p text:style-name="P36">1</text:p>
          </table:table-cell>
          <table:table-cell table:style-name="Таблица12.G3" office:value-type="string">
            <text:p text:style-name="P27">Количество байт</text:p>
          </table:table-cell>
        </table:table-row>
        <table:table-row>
          <table:table-cell table:style-name="Таблица12.D1" office:value-type="string">
            <text:p text:style-name="P37">Ап</text:p>
          </table:table-cell>
          <table:table-cell table:style-name="Таблица12.B3" office:value-type="float" office:value="2">
            <text:p text:style-name="P36">2</text:p>
          </table:table-cell>
          <table:table-cell table:style-name="Таблица12.C3" office:value-type="string">
            <text:p text:style-name="P27">Адрес получателя</text:p>
          </table:table-cell>
          <table:table-cell table:style-name="Таблица12.D1" office:value-type="string">
            <text:p text:style-name="P27"/>
          </table:table-cell>
          <table:table-cell table:style-name="Таблица12.E3" office:value-type="string">
            <text:p text:style-name="P37">Ап</text:p>
          </table:table-cell>
          <table:table-cell table:style-name="Таблица12.F3" office:value-type="float" office:value="2">
            <text:p text:style-name="P36">2</text:p>
          </table:table-cell>
          <table:table-cell table:style-name="Таблица12.G3" office:value-type="string">
            <text:p text:style-name="P27">Адрес получателя</text:p>
          </table:table-cell>
        </table:table-row>
        <table:table-row>
          <table:table-cell table:style-name="Таблица12.D1" office:value-type="string">
            <text:p text:style-name="P37">Ао</text:p>
          </table:table-cell>
          <table:table-cell table:style-name="Таблица12.B3" office:value-type="float" office:value="3">
            <text:p text:style-name="P36">3</text:p>
          </table:table-cell>
          <table:table-cell table:style-name="Таблица12.C3" office:value-type="string">
            <text:p text:style-name="P27">Адрес отправителя</text:p>
          </table:table-cell>
          <table:table-cell table:style-name="Таблица12.D1" office:value-type="string">
            <text:p text:style-name="P27"/>
          </table:table-cell>
          <table:table-cell table:style-name="Таблица12.E3" office:value-type="string">
            <text:p text:style-name="P37">Ао</text:p>
          </table:table-cell>
          <table:table-cell table:style-name="Таблица12.F3" office:value-type="float" office:value="3">
            <text:p text:style-name="P36">3</text:p>
          </table:table-cell>
          <table:table-cell table:style-name="Таблица12.G3" office:value-type="string">
            <text:p text:style-name="P27">Адрес отправителя</text:p>
          </table:table-cell>
        </table:table-row>
        <table:table-row>
          <table:table-cell table:style-name="Таблица12.D1" office:value-type="string">
            <text:p text:style-name="P33">xx</text:p>
          </table:table-cell>
          <table:table-cell table:style-name="Таблица12.B3" office:value-type="float" office:value="4">
            <text:p text:style-name="P36">4</text:p>
          </table:table-cell>
          <table:table-cell table:style-name="Таблица12.C3" office:value-type="string">
            <text:p text:style-name="P31">Id <text:span text:style-name="T5">кадра</text:span></text:p>
          </table:table-cell>
          <table:table-cell table:style-name="Таблица12.D1" office:value-type="string">
            <text:p text:style-name="P31"/>
          </table:table-cell>
          <table:table-cell table:style-name="Таблица12.E3" office:value-type="string">
            <text:p text:style-name="P33">xx</text:p>
          </table:table-cell>
          <table:table-cell table:style-name="Таблица12.F3" office:value-type="float" office:value="4">
            <text:p text:style-name="P36">4</text:p>
          </table:table-cell>
          <table:table-cell table:style-name="Таблица12.G3" office:value-type="string">
            <text:p text:style-name="P31">Id <text:span text:style-name="T5">кадра</text:span></text:p>
          </table:table-cell>
        </table:table-row>
        <table:table-row>
          <table:table-cell table:style-name="Таблица12.D1" office:value-type="string">
            <text:p text:style-name="P37">0x09</text:p>
          </table:table-cell>
          <table:table-cell table:style-name="Таблица12.B3" office:value-type="float" office:value="5">
            <text:p text:style-name="P36">5</text:p>
          </table:table-cell>
          <table:table-cell table:style-name="Таблица12.C3" office:value-type="string">
            <text:p text:style-name="P35">Код команды</text:p>
          </table:table-cell>
          <table:table-cell table:style-name="Таблица12.D1" office:value-type="string">
            <text:p text:style-name="P35"/>
          </table:table-cell>
          <table:table-cell table:style-name="Таблица12.E3" office:value-type="string">
            <text:p text:style-name="P37">0x09</text:p>
          </table:table-cell>
          <table:table-cell table:style-name="Таблица12.F3" office:value-type="float" office:value="5">
            <text:p text:style-name="P36">5</text:p>
          </table:table-cell>
          <table:table-cell table:style-name="Таблица12.G3" office:value-type="string">
            <text:p text:style-name="P35">Код команды</text:p>
          </table:table-cell>
        </table:table-row>
        <table:table-row>
          <table:table-cell table:style-name="Таблица12.D1" office:value-type="string">
            <text:p text:style-name="P37">0x01</text:p>
          </table:table-cell>
          <table:table-cell table:style-name="Таблица12.B3" office:value-type="float" office:value="6">
            <text:p text:style-name="P34">6</text:p>
          </table:table-cell>
          <table:table-cell table:style-name="Таблица12.C3" office:value-type="string">
            <text:p text:style-name="P35">Расширение команды</text:p>
          </table:table-cell>
          <table:table-cell table:style-name="Таблица12.D1" office:value-type="string">
            <text:p text:style-name="P35"/>
          </table:table-cell>
          <table:table-cell table:style-name="Таблица12.E9" office:value-type="string">
            <text:p text:style-name="P33">xx</text:p>
          </table:table-cell>
          <table:table-cell table:style-name="Таблица12.F9" office:value-type="float" office:value="6">
            <text:p text:style-name="P36">6</text:p>
          </table:table-cell>
          <table:table-cell table:style-name="Таблица12.G9" table:number-rows-spanned="2" office:value-type="string">
            <text:p text:style-name="P32">CRC16</text:p>
          </table:table-cell>
        </table:table-row>
        <table:table-row>
          <table:table-cell table:style-name="Таблица12.A10" office:value-type="string">
            <text:p text:style-name="P33">xx</text:p>
          </table:table-cell>
          <table:table-cell table:style-name="Таблица12.B10" office:value-type="float" office:value="7">
            <text:p text:style-name="P36">7</text:p>
          </table:table-cell>
          <table:table-cell table:style-name="Таблица12.C10" office:value-type="string">
            <text:p text:style-name="P35">№ канала</text:p>
          </table:table-cell>
          <table:table-cell table:style-name="Таблица12.D1" office:value-type="string">
            <text:p text:style-name="P35"/>
          </table:table-cell>
          <table:table-cell table:style-name="Таблица12.E3" office:value-type="string">
            <text:p text:style-name="P33">xx</text:p>
          </table:table-cell>
          <table:table-cell table:style-name="Таблица12.F3" office:value-type="float" office:value="7">
            <text:p text:style-name="P36">7</text:p>
          </table:table-cell>
          <table:covered-table-cell/>
        </table:table-row>
        <table:table-row>
          <table:table-cell table:style-name="Таблица12.A1" office:value-type="string">
            <text:p text:style-name="P33">0x00</text:p>
          </table:table-cell>
          <table:table-cell table:style-name="Таблица12.B11" office:value-type="float" office:value="8">
            <text:p text:style-name="P36">8</text:p>
          </table:table-cell>
          <table:table-cell table:style-name="Таблица12.B2" office:value-type="string">
            <text:p text:style-name="P35">Тип датчика</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table-cell table:style-name="Таблица12.G11" table:number-rows-spanned="2" office:value-type="string">
            <text:p text:style-name="P35"/>
          </table:table-cell>
        </table:table-row>
        <table:table-row>
          <table:table-cell table:style-name="Таблица12.D1" office:value-type="string">
            <text:p text:style-name="P33">xx</text:p>
          </table:table-cell>
          <table:table-cell table:style-name="Таблица12.B3" office:value-type="float" office:value="9">
            <text:p text:style-name="P36">9</text:p>
          </table:table-cell>
          <table:table-cell table:style-name="Таблица12.C12" table:number-rows-spanned="3" office:value-type="string">
            <text:p text:style-name="P35">40 байт данных</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covered-table-cell/>
        </table:table-row>
        <table:table-row>
          <table:table-cell table:style-name="Таблица12.D1" office:value-type="string">
            <text:p text:style-name="P33">...</text:p>
          </table:table-cell>
          <table:table-cell table:style-name="Таблица12.C3" office:value-type="string">
            <text:p text:style-name="P36">...</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table-cell table:style-name="Таблица12.G11" table:number-rows-spanned="4" office:value-type="string">
            <text:p text:style-name="P35"/>
          </table:table-cell>
        </table:table-row>
        <table:table-row>
          <table:table-cell table:style-name="Таблица12.D1" office:value-type="string">
            <text:p text:style-name="P33">xx</text:p>
          </table:table-cell>
          <table:table-cell table:style-name="Таблица12.B3" office:value-type="float" office:value="48">
            <text:p text:style-name="P36">48</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covered-table-cell/>
        </table:table-row>
        <table:table-row>
          <table:table-cell table:style-name="Таблица12.A10" office:value-type="string">
            <text:p text:style-name="P33">xx</text:p>
          </table:table-cell>
          <table:table-cell table:style-name="Таблица12.B10" office:value-type="float" office:value="49">
            <text:p text:style-name="P36">49</text:p>
          </table:table-cell>
          <table:table-cell table:style-name="Таблица12.C15" table:number-rows-spanned="2" office:value-type="string">
            <text:p text:style-name="P32">CRC16</text:p>
          </table:table-cell>
          <table:table-cell table:style-name="Таблица12.D1" office:value-type="string">
            <text:p text:style-name="P35"/>
          </table:table-cell>
          <table:table-cell table:style-name="Таблица12.E3" office:value-type="string">
            <text:p text:style-name="P33"/>
          </table:table-cell>
          <table:table-cell table:style-name="Таблица12.E3" office:value-type="string">
            <text:p text:style-name="P34"/>
          </table:table-cell>
          <table:covered-table-cell/>
        </table:table-row>
        <table:table-row>
          <table:table-cell table:style-name="Таблица12.D1" office:value-type="string">
            <text:p text:style-name="P33">xx</text:p>
          </table:table-cell>
          <table:table-cell table:style-name="Таблица12.B3" office:value-type="float" office:value="50">
            <text:p text:style-name="P36">50</text:p>
          </table:table-cell>
          <table:covered-table-cell/>
          <table:table-cell table:style-name="Таблица12.D1" office:value-type="string">
            <text:p text:style-name="P35"/>
          </table:table-cell>
          <table:table-cell table:style-name="Таблица12.E3" office:value-type="string">
            <text:p text:style-name="P33"/>
          </table:table-cell>
          <table:table-cell table:style-name="Таблица12.F11">
            <text:p text:style-name="P36"/>
          </table:table-cell>
          <table:covered-table-cell/>
        </table:table-row>
      </table:table>
      <text:p text:style-name="Text_20_body"/>
      <text:h text:style-name="P87"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9">Запрос</text:p>
          </table:table-cell>
          <table:covered-table-cell/>
          <table:covered-table-cell/>
          <table:table-cell table:style-name="Таблица13.D1" office:value-type="string">
            <text:p text:style-name="P39"/>
          </table:table-cell>
          <table:table-cell table:style-name="Таблица13.E1" table:number-columns-spanned="3" office:value-type="string">
            <text:p text:style-name="P39">Ответ</text:p>
          </table:table-cell>
          <table:covered-table-cell/>
          <table:covered-table-cell/>
        </table:table-row>
        <table:table-row>
          <table:table-cell table:style-name="Таблица13.A1" office:value-type="string">
            <text:p text:style-name="P41">код, <text:span text:style-name="T1">hex</text:span></text:p>
          </table:table-cell>
          <table:table-cell table:style-name="Таблица13.B2" office:value-type="string">
            <text:p text:style-name="P39">№</text:p>
          </table:table-cell>
          <table:table-cell table:style-name="Таблица13.B2" office:value-type="string">
            <text:p text:style-name="P40">Описание</text:p>
          </table:table-cell>
          <table:table-cell table:style-name="Таблица13.D1" office:value-type="string">
            <text:p text:style-name="P40"/>
          </table:table-cell>
          <table:table-cell table:style-name="Таблица13.E1" office:value-type="string">
            <text:p text:style-name="P41">код, <text:span text:style-name="T1">hex</text:span></text:p>
          </table:table-cell>
          <table:table-cell table:style-name="Таблица13.F2" office:value-type="string">
            <text:p text:style-name="P42">№</text:p>
          </table:table-cell>
          <table:table-cell table:style-name="Таблица13.F2" office:value-type="string">
            <text:p text:style-name="P40">Описание</text:p>
          </table:table-cell>
        </table:table-row>
        <table:table-row>
          <table:table-cell table:style-name="Таблица13.D1" office:value-type="string">
            <text:p text:style-name="P29">0<text:span text:style-name="T1">x80</text:span></text:p>
          </table:table-cell>
          <table:table-cell table:style-name="Таблица13.B3" office:value-type="float" office:value="0">
            <text:p text:style-name="P28">0</text:p>
          </table:table-cell>
          <table:table-cell table:style-name="Таблица13.C3" office:value-type="string">
            <text:p text:style-name="P52">Заголовок </text:p>
          </table:table-cell>
          <table:table-cell table:style-name="Таблица13.D1" office:value-type="string">
            <text:p text:style-name="P35"/>
          </table:table-cell>
          <table:table-cell table:style-name="Таблица13.E3" office:value-type="string">
            <text:p text:style-name="P29">0<text:span text:style-name="T1">x80</text:span></text:p>
          </table:table-cell>
          <table:table-cell table:style-name="Таблица13.F3" office:value-type="float" office:value="0">
            <text:p text:style-name="P28">0</text:p>
          </table:table-cell>
          <table:table-cell table:style-name="Таблица13.G3" office:value-type="string">
            <text:p text:style-name="P35">Заголовок </text:p>
          </table:table-cell>
        </table:table-row>
        <table:table-row>
          <table:table-cell table:style-name="Таблица13.D1" office:value-type="string">
            <text:p text:style-name="P33">0x<text:span text:style-name="T5">0А</text:span></text:p>
          </table:table-cell>
          <table:table-cell table:style-name="Таблица13.B3" office:value-type="float" office:value="1">
            <text:p text:style-name="P36">1</text:p>
          </table:table-cell>
          <table:table-cell table:style-name="Таблица13.C3" office:value-type="string">
            <text:p text:style-name="P27">Количество байт</text:p>
          </table:table-cell>
          <table:table-cell table:style-name="Таблица13.D1" office:value-type="string">
            <text:p text:style-name="P27"/>
          </table:table-cell>
          <table:table-cell table:style-name="Таблица13.E3" office:value-type="string">
            <text:p text:style-name="P37">0x0А</text:p>
          </table:table-cell>
          <table:table-cell table:style-name="Таблица13.F3" office:value-type="float" office:value="1">
            <text:p text:style-name="P36">1</text:p>
          </table:table-cell>
          <table:table-cell table:style-name="Таблица13.G3" office:value-type="string">
            <text:p text:style-name="P27">Количество байт</text:p>
          </table:table-cell>
        </table:table-row>
        <table:table-row>
          <table:table-cell table:style-name="Таблица13.D1" office:value-type="string">
            <text:p text:style-name="P37">Ап</text:p>
          </table:table-cell>
          <table:table-cell table:style-name="Таблица13.B3" office:value-type="float" office:value="2">
            <text:p text:style-name="P36">2</text:p>
          </table:table-cell>
          <table:table-cell table:style-name="Таблица13.C3" office:value-type="string">
            <text:p text:style-name="P27">Адрес получателя</text:p>
          </table:table-cell>
          <table:table-cell table:style-name="Таблица13.D1" office:value-type="string">
            <text:p text:style-name="P27"/>
          </table:table-cell>
          <table:table-cell table:style-name="Таблица13.E3" office:value-type="string">
            <text:p text:style-name="P37">Ап</text:p>
          </table:table-cell>
          <table:table-cell table:style-name="Таблица13.F3" office:value-type="float" office:value="2">
            <text:p text:style-name="P36">2</text:p>
          </table:table-cell>
          <table:table-cell table:style-name="Таблица13.G3" office:value-type="string">
            <text:p text:style-name="P27">Адрес получателя</text:p>
          </table:table-cell>
        </table:table-row>
        <table:table-row>
          <table:table-cell table:style-name="Таблица13.D1" office:value-type="string">
            <text:p text:style-name="P37">Ао</text:p>
          </table:table-cell>
          <table:table-cell table:style-name="Таблица13.B3" office:value-type="float" office:value="3">
            <text:p text:style-name="P36">3</text:p>
          </table:table-cell>
          <table:table-cell table:style-name="Таблица13.C3" office:value-type="string">
            <text:p text:style-name="P27">Адрес отправителя</text:p>
          </table:table-cell>
          <table:table-cell table:style-name="Таблица13.D1" office:value-type="string">
            <text:p text:style-name="P27"/>
          </table:table-cell>
          <table:table-cell table:style-name="Таблица13.E3" office:value-type="string">
            <text:p text:style-name="P37">Ао</text:p>
          </table:table-cell>
          <table:table-cell table:style-name="Таблица13.F3" office:value-type="float" office:value="3">
            <text:p text:style-name="P36">3</text:p>
          </table:table-cell>
          <table:table-cell table:style-name="Таблица13.G3" office:value-type="string">
            <text:p text:style-name="P27">Адрес отправителя</text:p>
          </table:table-cell>
        </table:table-row>
        <table:table-row>
          <table:table-cell table:style-name="Таблица13.D1" office:value-type="string">
            <text:p text:style-name="P33">xx</text:p>
          </table:table-cell>
          <table:table-cell table:style-name="Таблица13.B3" office:value-type="float" office:value="4">
            <text:p text:style-name="P36">4</text:p>
          </table:table-cell>
          <table:table-cell table:style-name="Таблица13.C3" office:value-type="string">
            <text:p text:style-name="P31">Id <text:span text:style-name="T5">кадра</text:span></text:p>
          </table:table-cell>
          <table:table-cell table:style-name="Таблица13.D1" office:value-type="string">
            <text:p text:style-name="P31"/>
          </table:table-cell>
          <table:table-cell table:style-name="Таблица13.E3" office:value-type="string">
            <text:p text:style-name="P33">xx</text:p>
          </table:table-cell>
          <table:table-cell table:style-name="Таблица13.F3" office:value-type="float" office:value="4">
            <text:p text:style-name="P36">4</text:p>
          </table:table-cell>
          <table:table-cell table:style-name="Таблица13.G3" office:value-type="string">
            <text:p text:style-name="P31">Id <text:span text:style-name="T5">кадра</text:span></text:p>
          </table:table-cell>
        </table:table-row>
        <table:table-row>
          <table:table-cell table:style-name="Таблица13.D1" office:value-type="string">
            <text:p text:style-name="P37">0x0<text:span text:style-name="T1">C</text:span></text:p>
          </table:table-cell>
          <table:table-cell table:style-name="Таблица13.B3" office:value-type="float" office:value="5">
            <text:p text:style-name="P36">5</text:p>
          </table:table-cell>
          <table:table-cell table:style-name="Таблица13.C3" office:value-type="string">
            <text:p text:style-name="P35">Код команды</text:p>
          </table:table-cell>
          <table:table-cell table:style-name="Таблица13.D1" office:value-type="string">
            <text:p text:style-name="P35"/>
          </table:table-cell>
          <table:table-cell table:style-name="Таблица13.E3" office:value-type="string">
            <text:p text:style-name="P33">0x0C</text:p>
          </table:table-cell>
          <table:table-cell table:style-name="Таблица13.F3" office:value-type="float" office:value="5">
            <text:p text:style-name="P36">5</text:p>
          </table:table-cell>
          <table:table-cell table:style-name="Таблица13.G3" office:value-type="string">
            <text:p text:style-name="P35">Код команды</text:p>
          </table:table-cell>
        </table:table-row>
        <table:table-row>
          <table:table-cell table:style-name="Таблица13.A9" office:value-type="string">
            <text:p text:style-name="P37">0x0<text:span text:style-name="T1">0</text:span></text:p>
          </table:table-cell>
          <table:table-cell table:style-name="Таблица13.B9" office:value-type="float" office:value="6">
            <text:p text:style-name="P34">6</text:p>
          </table:table-cell>
          <table:table-cell table:style-name="Таблица13.C9" office:value-type="string">
            <text:p text:style-name="P35"/>
          </table:table-cell>
          <table:table-cell table:style-name="Таблица13.D1" office:value-type="string">
            <text:p text:style-name="P35"/>
          </table:table-cell>
          <table:table-cell table:style-name="Таблица13.E9" office:value-type="string">
            <text:p text:style-name="P37">0x0<text:span text:style-name="T1">0</text:span></text:p>
          </table:table-cell>
          <table:table-cell table:style-name="Таблица13.F9" office:value-type="float" office:value="6">
            <text:p text:style-name="P34">6</text:p>
          </table:table-cell>
          <table:table-cell table:style-name="Таблица13.G9" office:value-type="string">
            <text:p text:style-name="P32"/>
          </table:table-cell>
        </table:table-row>
        <table:table-row>
          <table:table-cell table:style-name="Таблица13.D1" office:value-type="string">
            <text:p text:style-name="P33">0x00</text:p>
          </table:table-cell>
          <table:table-cell table:style-name="Таблица13.B3" office:value-type="float" office:value="7">
            <text:p text:style-name="P36">7</text:p>
          </table:table-cell>
          <table:table-cell table:style-name="Таблица13.C3"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7">
            <text:p text:style-name="P36">7</text:p>
          </table:table-cell>
          <table:table-cell table:style-name="Таблица13.G3" office:value-type="string">
            <text:p text:style-name="P35"/>
          </table:table-cell>
        </table:table-row>
        <table:table-row>
          <table:table-cell table:style-name="Таблица13.D1" office:value-type="string">
            <text:p text:style-name="P33">0x00</text:p>
          </table:table-cell>
          <table:table-cell table:style-name="Таблица13.B3" office:value-type="float" office:value="8">
            <text:p text:style-name="P36">8</text:p>
          </table:table-cell>
          <table:table-cell table:style-name="Таблица13.C3" office:value-type="string">
            <text:p text:style-name="P35"/>
          </table:table-cell>
          <table:table-cell table:style-name="Таблица13.D1" office:value-type="string">
            <text:p text:style-name="P35"/>
          </table:table-cell>
          <table:table-cell table:style-name="Таблица13.E3" office:value-type="string">
            <text:p text:style-name="P33">0x00</text:p>
          </table:table-cell>
          <table:table-cell table:style-name="Таблица13.F3" office:value-type="float" office:value="8">
            <text:p text:style-name="P36">8</text:p>
          </table:table-cell>
          <table:table-cell table:style-name="Таблица13.G11" office:value-type="string">
            <text:p text:style-name="P35"/>
          </table:table-cell>
        </table:table-row>
        <table:table-row>
          <table:table-cell table:style-name="Таблица13.A1" office:value-type="string">
            <text:p text:style-name="P33">0x00</text:p>
          </table:table-cell>
          <table:table-cell table:style-name="Таблица13.B12" office:value-type="float" office:value="9">
            <text:p text:style-name="P36">9</text:p>
          </table:table-cell>
          <table:table-cell table:style-name="Таблица13.C12" office:value-type="string">
            <text:p text:style-name="P35"/>
          </table:table-cell>
          <table:table-cell table:style-name="Таблица13.D1" office:value-type="string">
            <text:p text:style-name="P35"/>
          </table:table-cell>
          <table:table-cell table:style-name="Таблица13.E1" office:value-type="string">
            <text:p text:style-name="P33">0x00</text:p>
          </table:table-cell>
          <table:table-cell table:style-name="Таблица13.F12" office:value-type="float" office:value="9">
            <text:p text:style-name="P36">9</text:p>
          </table:table-cell>
          <table:table-cell table:style-name="Таблица13.G12" office:value-type="string">
            <text:p text:style-name="P35"/>
          </table:table-cell>
        </table:table-row>
        <table:table-row>
          <table:table-cell table:style-name="Таблица13.A9" office:value-type="string">
            <text:p text:style-name="P33">xx</text:p>
          </table:table-cell>
          <table:table-cell table:style-name="Таблица13.B9" office:value-type="float" office:value="10">
            <text:p text:style-name="P34">10</text:p>
          </table:table-cell>
          <table:table-cell table:style-name="Таблица13.C13" table:number-rows-spanned="2" office:value-type="string">
            <text:p text:style-name="P32">CRC16</text:p>
          </table: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3" office:value-type="float" office:value="10">
            <text:p text:style-name="P34">10</text:p>
          </table:table-cell>
          <table:table-cell table:style-name="Таблица13.G13" table:number-rows-spanned="2" office:value-type="string">
            <text:p text:style-name="P32">CRC16</text:p>
          </table:table-cell>
        </table:table-row>
        <table:table-row>
          <table:table-cell table:style-name="Таблица13.D1" office:value-type="string">
            <text:p text:style-name="P33">xx</text:p>
          </table:table-cell>
          <table:table-cell table:style-name="Таблица13.B3" office:value-type="float" office:value="11">
            <text:p text:style-name="P34">11</text:p>
          </table:table-cell>
          <table:covered-table-cell/>
          <table:table-cell table:style-name="Таблица13.D1" office:value-type="string">
            <text:p text:style-name="P35"/>
          </table:table-cell>
          <table:table-cell table:style-name="Таблица13.E3" office:value-type="string">
            <text:p text:style-name="P33">xx</text:p>
          </table:table-cell>
          <table:table-cell table:style-name="Таблица13.F13" office:value-type="float" office:value="11">
            <text:p text:style-name="P34">11</text:p>
          </table:table-cell>
          <table:covered-table-cell/>
        </table:table-row>
      </table:table>
      <text:h text:style-name="P87" text:outline-level="2">Устройство занято</text:h>
      <text:p text:style-name="P19">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9"/>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9">Запрос</text:p>
          </table:table-cell>
          <table:covered-table-cell/>
          <table:covered-table-cell/>
          <table:table-cell table:style-name="Таблица14.D1" office:value-type="string">
            <text:p text:style-name="P39"/>
          </table:table-cell>
          <table:table-cell table:style-name="Таблица14.E1" table:number-columns-spanned="3" office:value-type="string">
            <text:p text:style-name="P39">Ответ</text:p>
          </table:table-cell>
          <table:covered-table-cell/>
          <table:covered-table-cell/>
        </table:table-row>
        <table:table-row>
          <table:table-cell table:style-name="Таблица14.A1" office:value-type="string">
            <text:p text:style-name="P41">код, <text:span text:style-name="T1">hex</text:span></text:p>
          </table:table-cell>
          <table:table-cell table:style-name="Таблица14.B2" office:value-type="string">
            <text:p text:style-name="P39">№</text:p>
          </table:table-cell>
          <table:table-cell table:style-name="Таблица14.B2" office:value-type="string">
            <text:p text:style-name="P40">Описание</text:p>
          </table:table-cell>
          <table:table-cell table:style-name="Таблица14.D1" office:value-type="string">
            <text:p text:style-name="P40"/>
          </table:table-cell>
          <table:table-cell table:style-name="Таблица14.E1" office:value-type="string">
            <text:p text:style-name="P41">код, <text:span text:style-name="T1">hex</text:span></text:p>
          </table:table-cell>
          <table:table-cell table:style-name="Таблица14.F2" office:value-type="string">
            <text:p text:style-name="P42">№</text:p>
          </table:table-cell>
          <table:table-cell table:style-name="Таблица14.F2" office:value-type="string">
            <text:p text:style-name="P40">Описание</text:p>
          </table:table-cell>
        </table:table-row>
        <table:table-row>
          <table:table-cell table:style-name="Таблица14.D1" office:value-type="string">
            <text:p text:style-name="P29">0<text:span text:style-name="T1">x80</text:span></text:p>
          </table:table-cell>
          <table:table-cell table:style-name="Таблица14.B3" office:value-type="float" office:value="0">
            <text:p text:style-name="P28">0</text:p>
          </table:table-cell>
          <table:table-cell table:style-name="Таблица14.C3" office:value-type="string">
            <text:p text:style-name="P52">Заголовок </text:p>
          </table:table-cell>
          <table:table-cell table:style-name="Таблица14.D1" office:value-type="string">
            <text:p text:style-name="P35"/>
          </table:table-cell>
          <table:table-cell table:style-name="Таблица14.E3" office:value-type="string">
            <text:p text:style-name="P29">0<text:span text:style-name="T1">x80</text:span></text:p>
          </table:table-cell>
          <table:table-cell table:style-name="Таблица14.F3" office:value-type="float" office:value="0">
            <text:p text:style-name="P28">0</text:p>
          </table:table-cell>
          <table:table-cell table:style-name="Таблица14.G3" office:value-type="string">
            <text:p text:style-name="P35">Заголовок </text:p>
          </table:table-cell>
        </table:table-row>
        <table:table-row>
          <table:table-cell table:style-name="Таблица14.D1" office:value-type="string">
            <text:p text:style-name="P33">0x<text:span text:style-name="T5">6</text:span></text:p>
          </table:table-cell>
          <table:table-cell table:style-name="Таблица14.B3" office:value-type="float" office:value="1">
            <text:p text:style-name="P36">1</text:p>
          </table:table-cell>
          <table:table-cell table:style-name="Таблица14.C3" office:value-type="string">
            <text:p text:style-name="P27">Количество байт</text:p>
          </table:table-cell>
          <table:table-cell table:style-name="Таблица14.D1" office:value-type="string">
            <text:p text:style-name="P27"/>
          </table:table-cell>
          <table:table-cell table:style-name="Таблица14.E3" office:value-type="string">
            <text:p text:style-name="P33">0x<text:span text:style-name="T5">7</text:span></text:p>
          </table:table-cell>
          <table:table-cell table:style-name="Таблица14.F3" office:value-type="float" office:value="1">
            <text:p text:style-name="P36">1</text:p>
          </table:table-cell>
          <table:table-cell table:style-name="Таблица14.G3" office:value-type="string">
            <text:p text:style-name="P27">Количество байт</text:p>
          </table:table-cell>
        </table:table-row>
        <table:table-row>
          <table:table-cell table:style-name="Таблица14.D1" office:value-type="string">
            <text:p text:style-name="P37">Ап</text:p>
          </table:table-cell>
          <table:table-cell table:style-name="Таблица14.B3" office:value-type="float" office:value="2">
            <text:p text:style-name="P36">2</text:p>
          </table:table-cell>
          <table:table-cell table:style-name="Таблица14.C3" office:value-type="string">
            <text:p text:style-name="P27">Адрес получателя</text:p>
          </table:table-cell>
          <table:table-cell table:style-name="Таблица14.D1" office:value-type="string">
            <text:p text:style-name="P27"/>
          </table:table-cell>
          <table:table-cell table:style-name="Таблица14.E3" office:value-type="string">
            <text:p text:style-name="P37">Ап</text:p>
          </table:table-cell>
          <table:table-cell table:style-name="Таблица14.F3" office:value-type="float" office:value="2">
            <text:p text:style-name="P36">2</text:p>
          </table:table-cell>
          <table:table-cell table:style-name="Таблица14.G3" office:value-type="string">
            <text:p text:style-name="P27">Адрес получателя</text:p>
          </table:table-cell>
        </table:table-row>
        <table:table-row>
          <table:table-cell table:style-name="Таблица14.D1" office:value-type="string">
            <text:p text:style-name="P37">Ао</text:p>
          </table:table-cell>
          <table:table-cell table:style-name="Таблица14.B3" office:value-type="float" office:value="3">
            <text:p text:style-name="P36">3</text:p>
          </table:table-cell>
          <table:table-cell table:style-name="Таблица14.C3" office:value-type="string">
            <text:p text:style-name="P27">Адрес отправителя</text:p>
          </table:table-cell>
          <table:table-cell table:style-name="Таблица14.D1" office:value-type="string">
            <text:p text:style-name="P27"/>
          </table:table-cell>
          <table:table-cell table:style-name="Таблица14.E3" office:value-type="string">
            <text:p text:style-name="P37">Ао</text:p>
          </table:table-cell>
          <table:table-cell table:style-name="Таблица14.F3" office:value-type="float" office:value="3">
            <text:p text:style-name="P36">3</text:p>
          </table:table-cell>
          <table:table-cell table:style-name="Таблица14.G3" office:value-type="string">
            <text:p text:style-name="P27">Адрес отправителя</text:p>
          </table:table-cell>
        </table:table-row>
        <table:table-row>
          <table:table-cell table:style-name="Таблица14.D1" office:value-type="string">
            <text:p text:style-name="P33">xx</text:p>
          </table:table-cell>
          <table:table-cell table:style-name="Таблица14.B3" office:value-type="float" office:value="4">
            <text:p text:style-name="P36">4</text:p>
          </table:table-cell>
          <table:table-cell table:style-name="Таблица14.C3" office:value-type="string">
            <text:p text:style-name="P31">Id <text:span text:style-name="T5">кадра</text:span></text:p>
          </table:table-cell>
          <table:table-cell table:style-name="Таблица14.D1" office:value-type="string">
            <text:p text:style-name="P31"/>
          </table:table-cell>
          <table:table-cell table:style-name="Таблица14.E3" office:value-type="string">
            <text:p text:style-name="P33">xx</text:p>
          </table:table-cell>
          <table:table-cell table:style-name="Таблица14.F3" office:value-type="float" office:value="4">
            <text:p text:style-name="P36">4</text:p>
          </table:table-cell>
          <table:table-cell table:style-name="Таблица14.G3" office:value-type="string">
            <text:p text:style-name="P31">Id <text:span text:style-name="T5">кадра</text:span></text:p>
          </table:table-cell>
        </table:table-row>
        <table:table-row>
          <table:table-cell table:style-name="Таблица14.D1" office:value-type="string">
            <text:p text:style-name="P33">0x0D</text:p>
          </table:table-cell>
          <table:table-cell table:style-name="Таблица14.B3" office:value-type="float" office:value="5">
            <text:p text:style-name="P36">5</text:p>
          </table:table-cell>
          <table:table-cell table:style-name="Таблица14.C3" office:value-type="string">
            <text:p text:style-name="P35">Код команды</text:p>
          </table:table-cell>
          <table:table-cell table:style-name="Таблица14.D1" office:value-type="string">
            <text:p text:style-name="P35"/>
          </table:table-cell>
          <table:table-cell table:style-name="Таблица14.E3" office:value-type="string">
            <text:p text:style-name="P33">0x0D</text:p>
          </table:table-cell>
          <table:table-cell table:style-name="Таблица14.F3" office:value-type="float" office:value="5">
            <text:p text:style-name="P36">5</text:p>
          </table:table-cell>
          <table:table-cell table:style-name="Таблица14.G3" office:value-type="string">
            <text:p text:style-name="P35">Код команды</text:p>
          </table:table-cell>
        </table:table-row>
        <table:table-row>
          <table:table-cell table:style-name="Таблица14.A9" office:value-type="string">
            <text:p text:style-name="P33">xx</text:p>
          </table:table-cell>
          <table:table-cell table:style-name="Таблица14.B9" office:value-type="float" office:value="6">
            <text:p text:style-name="P34">6</text:p>
          </table:table-cell>
          <table:table-cell table:style-name="Таблица14.C9" table:number-rows-spanned="2" office:value-type="string">
            <text:p text:style-name="P32">CRC16</text:p>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3" office:value-type="float" office:value="6">
            <text:p text:style-name="P34">6</text:p>
          </table:table-cell>
          <table:table-cell table:style-name="Таблица14.G9" office:value-type="string">
            <text:p text:style-name="P38">Расширение</text:p>
          </table:table-cell>
        </table:table-row>
        <table:table-row>
          <table:table-cell table:style-name="Таблица14.D1" office:value-type="string">
            <text:p text:style-name="P33">xx</text:p>
          </table:table-cell>
          <table:table-cell table:style-name="Таблица14.B3" office:value-type="float" office:value="7">
            <text:p text:style-name="P34">7</text:p>
          </table:table-cell>
          <table:covered-table-cell/>
          <table:table-cell table:style-name="Таблица14.D1" office:value-type="string">
            <text:p text:style-name="P35"/>
          </table:table-cell>
          <table:table-cell table:style-name="Таблица14.E10" office:value-type="string">
            <text:p text:style-name="P33">xx</text:p>
          </table:table-cell>
          <table:table-cell table:style-name="Таблица14.F10" office:value-type="float" office:value="10">
            <text:p text:style-name="P34">10</text:p>
          </table:table-cell>
          <table:table-cell table:style-name="Таблица14.G10" table:number-rows-spanned="2" office:value-type="string">
            <text:p text:style-name="P32">CRC16</text:p>
          </table:table-cell>
        </table:table-row>
        <table:table-row>
          <table:table-cell table:style-name="Таблица14.D1" office:value-type="string">
            <text:p text:style-name="P33"/>
          </table:table-cell>
          <table:table-cell table:style-name="Таблица14.B11">
            <text:p text:style-name="P34"/>
          </table:table-cell>
          <table:table-cell table:style-name="Таблица14.D1" office:value-type="string">
            <text:p text:style-name="P35"/>
          </table:table-cell>
          <table:table-cell table:style-name="Таблица14.D1" office:value-type="string">
            <text:p text:style-name="P35"/>
          </table:table-cell>
          <table:table-cell table:style-name="Таблица14.E3" office:value-type="string">
            <text:p text:style-name="P33">xx</text:p>
          </table:table-cell>
          <table:table-cell table:style-name="Таблица14.F11" office:value-type="float" office:value="11">
            <text:p text:style-name="P34">11</text:p>
          </table:table-cell>
          <table:covered-table-cell/>
        </table:table-row>
      </table:table>
      <text:p text:style-name="Text_20_body"/>
      <text:p text:style-name="P19">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9"/>
      <text:p text:style-name="P19"/>
      <text:p text:style-name="P19"/>
      <text:p text:style-name="P19"/>
      <text:p text:style-name="P19"/>
      <text:p text:style-name="P19"/>
      <text:p text:style-name="P19"/>
      <text:h text:style-name="P87" text:outline-level="2"><text:soft-page-break/>Неправильный запрос, не поддерживаемая функция </text:h>
      <text:p text:style-name="P19">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9">Ответ</text:p>
          </table:table-cell>
          <table:covered-table-cell/>
          <table:covered-table-cell/>
        </table:table-row>
        <table:table-row>
          <table:table-cell table:style-name="Таблица16.A1" office:value-type="string">
            <text:p text:style-name="P41">код, <text:span text:style-name="T1">hex</text:span></text:p>
          </table:table-cell>
          <table:table-cell table:style-name="Таблица16.B2" office:value-type="string">
            <text:p text:style-name="P39">№</text:p>
          </table:table-cell>
          <table:table-cell table:style-name="Таблица16.B2" office:value-type="string">
            <text:p text:style-name="P40">Описание</text:p>
          </table:table-cell>
        </table:table-row>
        <table:table-row>
          <table:table-cell table:style-name="Таблица16.A3" office:value-type="string">
            <text:p text:style-name="P29">0<text:span text:style-name="T1">x80</text:span></text:p>
          </table:table-cell>
          <table:table-cell table:style-name="Таблица16.B3" office:value-type="float" office:value="0">
            <text:p text:style-name="P28">0</text:p>
          </table:table-cell>
          <table:table-cell table:style-name="Таблица16.C3" office:value-type="string">
            <text:p text:style-name="P52">Заголовок </text:p>
          </table:table-cell>
        </table:table-row>
        <table:table-row>
          <table:table-cell table:style-name="Таблица16.A3" office:value-type="string">
            <text:p text:style-name="P33">0x06</text:p>
          </table:table-cell>
          <table:table-cell table:style-name="Таблица16.B3" office:value-type="float" office:value="1">
            <text:p text:style-name="P36">1</text:p>
          </table:table-cell>
          <table:table-cell table:style-name="Таблица16.C3" office:value-type="string">
            <text:p text:style-name="P27">Количество байт</text:p>
          </table:table-cell>
        </table:table-row>
        <table:table-row>
          <table:table-cell table:style-name="Таблица16.A3" office:value-type="string">
            <text:p text:style-name="P37">Ап</text:p>
          </table:table-cell>
          <table:table-cell table:style-name="Таблица16.B3" office:value-type="float" office:value="2">
            <text:p text:style-name="P36">2</text:p>
          </table:table-cell>
          <table:table-cell table:style-name="Таблица16.C3" office:value-type="string">
            <text:p text:style-name="P27">Адрес получателя</text:p>
          </table:table-cell>
        </table:table-row>
        <table:table-row>
          <table:table-cell table:style-name="Таблица16.A3" office:value-type="string">
            <text:p text:style-name="P37">Ао</text:p>
          </table:table-cell>
          <table:table-cell table:style-name="Таблица16.B3" office:value-type="float" office:value="3">
            <text:p text:style-name="P36">3</text:p>
          </table:table-cell>
          <table:table-cell table:style-name="Таблица16.C3" office:value-type="string">
            <text:p text:style-name="P27">Адрес отправителя</text:p>
          </table:table-cell>
        </table:table-row>
        <table:table-row>
          <table:table-cell table:style-name="Таблица16.A3" office:value-type="string">
            <text:p text:style-name="P33">xx</text:p>
          </table:table-cell>
          <table:table-cell table:style-name="Таблица16.B3" office:value-type="float" office:value="4">
            <text:p text:style-name="P36">4</text:p>
          </table:table-cell>
          <table:table-cell table:style-name="Таблица16.C3" office:value-type="string">
            <text:p text:style-name="P31">Id <text:span text:style-name="T5">кадра</text:span></text:p>
          </table:table-cell>
        </table:table-row>
        <table:table-row>
          <table:table-cell table:style-name="Таблица16.A3" office:value-type="string">
            <text:p text:style-name="P33">0x0E</text:p>
          </table:table-cell>
          <table:table-cell table:style-name="Таблица16.B3" office:value-type="float" office:value="5">
            <text:p text:style-name="P36">5</text:p>
          </table:table-cell>
          <table:table-cell table:style-name="Таблица16.C3" office:value-type="string">
            <text:p text:style-name="P35"/>
          </table:table-cell>
        </table:table-row>
        <table:table-row>
          <table:table-cell table:style-name="Таблица16.A9" office:value-type="string">
            <text:p text:style-name="P33">xx</text:p>
          </table:table-cell>
          <table:table-cell table:style-name="Таблица16.B9" office:value-type="float" office:value="6">
            <text:p text:style-name="P36">6</text:p>
          </table:table-cell>
          <table:table-cell table:style-name="Таблица16.C9" table:number-rows-spanned="2" office:value-type="string">
            <text:p text:style-name="P32">CRC16</text:p>
          </table:table-cell>
        </table:table-row>
        <table:table-row>
          <table:table-cell table:style-name="Таблица16.A10" office:value-type="string">
            <text:p text:style-name="P33">xx</text:p>
          </table:table-cell>
          <table:table-cell table:style-name="Таблица16.B10" office:value-type="float" office:value="7">
            <text:p text:style-name="P36">7</text:p>
          </table:table-cell>
          <table:covered-table-cell/>
        </table:table-row>
      </table:table>
      <text:h text:style-name="P87"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9">Запрос</text:p>
          </table:table-cell>
          <table:covered-table-cell/>
          <table:covered-table-cell/>
          <table:table-cell table:style-name="Таблица17.D1" office:value-type="string">
            <text:p text:style-name="P39"/>
          </table:table-cell>
          <table:table-cell table:style-name="Таблица17.E1" table:number-columns-spanned="3" office:value-type="string">
            <text:p text:style-name="P39">Ответ</text:p>
          </table:table-cell>
          <table:covered-table-cell/>
          <table:covered-table-cell/>
        </table:table-row>
        <table:table-row>
          <table:table-cell table:style-name="Таблица17.A1" office:value-type="string">
            <text:p text:style-name="P41">код, <text:span text:style-name="T1">hex</text:span></text:p>
          </table:table-cell>
          <table:table-cell table:style-name="Таблица17.B2" office:value-type="string">
            <text:p text:style-name="P39">№</text:p>
          </table:table-cell>
          <table:table-cell table:style-name="Таблица17.B2" office:value-type="string">
            <text:p text:style-name="P40">Описание</text:p>
          </table:table-cell>
          <table:table-cell table:style-name="Таблица17.D1" office:value-type="string">
            <text:p text:style-name="P40"/>
          </table:table-cell>
          <table:table-cell table:style-name="Таблица17.E1" office:value-type="string">
            <text:p text:style-name="P41">код, <text:span text:style-name="T1">hex</text:span></text:p>
          </table:table-cell>
          <table:table-cell table:style-name="Таблица17.F2" office:value-type="string">
            <text:p text:style-name="P42">№</text:p>
          </table:table-cell>
          <table:table-cell table:style-name="Таблица17.F2" office:value-type="string">
            <text:p text:style-name="P40">Описание</text:p>
          </table:table-cell>
        </table:table-row>
        <table:table-row>
          <table:table-cell table:style-name="Таблица17.D1" office:value-type="string">
            <text:p text:style-name="P29">0<text:span text:style-name="T1">x80</text:span></text:p>
          </table:table-cell>
          <table:table-cell table:style-name="Таблица17.B3" office:value-type="float" office:value="0">
            <text:p text:style-name="P28">0</text:p>
          </table:table-cell>
          <table:table-cell table:style-name="Таблица17.C3" office:value-type="string">
            <text:p text:style-name="P52">Заголовок </text:p>
          </table:table-cell>
          <table:table-cell table:style-name="Таблица17.D1" office:value-type="string">
            <text:p text:style-name="P35"/>
          </table:table-cell>
          <table:table-cell table:style-name="Таблица17.E3" office:value-type="string">
            <text:p text:style-name="P29">0<text:span text:style-name="T1">x80</text:span></text:p>
          </table:table-cell>
          <table:table-cell table:style-name="Таблица17.F3" office:value-type="float" office:value="0">
            <text:p text:style-name="P28">0</text:p>
          </table:table-cell>
          <table:table-cell table:style-name="Таблица17.G3" office:value-type="string">
            <text:p text:style-name="P35">Заголовок </text:p>
          </table:table-cell>
        </table:table-row>
        <table:table-row>
          <table:table-cell table:style-name="Таблица17.D1" office:value-type="string">
            <text:p text:style-name="P33">0x<text:span text:style-name="T5">08</text:span></text:p>
          </table:table-cell>
          <table:table-cell table:style-name="Таблица17.B3" office:value-type="float" office:value="1">
            <text:p text:style-name="P36">1</text:p>
          </table:table-cell>
          <table:table-cell table:style-name="Таблица17.C3" office:value-type="string">
            <text:p text:style-name="P27">Количество байт</text:p>
          </table:table-cell>
          <table:table-cell table:style-name="Таблица17.D1" office:value-type="string">
            <text:p text:style-name="P27"/>
          </table:table-cell>
          <table:table-cell table:style-name="Таблица17.E3" office:value-type="string">
            <text:p text:style-name="P33">0x6</text:p>
          </table:table-cell>
          <table:table-cell table:style-name="Таблица17.F3" office:value-type="float" office:value="1">
            <text:p text:style-name="P36">1</text:p>
          </table:table-cell>
          <table:table-cell table:style-name="Таблица17.G3" office:value-type="string">
            <text:p text:style-name="P27">Количество байт</text:p>
          </table:table-cell>
        </table:table-row>
        <table:table-row>
          <table:table-cell table:style-name="Таблица17.D1" office:value-type="string">
            <text:p text:style-name="P37">Ап</text:p>
          </table:table-cell>
          <table:table-cell table:style-name="Таблица17.B3" office:value-type="float" office:value="2">
            <text:p text:style-name="P36">2</text:p>
          </table:table-cell>
          <table:table-cell table:style-name="Таблица17.C3" office:value-type="string">
            <text:p text:style-name="P27">Адрес получателя</text:p>
          </table:table-cell>
          <table:table-cell table:style-name="Таблица17.D1" office:value-type="string">
            <text:p text:style-name="P27"/>
          </table:table-cell>
          <table:table-cell table:style-name="Таблица17.E3" office:value-type="string">
            <text:p text:style-name="P37">Ап</text:p>
          </table:table-cell>
          <table:table-cell table:style-name="Таблица17.F3" office:value-type="float" office:value="2">
            <text:p text:style-name="P36">2</text:p>
          </table:table-cell>
          <table:table-cell table:style-name="Таблица17.G3" office:value-type="string">
            <text:p text:style-name="P27">Адрес получателя</text:p>
          </table:table-cell>
        </table:table-row>
        <table:table-row>
          <table:table-cell table:style-name="Таблица17.D1" office:value-type="string">
            <text:p text:style-name="P37">Ао</text:p>
          </table:table-cell>
          <table:table-cell table:style-name="Таблица17.B3" office:value-type="float" office:value="3">
            <text:p text:style-name="P36">3</text:p>
          </table:table-cell>
          <table:table-cell table:style-name="Таблица17.C3" office:value-type="string">
            <text:p text:style-name="P27">Адрес отправителя</text:p>
          </table:table-cell>
          <table:table-cell table:style-name="Таблица17.D1" office:value-type="string">
            <text:p text:style-name="P27"/>
          </table:table-cell>
          <table:table-cell table:style-name="Таблица17.E3" office:value-type="string">
            <text:p text:style-name="P37">Ао</text:p>
          </table:table-cell>
          <table:table-cell table:style-name="Таблица17.F3" office:value-type="float" office:value="3">
            <text:p text:style-name="P36">3</text:p>
          </table:table-cell>
          <table:table-cell table:style-name="Таблица17.G3" office:value-type="string">
            <text:p text:style-name="P27">Адрес отправителя</text:p>
          </table:table-cell>
        </table:table-row>
        <table:table-row>
          <table:table-cell table:style-name="Таблица17.D1" office:value-type="string">
            <text:p text:style-name="P33">xx</text:p>
          </table:table-cell>
          <table:table-cell table:style-name="Таблица17.B3" office:value-type="float" office:value="4">
            <text:p text:style-name="P36">4</text:p>
          </table:table-cell>
          <table:table-cell table:style-name="Таблица17.C3" office:value-type="string">
            <text:p text:style-name="P31">Id <text:span text:style-name="T5">кадра</text:span></text:p>
          </table:table-cell>
          <table:table-cell table:style-name="Таблица17.D1" office:value-type="string">
            <text:p text:style-name="P31"/>
          </table:table-cell>
          <table:table-cell table:style-name="Таблица17.E3" office:value-type="string">
            <text:p text:style-name="P33">xx</text:p>
          </table:table-cell>
          <table:table-cell table:style-name="Таблица17.F3" office:value-type="float" office:value="4">
            <text:p text:style-name="P36">4</text:p>
          </table:table-cell>
          <table:table-cell table:style-name="Таблица17.G3" office:value-type="string">
            <text:p text:style-name="P31">Id <text:span text:style-name="T5">кадра</text:span></text:p>
          </table:table-cell>
        </table:table-row>
        <table:table-row>
          <table:table-cell table:style-name="Таблица17.D1" office:value-type="string">
            <text:p text:style-name="P37">0x0<text:span text:style-name="T1">F</text:span></text:p>
          </table:table-cell>
          <table:table-cell table:style-name="Таблица17.B3" office:value-type="float" office:value="5">
            <text:p text:style-name="P36">5</text:p>
          </table:table-cell>
          <table:table-cell table:style-name="Таблица17.C3" office:value-type="string">
            <text:p text:style-name="P35">Код команды</text:p>
          </table:table-cell>
          <table:table-cell table:style-name="Таблица17.D1" office:value-type="string">
            <text:p text:style-name="P35"/>
          </table:table-cell>
          <table:table-cell table:style-name="Таблица17.E3" office:value-type="string">
            <text:p text:style-name="P33">0x0F</text:p>
          </table:table-cell>
          <table:table-cell table:style-name="Таблица17.F3" office:value-type="float" office:value="5">
            <text:p text:style-name="P36">5</text:p>
          </table:table-cell>
          <table:table-cell table:style-name="Таблица17.G3" office:value-type="string">
            <text:p text:style-name="P35">Код команды</text:p>
          </table:table-cell>
        </table:table-row>
        <table:table-row>
          <table:table-cell table:style-name="Таблица17.A9" office:value-type="string">
            <text:p text:style-name="P33">xx</text:p>
          </table:table-cell>
          <table:table-cell table:style-name="Таблица17.B9" office:value-type="float" office:value="14">
            <text:p text:style-name="P34">14</text:p>
          </table:table-cell>
          <table:table-cell table:style-name="Таблица17.C9" table:number-rows-spanned="2" office:value-type="string">
            <text:p text:style-name="P35">Время до следующего сеанса связи в мс</text:p>
          </table:table-cell>
          <table:table-cell table:style-name="Таблица17.D1" office:value-type="string">
            <text:p text:style-name="P35"/>
          </table:table-cell>
          <table:table-cell table:style-name="Таблица17.E9" office:value-type="string">
            <text:p text:style-name="P33">xx</text:p>
          </table:table-cell>
          <table:table-cell table:style-name="Таблица17.F9">
            <text:p text:style-name="P36"/>
          </table:table-cell>
          <table:table-cell table:style-name="Таблица17.G9" table:number-rows-spanned="2" office:value-type="string">
            <text:p text:style-name="P32">CRC16</text:p>
          </table:table-cell>
        </table:table-row>
        <table:table-row>
          <table:table-cell table:style-name="Таблица17.A1" office:value-type="string">
            <text:p text:style-name="P33">xx</text:p>
          </table:table-cell>
          <table:table-cell table:style-name="Таблица17.B10" office:value-type="float" office:value="15">
            <text:p text:style-name="P34">15</text:p>
          </table:table-cell>
          <table:covered-table-cell/>
          <table:table-cell table:style-name="Таблица17.D1" office:value-type="string">
            <text:p text:style-name="P35"/>
          </table:table-cell>
          <table:table-cell table:style-name="Таблица17.E3" office:value-type="string">
            <text:p text:style-name="P33">xx</text:p>
          </table:table-cell>
          <table:table-cell table:style-name="Таблица17.F3">
            <text:p text:style-name="P36"/>
          </table:table-cell>
          <table:covered-table-cell/>
        </table:table-row>
        <table:table-row>
          <table:table-cell table:style-name="Таблица17.A9" office:value-type="string">
            <text:p text:style-name="P33">xx</text:p>
          </table:table-cell>
          <table:table-cell table:style-name="Таблица17.B9" office:value-type="float" office:value="16">
            <text:p text:style-name="P34">16</text:p>
          </table:table-cell>
          <table:table-cell table:style-name="Таблица17.C11" table:number-rows-spanned="2" office:value-type="string">
            <text:p text:style-name="P32">CRC16</text:p>
          </table:table-cell>
          <table:table-cell table:style-name="Таблица17.D1" office:value-type="string">
            <text:p text:style-name="P35"/>
          </table:table-cell>
          <table:table-cell table:style-name="Таблица17.E3" office:value-type="string">
            <text:p text:style-name="P33"/>
          </table:table-cell>
          <table:table-cell table:style-name="Таблица17.F11">
            <text:p text:style-name="P34"/>
          </table:table-cell>
          <table:table-cell table:style-name="Таблица17.G11" table:number-rows-spanned="2" office:value-type="string">
            <text:p text:style-name="P32"/>
          </table:table-cell>
        </table:table-row>
        <table:table-row>
          <table:table-cell table:style-name="Таблица17.D1" office:value-type="string">
            <text:p text:style-name="P33">xx</text:p>
          </table:table-cell>
          <table:table-cell table:style-name="Таблица17.B3" office:value-type="float" office:value="17">
            <text:p text:style-name="P34">17</text:p>
          </table:table-cell>
          <table:covered-table-cell/>
          <table:table-cell table:style-name="Таблица17.D1" office:value-type="string">
            <text:p text:style-name="P35"/>
          </table:table-cell>
          <table:table-cell table:style-name="Таблица17.E3" office:value-type="string">
            <text:p text:style-name="P33"/>
          </table:table-cell>
          <table:table-cell table:style-name="Таблица17.F11">
            <text:p text:style-name="P34"/>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87"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9">Запрос</text:p>
          </table:table-cell>
          <table:covered-table-cell/>
          <table:covered-table-cell/>
          <table:table-cell table:style-name="Таблица18.D1" office:value-type="string">
            <text:p text:style-name="P39"/>
          </table:table-cell>
          <table:table-cell table:style-name="Таблица18.E1" table:number-columns-spanned="3" office:value-type="string">
            <text:p text:style-name="P39">Ответ</text:p>
          </table:table-cell>
          <table:covered-table-cell/>
          <table:covered-table-cell/>
        </table:table-row>
        <table:table-row>
          <table:table-cell table:style-name="Таблица18.A1" office:value-type="string">
            <text:p text:style-name="P41">код, <text:span text:style-name="T1">hex</text:span></text:p>
          </table:table-cell>
          <table:table-cell table:style-name="Таблица18.B2" office:value-type="string">
            <text:p text:style-name="P39">№</text:p>
          </table:table-cell>
          <table:table-cell table:style-name="Таблица18.B2" office:value-type="string">
            <text:p text:style-name="P40">Описание</text:p>
          </table:table-cell>
          <table:table-cell table:style-name="Таблица18.D1" office:value-type="string">
            <text:p text:style-name="P40"/>
          </table:table-cell>
          <table:table-cell table:style-name="Таблица18.E1" office:value-type="string">
            <text:p text:style-name="P41">код, <text:span text:style-name="T1">hex</text:span></text:p>
          </table:table-cell>
          <table:table-cell table:style-name="Таблица18.F2" office:value-type="string">
            <text:p text:style-name="P42">№</text:p>
          </table:table-cell>
          <table:table-cell table:style-name="Таблица18.F2" office:value-type="string">
            <text:p text:style-name="P40">Описание</text:p>
          </table:table-cell>
        </table:table-row>
        <table:table-row>
          <table:table-cell table:style-name="Таблица18.D1" office:value-type="string">
            <text:p text:style-name="P29">0<text:span text:style-name="T1">x80</text:span></text:p>
          </table:table-cell>
          <table:table-cell table:style-name="Таблица18.B3" office:value-type="float" office:value="0">
            <text:p text:style-name="P28">0</text:p>
          </table:table-cell>
          <table:table-cell table:style-name="Таблица18.C3" office:value-type="string">
            <text:p text:style-name="P52">Заголовок </text:p>
          </table:table-cell>
          <table:table-cell table:style-name="Таблица18.D1" office:value-type="string">
            <text:p text:style-name="P35"/>
          </table:table-cell>
          <table:table-cell table:style-name="Таблица18.E3" office:value-type="string">
            <text:p text:style-name="P29">0<text:span text:style-name="T1">x80</text:span></text:p>
          </table:table-cell>
          <table:table-cell table:style-name="Таблица18.F3" office:value-type="float" office:value="0">
            <text:p text:style-name="P28">0</text:p>
          </table:table-cell>
          <table:table-cell table:style-name="Таблица18.G3" office:value-type="string">
            <text:p text:style-name="P35">Заголовок </text:p>
          </table:table-cell>
        </table:table-row>
        <table:table-row>
          <table:table-cell table:style-name="Таблица18.D1" office:value-type="string">
            <text:p text:style-name="P37">0x10</text:p>
          </table:table-cell>
          <table:table-cell table:style-name="Таблица18.B3" office:value-type="float" office:value="1">
            <text:p text:style-name="P36">1</text:p>
          </table:table-cell>
          <table:table-cell table:style-name="Таблица18.C3" office:value-type="string">
            <text:p text:style-name="P27">Количество байт</text:p>
          </table:table-cell>
          <table:table-cell table:style-name="Таблица18.D1" office:value-type="string">
            <text:p text:style-name="P27"/>
          </table:table-cell>
          <table:table-cell table:style-name="Таблица18.E3" office:value-type="string">
            <text:p text:style-name="P33">0x6</text:p>
          </table:table-cell>
          <table:table-cell table:style-name="Таблица18.F3" office:value-type="float" office:value="1">
            <text:p text:style-name="P36">1</text:p>
          </table:table-cell>
          <table:table-cell table:style-name="Таблица18.G3" office:value-type="string">
            <text:p text:style-name="P27">Количество байт</text:p>
          </table:table-cell>
        </table:table-row>
        <table:table-row>
          <table:table-cell table:style-name="Таблица18.D1" office:value-type="string">
            <text:p text:style-name="P37">Ап</text:p>
          </table:table-cell>
          <table:table-cell table:style-name="Таблица18.B3" office:value-type="float" office:value="2">
            <text:p text:style-name="P36">2</text:p>
          </table:table-cell>
          <table:table-cell table:style-name="Таблица18.C3" office:value-type="string">
            <text:p text:style-name="P27">Адрес получателя</text:p>
          </table:table-cell>
          <table:table-cell table:style-name="Таблица18.D1" office:value-type="string">
            <text:p text:style-name="P27"/>
          </table:table-cell>
          <table:table-cell table:style-name="Таблица18.E3" office:value-type="string">
            <text:p text:style-name="P37">Ап</text:p>
          </table:table-cell>
          <table:table-cell table:style-name="Таблица18.F3" office:value-type="float" office:value="2">
            <text:p text:style-name="P36">2</text:p>
          </table:table-cell>
          <table:table-cell table:style-name="Таблица18.G3" office:value-type="string">
            <text:p text:style-name="P27">Адрес получателя</text:p>
          </table:table-cell>
        </table:table-row>
        <table:table-row>
          <table:table-cell table:style-name="Таблица18.D1" office:value-type="string">
            <text:p text:style-name="P37">Ао</text:p>
          </table:table-cell>
          <table:table-cell table:style-name="Таблица18.B3" office:value-type="float" office:value="3">
            <text:p text:style-name="P36">3</text:p>
          </table:table-cell>
          <table:table-cell table:style-name="Таблица18.C3" office:value-type="string">
            <text:p text:style-name="P27">Адрес отправителя</text:p>
          </table:table-cell>
          <table:table-cell table:style-name="Таблица18.D1" office:value-type="string">
            <text:p text:style-name="P27"/>
          </table:table-cell>
          <table:table-cell table:style-name="Таблица18.E3" office:value-type="string">
            <text:p text:style-name="P37">Ао</text:p>
          </table:table-cell>
          <table:table-cell table:style-name="Таблица18.F3" office:value-type="float" office:value="3">
            <text:p text:style-name="P36">3</text:p>
          </table:table-cell>
          <table:table-cell table:style-name="Таблица18.G3" office:value-type="string">
            <text:p text:style-name="P27">Адрес отправителя</text:p>
          </table:table-cell>
        </table:table-row>
        <table:table-row>
          <table:table-cell table:style-name="Таблица18.D1" office:value-type="string">
            <text:p text:style-name="P33">xx</text:p>
          </table:table-cell>
          <table:table-cell table:style-name="Таблица18.B3" office:value-type="float" office:value="4">
            <text:p text:style-name="P36">4</text:p>
          </table:table-cell>
          <table:table-cell table:style-name="Таблица18.C3" office:value-type="string">
            <text:p text:style-name="P31">Id <text:span text:style-name="T5">кадра</text:span></text:p>
          </table:table-cell>
          <table:table-cell table:style-name="Таблица18.D1" office:value-type="string">
            <text:p text:style-name="P31"/>
          </table:table-cell>
          <table:table-cell table:style-name="Таблица18.E3" office:value-type="string">
            <text:p text:style-name="P33">xx</text:p>
          </table:table-cell>
          <table:table-cell table:style-name="Таблица18.F3" office:value-type="float" office:value="4">
            <text:p text:style-name="P36">4</text:p>
          </table:table-cell>
          <table:table-cell table:style-name="Таблица18.G3" office:value-type="string">
            <text:p text:style-name="P31">Id <text:span text:style-name="T5">кадра</text:span></text:p>
          </table:table-cell>
        </table:table-row>
        <table:table-row>
          <table:table-cell table:style-name="Таблица18.D1" office:value-type="string">
            <text:p text:style-name="P37">0x10</text:p>
          </table:table-cell>
          <table:table-cell table:style-name="Таблица18.B3" office:value-type="float" office:value="5">
            <text:p text:style-name="P36">5</text:p>
          </table:table-cell>
          <table:table-cell table:style-name="Таблица18.C3" office:value-type="string">
            <text:p text:style-name="P35">Код команды</text:p>
          </table:table-cell>
          <table:table-cell table:style-name="Таблица18.D1" office:value-type="string">
            <text:p text:style-name="P35"/>
          </table:table-cell>
          <table:table-cell table:style-name="Таблица18.E3" office:value-type="string">
            <text:p text:style-name="P37">0x10</text:p>
          </table:table-cell>
          <table:table-cell table:style-name="Таблица18.F3" office:value-type="float" office:value="5">
            <text:p text:style-name="P36">5</text:p>
          </table:table-cell>
          <table:table-cell table:style-name="Таблица18.G3" office:value-type="string">
            <text:p text:style-name="P35">Код команды</text:p>
          </table:table-cell>
        </table:table-row>
        <table:table-row>
          <table:table-cell table:style-name="Таблица18.A9" office:value-type="string">
            <text:p text:style-name="P33">xx</text:p>
          </table:table-cell>
          <table:table-cell table:style-name="Таблица18.B9" office:value-type="float" office:value="6">
            <text:p text:style-name="P34">6</text:p>
          </table:table-cell>
          <table:table-cell table:style-name="Таблица18.C9" table:number-rows-spanned="4" office:value-type="string">
            <text:p text:style-name="P35">Время до следующего измерения</text:p>
          </table:table-cell>
          <table:table-cell table:style-name="Таблица18.D1" office:value-type="string">
            <text:p text:style-name="P35"/>
          </table:table-cell>
          <table:table-cell table:style-name="Таблица18.E9" office:value-type="string">
            <text:p text:style-name="P33">xx</text:p>
          </table:table-cell>
          <table:table-cell table:style-name="Таблица18.F9" office:value-type="float" office:value="10">
            <text:p text:style-name="P34">10</text:p>
          </table:table-cell>
          <table:table-cell table:style-name="Таблица18.G9" table:number-rows-spanned="2" office:value-type="string">
            <text:p text:style-name="P32">CRC16</text:p>
          </table:table-cell>
        </table:table-row>
        <table:table-row>
          <table:table-cell table:style-name="Таблица18.D1" office:value-type="string">
            <text:p text:style-name="P33">xx</text:p>
          </table:table-cell>
          <table:table-cell table:style-name="Таблица18.B3" office:value-type="float" office:value="7">
            <text:p text:style-name="P36">7</text:p>
          </table:table-cell>
          <table:covered-table-cell/>
          <table:table-cell table:style-name="Таблица18.D1" office:value-type="string">
            <text:p text:style-name="P35"/>
          </table:table-cell>
          <table:table-cell table:style-name="Таблица18.E3" office:value-type="string">
            <text:p text:style-name="P33">xx</text:p>
          </table:table-cell>
          <table:table-cell table:style-name="Таблица18.F3" office:value-type="float" office:value="11">
            <text:p text:style-name="P34">11</text:p>
          </table:table-cell>
          <table:covered-table-cell/>
        </table:table-row>
        <table:table-row>
          <table:table-cell table:style-name="Таблица18.D1" office:value-type="string">
            <text:p text:style-name="P33">xx</text:p>
          </table:table-cell>
          <table:table-cell table:style-name="Таблица18.B3" office:value-type="float" office:value="8">
            <text:p text:style-name="P36">8</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9">
            <text:p text:style-name="P36">9</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9" office:value-type="string">
            <text:p text:style-name="P33">xx</text:p>
          </table:table-cell>
          <table:table-cell table:style-name="Таблица18.B9" office:value-type="float" office:value="10">
            <text:p text:style-name="P34">10</text:p>
          </table:table-cell>
          <table:table-cell table:style-name="Таблица18.C13" table:number-rows-spanned="4" office:value-type="string">
            <text:p text:style-name="P35">Номер следующего измерения</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3" office:value-type="float" office:value="11">
            <text:p text:style-name="P34">11</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3" office:value-type="float" office:value="12">
            <text:p text:style-name="P34">12</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13">
            <text:p text:style-name="P34">13</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D1" office:value-type="string">
            <text:p text:style-name="P33">xx</text:p>
          </table:table-cell>
          <table:table-cell table:style-name="Таблица18.B3" office:value-type="float" office:value="14">
            <text:p text:style-name="P34">14</text:p>
          </table:table-cell>
          <table:table-cell table:style-name="Таблица18.C17" table:number-rows-spanned="2" office:value-type="string">
            <text:p text:style-name="P35">Время до следующего сеанса связи</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1" office:value-type="string">
            <text:p text:style-name="P33">xx</text:p>
          </table:table-cell>
          <table:table-cell table:style-name="Таблица18.B12" office:value-type="float" office:value="15">
            <text:p text:style-name="P34">15</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6"/>
          </table:table-cell>
          <table:table-cell table:style-name="Таблица18.G11" office:value-type="string">
            <text:p text:style-name="P35"/>
          </table:table-cell>
        </table:table-row>
        <table:table-row>
          <table:table-cell table:style-name="Таблица18.A9" office:value-type="string">
            <text:p text:style-name="P33">xx</text:p>
          </table:table-cell>
          <table:table-cell table:style-name="Таблица18.B9" office:value-type="float" office:value="16">
            <text:p text:style-name="P34">16</text:p>
          </table:table-cell>
          <table:table-cell table:style-name="Таблица18.C9" table:number-rows-spanned="2" office:value-type="string">
            <text:p text:style-name="P32">CRC16</text:p>
          </table: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4"/>
          </table:table-cell>
          <table:table-cell table:style-name="Таблица18.G11" table:number-rows-spanned="2" office:value-type="string">
            <text:p text:style-name="P32"/>
          </table:table-cell>
        </table:table-row>
        <table:table-row>
          <table:table-cell table:style-name="Таблица18.D1" office:value-type="string">
            <text:p text:style-name="P33">xx</text:p>
          </table:table-cell>
          <table:table-cell table:style-name="Таблица18.B3" office:value-type="float" office:value="17">
            <text:p text:style-name="P34">17</text:p>
          </table:table-cell>
          <table:covered-table-cell/>
          <table:table-cell table:style-name="Таблица18.D1" office:value-type="string">
            <text:p text:style-name="P35"/>
          </table:table-cell>
          <table:table-cell table:style-name="Таблица18.E3" office:value-type="string">
            <text:p text:style-name="P33"/>
          </table:table-cell>
          <table:table-cell table:style-name="Таблица18.F11">
            <text:p text:style-name="P34"/>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87"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9">Запрос</text:p>
          </table:table-cell>
          <table:covered-table-cell/>
          <table:covered-table-cell/>
          <table:table-cell table:style-name="Таблица19.D1" office:value-type="string">
            <text:p text:style-name="P39"/>
          </table:table-cell>
          <table:table-cell table:style-name="Таблица19.E1" table:number-columns-spanned="3" office:value-type="string">
            <text:p text:style-name="P39">Ответ</text:p>
          </table:table-cell>
          <table:covered-table-cell/>
          <table:covered-table-cell/>
        </table:table-row>
        <table:table-row>
          <table:table-cell table:style-name="Таблица19.A1" office:value-type="string">
            <text:p text:style-name="P41">код, <text:span text:style-name="T1">hex</text:span></text:p>
          </table:table-cell>
          <table:table-cell table:style-name="Таблица19.B2" office:value-type="string">
            <text:p text:style-name="P39">№</text:p>
          </table:table-cell>
          <table:table-cell table:style-name="Таблица19.B2" office:value-type="string">
            <text:p text:style-name="P40">Описание</text:p>
          </table:table-cell>
          <table:table-cell table:style-name="Таблица19.D1" office:value-type="string">
            <text:p text:style-name="P40"/>
          </table:table-cell>
          <table:table-cell table:style-name="Таблица19.E1" office:value-type="string">
            <text:p text:style-name="P41">код, <text:span text:style-name="T1">hex</text:span></text:p>
          </table:table-cell>
          <table:table-cell table:style-name="Таблица19.F2" office:value-type="string">
            <text:p text:style-name="P42">№</text:p>
          </table:table-cell>
          <table:table-cell table:style-name="Таблица19.F2" office:value-type="string">
            <text:p text:style-name="P40">Описание</text:p>
          </table:table-cell>
        </table:table-row>
        <table:table-row>
          <table:table-cell table:style-name="Таблица19.D1" office:value-type="string">
            <text:p text:style-name="P29">0<text:span text:style-name="T1">x80</text:span></text:p>
          </table:table-cell>
          <table:table-cell table:style-name="Таблица19.B3" office:value-type="float" office:value="0">
            <text:p text:style-name="P28">0</text:p>
          </table:table-cell>
          <table:table-cell table:style-name="Таблица19.C3" office:value-type="string">
            <text:p text:style-name="P52">Заголовок </text:p>
          </table:table-cell>
          <table:table-cell table:style-name="Таблица19.D1" office:value-type="string">
            <text:p text:style-name="P35"/>
          </table:table-cell>
          <table:table-cell table:style-name="Таблица19.E3" office:value-type="string">
            <text:p text:style-name="P29">0<text:span text:style-name="T1">x80</text:span></text:p>
          </table:table-cell>
          <table:table-cell table:style-name="Таблица19.F3" office:value-type="float" office:value="0">
            <text:p text:style-name="P28">0</text:p>
          </table:table-cell>
          <table:table-cell table:style-name="Таблица19.G3" office:value-type="string">
            <text:p text:style-name="P35">Заголовок </text:p>
          </table:table-cell>
        </table:table-row>
        <table:table-row>
          <table:table-cell table:style-name="Таблица19.D1" office:value-type="string">
            <text:p text:style-name="P37">0x0Е</text:p>
          </table:table-cell>
          <table:table-cell table:style-name="Таблица19.B3" office:value-type="float" office:value="1">
            <text:p text:style-name="P36">1</text:p>
          </table:table-cell>
          <table:table-cell table:style-name="Таблица19.C3" office:value-type="string">
            <text:p text:style-name="P27">Количество байт</text:p>
          </table:table-cell>
          <table:table-cell table:style-name="Таблица19.D1" office:value-type="string">
            <text:p text:style-name="P27"/>
          </table:table-cell>
          <table:table-cell table:style-name="Таблица19.E3" office:value-type="string">
            <text:p text:style-name="P33">0x6</text:p>
          </table:table-cell>
          <table:table-cell table:style-name="Таблица19.F3" office:value-type="float" office:value="1">
            <text:p text:style-name="P36">1</text:p>
          </table:table-cell>
          <table:table-cell table:style-name="Таблица19.G3" office:value-type="string">
            <text:p text:style-name="P27">Количество байт</text:p>
          </table:table-cell>
        </table:table-row>
        <table:table-row>
          <table:table-cell table:style-name="Таблица19.D1" office:value-type="string">
            <text:p text:style-name="P37">Ап</text:p>
          </table:table-cell>
          <table:table-cell table:style-name="Таблица19.B3" office:value-type="float" office:value="2">
            <text:p text:style-name="P36">2</text:p>
          </table:table-cell>
          <table:table-cell table:style-name="Таблица19.C3" office:value-type="string">
            <text:p text:style-name="P27">Адрес получателя</text:p>
          </table:table-cell>
          <table:table-cell table:style-name="Таблица19.D1" office:value-type="string">
            <text:p text:style-name="P27"/>
          </table:table-cell>
          <table:table-cell table:style-name="Таблица19.E3" office:value-type="string">
            <text:p text:style-name="P37">Ап</text:p>
          </table:table-cell>
          <table:table-cell table:style-name="Таблица19.F3" office:value-type="float" office:value="2">
            <text:p text:style-name="P36">2</text:p>
          </table:table-cell>
          <table:table-cell table:style-name="Таблица19.G3" office:value-type="string">
            <text:p text:style-name="P27">Адрес получателя</text:p>
          </table:table-cell>
        </table:table-row>
        <table:table-row>
          <table:table-cell table:style-name="Таблица19.D1" office:value-type="string">
            <text:p text:style-name="P37">Ао</text:p>
          </table:table-cell>
          <table:table-cell table:style-name="Таблица19.B3" office:value-type="float" office:value="3">
            <text:p text:style-name="P36">3</text:p>
          </table:table-cell>
          <table:table-cell table:style-name="Таблица19.C3" office:value-type="string">
            <text:p text:style-name="P27">Адрес отправителя</text:p>
          </table:table-cell>
          <table:table-cell table:style-name="Таблица19.D1" office:value-type="string">
            <text:p text:style-name="P27"/>
          </table:table-cell>
          <table:table-cell table:style-name="Таблица19.E3" office:value-type="string">
            <text:p text:style-name="P37">Ао</text:p>
          </table:table-cell>
          <table:table-cell table:style-name="Таблица19.F3" office:value-type="float" office:value="3">
            <text:p text:style-name="P36">3</text:p>
          </table:table-cell>
          <table:table-cell table:style-name="Таблица19.G3" office:value-type="string">
            <text:p text:style-name="P27">Адрес отправителя</text:p>
          </table:table-cell>
        </table:table-row>
        <table:table-row>
          <table:table-cell table:style-name="Таблица19.D1" office:value-type="string">
            <text:p text:style-name="P33">xx</text:p>
          </table:table-cell>
          <table:table-cell table:style-name="Таблица19.B3" office:value-type="float" office:value="4">
            <text:p text:style-name="P36">4</text:p>
          </table:table-cell>
          <table:table-cell table:style-name="Таблица19.C3" office:value-type="string">
            <text:p text:style-name="P31">Id <text:span text:style-name="T5">кадра</text:span></text:p>
          </table:table-cell>
          <table:table-cell table:style-name="Таблица19.D1" office:value-type="string">
            <text:p text:style-name="P31"/>
          </table:table-cell>
          <table:table-cell table:style-name="Таблица19.E3" office:value-type="string">
            <text:p text:style-name="P33">xx</text:p>
          </table:table-cell>
          <table:table-cell table:style-name="Таблица19.F3" office:value-type="float" office:value="4">
            <text:p text:style-name="P36">4</text:p>
          </table:table-cell>
          <table:table-cell table:style-name="Таблица19.G3" office:value-type="string">
            <text:p text:style-name="P31">Id <text:span text:style-name="T5">кадра</text:span></text:p>
          </table:table-cell>
        </table:table-row>
        <table:table-row>
          <table:table-cell table:style-name="Таблица19.D1" office:value-type="string">
            <text:p text:style-name="P33">0x11</text:p>
          </table:table-cell>
          <table:table-cell table:style-name="Таблица19.B3" office:value-type="float" office:value="5">
            <text:p text:style-name="P36">5</text:p>
          </table:table-cell>
          <table:table-cell table:style-name="Таблица19.C3" office:value-type="string">
            <text:p text:style-name="P35">Код команды</text:p>
          </table:table-cell>
          <table:table-cell table:style-name="Таблица19.D1" office:value-type="string">
            <text:p text:style-name="P35"/>
          </table:table-cell>
          <table:table-cell table:style-name="Таблица19.E3" office:value-type="string">
            <text:p text:style-name="P33">0x11</text:p>
          </table:table-cell>
          <table:table-cell table:style-name="Таблица19.F3" office:value-type="float" office:value="5">
            <text:p text:style-name="P36">5</text:p>
          </table:table-cell>
          <table:table-cell table:style-name="Таблица19.G3" office:value-type="string">
            <text:p text:style-name="P35">Код команды</text:p>
          </table:table-cell>
        </table:table-row>
        <table:table-row>
          <table:table-cell table:style-name="Таблица19.A9" office:value-type="string">
            <text:p text:style-name="P33">xx</text:p>
          </table:table-cell>
          <table:table-cell table:style-name="Таблица19.B9" office:value-type="float" office:value="6">
            <text:p text:style-name="P34">6</text:p>
          </table:table-cell>
          <table:table-cell table:style-name="Таблица19.C9" table:number-rows-spanned="4" office:value-type="string">
            <text:p text:style-name="P35">Номер первого измерения</text:p>
          </table:table-cell>
          <table:table-cell table:style-name="Таблица19.D1" office:value-type="string">
            <text:p text:style-name="P35"/>
          </table:table-cell>
          <table:table-cell table:style-name="Таблица19.E9" office:value-type="string">
            <text:p text:style-name="P33">xx</text:p>
          </table:table-cell>
          <table:table-cell table:style-name="Таблица19.F9" office:value-type="float" office:value="10">
            <text:p text:style-name="P34">10</text:p>
          </table:table-cell>
          <table:table-cell table:style-name="Таблица19.G9" table:number-rows-spanned="2" office:value-type="string">
            <text:p text:style-name="P32">CRC16</text:p>
          </table:table-cell>
        </table:table-row>
        <table:table-row>
          <table:table-cell table:style-name="Таблица19.D1" office:value-type="string">
            <text:p text:style-name="P33">xx</text:p>
          </table:table-cell>
          <table:table-cell table:style-name="Таблица19.B3" office:value-type="float" office:value="7">
            <text:p text:style-name="P36">7</text:p>
          </table:table-cell>
          <table:covered-table-cell/>
          <table:table-cell table:style-name="Таблица19.D1" office:value-type="string">
            <text:p text:style-name="P35"/>
          </table:table-cell>
          <table:table-cell table:style-name="Таблица19.E3" office:value-type="string">
            <text:p text:style-name="P33">xx</text:p>
          </table:table-cell>
          <table:table-cell table:style-name="Таблица19.F3" office:value-type="float" office:value="11">
            <text:p text:style-name="P34">11</text:p>
          </table:table-cell>
          <table:covered-table-cell/>
        </table:table-row>
        <table:table-row>
          <table:table-cell table:style-name="Таблица19.D1" office:value-type="string">
            <text:p text:style-name="P33">xx</text:p>
          </table:table-cell>
          <table:table-cell table:style-name="Таблица19.B3" office:value-type="float" office:value="8">
            <text:p text:style-name="P36">8</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2" office:value-type="float" office:value="9">
            <text:p text:style-name="P36">9</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A9" office:value-type="string">
            <text:p text:style-name="P33">xx</text:p>
          </table:table-cell>
          <table:table-cell table:style-name="Таблица19.B9" office:value-type="float" office:value="10">
            <text:p text:style-name="P34">10</text:p>
          </table:table-cell>
          <table:table-cell table:style-name="Таблица19.C13" table:number-rows-spanned="4" office:value-type="string">
            <text:p text:style-name="P35">Период измерений, в секундах</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3" office:value-type="float" office:value="11">
            <text:p text:style-name="P34">11</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D1" office:value-type="string">
            <text:p text:style-name="P33">xx</text:p>
          </table:table-cell>
          <table:table-cell table:style-name="Таблица19.B3" office:value-type="float" office:value="12">
            <text:p text:style-name="P34">12</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A1" office:value-type="string">
            <text:p text:style-name="P33">xx</text:p>
          </table:table-cell>
          <table:table-cell table:style-name="Таблица19.B12" office:value-type="float" office:value="13">
            <text:p text:style-name="P34">13</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6"/>
          </table:table-cell>
          <table:table-cell table:style-name="Таблица19.G11" office:value-type="string">
            <text:p text:style-name="P35"/>
          </table:table-cell>
        </table:table-row>
        <table:table-row>
          <table:table-cell table:style-name="Таблица19.A9" office:value-type="string">
            <text:p text:style-name="P33">xx</text:p>
          </table:table-cell>
          <table:table-cell table:style-name="Таблица19.B9" office:value-type="float" office:value="16">
            <text:p text:style-name="P34">16</text:p>
          </table:table-cell>
          <table:table-cell table:style-name="Таблица19.C9" table:number-rows-spanned="2" office:value-type="string">
            <text:p text:style-name="P32">CRC16</text:p>
          </table: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4"/>
          </table:table-cell>
          <table:table-cell table:style-name="Таблица19.G11" table:number-rows-spanned="2" office:value-type="string">
            <text:p text:style-name="P32"/>
          </table:table-cell>
        </table:table-row>
        <table:table-row>
          <table:table-cell table:style-name="Таблица19.D1" office:value-type="string">
            <text:p text:style-name="P33">xx</text:p>
          </table:table-cell>
          <table:table-cell table:style-name="Таблица19.B3" office:value-type="float" office:value="17">
            <text:p text:style-name="P34">17</text:p>
          </table:table-cell>
          <table:covered-table-cell/>
          <table:table-cell table:style-name="Таблица19.D1" office:value-type="string">
            <text:p text:style-name="P35"/>
          </table:table-cell>
          <table:table-cell table:style-name="Таблица19.E3" office:value-type="string">
            <text:p text:style-name="P33"/>
          </table:table-cell>
          <table:table-cell table:style-name="Таблица19.F11">
            <text:p text:style-name="P34"/>
          </table:table-cell>
          <table:covered-table-cell/>
        </table:table-row>
      </table:table>
      <text:p text:style-name="P11"/>
      <text:p text:style-name="P19"/>
      <text:h text:style-name="P87" text:outline-level="2">Команда синхронизации таймера сеансов связи</text:h>
      <text:p text:style-name="P19"/>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9">Запрос</text:p>
          </table:table-cell>
          <table:covered-table-cell/>
          <table:covered-table-cell/>
          <table:table-cell table:style-name="Таблица20.D1" office:value-type="string">
            <text:p text:style-name="P39"/>
          </table:table-cell>
          <table:table-cell table:style-name="Таблица20.E1" table:number-columns-spanned="3" office:value-type="string">
            <text:p text:style-name="P39">Ответ</text:p>
          </table:table-cell>
          <table:covered-table-cell/>
          <table:covered-table-cell/>
        </table:table-row>
        <table:table-row>
          <table:table-cell table:style-name="Таблица20.A1" office:value-type="string">
            <text:p text:style-name="P41">код, <text:span text:style-name="T1">hex</text:span></text:p>
          </table:table-cell>
          <table:table-cell table:style-name="Таблица20.B2" office:value-type="string">
            <text:p text:style-name="P39">№</text:p>
          </table:table-cell>
          <table:table-cell table:style-name="Таблица20.B2" office:value-type="string">
            <text:p text:style-name="P40">Описание</text:p>
          </table:table-cell>
          <table:table-cell table:style-name="Таблица20.D1" office:value-type="string">
            <text:p text:style-name="P40"/>
          </table:table-cell>
          <table:table-cell table:style-name="Таблица20.E1" office:value-type="string">
            <text:p text:style-name="P41">код, <text:span text:style-name="T1">hex</text:span></text:p>
          </table:table-cell>
          <table:table-cell table:style-name="Таблица20.F2" office:value-type="string">
            <text:p text:style-name="P42">№</text:p>
          </table:table-cell>
          <table:table-cell table:style-name="Таблица20.F2" office:value-type="string">
            <text:p text:style-name="P40">Описание</text:p>
          </table:table-cell>
        </table:table-row>
        <table:table-row>
          <table:table-cell table:style-name="Таблица20.D1" office:value-type="string">
            <text:p text:style-name="P29">0<text:span text:style-name="T1">x80</text:span></text:p>
          </table:table-cell>
          <table:table-cell table:style-name="Таблица20.B3" office:value-type="float" office:value="0">
            <text:p text:style-name="P28">0</text:p>
          </table:table-cell>
          <table:table-cell table:style-name="Таблица20.C3" office:value-type="string">
            <text:p text:style-name="P52">Заголовок </text:p>
          </table:table-cell>
          <table:table-cell table:style-name="Таблица20.D1" office:value-type="string">
            <text:p text:style-name="P35"/>
          </table:table-cell>
          <table:table-cell table:style-name="Таблица20.E3" office:value-type="string">
            <text:p text:style-name="P29">0<text:span text:style-name="T1">x80</text:span></text:p>
          </table:table-cell>
          <table:table-cell table:style-name="Таблица20.F3" office:value-type="float" office:value="0">
            <text:p text:style-name="P28">0</text:p>
          </table:table-cell>
          <table:table-cell table:style-name="Таблица20.G3" office:value-type="string">
            <text:p text:style-name="P35">Заголовок </text:p>
          </table:table-cell>
        </table:table-row>
        <table:table-row>
          <table:table-cell table:style-name="Таблица20.D1" office:value-type="string">
            <text:p text:style-name="P37">0x8</text:p>
          </table:table-cell>
          <table:table-cell table:style-name="Таблица20.B3" office:value-type="float" office:value="1">
            <text:p text:style-name="P36">1</text:p>
          </table:table-cell>
          <table:table-cell table:style-name="Таблица20.C3" office:value-type="string">
            <text:p text:style-name="P27">Количество байт</text:p>
          </table:table-cell>
          <table:table-cell table:style-name="Таблица20.D1" office:value-type="string">
            <text:p text:style-name="P27"/>
          </table:table-cell>
          <table:table-cell table:style-name="Таблица20.E3" office:value-type="string">
            <text:p text:style-name="P33">0x6</text:p>
          </table:table-cell>
          <table:table-cell table:style-name="Таблица20.F3" office:value-type="float" office:value="1">
            <text:p text:style-name="P36">1</text:p>
          </table:table-cell>
          <table:table-cell table:style-name="Таблица20.G3" office:value-type="string">
            <text:p text:style-name="P27">Количество байт</text:p>
          </table:table-cell>
        </table:table-row>
        <table:table-row>
          <table:table-cell table:style-name="Таблица20.D1" office:value-type="string">
            <text:p text:style-name="P37">Ап</text:p>
          </table:table-cell>
          <table:table-cell table:style-name="Таблица20.B3" office:value-type="float" office:value="2">
            <text:p text:style-name="P36">2</text:p>
          </table:table-cell>
          <table:table-cell table:style-name="Таблица20.C3" office:value-type="string">
            <text:p text:style-name="P27">Адрес получателя</text:p>
          </table:table-cell>
          <table:table-cell table:style-name="Таблица20.D1" office:value-type="string">
            <text:p text:style-name="P27"/>
          </table:table-cell>
          <table:table-cell table:style-name="Таблица20.E3" office:value-type="string">
            <text:p text:style-name="P37">Ап</text:p>
          </table:table-cell>
          <table:table-cell table:style-name="Таблица20.F3" office:value-type="float" office:value="2">
            <text:p text:style-name="P36">2</text:p>
          </table:table-cell>
          <table:table-cell table:style-name="Таблица20.G3" office:value-type="string">
            <text:p text:style-name="P27">Адрес получателя</text:p>
          </table:table-cell>
        </table:table-row>
        <table:table-row>
          <table:table-cell table:style-name="Таблица20.D1" office:value-type="string">
            <text:p text:style-name="P37">Ао</text:p>
          </table:table-cell>
          <table:table-cell table:style-name="Таблица20.B3" office:value-type="float" office:value="3">
            <text:p text:style-name="P36">3</text:p>
          </table:table-cell>
          <table:table-cell table:style-name="Таблица20.C3" office:value-type="string">
            <text:p text:style-name="P27">Адрес отправителя</text:p>
          </table:table-cell>
          <table:table-cell table:style-name="Таблица20.D1" office:value-type="string">
            <text:p text:style-name="P27"/>
          </table:table-cell>
          <table:table-cell table:style-name="Таблица20.E3" office:value-type="string">
            <text:p text:style-name="P37">Ао</text:p>
          </table:table-cell>
          <table:table-cell table:style-name="Таблица20.F3" office:value-type="float" office:value="3">
            <text:p text:style-name="P36">3</text:p>
          </table:table-cell>
          <table:table-cell table:style-name="Таблица20.G3" office:value-type="string">
            <text:p text:style-name="P27">Адрес отправителя</text:p>
          </table:table-cell>
        </table:table-row>
        <table:table-row>
          <table:table-cell table:style-name="Таблица20.D1" office:value-type="string">
            <text:p text:style-name="P33">xx</text:p>
          </table:table-cell>
          <table:table-cell table:style-name="Таблица20.B3" office:value-type="float" office:value="4">
            <text:p text:style-name="P36">4</text:p>
          </table:table-cell>
          <table:table-cell table:style-name="Таблица20.C3" office:value-type="string">
            <text:p text:style-name="P31">Id <text:span text:style-name="T5">кадра</text:span></text:p>
          </table:table-cell>
          <table:table-cell table:style-name="Таблица20.D1" office:value-type="string">
            <text:p text:style-name="P31"/>
          </table:table-cell>
          <table:table-cell table:style-name="Таблица20.E3" office:value-type="string">
            <text:p text:style-name="P33">xx</text:p>
          </table:table-cell>
          <table:table-cell table:style-name="Таблица20.F3" office:value-type="float" office:value="4">
            <text:p text:style-name="P36">4</text:p>
          </table:table-cell>
          <table:table-cell table:style-name="Таблица20.G3" office:value-type="string">
            <text:p text:style-name="P31">Id <text:span text:style-name="T5">кадра</text:span></text:p>
          </table:table-cell>
        </table:table-row>
        <table:table-row>
          <table:table-cell table:style-name="Таблица20.D1" office:value-type="string">
            <text:p text:style-name="P37">0x12</text:p>
          </table:table-cell>
          <table:table-cell table:style-name="Таблица20.B3" office:value-type="float" office:value="5">
            <text:p text:style-name="P36">5</text:p>
          </table:table-cell>
          <table:table-cell table:style-name="Таблица20.C3" office:value-type="string">
            <text:p text:style-name="P35">Код команды</text:p>
          </table:table-cell>
          <table:table-cell table:style-name="Таблица20.D1" office:value-type="string">
            <text:p text:style-name="P35"/>
          </table:table-cell>
          <table:table-cell table:style-name="Таблица20.E3" office:value-type="string">
            <text:p text:style-name="P37">0x12</text:p>
          </table:table-cell>
          <table:table-cell table:style-name="Таблица20.F3" office:value-type="float" office:value="5">
            <text:p text:style-name="P36">5</text:p>
          </table:table-cell>
          <table:table-cell table:style-name="Таблица20.G3" office:value-type="string">
            <text:p text:style-name="P35">Код команды</text:p>
          </table:table-cell>
        </table:table-row>
        <table:table-row>
          <table:table-cell table:style-name="Таблица20.A9" office:value-type="string">
            <text:p text:style-name="P33">xx</text:p>
          </table:table-cell>
          <table:table-cell table:style-name="Таблица20.B9" office:value-type="float" office:value="6">
            <text:p text:style-name="P36">6</text:p>
          </table:table-cell>
          <table:table-cell table:style-name="Таблица20.C9" table:number-rows-spanned="2" office:value-type="string">
            <text:p text:style-name="P35">Время до следующего сеанса связи</text:p>
          </table:table-cell>
          <table:table-cell table:style-name="Таблица20.D1" office:value-type="string">
            <text:p text:style-name="P35"/>
          </table:table-cell>
          <table:table-cell table:style-name="Таблица20.E9" office:value-type="string">
            <text:p text:style-name="P33">xx</text:p>
          </table:table-cell>
          <table:table-cell table:style-name="Таблица20.F9" office:value-type="float" office:value="6">
            <text:p text:style-name="P36">6</text:p>
          </table:table-cell>
          <table:table-cell table:style-name="Таблица20.G9" table:number-rows-spanned="2" office:value-type="string">
            <text:p text:style-name="P32">CRC16</text:p>
          </table:table-cell>
        </table:table-row>
        <table:table-row>
          <table:table-cell table:style-name="Таблица20.A1" office:value-type="string">
            <text:p text:style-name="P33">xx</text:p>
          </table:table-cell>
          <table:table-cell table:style-name="Таблица20.B10" office:value-type="float" office:value="7">
            <text:p text:style-name="P36">7</text:p>
          </table:table-cell>
          <table:covered-table-cell/>
          <table:table-cell table:style-name="Таблица20.D1" office:value-type="string">
            <text:p text:style-name="P35"/>
          </table:table-cell>
          <table:table-cell table:style-name="Таблица20.E3" office:value-type="string">
            <text:p text:style-name="P33">xx</text:p>
          </table:table-cell>
          <table:table-cell table:style-name="Таблица20.F3" office:value-type="float" office:value="7">
            <text:p text:style-name="P36">7</text:p>
          </table:table-cell>
          <table:covered-table-cell/>
        </table:table-row>
        <table:table-row>
          <table:table-cell table:style-name="Таблица20.A9" office:value-type="string">
            <text:p text:style-name="P33">xx</text:p>
          </table:table-cell>
          <table:table-cell table:style-name="Таблица20.B9" office:value-type="float" office:value="8">
            <text:p text:style-name="P36">8</text:p>
          </table:table-cell>
          <table:table-cell table:style-name="Таблица20.C11" table:number-rows-spanned="2" office:value-type="string">
            <text:p text:style-name="P32">CRC16</text:p>
          </table:table-cell>
          <table:table-cell table:style-name="Таблица20.D1" office:value-type="string">
            <text:p text:style-name="P35"/>
          </table:table-cell>
          <table:table-cell table:style-name="Таблица20.E3" office:value-type="string">
            <text:p text:style-name="P33"/>
          </table:table-cell>
          <table:table-cell table:style-name="Таблица20.F11">
            <text:p text:style-name="P34"/>
          </table:table-cell>
          <table:table-cell table:style-name="Таблица20.G11" table:number-rows-spanned="2" office:value-type="string">
            <text:p text:style-name="P32"/>
          </table:table-cell>
        </table:table-row>
        <table:table-row>
          <table:table-cell table:style-name="Таблица20.D1" office:value-type="string">
            <text:p text:style-name="P33">xx</text:p>
          </table:table-cell>
          <table:table-cell table:style-name="Таблица20.B3" office:value-type="float" office:value="9">
            <text:p text:style-name="P36">9</text:p>
          </table:table-cell>
          <table:covered-table-cell/>
          <table:table-cell table:style-name="Таблица20.D1" office:value-type="string">
            <text:p text:style-name="P35"/>
          </table:table-cell>
          <table:table-cell table:style-name="Таблица20.E3" office:value-type="string">
            <text:p text:style-name="P33"/>
          </table:table-cell>
          <table:table-cell table:style-name="Таблица20.F11">
            <text:p text:style-name="P34"/>
          </table:table-cell>
          <table:covered-table-cell/>
        </table:table-row>
      </table:table>
      <text:p text:style-name="P11"/>
      <text:h text:style-name="P87"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9">Запрос</text:p>
          </table:table-cell>
          <table:covered-table-cell/>
          <table:covered-table-cell/>
          <table:table-cell table:style-name="Таблица21.D1" office:value-type="string">
            <text:p text:style-name="P39"/>
          </table:table-cell>
          <table:table-cell table:style-name="Таблица21.E1" table:number-columns-spanned="3" office:value-type="string">
            <text:p text:style-name="P39">Ответ</text:p>
          </table:table-cell>
          <table:covered-table-cell/>
          <table:covered-table-cell/>
        </table:table-row>
        <table:table-row>
          <table:table-cell table:style-name="Таблица21.A1" office:value-type="string">
            <text:p text:style-name="P41">код, <text:span text:style-name="T1">hex</text:span></text:p>
          </table:table-cell>
          <table:table-cell table:style-name="Таблица21.B2" office:value-type="string">
            <text:p text:style-name="P39">№</text:p>
          </table:table-cell>
          <table:table-cell table:style-name="Таблица21.B2" office:value-type="string">
            <text:p text:style-name="P40">Описание</text:p>
          </table:table-cell>
          <table:table-cell table:style-name="Таблица21.D1" office:value-type="string">
            <text:p text:style-name="P40"/>
          </table:table-cell>
          <table:table-cell table:style-name="Таблица21.E1" office:value-type="string">
            <text:p text:style-name="P41">код, <text:span text:style-name="T1">hex</text:span></text:p>
          </table:table-cell>
          <table:table-cell table:style-name="Таблица21.F2" office:value-type="string">
            <text:p text:style-name="P42">№</text:p>
          </table:table-cell>
          <table:table-cell table:style-name="Таблица21.F2" office:value-type="string">
            <text:p text:style-name="P40">Описание</text:p>
          </table:table-cell>
        </table:table-row>
        <table:table-row>
          <table:table-cell table:style-name="Таблица21.D1" office:value-type="string">
            <text:p text:style-name="P29">0<text:span text:style-name="T1">x80</text:span></text:p>
          </table:table-cell>
          <table:table-cell table:style-name="Таблица21.B3" office:value-type="float" office:value="0">
            <text:p text:style-name="P28">0</text:p>
          </table:table-cell>
          <table:table-cell table:style-name="Таблица21.C3" office:value-type="string">
            <text:p text:style-name="P52">Заголовок </text:p>
          </table:table-cell>
          <table:table-cell table:style-name="Таблица21.D1" office:value-type="string">
            <text:p text:style-name="P35"/>
          </table:table-cell>
          <table:table-cell table:style-name="Таблица21.E3" office:value-type="string">
            <text:p text:style-name="P29">0<text:span text:style-name="T1">x80</text:span></text:p>
          </table:table-cell>
          <table:table-cell table:style-name="Таблица21.F3" office:value-type="float" office:value="0">
            <text:p text:style-name="P28">0</text:p>
          </table:table-cell>
          <table:table-cell table:style-name="Таблица21.G3" office:value-type="string">
            <text:p text:style-name="P35">Заголовок </text:p>
          </table:table-cell>
        </table:table-row>
        <table:table-row>
          <table:table-cell table:style-name="Таблица21.D1" office:value-type="string">
            <text:p text:style-name="P37">0x0<text:span text:style-name="T1">8</text:span></text:p>
          </table:table-cell>
          <table:table-cell table:style-name="Таблица21.B3" office:value-type="float" office:value="1">
            <text:p text:style-name="P36">1</text:p>
          </table:table-cell>
          <table:table-cell table:style-name="Таблица21.C3" office:value-type="string">
            <text:p text:style-name="P27">Количество байт</text:p>
          </table:table-cell>
          <table:table-cell table:style-name="Таблица21.D1" office:value-type="string">
            <text:p text:style-name="P27"/>
          </table:table-cell>
          <table:table-cell table:style-name="Таблица21.E3" office:value-type="string">
            <text:p text:style-name="P33">0x8</text:p>
          </table:table-cell>
          <table:table-cell table:style-name="Таблица21.F3" office:value-type="float" office:value="1">
            <text:p text:style-name="P36">1</text:p>
          </table:table-cell>
          <table:table-cell table:style-name="Таблица21.G3" office:value-type="string">
            <text:p text:style-name="P27">Количество байт</text:p>
          </table:table-cell>
        </table:table-row>
        <table:table-row>
          <table:table-cell table:style-name="Таблица21.D1" office:value-type="string">
            <text:p text:style-name="P37">Ап</text:p>
          </table:table-cell>
          <table:table-cell table:style-name="Таблица21.B3" office:value-type="float" office:value="2">
            <text:p text:style-name="P36">2</text:p>
          </table:table-cell>
          <table:table-cell table:style-name="Таблица21.C3" office:value-type="string">
            <text:p text:style-name="P27">Адрес получателя</text:p>
          </table:table-cell>
          <table:table-cell table:style-name="Таблица21.D1" office:value-type="string">
            <text:p text:style-name="P27"/>
          </table:table-cell>
          <table:table-cell table:style-name="Таблица21.E3" office:value-type="string">
            <text:p text:style-name="P37">Ап</text:p>
          </table:table-cell>
          <table:table-cell table:style-name="Таблица21.F3" office:value-type="float" office:value="2">
            <text:p text:style-name="P36">2</text:p>
          </table:table-cell>
          <table:table-cell table:style-name="Таблица21.G3" office:value-type="string">
            <text:p text:style-name="P27">Адрес получателя</text:p>
          </table:table-cell>
        </table:table-row>
        <table:table-row>
          <table:table-cell table:style-name="Таблица21.D1" office:value-type="string">
            <text:p text:style-name="P37">Ао</text:p>
          </table:table-cell>
          <table:table-cell table:style-name="Таблица21.B3" office:value-type="float" office:value="3">
            <text:p text:style-name="P36">3</text:p>
          </table:table-cell>
          <table:table-cell table:style-name="Таблица21.C3" office:value-type="string">
            <text:p text:style-name="P27">Адрес отправителя</text:p>
          </table:table-cell>
          <table:table-cell table:style-name="Таблица21.D1" office:value-type="string">
            <text:p text:style-name="P27"/>
          </table:table-cell>
          <table:table-cell table:style-name="Таблица21.E3" office:value-type="string">
            <text:p text:style-name="P37">Ао</text:p>
          </table:table-cell>
          <table:table-cell table:style-name="Таблица21.F3" office:value-type="float" office:value="3">
            <text:p text:style-name="P36">3</text:p>
          </table:table-cell>
          <table:table-cell table:style-name="Таблица21.G3" office:value-type="string">
            <text:p text:style-name="P27">Адрес отправителя</text:p>
          </table:table-cell>
        </table:table-row>
        <table:table-row>
          <table:table-cell table:style-name="Таблица21.D1" office:value-type="string">
            <text:p text:style-name="P33">xx</text:p>
          </table:table-cell>
          <table:table-cell table:style-name="Таблица21.B3" office:value-type="float" office:value="4">
            <text:p text:style-name="P36">4</text:p>
          </table:table-cell>
          <table:table-cell table:style-name="Таблица21.C3" office:value-type="string">
            <text:p text:style-name="P31">Id <text:span text:style-name="T5">кадра</text:span></text:p>
          </table:table-cell>
          <table:table-cell table:style-name="Таблица21.D1" office:value-type="string">
            <text:p text:style-name="P31"/>
          </table:table-cell>
          <table:table-cell table:style-name="Таблица21.E3" office:value-type="string">
            <text:p text:style-name="P33">xx</text:p>
          </table:table-cell>
          <table:table-cell table:style-name="Таблица21.F3" office:value-type="float" office:value="4">
            <text:p text:style-name="P36">4</text:p>
          </table:table-cell>
          <table:table-cell table:style-name="Таблица21.G3" office:value-type="string">
            <text:p text:style-name="P31">Id <text:span text:style-name="T5">кадра</text:span></text:p>
          </table:table-cell>
        </table:table-row>
        <table:table-row>
          <table:table-cell table:style-name="Таблица21.D1" office:value-type="string">
            <text:p text:style-name="P37">0x13</text:p>
          </table:table-cell>
          <table:table-cell table:style-name="Таблица21.B3" office:value-type="float" office:value="5">
            <text:p text:style-name="P36">5</text:p>
          </table:table-cell>
          <table:table-cell table:style-name="Таблица21.C3" office:value-type="string">
            <text:p text:style-name="P35">Код команды</text:p>
          </table:table-cell>
          <table:table-cell table:style-name="Таблица21.D1" office:value-type="string">
            <text:p text:style-name="P35"/>
          </table:table-cell>
          <table:table-cell table:style-name="Таблица21.E3" office:value-type="string">
            <text:p text:style-name="P33">0x<text:span text:style-name="T5">13</text:span></text:p>
          </table:table-cell>
          <table:table-cell table:style-name="Таблица21.F3" office:value-type="float" office:value="5">
            <text:p text:style-name="P36">5</text:p>
          </table:table-cell>
          <table:table-cell table:style-name="Таблица21.G3" office:value-type="string">
            <text:p text:style-name="P35">Код команды</text:p>
          </table:table-cell>
        </table:table-row>
        <table:table-row>
          <table:table-cell table:style-name="Таблица21.A9" office:value-type="string">
            <text:p text:style-name="P33">xx</text:p>
          </table:table-cell>
          <table:table-cell table:style-name="Таблица21.B9" office:value-type="string">
            <text:p text:style-name="P36">6</text:p>
          </table:table-cell>
          <table:table-cell table:style-name="Таблица21.C9" table:number-rows-spanned="2" office:value-type="string">
            <text:p text:style-name="P32">CRC16</text:p>
          </table: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6">
            <text:p text:style-name="P36">6</text:p>
          </table:table-cell>
          <table:table-cell table:style-name="Таблица21.G3" office:value-type="string">
            <text:p text:style-name="P31">Ubat</text:p>
          </table:table-cell>
        </table:table-row>
        <table:table-row>
          <table:table-cell table:style-name="Таблица21.D1" office:value-type="string">
            <text:p text:style-name="P33">xx</text:p>
          </table:table-cell>
          <table:table-cell table:style-name="Таблица21.C3" office:value-type="string">
            <text:p text:style-name="P36">7</text:p>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7">
            <text:p text:style-name="P36">7</text:p>
          </table:table-cell>
          <table:table-cell table:style-name="Таблица21.G3" office:value-type="string">
            <text:p text:style-name="P31">F</text:p>
          </table:table-cell>
        </table:table-row>
        <table:table-row>
          <table:table-cell table:style-name="Таблица21.D1" office:value-type="string">
            <text:p text:style-name="P33"/>
          </table:table-cell>
          <table:table-cell table:style-name="Таблица21.B11">
            <text:p text:style-name="P36"/>
          </table:table-cell>
          <table:table-cell table:style-name="Таблица21.C11" table:number-rows-spanned="2" office:value-type="string">
            <text:p text:style-name="P32"/>
          </table:table-cell>
          <table:table-cell table:style-name="Таблица21.D1" office:value-type="string">
            <text:p text:style-name="P35"/>
          </table:table-cell>
          <table:table-cell table:style-name="Таблица21.E11" office:value-type="string">
            <text:p text:style-name="P33">xx</text:p>
          </table:table-cell>
          <table:table-cell table:style-name="Таблица21.F11" office:value-type="float" office:value="8">
            <text:p text:style-name="P36">8</text:p>
          </table:table-cell>
          <table:table-cell table:style-name="Таблица21.G11" table:number-rows-spanned="2" office:value-type="string">
            <text:p text:style-name="P32">CRC16</text:p>
          </table:table-cell>
        </table:table-row>
        <table:table-row>
          <table:table-cell table:style-name="Таблица21.D1" office:value-type="string">
            <text:p text:style-name="P33"/>
          </table:table-cell>
          <table:table-cell table:style-name="Таблица21.B11">
            <text:p text:style-name="P36"/>
          </table:table-cell>
          <table:covered-table-cell/>
          <table:table-cell table:style-name="Таблица21.D1" office:value-type="string">
            <text:p text:style-name="P35"/>
          </table:table-cell>
          <table:table-cell table:style-name="Таблица21.E3" office:value-type="string">
            <text:p text:style-name="P33">xx</text:p>
          </table:table-cell>
          <table:table-cell table:style-name="Таблица21.F3" office:value-type="float" office:value="9">
            <text:p text:style-name="P36">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8"><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5">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1"/>
      <text:h text:style-name="P88" text:outline-level="2">Команда <text:span text:style-name="T1">UART_DontSleep</text:span></text:h>
      <text:p text:style-name="P19">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9">Запрос</text:p>
          </table:table-cell>
          <table:covered-table-cell/>
          <table:covered-table-cell/>
          <table:table-cell table:style-name="Таблица24.D1" office:value-type="string">
            <text:p text:style-name="P39"/>
          </table:table-cell>
          <table:table-cell table:style-name="Таблица24.E1" table:number-columns-spanned="3" office:value-type="string">
            <text:p text:style-name="P39">Ответ</text:p>
          </table:table-cell>
          <table:covered-table-cell/>
          <table:covered-table-cell/>
        </table:table-row>
        <table:table-row>
          <table:table-cell table:style-name="Таблица24.A1" office:value-type="string">
            <text:p text:style-name="P41">код, <text:span text:style-name="T1">hex</text:span></text:p>
          </table:table-cell>
          <table:table-cell table:style-name="Таблица24.B2" office:value-type="string">
            <text:p text:style-name="P39">№</text:p>
          </table:table-cell>
          <table:table-cell table:style-name="Таблица24.B2" office:value-type="string">
            <text:p text:style-name="P40">Описание</text:p>
          </table:table-cell>
          <table:table-cell table:style-name="Таблица24.D1" office:value-type="string">
            <text:p text:style-name="P40"/>
          </table:table-cell>
          <table:table-cell table:style-name="Таблица24.E1" office:value-type="string">
            <text:p text:style-name="P41">код, <text:span text:style-name="T1">hex</text:span></text:p>
          </table:table-cell>
          <table:table-cell table:style-name="Таблица24.F2" office:value-type="string">
            <text:p text:style-name="P42">№</text:p>
          </table:table-cell>
          <table:table-cell table:style-name="Таблица24.F2" office:value-type="string">
            <text:p text:style-name="P40">Описание</text:p>
          </table:table-cell>
        </table:table-row>
        <table:table-row>
          <table:table-cell table:style-name="Таблица24.D1" office:value-type="string">
            <text:p text:style-name="P29">0<text:span text:style-name="T1">x80</text:span></text:p>
          </table:table-cell>
          <table:table-cell table:style-name="Таблица24.B3" office:value-type="float" office:value="0">
            <text:p text:style-name="P28">0</text:p>
          </table:table-cell>
          <table:table-cell table:style-name="Таблица24.C3" office:value-type="string">
            <text:p text:style-name="P52">Заголовок </text:p>
          </table:table-cell>
          <table:table-cell table:style-name="Таблица24.D1" office:value-type="string">
            <text:p text:style-name="P35"/>
          </table:table-cell>
          <table:table-cell table:style-name="Таблица24.E3" office:value-type="string">
            <text:p text:style-name="P29">0<text:span text:style-name="T1">x80</text:span></text:p>
          </table:table-cell>
          <table:table-cell table:style-name="Таблица24.F3" office:value-type="float" office:value="0">
            <text:p text:style-name="P28">0</text:p>
          </table:table-cell>
          <table:table-cell table:style-name="Таблица24.G3" office:value-type="string">
            <text:p text:style-name="P35">Заголовок </text:p>
          </table:table-cell>
        </table:table-row>
        <table:table-row>
          <table:table-cell table:style-name="Таблица24.D1" office:value-type="string">
            <text:p text:style-name="P37">0x07</text:p>
          </table:table-cell>
          <table:table-cell table:style-name="Таблица24.B3" office:value-type="float" office:value="1">
            <text:p text:style-name="P36">1</text:p>
          </table:table-cell>
          <table:table-cell table:style-name="Таблица24.C3" office:value-type="string">
            <text:p text:style-name="P27">Количество байт</text:p>
          </table:table-cell>
          <table:table-cell table:style-name="Таблица24.D1" office:value-type="string">
            <text:p text:style-name="P27"/>
          </table:table-cell>
          <table:table-cell table:style-name="Таблица24.E3" office:value-type="string">
            <text:p text:style-name="P37">0x6</text:p>
          </table:table-cell>
          <table:table-cell table:style-name="Таблица24.F3" office:value-type="float" office:value="1">
            <text:p text:style-name="P36">1</text:p>
          </table:table-cell>
          <table:table-cell table:style-name="Таблица24.G3" office:value-type="string">
            <text:p text:style-name="P27">Количество байт</text:p>
          </table:table-cell>
        </table:table-row>
        <table:table-row>
          <table:table-cell table:style-name="Таблица24.D1" office:value-type="string">
            <text:p text:style-name="P37">Ап</text:p>
          </table:table-cell>
          <table:table-cell table:style-name="Таблица24.B3" office:value-type="float" office:value="2">
            <text:p text:style-name="P36">2</text:p>
          </table:table-cell>
          <table:table-cell table:style-name="Таблица24.C3" office:value-type="string">
            <text:p text:style-name="P27">Адрес получателя</text:p>
          </table:table-cell>
          <table:table-cell table:style-name="Таблица24.D1" office:value-type="string">
            <text:p text:style-name="P27"/>
          </table:table-cell>
          <table:table-cell table:style-name="Таблица24.E3" office:value-type="string">
            <text:p text:style-name="P37">Ап</text:p>
          </table:table-cell>
          <table:table-cell table:style-name="Таблица24.F3" office:value-type="float" office:value="2">
            <text:p text:style-name="P36">2</text:p>
          </table:table-cell>
          <table:table-cell table:style-name="Таблица24.G3" office:value-type="string">
            <text:p text:style-name="P27">Адрес получателя</text:p>
          </table:table-cell>
        </table:table-row>
        <table:table-row>
          <table:table-cell table:style-name="Таблица24.D1" office:value-type="string">
            <text:p text:style-name="P37">Ао</text:p>
          </table:table-cell>
          <table:table-cell table:style-name="Таблица24.B3" office:value-type="float" office:value="3">
            <text:p text:style-name="P36">3</text:p>
          </table:table-cell>
          <table:table-cell table:style-name="Таблица24.C3" office:value-type="string">
            <text:p text:style-name="P27">Адрес отправителя</text:p>
          </table:table-cell>
          <table:table-cell table:style-name="Таблица24.D1" office:value-type="string">
            <text:p text:style-name="P27"/>
          </table:table-cell>
          <table:table-cell table:style-name="Таблица24.E3" office:value-type="string">
            <text:p text:style-name="P37">Ао</text:p>
          </table:table-cell>
          <table:table-cell table:style-name="Таблица24.F3" office:value-type="float" office:value="3">
            <text:p text:style-name="P36">3</text:p>
          </table:table-cell>
          <table:table-cell table:style-name="Таблица24.G3" office:value-type="string">
            <text:p text:style-name="P27">Адрес отправителя</text:p>
          </table:table-cell>
        </table:table-row>
        <table:table-row>
          <table:table-cell table:style-name="Таблица24.D1" office:value-type="string">
            <text:p text:style-name="P33">xx</text:p>
          </table:table-cell>
          <table:table-cell table:style-name="Таблица24.B3" office:value-type="float" office:value="4">
            <text:p text:style-name="P36">4</text:p>
          </table:table-cell>
          <table:table-cell table:style-name="Таблица24.C3" office:value-type="string">
            <text:p text:style-name="P31">Id <text:span text:style-name="T5">кадра</text:span></text:p>
          </table:table-cell>
          <table:table-cell table:style-name="Таблица24.D1" office:value-type="string">
            <text:p text:style-name="P31"/>
          </table:table-cell>
          <table:table-cell table:style-name="Таблица24.E3" office:value-type="string">
            <text:p text:style-name="P33">xx</text:p>
          </table:table-cell>
          <table:table-cell table:style-name="Таблица24.F3" office:value-type="float" office:value="4">
            <text:p text:style-name="P36">4</text:p>
          </table:table-cell>
          <table:table-cell table:style-name="Таблица24.G3" office:value-type="string">
            <text:p text:style-name="P31">Id <text:span text:style-name="T5">кадра</text:span></text:p>
          </table:table-cell>
        </table:table-row>
        <table:table-row>
          <table:table-cell table:style-name="Таблица24.D1" office:value-type="string">
            <text:p text:style-name="P37">0x14</text:p>
          </table:table-cell>
          <table:table-cell table:style-name="Таблица24.B3" office:value-type="float" office:value="5">
            <text:p text:style-name="P36">5</text:p>
          </table:table-cell>
          <table:table-cell table:style-name="Таблица24.C3" office:value-type="string">
            <text:p text:style-name="P35">Код команды</text:p>
          </table:table-cell>
          <table:table-cell table:style-name="Таблица24.D1" office:value-type="string">
            <text:p text:style-name="P35"/>
          </table:table-cell>
          <table:table-cell table:style-name="Таблица24.E3" office:value-type="string">
            <text:p text:style-name="P33">0x<text:span text:style-name="T5">14</text:span></text:p>
          </table:table-cell>
          <table:table-cell table:style-name="Таблица24.F3" office:value-type="float" office:value="5">
            <text:p text:style-name="P36">5</text:p>
          </table:table-cell>
          <table:table-cell table:style-name="Таблица24.G3" office:value-type="string">
            <text:p text:style-name="P35">Код команды</text:p>
          </table:table-cell>
        </table:table-row>
        <table:table-row>
          <table:table-cell table:style-name="Таблица24.D1" office:value-type="string">
            <text:p text:style-name="P37">хх</text:p>
          </table:table-cell>
          <table:table-cell table:style-name="Таблица24.C3" office:value-type="string">
            <text:p text:style-name="P36">6</text:p>
          </table:table-cell>
          <table:table-cell table:style-name="Таблица24.C3" office:value-type="string">
            <text:p text:style-name="P35">Время, с</text:p>
          </table:table-cell>
          <table:table-cell table:style-name="Таблица24.D1" office:value-type="string">
            <text:p text:style-name="P35"/>
          </table:table-cell>
          <table:table-cell table:style-name="Таблица24.E9" office:value-type="string">
            <text:p text:style-name="P33">xx</text:p>
          </table:table-cell>
          <table:table-cell table:style-name="Таблица24.F9" office:value-type="string">
            <text:p text:style-name="P36">6</text:p>
          </table:table-cell>
          <table:table-cell table:style-name="Таблица24.G9" table:number-rows-spanned="2" office:value-type="string">
            <text:p text:style-name="P32">CRC16</text:p>
          </table:table-cell>
        </table:table-row>
        <table:table-row>
          <table:table-cell table:style-name="Таблица24.A10" office:value-type="string">
            <text:p text:style-name="P33">xx</text:p>
          </table:table-cell>
          <table:table-cell table:style-name="Таблица24.B10" office:value-type="string">
            <text:p text:style-name="P36">7</text:p>
          </table:table-cell>
          <table:table-cell table:style-name="Таблица24.C10" table:number-rows-spanned="2" office:value-type="string">
            <text:p text:style-name="P32">CRC16</text:p>
          </table:table-cell>
          <table:table-cell table:style-name="Таблица24.D1" office:value-type="string">
            <text:p text:style-name="P35"/>
          </table:table-cell>
          <table:table-cell table:style-name="Таблица24.E3" office:value-type="string">
            <text:p text:style-name="P33">xx</text:p>
          </table:table-cell>
          <table:table-cell table:style-name="Таблица24.G3" office:value-type="string">
            <text:p text:style-name="P36">7</text:p>
          </table:table-cell>
          <table:covered-table-cell/>
        </table:table-row>
        <table:table-row>
          <table:table-cell table:style-name="Таблица24.D1" office:value-type="string">
            <text:p text:style-name="P33">xx</text:p>
          </table:table-cell>
          <table:table-cell table:style-name="Таблица24.C3" office:value-type="string">
            <text:p text:style-name="P36">8</text:p>
          </table:table-cell>
          <table:covered-table-cell/>
          <table:table-cell table:style-name="Таблица24.D1" office:value-type="string">
            <text:p text:style-name="P35"/>
          </table:table-cell>
          <table:table-cell table:style-name="Таблица24.E3" office:value-type="string">
            <text:p text:style-name="P33"/>
          </table:table-cell>
          <table:table-cell table:style-name="Таблица24.F11">
            <text:p text:style-name="P36"/>
          </table:table-cell>
          <table:table-cell table:style-name="Таблица24.E3" office:value-type="string">
            <text:p text:style-name="P31"/>
          </table:table-cell>
        </table:table-row>
      </table:table>
      <text:h text:style-name="P66" text:outline-level="1" text:is-list-header="true"/>
      <text:h text:style-name="Heading_20_2" text:outline-level="2">Команда <text:span text:style-name="T1">Set_Time</text:span></text:h>
      <text:p text:style-name="P19">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9">Запрос</text:p>
          </table:table-cell>
          <table:covered-table-cell/>
          <table:covered-table-cell/>
          <table:table-cell table:style-name="Таблица23.D1" office:value-type="string">
            <text:p text:style-name="P39"/>
          </table:table-cell>
          <table:table-cell table:style-name="Таблица23.E1" table:number-columns-spanned="3" office:value-type="string">
            <text:p text:style-name="P39">Ответ</text:p>
          </table:table-cell>
          <table:covered-table-cell/>
          <table:covered-table-cell/>
        </table:table-row>
        <table:table-row>
          <table:table-cell table:style-name="Таблица23.A1" office:value-type="string">
            <text:p text:style-name="P41">код, <text:span text:style-name="T1">hex</text:span></text:p>
          </table:table-cell>
          <table:table-cell table:style-name="Таблица23.B2" office:value-type="string">
            <text:p text:style-name="P39">№</text:p>
          </table:table-cell>
          <table:table-cell table:style-name="Таблица23.B2" office:value-type="string">
            <text:p text:style-name="P40">Описание</text:p>
          </table:table-cell>
          <table:table-cell table:style-name="Таблица23.D1" office:value-type="string">
            <text:p text:style-name="P40"/>
          </table:table-cell>
          <table:table-cell table:style-name="Таблица23.E1" office:value-type="string">
            <text:p text:style-name="P41">код, <text:span text:style-name="T1">hex</text:span></text:p>
          </table:table-cell>
          <table:table-cell table:style-name="Таблица23.F2" office:value-type="string">
            <text:p text:style-name="P42">№</text:p>
          </table:table-cell>
          <table:table-cell table:style-name="Таблица23.F2" office:value-type="string">
            <text:p text:style-name="P40">Описание</text:p>
          </table:table-cell>
        </table:table-row>
        <table:table-row>
          <table:table-cell table:style-name="Таблица23.D1" office:value-type="string">
            <text:p text:style-name="P29">0<text:span text:style-name="T1">x80</text:span></text:p>
          </table:table-cell>
          <table:table-cell table:style-name="Таблица23.B3" office:value-type="float" office:value="0">
            <text:p text:style-name="P28">0</text:p>
          </table:table-cell>
          <table:table-cell table:style-name="Таблица23.C3" office:value-type="string">
            <text:p text:style-name="P52">Заголовок </text:p>
          </table:table-cell>
          <table:table-cell table:style-name="Таблица23.D1" office:value-type="string">
            <text:p text:style-name="P35"/>
          </table:table-cell>
          <table:table-cell table:style-name="Таблица23.E3" office:value-type="string">
            <text:p text:style-name="P29">0<text:span text:style-name="T1">x80</text:span></text:p>
          </table:table-cell>
          <table:table-cell table:style-name="Таблица23.F3" office:value-type="float" office:value="0">
            <text:p text:style-name="P28">0</text:p>
          </table:table-cell>
          <table:table-cell table:style-name="Таблица23.G3" office:value-type="string">
            <text:p text:style-name="P35">Заголовок </text:p>
          </table:table-cell>
        </table:table-row>
        <table:table-row>
          <table:table-cell table:style-name="Таблица23.D1" office:value-type="string">
            <text:p text:style-name="P37">0x0<text:span text:style-name="T1">E</text:span></text:p>
          </table:table-cell>
          <table:table-cell table:style-name="Таблица23.B3" office:value-type="float" office:value="1">
            <text:p text:style-name="P36">1</text:p>
          </table:table-cell>
          <table:table-cell table:style-name="Таблица23.C3" office:value-type="string">
            <text:p text:style-name="P27">Количество байт</text:p>
          </table:table-cell>
          <table:table-cell table:style-name="Таблица23.D1" office:value-type="string">
            <text:p text:style-name="P27"/>
          </table:table-cell>
          <table:table-cell table:style-name="Таблица23.E3" office:value-type="string">
            <text:p text:style-name="P33">0x8</text:p>
          </table:table-cell>
          <table:table-cell table:style-name="Таблица23.F3" office:value-type="float" office:value="1">
            <text:p text:style-name="P36">1</text:p>
          </table:table-cell>
          <table:table-cell table:style-name="Таблица23.G3" office:value-type="string">
            <text:p text:style-name="P27">Количество байт</text:p>
          </table:table-cell>
        </table:table-row>
        <table:table-row>
          <table:table-cell table:style-name="Таблица23.D1" office:value-type="string">
            <text:p text:style-name="P37">Ап</text:p>
          </table:table-cell>
          <table:table-cell table:style-name="Таблица23.B3" office:value-type="float" office:value="2">
            <text:p text:style-name="P36">2</text:p>
          </table:table-cell>
          <table:table-cell table:style-name="Таблица23.C3" office:value-type="string">
            <text:p text:style-name="P27">Адрес получателя</text:p>
          </table:table-cell>
          <table:table-cell table:style-name="Таблица23.D1" office:value-type="string">
            <text:p text:style-name="P27"/>
          </table:table-cell>
          <table:table-cell table:style-name="Таблица23.E3" office:value-type="string">
            <text:p text:style-name="P37">Ап</text:p>
          </table:table-cell>
          <table:table-cell table:style-name="Таблица23.F3" office:value-type="float" office:value="2">
            <text:p text:style-name="P36">2</text:p>
          </table:table-cell>
          <table:table-cell table:style-name="Таблица23.G3" office:value-type="string">
            <text:p text:style-name="P27">Адрес получателя</text:p>
          </table:table-cell>
        </table:table-row>
        <table:table-row>
          <table:table-cell table:style-name="Таблица23.D1" office:value-type="string">
            <text:p text:style-name="P37">Ао</text:p>
          </table:table-cell>
          <table:table-cell table:style-name="Таблица23.B3" office:value-type="float" office:value="3">
            <text:p text:style-name="P36">3</text:p>
          </table:table-cell>
          <table:table-cell table:style-name="Таблица23.C3" office:value-type="string">
            <text:p text:style-name="P27">Адрес отправителя</text:p>
          </table:table-cell>
          <table:table-cell table:style-name="Таблица23.D1" office:value-type="string">
            <text:p text:style-name="P27"/>
          </table:table-cell>
          <table:table-cell table:style-name="Таблица23.E3" office:value-type="string">
            <text:p text:style-name="P37">Ао</text:p>
          </table:table-cell>
          <table:table-cell table:style-name="Таблица23.F3" office:value-type="float" office:value="3">
            <text:p text:style-name="P36">3</text:p>
          </table:table-cell>
          <table:table-cell table:style-name="Таблица23.G3" office:value-type="string">
            <text:p text:style-name="P27">Адрес отправителя</text:p>
          </table:table-cell>
        </table:table-row>
        <table:table-row>
          <table:table-cell table:style-name="Таблица23.D1" office:value-type="string">
            <text:p text:style-name="P33">xx</text:p>
          </table:table-cell>
          <table:table-cell table:style-name="Таблица23.B3" office:value-type="float" office:value="4">
            <text:p text:style-name="P36">4</text:p>
          </table:table-cell>
          <table:table-cell table:style-name="Таблица23.C3" office:value-type="string">
            <text:p text:style-name="P31">Id <text:span text:style-name="T5">кадра</text:span></text:p>
          </table:table-cell>
          <table:table-cell table:style-name="Таблица23.D1" office:value-type="string">
            <text:p text:style-name="P31"/>
          </table:table-cell>
          <table:table-cell table:style-name="Таблица23.E3" office:value-type="string">
            <text:p text:style-name="P33">xx</text:p>
          </table:table-cell>
          <table:table-cell table:style-name="Таблица23.F3" office:value-type="float" office:value="4">
            <text:p text:style-name="P36">4</text:p>
          </table:table-cell>
          <table:table-cell table:style-name="Таблица23.G3" office:value-type="string">
            <text:p text:style-name="P31">Id <text:span text:style-name="T5">кадра</text:span></text:p>
          </table:table-cell>
        </table:table-row>
        <table:table-row>
          <table:table-cell table:style-name="Таблица23.D1" office:value-type="string">
            <text:p text:style-name="P37">0x1<text:span text:style-name="T1">5</text:span></text:p>
          </table:table-cell>
          <table:table-cell table:style-name="Таблица23.B3" office:value-type="float" office:value="5">
            <text:p text:style-name="P36">5</text:p>
          </table:table-cell>
          <table:table-cell table:style-name="Таблица23.C3" office:value-type="string">
            <text:p text:style-name="P35">Код команды</text:p>
          </table:table-cell>
          <table:table-cell table:style-name="Таблица23.D1" office:value-type="string">
            <text:p text:style-name="P35"/>
          </table:table-cell>
          <table:table-cell table:style-name="Таблица23.E3" office:value-type="string">
            <text:p text:style-name="P33">0x<text:span text:style-name="T5">1</text:span>5</text:p>
          </table:table-cell>
          <table:table-cell table:style-name="Таблица23.F3" office:value-type="float" office:value="5">
            <text:p text:style-name="P36">5</text:p>
          </table:table-cell>
          <table:table-cell table:style-name="Таблица23.G3" office:value-type="string">
            <text:p text:style-name="P35">Код команды</text:p>
          </table:table-cell>
        </table:table-row>
        <table:table-row>
          <table:table-cell table:style-name="Таблица23.D1" office:value-type="string">
            <text:p text:style-name="P37">хх</text:p>
          </table:table-cell>
          <table:table-cell table:style-name="Таблица23.C3" office:value-type="string">
            <text:p text:style-name="P36">6</text:p>
          </table:table-cell>
          <table:table-cell table:style-name="Таблица23.C3" office:value-type="string">
            <text:p text:style-name="P35">секунды</text:p>
          </table:table-cell>
          <table:table-cell table:style-name="Таблица23.D1" office:value-type="string">
            <text:p text:style-name="P35"/>
          </table:table-cell>
          <table:table-cell table:style-name="Таблица23.E9" office:value-type="string">
            <text:p text:style-name="P33">xx</text:p>
          </table:table-cell>
          <table:table-cell table:style-name="Таблица23.F9" office:value-type="string">
            <text:p text:style-name="P36">6</text:p>
          </table:table-cell>
          <table:table-cell table:style-name="Таблица23.G9" table:number-rows-spanned="7" office:value-type="string">
            <text:p text:style-name="P32">CRC16</text:p>
          </table:table-cell>
        </table:table-row>
        <table:table-row>
          <table:table-cell table:style-name="Таблица23.D1" office:value-type="string">
            <text:p text:style-name="P37">хх</text:p>
          </table:table-cell>
          <table:table-cell table:style-name="Таблица23.B3" office:value-type="float" office:value="7">
            <text:p text:style-name="P36">7</text:p>
          </table:table-cell>
          <table:table-cell table:style-name="Таблица23.C3" office:value-type="string">
            <text:p text:style-name="P62">минуты</text:p>
          </table:table-cell>
          <table:table-cell table:style-name="Таблица23.D1" office:value-type="string">
            <text:p text:style-name="P35"/>
          </table:table-cell>
          <table:table-cell table:style-name="Таблица23.E3" office:value-type="string">
            <text:p text:style-name="P37">хх</text:p>
          </table:table-cell>
          <table:table-cell table:style-name="Таблица23.F3" office:value-type="float" office:value="7">
            <text:p text:style-name="P36">7</text:p>
          </table:table-cell>
          <table:covered-table-cell/>
        </table:table-row>
        <table:table-row>
          <table:table-cell table:style-name="Таблица23.D1" office:value-type="string">
            <text:p text:style-name="P37">хх</text:p>
          </table:table-cell>
          <table:table-cell table:style-name="Таблица23.B3" office:value-type="float" office:value="8">
            <text:p text:style-name="P36">8</text:p>
          </table:table-cell>
          <table:table-cell table:style-name="Таблица23.C3" office:value-type="string">
            <text:p text:style-name="P62">часы(0-23)</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D1" office:value-type="string">
            <text:p text:style-name="P37">хх</text:p>
          </table:table-cell>
          <table:table-cell table:style-name="Таблица23.B3" office:value-type="float" office:value="9">
            <text:p text:style-name="P36">9</text:p>
          </table:table-cell>
          <table:table-cell table:style-name="Таблица23.C3" office:value-type="string">
            <text:p text:style-name="P62">число</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D1" office:value-type="string">
            <text:p text:style-name="P37">хх</text:p>
          </table:table-cell>
          <table:table-cell table:style-name="Таблица23.B3" office:value-type="float" office:value="10">
            <text:p text:style-name="P36">10</text:p>
          </table:table-cell>
          <table:table-cell table:style-name="Таблица23.C3" office:value-type="string">
            <text:p text:style-name="P62">месяц</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D1" office:value-type="string">
            <text:p text:style-name="P37">хх</text:p>
          </table:table-cell>
          <table:table-cell table:style-name="Таблица23.B3" office:value-type="float" office:value="11">
            <text:p text:style-name="P36">11</text:p>
          </table:table-cell>
          <table:table-cell table:style-name="Таблица23.C3" office:value-type="string">
            <text:p text:style-name="P62">год (0-99)</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A15" office:value-type="string">
            <text:p text:style-name="P33">xx</text:p>
          </table:table-cell>
          <table:table-cell table:style-name="Таблица23.B15" office:value-type="float" office:value="12">
            <text:p text:style-name="P36">12</text:p>
          </table:table-cell>
          <table:table-cell table:style-name="Таблица23.C15" table:number-rows-spanned="2" office:value-type="string">
            <text:p text:style-name="P32">CRC16</text:p>
          </table:table-cell>
          <table:table-cell table:style-name="Таблица23.D1" office:value-type="string">
            <text:p text:style-name="P35"/>
          </table:table-cell>
          <table:table-cell table:style-name="Таблица23.E3" office:value-type="string">
            <text:p text:style-name="P33"/>
          </table:table-cell>
          <table:table-cell table:style-name="Таблица23.G3" office:value-type="string">
            <text:p text:style-name="P36"/>
          </table:table-cell>
          <table:covered-table-cell/>
        </table:table-row>
        <table:table-row>
          <table:table-cell table:style-name="Таблица23.D1" office:value-type="string">
            <text:p text:style-name="P33">xx</text:p>
          </table:table-cell>
          <table:table-cell table:style-name="Таблица23.B3" office:value-type="float" office:value="13">
            <text:p text:style-name="P36">13</text:p>
          </table:table-cell>
          <table:covered-table-cell/>
          <table:table-cell table:style-name="Таблица23.D1" office:value-type="string">
            <text:p text:style-name="P35"/>
          </table:table-cell>
          <table:table-cell table:style-name="Таблица23.E3" office:value-type="string">
            <text:p text:style-name="P33"/>
          </table:table-cell>
          <table:table-cell table:style-name="Таблица23.F16">
            <text:p text:style-name="P36"/>
          </table:table-cell>
          <table:table-cell table:style-name="Таблица23.E3" office:value-type="string">
            <text:p text:style-name="P31"/>
          </table:table-cell>
        </table:table-row>
      </table:table>
      <text:p text:style-name="Text_20_body"/>
      <text:h text:style-name="Heading_20_2" text:outline-level="2"><text:soft-page-break/>Команда <text:span text:style-name="T1">Get_Time</text:span></text:h>
      <text:p text:style-name="P19">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9">Запрос</text:p>
          </table:table-cell>
          <table:covered-table-cell/>
          <table:covered-table-cell/>
          <table:table-cell table:style-name="Таблица25.D1" office:value-type="string">
            <text:p text:style-name="P39"/>
          </table:table-cell>
          <table:table-cell table:style-name="Таблица25.E1" table:number-columns-spanned="3" office:value-type="string">
            <text:p text:style-name="P39">Ответ</text:p>
          </table:table-cell>
          <table:covered-table-cell/>
          <table:covered-table-cell/>
        </table:table-row>
        <table:table-row>
          <table:table-cell table:style-name="Таблица25.A1" office:value-type="string">
            <text:p text:style-name="P41">код, <text:span text:style-name="T1">hex</text:span></text:p>
          </table:table-cell>
          <table:table-cell table:style-name="Таблица25.B2" office:value-type="string">
            <text:p text:style-name="P39">№</text:p>
          </table:table-cell>
          <table:table-cell table:style-name="Таблица25.B2" office:value-type="string">
            <text:p text:style-name="P40">Описание</text:p>
          </table:table-cell>
          <table:table-cell table:style-name="Таблица25.D1" office:value-type="string">
            <text:p text:style-name="P40"/>
          </table:table-cell>
          <table:table-cell table:style-name="Таблица25.E1" office:value-type="string">
            <text:p text:style-name="P41">код, <text:span text:style-name="T1">hex</text:span></text:p>
          </table:table-cell>
          <table:table-cell table:style-name="Таблица25.F2" office:value-type="string">
            <text:p text:style-name="P42">№</text:p>
          </table:table-cell>
          <table:table-cell table:style-name="Таблица25.F2" office:value-type="string">
            <text:p text:style-name="P40">Описание</text:p>
          </table:table-cell>
        </table:table-row>
        <table:table-row>
          <table:table-cell table:style-name="Таблица25.D1" office:value-type="string">
            <text:p text:style-name="P29">0<text:span text:style-name="T1">x80</text:span></text:p>
          </table:table-cell>
          <table:table-cell table:style-name="Таблица25.B3" office:value-type="float" office:value="0">
            <text:p text:style-name="P28">0</text:p>
          </table:table-cell>
          <table:table-cell table:style-name="Таблица25.C3" office:value-type="string">
            <text:p text:style-name="P52">Заголовок </text:p>
          </table:table-cell>
          <table:table-cell table:style-name="Таблица25.D1" office:value-type="string">
            <text:p text:style-name="P35"/>
          </table:table-cell>
          <table:table-cell table:style-name="Таблица25.E3" office:value-type="string">
            <text:p text:style-name="P29">0<text:span text:style-name="T1">x80</text:span></text:p>
          </table:table-cell>
          <table:table-cell table:style-name="Таблица25.F3" office:value-type="float" office:value="0">
            <text:p text:style-name="P28">0</text:p>
          </table:table-cell>
          <table:table-cell table:style-name="Таблица25.G3" office:value-type="string">
            <text:p text:style-name="P35">Заголовок </text:p>
          </table:table-cell>
        </table:table-row>
        <table:table-row>
          <table:table-cell table:style-name="Таблица25.D1" office:value-type="string">
            <text:p text:style-name="P37">0x0<text:span text:style-name="T1">8<text:tab/><text:tab/></text:span></text:p>
          </table:table-cell>
          <table:table-cell table:style-name="Таблица25.B3" office:value-type="float" office:value="1">
            <text:p text:style-name="P36">1</text:p>
          </table:table-cell>
          <table:table-cell table:style-name="Таблица25.C3" office:value-type="string">
            <text:p text:style-name="P27">Количество байт</text:p>
          </table:table-cell>
          <table:table-cell table:style-name="Таблица25.D1" office:value-type="string">
            <text:p text:style-name="P27"/>
          </table:table-cell>
          <table:table-cell table:style-name="Таблица25.E3" office:value-type="string">
            <text:p text:style-name="P37">0x<text:span text:style-name="T1">E</text:span></text:p>
          </table:table-cell>
          <table:table-cell table:style-name="Таблица25.F3" office:value-type="float" office:value="1">
            <text:p text:style-name="P36">1</text:p>
          </table:table-cell>
          <table:table-cell table:style-name="Таблица25.G3" office:value-type="string">
            <text:p text:style-name="P27">Количество байт</text:p>
          </table:table-cell>
        </table:table-row>
        <table:table-row>
          <table:table-cell table:style-name="Таблица25.D1" office:value-type="string">
            <text:p text:style-name="P37">Ап</text:p>
          </table:table-cell>
          <table:table-cell table:style-name="Таблица25.B3" office:value-type="float" office:value="2">
            <text:p text:style-name="P36">2</text:p>
          </table:table-cell>
          <table:table-cell table:style-name="Таблица25.C3" office:value-type="string">
            <text:p text:style-name="P27">Адрес получателя</text:p>
          </table:table-cell>
          <table:table-cell table:style-name="Таблица25.D1" office:value-type="string">
            <text:p text:style-name="P27"/>
          </table:table-cell>
          <table:table-cell table:style-name="Таблица25.E3" office:value-type="string">
            <text:p text:style-name="P37">Ап</text:p>
          </table:table-cell>
          <table:table-cell table:style-name="Таблица25.F3" office:value-type="float" office:value="2">
            <text:p text:style-name="P36">2</text:p>
          </table:table-cell>
          <table:table-cell table:style-name="Таблица25.G3" office:value-type="string">
            <text:p text:style-name="P27">Адрес получателя</text:p>
          </table:table-cell>
        </table:table-row>
        <table:table-row>
          <table:table-cell table:style-name="Таблица25.D1" office:value-type="string">
            <text:p text:style-name="P37">Ао</text:p>
          </table:table-cell>
          <table:table-cell table:style-name="Таблица25.B3" office:value-type="float" office:value="3">
            <text:p text:style-name="P36">3</text:p>
          </table:table-cell>
          <table:table-cell table:style-name="Таблица25.C3" office:value-type="string">
            <text:p text:style-name="P27">Адрес отправителя</text:p>
          </table:table-cell>
          <table:table-cell table:style-name="Таблица25.D1" office:value-type="string">
            <text:p text:style-name="P27"/>
          </table:table-cell>
          <table:table-cell table:style-name="Таблица25.E3" office:value-type="string">
            <text:p text:style-name="P37">Ао</text:p>
          </table:table-cell>
          <table:table-cell table:style-name="Таблица25.F3" office:value-type="float" office:value="3">
            <text:p text:style-name="P36">3</text:p>
          </table:table-cell>
          <table:table-cell table:style-name="Таблица25.G3" office:value-type="string">
            <text:p text:style-name="P27">Адрес отправителя</text:p>
          </table:table-cell>
        </table:table-row>
        <table:table-row>
          <table:table-cell table:style-name="Таблица25.D1" office:value-type="string">
            <text:p text:style-name="P33">xx</text:p>
          </table:table-cell>
          <table:table-cell table:style-name="Таблица25.B3" office:value-type="float" office:value="4">
            <text:p text:style-name="P36">4</text:p>
          </table:table-cell>
          <table:table-cell table:style-name="Таблица25.C3" office:value-type="string">
            <text:p text:style-name="P31">Id <text:span text:style-name="T5">кадра</text:span></text:p>
          </table:table-cell>
          <table:table-cell table:style-name="Таблица25.D1" office:value-type="string">
            <text:p text:style-name="P31"/>
          </table:table-cell>
          <table:table-cell table:style-name="Таблица25.E3" office:value-type="string">
            <text:p text:style-name="P33">xx</text:p>
          </table:table-cell>
          <table:table-cell table:style-name="Таблица25.F3" office:value-type="float" office:value="4">
            <text:p text:style-name="P36">4</text:p>
          </table:table-cell>
          <table:table-cell table:style-name="Таблица25.G3" office:value-type="string">
            <text:p text:style-name="P31">Id <text:span text:style-name="T5">кадра</text:span></text:p>
          </table:table-cell>
        </table:table-row>
        <table:table-row>
          <table:table-cell table:style-name="Таблица25.D1" office:value-type="string">
            <text:p text:style-name="P37">0x1<text:span text:style-name="T1">6</text:span></text:p>
          </table:table-cell>
          <table:table-cell table:style-name="Таблица25.B3" office:value-type="float" office:value="5">
            <text:p text:style-name="P36">5</text:p>
          </table:table-cell>
          <table:table-cell table:style-name="Таблица25.C3" office:value-type="string">
            <text:p text:style-name="P35">Код команды</text:p>
          </table:table-cell>
          <table:table-cell table:style-name="Таблица25.D1" office:value-type="string">
            <text:p text:style-name="P35"/>
          </table:table-cell>
          <table:table-cell table:style-name="Таблица25.E3" office:value-type="string">
            <text:p text:style-name="P33">0x<text:span text:style-name="T5">1</text:span>6</text:p>
          </table:table-cell>
          <table:table-cell table:style-name="Таблица25.F3" office:value-type="float" office:value="5">
            <text:p text:style-name="P36">5</text:p>
          </table:table-cell>
          <table:table-cell table:style-name="Таблица25.G3" office:value-type="string">
            <text:p text:style-name="P35">Код команды</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G3" office:value-type="string">
            <text:p text:style-name="P36">6</text:p>
          </table:table-cell>
          <table:table-cell table:style-name="Таблица25.G3" office:value-type="string">
            <text:p text:style-name="P35">секунды</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7">
            <text:p text:style-name="P36">7</text:p>
          </table:table-cell>
          <table:table-cell table:style-name="Таблица25.G3" office:value-type="string">
            <text:p text:style-name="P62">минуты</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8">
            <text:p text:style-name="P36">8</text:p>
          </table:table-cell>
          <table:table-cell table:style-name="Таблица25.G3" office:value-type="string">
            <text:p text:style-name="P62">часы(0-23)</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9">
            <text:p text:style-name="P36">9</text:p>
          </table:table-cell>
          <table:table-cell table:style-name="Таблица25.G3" office:value-type="string">
            <text:p text:style-name="P62">число</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0">
            <text:p text:style-name="P36">10</text:p>
          </table:table-cell>
          <table:table-cell table:style-name="Таблица25.G3" office:value-type="string">
            <text:p text:style-name="P62">месяц</text:p>
          </table:table-cell>
        </table:table-row>
        <table:table-row>
          <table:table-cell table:style-name="Таблица25.D1" office:value-type="string">
            <text:p text:style-name="P37"/>
          </table:table-cell>
          <table:table-cell table:style-name="Таблица25.B3">
            <text:p text:style-name="P36"/>
          </table:table-cell>
          <table:table-cell table:style-name="Таблица25.C3" office:value-type="string">
            <text:p text:style-name="P35"/>
          </table:table-cell>
          <table:table-cell table:style-name="Таблица25.D1" office:value-type="string">
            <text:p text:style-name="P35"/>
          </table:table-cell>
          <table:table-cell table:style-name="Таблица25.E3" office:value-type="string">
            <text:p text:style-name="P37">хх</text:p>
          </table:table-cell>
          <table:table-cell table:style-name="Таблица25.F3" office:value-type="float" office:value="11">
            <text:p text:style-name="P36">11</text:p>
          </table:table-cell>
          <table:table-cell table:style-name="Таблица25.G3" office:value-type="string">
            <text:p text:style-name="P62">год (0-99)</text:p>
          </table:table-cell>
        </table:table-row>
        <table:table-row>
          <table:table-cell table:style-name="Таблица25.A15" office:value-type="string">
            <text:p text:style-name="P33">xx</text:p>
          </table:table-cell>
          <table:table-cell table:style-name="Таблица25.B15" office:value-type="float" office:value="6">
            <text:p text:style-name="P34">6</text:p>
          </table:table-cell>
          <table:table-cell table:style-name="Таблица25.C15" table:number-rows-spanned="2" office:value-type="string">
            <text:p text:style-name="P32">CRC16</text:p>
          </table:table-cell>
          <table:table-cell table:style-name="Таблица25.D1" office:value-type="string">
            <text:p text:style-name="P35"/>
          </table:table-cell>
          <table:table-cell table:style-name="Таблица25.E15" office:value-type="string">
            <text:p text:style-name="P33">xx</text:p>
          </table:table-cell>
          <table:table-cell table:style-name="Таблица25.F15" office:value-type="float" office:value="12">
            <text:p text:style-name="P36">1<text:span text:style-name="T1">2</text:span></text:p>
          </table:table-cell>
          <table:table-cell table:style-name="Таблица25.G15" table:number-rows-spanned="2" office:value-type="string">
            <text:p text:style-name="P32">CRC16</text:p>
          </table:table-cell>
        </table:table-row>
        <table:table-row>
          <table:table-cell table:style-name="Таблица25.D1" office:value-type="string">
            <text:p text:style-name="P33">xx</text:p>
          </table:table-cell>
          <table:table-cell table:style-name="Таблица25.B3" office:value-type="float" office:value="7">
            <text:p text:style-name="P34">7</text:p>
          </table:table-cell>
          <table:covered-table-cell/>
          <table:table-cell table:style-name="Таблица25.D1" office:value-type="string">
            <text:p text:style-name="P35"/>
          </table:table-cell>
          <table:table-cell table:style-name="Таблица25.E3" office:value-type="string">
            <text:p text:style-name="P33">xx</text:p>
          </table:table-cell>
          <table:table-cell table:style-name="Таблица25.F16" office:value-type="float" office:value="13">
            <text:p text:style-name="P36">1<text:span text:style-name="T1">3</text:span></text:p>
          </table:table-cell>
          <table:covered-table-cell/>
        </table:table-row>
      </table:table>
      <text:p text:style-name="P19"/>
      <text:h text:style-name="Heading_20_2" text:outline-level="2">Команда <text:span text:style-name="T1">S</text:span><text:span text:style-name="T1">tart</text:span><text:span text:style-name="T1">_</text:span><text:span text:style-name="T1">Proc</text:span></text:h>
      <text:p text:style-name="P19">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9"/>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9">Запрос</text:p>
          </table:table-cell>
          <table:covered-table-cell/>
          <table:covered-table-cell/>
          <table:covered-table-cell/>
          <table:table-cell table:style-name="Таблица26.E1" office:value-type="string">
            <text:p text:style-name="P39"/>
          </table:table-cell>
          <table:table-cell table:style-name="Таблица26.F1" table:number-columns-spanned="3" office:value-type="string">
            <text:p text:style-name="P39">Ответ</text:p>
          </table:table-cell>
          <table:covered-table-cell/>
          <table:covered-table-cell/>
        </table:table-row>
        <table:table-row>
          <table:table-cell table:style-name="Таблица26.A1" office:value-type="string">
            <text:p text:style-name="P41">код, <text:span text:style-name="T1">hex</text:span></text:p>
          </table:table-cell>
          <table:table-cell table:style-name="Таблица26.B2" office:value-type="string">
            <text:p text:style-name="P39">№</text:p>
          </table:table-cell>
          <table:table-cell table:style-name="Таблица26.B2" table:number-columns-spanned="2" office:value-type="string">
            <text:p text:style-name="P40">Описание</text:p>
          </table:table-cell>
          <table:covered-table-cell/>
          <table:table-cell table:style-name="Таблица26.E1" office:value-type="string">
            <text:p text:style-name="P40"/>
          </table:table-cell>
          <table:table-cell table:style-name="Таблица26.F1" office:value-type="string">
            <text:p text:style-name="P41">код, <text:span text:style-name="T1">hex</text:span></text:p>
          </table:table-cell>
          <table:table-cell table:style-name="Таблица26.G2" office:value-type="string">
            <text:p text:style-name="P42">№</text:p>
          </table:table-cell>
          <table:table-cell table:style-name="Таблица26.G2" office:value-type="string">
            <text:p text:style-name="P40">Описание</text:p>
          </table:table-cell>
        </table:table-row>
        <table:table-row>
          <table:table-cell table:style-name="Таблица26.E1" office:value-type="string">
            <text:p text:style-name="P29">0<text:span text:style-name="T1">x80</text:span></text:p>
          </table:table-cell>
          <table:table-cell table:style-name="Таблица26.B3" office:value-type="float" office:value="0">
            <text:p text:style-name="P28">0</text:p>
          </table:table-cell>
          <table:table-cell table:style-name="Таблица26.C3" table:number-columns-spanned="2" office:value-type="string">
            <text:p text:style-name="P52">Заголовок </text:p>
          </table:table-cell>
          <table:covered-table-cell/>
          <table:table-cell table:style-name="Таблица26.E1" office:value-type="string">
            <text:p text:style-name="P35"/>
          </table:table-cell>
          <table:table-cell table:style-name="Таблица26.F3" office:value-type="string">
            <text:p text:style-name="P29">0<text:span text:style-name="T1">x80</text:span></text:p>
          </table:table-cell>
          <table:table-cell table:style-name="Таблица26.G3" office:value-type="float" office:value="0">
            <text:p text:style-name="P28">0</text:p>
          </table:table-cell>
          <table:table-cell table:style-name="Таблица26.H3" office:value-type="string">
            <text:p text:style-name="P35">Заголовок </text:p>
          </table:table-cell>
        </table:table-row>
        <table:table-row>
          <table:table-cell table:style-name="Таблица26.A4" office:value-type="float" office:value="22">
            <text:p text:style-name="P37">22</text:p>
          </table:table-cell>
          <table:table-cell table:style-name="Таблица26.B3" office:value-type="float" office:value="1">
            <text:p text:style-name="P36">1</text:p>
          </table:table-cell>
          <table:table-cell table:style-name="Таблица26.C3" table:number-columns-spanned="2" office:value-type="string">
            <text:p text:style-name="P27">Количество байт</text:p>
          </table:table-cell>
          <table:covered-table-cell/>
          <table:table-cell table:style-name="Таблица26.E1" office:value-type="string">
            <text:p text:style-name="P27"/>
          </table:table-cell>
          <table:table-cell table:style-name="Таблица26.F3" office:value-type="string">
            <text:p text:style-name="P33">0x8</text:p>
          </table:table-cell>
          <table:table-cell table:style-name="Таблица26.G3" office:value-type="float" office:value="1">
            <text:p text:style-name="P36">1</text:p>
          </table:table-cell>
          <table:table-cell table:style-name="Таблица26.H3" office:value-type="string">
            <text:p text:style-name="P27">Количество байт</text:p>
          </table:table-cell>
        </table:table-row>
        <table:table-row>
          <table:table-cell table:style-name="Таблица26.E1" office:value-type="string">
            <text:p text:style-name="P37">Ап</text:p>
          </table:table-cell>
          <table:table-cell table:style-name="Таблица26.B3" office:value-type="float" office:value="2">
            <text:p text:style-name="P36">2</text:p>
          </table:table-cell>
          <table:table-cell table:style-name="Таблица26.C3" table:number-columns-spanned="2" office:value-type="string">
            <text:p text:style-name="P27">Адрес получателя</text:p>
          </table:table-cell>
          <table:covered-table-cell/>
          <table:table-cell table:style-name="Таблица26.E1" office:value-type="string">
            <text:p text:style-name="P27"/>
          </table:table-cell>
          <table:table-cell table:style-name="Таблица26.F3" office:value-type="string">
            <text:p text:style-name="P37">Ап</text:p>
          </table:table-cell>
          <table:table-cell table:style-name="Таблица26.G3" office:value-type="float" office:value="2">
            <text:p text:style-name="P36">2</text:p>
          </table:table-cell>
          <table:table-cell table:style-name="Таблица26.H3" office:value-type="string">
            <text:p text:style-name="P27">Адрес получателя</text:p>
          </table:table-cell>
        </table:table-row>
        <table:table-row>
          <table:table-cell table:style-name="Таблица26.E1" office:value-type="string">
            <text:p text:style-name="P37">Ао</text:p>
          </table:table-cell>
          <table:table-cell table:style-name="Таблица26.B3" office:value-type="float" office:value="3">
            <text:p text:style-name="P36">3</text:p>
          </table:table-cell>
          <table:table-cell table:style-name="Таблица26.C3" table:number-columns-spanned="2" office:value-type="string">
            <text:p text:style-name="P27">Адрес отправителя</text:p>
          </table:table-cell>
          <table:covered-table-cell/>
          <table:table-cell table:style-name="Таблица26.E1" office:value-type="string">
            <text:p text:style-name="P27"/>
          </table:table-cell>
          <table:table-cell table:style-name="Таблица26.F3" office:value-type="string">
            <text:p text:style-name="P37">Ао</text:p>
          </table:table-cell>
          <table:table-cell table:style-name="Таблица26.G3" office:value-type="float" office:value="3">
            <text:p text:style-name="P36">3</text:p>
          </table:table-cell>
          <table:table-cell table:style-name="Таблица26.H3" office:value-type="string">
            <text:p text:style-name="P27">Адрес отправителя</text:p>
          </table:table-cell>
        </table:table-row>
        <table:table-row>
          <table:table-cell table:style-name="Таблица26.E1" office:value-type="string">
            <text:p text:style-name="P33">xx</text:p>
          </table:table-cell>
          <table:table-cell table:style-name="Таблица26.B3" office:value-type="float" office:value="4">
            <text:p text:style-name="P36">4</text:p>
          </table:table-cell>
          <table:table-cell table:style-name="Таблица26.C3" table:number-columns-spanned="2" office:value-type="string">
            <text:p text:style-name="P31">Id <text:span text:style-name="T5">кадра</text:span></text:p>
          </table:table-cell>
          <table:covered-table-cell/>
          <table:table-cell table:style-name="Таблица26.E1" office:value-type="string">
            <text:p text:style-name="P31"/>
          </table:table-cell>
          <table:table-cell table:style-name="Таблица26.F3" office:value-type="string">
            <text:p text:style-name="P33">xx</text:p>
          </table:table-cell>
          <table:table-cell table:style-name="Таблица26.G3" office:value-type="float" office:value="4">
            <text:p text:style-name="P36">4</text:p>
          </table:table-cell>
          <table:table-cell table:style-name="Таблица26.H3" office:value-type="string">
            <text:p text:style-name="P31">Id <text:span text:style-name="T5">кадра</text:span></text:p>
          </table:table-cell>
        </table:table-row>
        <table:table-row>
          <table:table-cell table:style-name="Таблица26.E1" office:value-type="string">
            <text:p text:style-name="P37">0x17</text:p>
          </table:table-cell>
          <table:table-cell table:style-name="Таблица26.B3" office:value-type="float" office:value="5">
            <text:p text:style-name="P36">5</text:p>
          </table:table-cell>
          <table:table-cell table:style-name="Таблица26.C3" table:number-columns-spanned="2" office:value-type="string">
            <text:p text:style-name="P35">Код команды</text:p>
          </table:table-cell>
          <table:covered-table-cell/>
          <table:table-cell table:style-name="Таблица26.E1" office:value-type="string">
            <text:p text:style-name="P35"/>
          </table:table-cell>
          <table:table-cell table:style-name="Таблица26.F3" office:value-type="string">
            <text:p text:style-name="P33">0x<text:span text:style-name="T5">1</text:span><text:span text:style-name="T5">7</text:span></text:p>
          </table:table-cell>
          <table:table-cell table:style-name="Таблица26.G3" office:value-type="float" office:value="5">
            <text:p text:style-name="P36">5</text:p>
          </table:table-cell>
          <table:table-cell table:style-name="Таблица26.H3" office:value-type="string">
            <text:p text:style-name="P35">Код команды</text:p>
          </table:table-cell>
        </table:table-row>
        <table:table-row>
          <table:table-cell table:style-name="Таблица26.E1" office:value-type="string">
            <text:p text:style-name="P37">хх</text:p>
          </table:table-cell>
          <table:table-cell table:style-name="Таблица26.C3" office:value-type="string">
            <text:p text:style-name="P36">6</text:p>
          </table:table-cell>
          <table:table-cell table:style-name="Таблица26.C3" office:value-type="string">
            <text:p text:style-name="P35">секунды</text:p>
          </table:table-cell>
          <table:table-cell table:style-name="Таблица26.D9" table:number-rows-spanned="6" office:value-type="string">
            <text:p text:style-name="P35">Время старта</text:p>
          </table:table-cell>
          <table:table-cell table:style-name="Таблица26.E1" office:value-type="string">
            <text:p text:style-name="P35"/>
          </table:table-cell>
          <table:table-cell table:style-name="Таблица26.F9" office:value-type="string">
            <text:p text:style-name="P33"/>
          </table:table-cell>
          <table:table-cell table:style-name="Таблица26.G9" office:value-type="string">
            <text:p text:style-name="P36">6</text:p>
          </table:table-cell>
          <table:table-cell table:style-name="Таблица26.H9" office:value-type="string">
            <text:p text:style-name="P38">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7">хх</text:p>
          </table:table-cell>
          <table:table-cell table:style-name="Таблица26.B3" office:value-type="float" office:value="7">
            <text:p text:style-name="P36">7</text:p>
          </table:table-cell>
          <table:table-cell table:style-name="Таблица26.C3" office:value-type="string">
            <text:p text:style-name="P62">минуты</text:p>
          </table:table-cell>
          <table:covered-table-cell/>
          <table:table-cell table:style-name="Таблица26.E1" office:value-type="string">
            <text:p text:style-name="P35"/>
          </table:table-cell>
          <table:table-cell table:style-name="Таблица26.F3" office:value-type="string">
            <text:p text:style-name="P33">xx</text:p>
          </table:table-cell>
          <table:table-cell table:style-name="Таблица26.H3" office:value-type="string">
            <text:p text:style-name="P36">7</text:p>
          </table:table-cell>
          <table:table-cell table:style-name="Таблица26.H9" table:number-rows-spanned="2" office:value-type="string">
            <text:p text:style-name="P32">CRC16</text:p>
          </table:table-cell>
        </table:table-row>
        <table:table-row>
          <table:table-cell table:style-name="Таблица26.E1" office:value-type="string">
            <text:p text:style-name="P37">хх</text:p>
          </table:table-cell>
          <table:table-cell table:style-name="Таблица26.B3" office:value-type="float" office:value="8">
            <text:p text:style-name="P36">8</text:p>
          </table:table-cell>
          <table:table-cell table:style-name="Таблица26.C3" office:value-type="string">
            <text:p text:style-name="P62">часы(0-23)</text:p>
          </table:table-cell>
          <table:covered-table-cell/>
          <table:table-cell table:style-name="Таблица26.E1" office:value-type="string">
            <text:p text:style-name="P35"/>
          </table:table-cell>
          <table:table-cell table:style-name="Таблица26.F3" office:value-type="string">
            <text:p text:style-name="P37">хх</text:p>
          </table:table-cell>
          <table:table-cell table:style-name="Таблица26.G3" office:value-type="float" office:value="8">
            <text:p text:style-name="P36">8</text:p>
          </table:table-cell>
          <table:covered-table-cell/>
        </table:table-row>
        <table:table-row>
          <table:table-cell table:style-name="Таблица26.E1" office:value-type="string">
            <text:p text:style-name="P37">хх</text:p>
          </table:table-cell>
          <table:table-cell table:style-name="Таблица26.B3" office:value-type="float" office:value="9">
            <text:p text:style-name="P36">9</text:p>
          </table:table-cell>
          <table:table-cell table:style-name="Таблица26.C3" office:value-type="string">
            <text:p text:style-name="P62">число</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3" office:value-type="float" office:value="10">
            <text:p text:style-name="P36">10</text:p>
          </table:table-cell>
          <table:table-cell table:style-name="Таблица26.C3" office:value-type="string">
            <text:p text:style-name="P62">месяц</text:p>
          </table:table-cell>
          <table:covered-table-cell/>
          <table:table-cell table:style-name="Таблица26.E1" office:value-type="string">
            <text:p text:style-name="P35"/>
          </table:table-cell>
          <table:table-cell table:style-name="Таблица26.F3" office:value-type="string">
            <text:p text:style-name="P37"/>
          </table:table-cell>
          <table:table-cell table:style-name="Таблица26.G3">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3" office:value-type="float" office:value="11">
            <text:p text:style-name="P36">11</text:p>
          </table:table-cell>
          <table:table-cell table:style-name="Таблица26.C3" office:value-type="string">
            <text:p text:style-name="P62">год (0-99)</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7">хх</text:p>
          </table:table-cell>
          <table:table-cell table:style-name="Таблица26.B3" office:value-type="float" office:value="12">
            <text:p text:style-name="P36">12</text:p>
          </table:table-cell>
          <table:table-cell table:style-name="Таблица26.C3" office:value-type="string">
            <text:p text:style-name="P62">мл</text:p>
          </table:table-cell>
          <table:table-cell table:style-name="Таблица26.D9" table:number-rows-spanned="4" office:value-type="string">
            <text:p text:style-name="P62">Период, сек. <text:s/></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7">хх</text:p>
          </table:table-cell>
          <table:table-cell table:style-name="Таблица26.B3" office:value-type="float" office:value="13">
            <text:p text:style-name="P36">13</text:p>
          </table:table-cell>
          <table:table-cell table:style-name="Таблица26.C3" office:value-type="string">
            <text:p text:style-name="P62"/>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3" office:value-type="float" office:value="14">
            <text:p text:style-name="P34">14</text:p>
          </table:table-cell>
          <table:table-cell table:style-name="Таблица26.C3" office:value-type="string">
            <text:p text:style-name="P62"/>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3" office:value-type="float" office:value="15">
            <text:p text:style-name="P34">15</text:p>
          </table:table-cell>
          <table:table-cell table:style-name="Таблица26.C3" office:value-type="string">
            <text:p text:style-name="P62">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3" office:value-type="float" office:value="16">
            <text:p text:style-name="P36">16</text:p>
          </table:table-cell>
          <table:table-cell table:style-name="Таблица26.C3" office:value-type="string">
            <text:p text:style-name="P62">мл</text:p>
          </table:table-cell>
          <table:table-cell table:style-name="Таблица26.D9" table:number-rows-spanned="4" office:value-type="string">
            <text:p text:style-name="P64">Кол-во точек</text:p>
          </table: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3" office:value-type="float" office:value="17">
            <text:p text:style-name="P36">17</text:p>
          </table:table-cell>
          <table:table-cell table:style-name="Таблица26.C3" office:value-type="string">
            <text:p text:style-name="P62"/>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3" office:value-type="float" office:value="18">
            <text:p text:style-name="P36">18</text:p>
          </table:table-cell>
          <table:table-cell table:style-name="Таблица26.C3" office:value-type="string">
            <text:p text:style-name="P62"/>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3" office:value-type="float" office:value="19">
            <text:p text:style-name="P36">19</text:p>
          </table:table-cell>
          <table:table-cell table:style-name="Таблица26.C3" office:value-type="string">
            <text:p text:style-name="P62">ст</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15" office:value-type="string">
            <text:p text:style-name="Standard"/>
          </table:table-cell>
        </table:table-row>
        <table:table-row>
          <table:table-cell table:style-name="Таблица26.A23" office:value-type="string">
            <text:p text:style-name="P33">xx</text:p>
          </table:table-cell>
          <table:table-cell table:style-name="Таблица26.B23" office:value-type="float" office:value="20">
            <text:p text:style-name="P34">20</text:p>
          </table:table-cell>
          <table:table-cell table:style-name="Таблица26.C23" table:number-rows-spanned="2" table:number-columns-spanned="2" office:value-type="string">
            <text:p text:style-name="P32">CRC16</text:p>
          </table: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H3" office:value-type="string">
            <text:p text:style-name="P36"/>
          </table:table-cell>
          <table:table-cell table:style-name="Таблица26.H9" office:value-type="string">
            <text:p text:style-name="Standard"/>
          </table:table-cell>
        </table:table-row>
        <table:table-row>
          <table:table-cell table:style-name="Таблица26.E1" office:value-type="string">
            <text:p text:style-name="P33">xx</text:p>
          </table:table-cell>
          <table:table-cell table:style-name="Таблица26.B3" office:value-type="float" office:value="21">
            <text:p text:style-name="P34">21</text:p>
          </table:table-cell>
          <table:covered-table-cell/>
          <table:covered-table-cell/>
          <table:table-cell table:style-name="Таблица26.E1" office:value-type="string">
            <text:p text:style-name="P35"/>
          </table:table-cell>
          <table:table-cell table:style-name="Таблица26.F3" office:value-type="string">
            <text:p text:style-name="P33"/>
          </table:table-cell>
          <table:table-cell table:style-name="Таблица26.G24">
            <text:p text:style-name="P36"/>
          </table:table-cell>
          <table:table-cell table:style-name="Таблица26.F3" office:value-type="string">
            <text:p text:style-name="P31"/>
          </table:table-cell>
        </table:table-row>
      </table:table>
      <text:p text:style-name="P19"/>
      <text:h text:style-name="P88" text:outline-level="2">Команда <text:span text:style-name="T1">Get_ProcState</text:span></text:h>
      <text:p text:style-name="P19">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9">Запрос</text:p>
          </table:table-cell>
          <table:covered-table-cell/>
          <table:covered-table-cell/>
          <table:table-cell table:style-name="Таблица27.D1" office:value-type="string">
            <text:p text:style-name="P39"/>
          </table:table-cell>
          <table:table-cell table:style-name="Таблица27.E1" table:number-columns-spanned="3" office:value-type="string">
            <text:p text:style-name="P39">Ответ</text:p>
          </table:table-cell>
          <table:covered-table-cell/>
          <table:covered-table-cell/>
        </table:table-row>
        <table:table-row>
          <table:table-cell table:style-name="Таблица27.A1" office:value-type="string">
            <text:p text:style-name="P41">код, <text:span text:style-name="T1">hex</text:span></text:p>
          </table:table-cell>
          <table:table-cell table:style-name="Таблица27.B2" office:value-type="string">
            <text:p text:style-name="P39">№</text:p>
          </table:table-cell>
          <table:table-cell table:style-name="Таблица27.B2" office:value-type="string">
            <text:p text:style-name="P40">Описание</text:p>
          </table:table-cell>
          <table:table-cell table:style-name="Таблица27.D1" office:value-type="string">
            <text:p text:style-name="P40"/>
          </table:table-cell>
          <table:table-cell table:style-name="Таблица27.E1" office:value-type="string">
            <text:p text:style-name="P41">код, <text:span text:style-name="T1">hex</text:span></text:p>
          </table:table-cell>
          <table:table-cell table:style-name="Таблица27.F2" office:value-type="string">
            <text:p text:style-name="P42">№</text:p>
          </table:table-cell>
          <table:table-cell table:style-name="Таблица27.F2" office:value-type="string">
            <text:p text:style-name="P40">Описание</text:p>
          </table:table-cell>
        </table:table-row>
        <table:table-row>
          <table:table-cell table:style-name="Таблица27.D1" office:value-type="string">
            <text:p text:style-name="P29">0<text:span text:style-name="T1">x80</text:span></text:p>
          </table:table-cell>
          <table:table-cell table:style-name="Таблица27.B3" office:value-type="float" office:value="0">
            <text:p text:style-name="P28">0</text:p>
          </table:table-cell>
          <table:table-cell table:style-name="Таблица27.C3" office:value-type="string">
            <text:p text:style-name="P52">Заголовок </text:p>
          </table:table-cell>
          <table:table-cell table:style-name="Таблица27.D1" office:value-type="string">
            <text:p text:style-name="P35"/>
          </table:table-cell>
          <table:table-cell table:style-name="Таблица27.E3" office:value-type="string">
            <text:p text:style-name="P29">0<text:span text:style-name="T1">x80</text:span></text:p>
          </table:table-cell>
          <table:table-cell table:style-name="Таблица27.F3" office:value-type="float" office:value="0">
            <text:p text:style-name="P28">0</text:p>
          </table:table-cell>
          <table:table-cell table:style-name="Таблица27.G3" office:value-type="string">
            <text:p text:style-name="P35">Заголовок </text:p>
          </table:table-cell>
        </table:table-row>
        <table:table-row>
          <table:table-cell table:style-name="Таблица27.A4" office:value-type="float" office:value="8">
            <text:p text:style-name="P37">8</text:p>
          </table:table-cell>
          <table:table-cell table:style-name="Таблица27.B3" office:value-type="float" office:value="1">
            <text:p text:style-name="P36">1</text:p>
          </table:table-cell>
          <table:table-cell table:style-name="Таблица27.C3" office:value-type="string">
            <text:p text:style-name="P27">Количество байт</text:p>
          </table:table-cell>
          <table:table-cell table:style-name="Таблица27.D1" office:value-type="string">
            <text:p text:style-name="P27"/>
          </table:table-cell>
          <table:table-cell table:style-name="Таблица27.E3" office:value-type="string">
            <text:p text:style-name="P33">18</text:p>
          </table:table-cell>
          <table:table-cell table:style-name="Таблица27.F3" office:value-type="float" office:value="1">
            <text:p text:style-name="P36">1</text:p>
          </table:table-cell>
          <table:table-cell table:style-name="Таблица27.G3" office:value-type="string">
            <text:p text:style-name="P27">Количество байт</text:p>
          </table:table-cell>
        </table:table-row>
        <table:table-row>
          <table:table-cell table:style-name="Таблица27.D1" office:value-type="string">
            <text:p text:style-name="P37">Ап</text:p>
          </table:table-cell>
          <table:table-cell table:style-name="Таблица27.B3" office:value-type="float" office:value="2">
            <text:p text:style-name="P36">2</text:p>
          </table:table-cell>
          <table:table-cell table:style-name="Таблица27.C3" office:value-type="string">
            <text:p text:style-name="P27">Адрес получателя</text:p>
          </table:table-cell>
          <table:table-cell table:style-name="Таблица27.D1" office:value-type="string">
            <text:p text:style-name="P27"/>
          </table:table-cell>
          <table:table-cell table:style-name="Таблица27.E3" office:value-type="string">
            <text:p text:style-name="P37">Ап</text:p>
          </table:table-cell>
          <table:table-cell table:style-name="Таблица27.F3" office:value-type="float" office:value="2">
            <text:p text:style-name="P36">2</text:p>
          </table:table-cell>
          <table:table-cell table:style-name="Таблица27.G3" office:value-type="string">
            <text:p text:style-name="P27">Адрес получателя</text:p>
          </table:table-cell>
        </table:table-row>
        <table:table-row>
          <table:table-cell table:style-name="Таблица27.D1" office:value-type="string">
            <text:p text:style-name="P37">Ао</text:p>
          </table:table-cell>
          <table:table-cell table:style-name="Таблица27.B3" office:value-type="float" office:value="3">
            <text:p text:style-name="P36">3</text:p>
          </table:table-cell>
          <table:table-cell table:style-name="Таблица27.C3" office:value-type="string">
            <text:p text:style-name="P27">Адрес отправителя</text:p>
          </table:table-cell>
          <table:table-cell table:style-name="Таблица27.D1" office:value-type="string">
            <text:p text:style-name="P27"/>
          </table:table-cell>
          <table:table-cell table:style-name="Таблица27.E3" office:value-type="string">
            <text:p text:style-name="P37">Ао</text:p>
          </table:table-cell>
          <table:table-cell table:style-name="Таблица27.F3" office:value-type="float" office:value="3">
            <text:p text:style-name="P36">3</text:p>
          </table:table-cell>
          <table:table-cell table:style-name="Таблица27.G3" office:value-type="string">
            <text:p text:style-name="P27">Адрес отправителя</text:p>
          </table:table-cell>
        </table:table-row>
        <table:table-row>
          <table:table-cell table:style-name="Таблица27.D1" office:value-type="string">
            <text:p text:style-name="P33">xx</text:p>
          </table:table-cell>
          <table:table-cell table:style-name="Таблица27.B3" office:value-type="float" office:value="4">
            <text:p text:style-name="P36">4</text:p>
          </table:table-cell>
          <table:table-cell table:style-name="Таблица27.C3" office:value-type="string">
            <text:p text:style-name="P31">Id <text:span text:style-name="T5">кадра</text:span></text:p>
          </table:table-cell>
          <table:table-cell table:style-name="Таблица27.D1" office:value-type="string">
            <text:p text:style-name="P31"/>
          </table:table-cell>
          <table:table-cell table:style-name="Таблица27.E3" office:value-type="string">
            <text:p text:style-name="P33">xx</text:p>
          </table:table-cell>
          <table:table-cell table:style-name="Таблица27.F3" office:value-type="float" office:value="4">
            <text:p text:style-name="P36">4</text:p>
          </table:table-cell>
          <table:table-cell table:style-name="Таблица27.G3" office:value-type="string">
            <text:p text:style-name="P31">Id <text:span text:style-name="T5">кадра</text:span></text:p>
          </table:table-cell>
        </table:table-row>
        <table:table-row>
          <table:table-cell table:style-name="Таблица27.D1" office:value-type="string">
            <text:p text:style-name="P37">0x1<text:span text:style-name="T1">8</text:span></text:p>
          </table:table-cell>
          <table:table-cell table:style-name="Таблица27.B3" office:value-type="float" office:value="5">
            <text:p text:style-name="P36">5</text:p>
          </table:table-cell>
          <table:table-cell table:style-name="Таблица27.C3" office:value-type="string">
            <text:p text:style-name="P35">Код команды</text:p>
          </table:table-cell>
          <table:table-cell table:style-name="Таблица27.D1" office:value-type="string">
            <text:p text:style-name="P35"/>
          </table:table-cell>
          <table:table-cell table:style-name="Таблица27.E3" office:value-type="string">
            <text:p text:style-name="P33">0x<text:span text:style-name="T5">1</text:span>6</text:p>
          </table:table-cell>
          <table:table-cell table:style-name="Таблица27.F3" office:value-type="float" office:value="5">
            <text:p text:style-name="P36">5</text:p>
          </table:table-cell>
          <table:table-cell table:style-name="Таблица27.G3" office:value-type="string">
            <text:p text:style-name="P35">Код команды</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G3" office:value-type="string">
            <text:p text:style-name="P36">6</text:p>
          </table:table-cell>
          <table:table-cell table:style-name="Таблица27.G3" office:value-type="string">
            <text:p text:style-name="P35">секунды</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7">
            <text:p text:style-name="P36">7</text:p>
          </table:table-cell>
          <table:table-cell table:style-name="Таблица27.G3" office:value-type="string">
            <text:p text:style-name="P62">минуты</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8">
            <text:p text:style-name="P36">8</text:p>
          </table:table-cell>
          <table:table-cell table:style-name="Таблица27.G3" office:value-type="string">
            <text:p text:style-name="P62">часы(0-23)</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9">
            <text:p text:style-name="P36">9</text:p>
          </table:table-cell>
          <table:table-cell table:style-name="Таблица27.G3" office:value-type="string">
            <text:p text:style-name="P62">число</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0">
            <text:p text:style-name="P36">10</text:p>
          </table:table-cell>
          <table:table-cell table:style-name="Таблица27.G3" office:value-type="string">
            <text:p text:style-name="P62">месяц</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1">
            <text:p text:style-name="P36">11</text:p>
          </table:table-cell>
          <table:table-cell table:style-name="Таблица27.G3" office:value-type="string">
            <text:p text:style-name="P62">год (0-99)</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2">
            <text:p text:style-name="P34">12</text:p>
          </table:table-cell>
          <table:table-cell table:style-name="Таблица27.G3" office:value-type="string">
            <text:p text:style-name="P63">мл период</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3">
            <text:p text:style-name="P34">13</text:p>
          </table:table-cell>
          <table:table-cell table:style-name="Таблица27.G3" office:value-type="string">
            <text:p text:style-name="P62"/>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4">
            <text:p text:style-name="P34">14</text:p>
          </table:table-cell>
          <table:table-cell table:style-name="Таблица27.G3" office:value-type="string">
            <text:p text:style-name="P62"/>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3">xx</text:p>
          </table:table-cell>
          <table:table-cell table:style-name="Таблица27.F3" office:value-type="float" office:value="15">
            <text:p text:style-name="P34">15</text:p>
          </table:table-cell>
          <table:table-cell table:style-name="Таблица27.G3" office:value-type="string">
            <text:p text:style-name="P62">ст период</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6">
            <text:p text:style-name="P36">16</text:p>
          </table:table-cell>
          <table:table-cell table:style-name="Таблица27.G3" table:number-rows-spanned="4" office:value-type="string">
            <text:p text:style-name="P62">Кол-во точек всего в процессе</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7">
            <text:p text:style-name="P36">17</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8">
            <text:p text:style-name="P36">18</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хх</text:p>
          </table:table-cell>
          <table:table-cell table:style-name="Таблица27.F3" office:value-type="float" office:value="19">
            <text:p text:style-name="P36">19</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0">
            <text:p text:style-name="P36">20</text:p>
          </table:table-cell>
          <table:table-cell table:style-name="Таблица27.G3" table:number-rows-spanned="4" office:value-type="string">
            <text:p text:style-name="P62">Кол-во точек отсчитанных</text:p>
          </table: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1">
            <text:p text:style-name="P36">21</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2">
            <text:p text:style-name="P36">22</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3">
            <text:p text:style-name="P36">23</text:p>
          </table:table-cell>
          <table:covered-table-cell/>
        </table:table-row>
        <table:table-row>
          <table:table-cell table:style-name="Таблица27.D1" office:value-type="string">
            <text:p text:style-name="P37"/>
          </table:table-cell>
          <table:table-cell table:style-name="Таблица27.B3">
            <text:p text:style-name="P36"/>
          </table:table-cell>
          <table:table-cell table:style-name="Таблица27.C3" office:value-type="string">
            <text:p text:style-name="P35"/>
          </table:table-cell>
          <table:table-cell table:style-name="Таблица27.D1" office:value-type="string">
            <text:p text:style-name="P35"/>
          </table:table-cell>
          <table:table-cell table:style-name="Таблица27.E3" office:value-type="string">
            <text:p text:style-name="P37"/>
          </table:table-cell>
          <table:table-cell table:style-name="Таблица27.F3" office:value-type="float" office:value="24">
            <text:p text:style-name="P36">24</text:p>
          </table:table-cell>
          <table:table-cell table:style-name="Таблица27.G3" office:value-type="string">
            <text:p text:style-name="P62">Состояние процесса</text:p>
          </table:table-cell>
        </table:table-row>
        <table:table-row>
          <table:table-cell table:style-name="Таблица27.A28" office:value-type="string">
            <text:p text:style-name="P33">xx</text:p>
          </table:table-cell>
          <table:table-cell table:style-name="Таблица27.B28" office:value-type="float" office:value="6">
            <text:p text:style-name="P34">6</text:p>
          </table:table-cell>
          <table:table-cell table:style-name="Таблица27.C28" table:number-rows-spanned="2" office:value-type="string">
            <text:p text:style-name="P32">CRC16</text:p>
          </table:table-cell>
          <table:table-cell table:style-name="Таблица27.D1" office:value-type="string">
            <text:p text:style-name="P35"/>
          </table:table-cell>
          <table:table-cell table:style-name="Таблица27.E28" office:value-type="string">
            <text:p text:style-name="P33">xx</text:p>
          </table:table-cell>
          <table:table-cell table:style-name="Таблица27.F28" office:value-type="float" office:value="25">
            <text:p text:style-name="P36">25</text:p>
          </table:table-cell>
          <table:table-cell table:style-name="Таблица27.G28" table:number-rows-spanned="2" office:value-type="string">
            <text:p text:style-name="P32">CRC16</text:p>
          </table:table-cell>
        </table:table-row>
        <table:table-row>
          <table:table-cell table:style-name="Таблица27.D1" office:value-type="string">
            <text:p text:style-name="P33">xx</text:p>
          </table:table-cell>
          <table:table-cell table:style-name="Таблица27.B3" office:value-type="float" office:value="7">
            <text:p text:style-name="P34">7</text:p>
          </table:table-cell>
          <table:covered-table-cell/>
          <table:table-cell table:style-name="Таблица27.D1" office:value-type="string">
            <text:p text:style-name="P35"/>
          </table:table-cell>
          <table:table-cell table:style-name="Таблица27.E3" office:value-type="string">
            <text:p text:style-name="P33">xx</text:p>
          </table:table-cell>
          <table:table-cell table:style-name="Таблица27.F29" office:value-type="float" office:value="26">
            <text:p text:style-name="P36">26</text:p>
          </table:table-cell>
          <table:covered-table-cell/>
        </table:table-row>
      </table:table>
      <text:p text:style-name="P19"/>
      <text:h text:style-name="P88" text:outline-level="2">Команда <text:span text:style-name="T1">Get_CurrVal</text:span></text:h>
      <text:p text:style-name="P19">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9">Запрос</text:p>
          </table:table-cell>
          <table:covered-table-cell/>
          <table:covered-table-cell/>
          <table:table-cell table:style-name="Таблица32.D1" office:value-type="string">
            <text:p text:style-name="P39"/>
          </table:table-cell>
          <table:table-cell table:style-name="Таблица32.E1" table:number-columns-spanned="3" office:value-type="string">
            <text:p text:style-name="P39">Ответ</text:p>
          </table:table-cell>
          <table:covered-table-cell/>
          <table:covered-table-cell/>
        </table:table-row>
        <table:table-row>
          <table:table-cell table:style-name="Таблица32.A1" office:value-type="string">
            <text:p text:style-name="P41">код, <text:span text:style-name="T1">hex</text:span></text:p>
          </table:table-cell>
          <table:table-cell table:style-name="Таблица32.B2" office:value-type="string">
            <text:p text:style-name="P39">№</text:p>
          </table:table-cell>
          <table:table-cell table:style-name="Таблица32.B2" office:value-type="string">
            <text:p text:style-name="P40">Описание</text:p>
          </table:table-cell>
          <table:table-cell table:style-name="Таблица32.D1" office:value-type="string">
            <text:p text:style-name="P40"/>
          </table:table-cell>
          <table:table-cell table:style-name="Таблица32.E1" office:value-type="string">
            <text:p text:style-name="P41">код, <text:span text:style-name="T1">hex</text:span></text:p>
          </table:table-cell>
          <table:table-cell table:style-name="Таблица32.F2" office:value-type="string">
            <text:p text:style-name="P42">№</text:p>
          </table:table-cell>
          <table:table-cell table:style-name="Таблица32.F2" office:value-type="string">
            <text:p text:style-name="P40">Описание</text:p>
          </table:table-cell>
        </table:table-row>
        <table:table-row>
          <table:table-cell table:style-name="Таблица32.D1" office:value-type="string">
            <text:p text:style-name="P29">0<text:span text:style-name="T1">x80</text:span></text:p>
          </table:table-cell>
          <table:table-cell table:style-name="Таблица32.B3" office:value-type="float" office:value="0">
            <text:p text:style-name="P28">0</text:p>
          </table:table-cell>
          <table:table-cell table:style-name="Таблица32.C3" office:value-type="string">
            <text:p text:style-name="P52">Заголовок </text:p>
          </table:table-cell>
          <table:table-cell table:style-name="Таблица32.D1" office:value-type="string">
            <text:p text:style-name="P35"/>
          </table:table-cell>
          <table:table-cell table:style-name="Таблица32.E3" office:value-type="string">
            <text:p text:style-name="P29">0<text:span text:style-name="T1">x80</text:span></text:p>
          </table:table-cell>
          <table:table-cell table:style-name="Таблица32.F3" office:value-type="float" office:value="0">
            <text:p text:style-name="P28">0</text:p>
          </table:table-cell>
          <table:table-cell table:style-name="Таблица32.G3" office:value-type="string">
            <text:p text:style-name="P35">Заголовок </text:p>
          </table:table-cell>
        </table:table-row>
        <table:table-row>
          <table:table-cell table:style-name="Таблица32.D1" office:value-type="string">
            <text:p text:style-name="P37">0x09</text:p>
          </table:table-cell>
          <table:table-cell table:style-name="Таблица32.B3" office:value-type="float" office:value="1">
            <text:p text:style-name="P36">1</text:p>
          </table:table-cell>
          <table:table-cell table:style-name="Таблица32.C3" office:value-type="string">
            <text:p text:style-name="P27">Количество байт</text:p>
          </table:table-cell>
          <table:table-cell table:style-name="Таблица32.D1" office:value-type="string">
            <text:p text:style-name="P27"/>
          </table:table-cell>
          <table:table-cell table:style-name="Таблица32.E4" office:value-type="float" office:value="17">
            <text:p text:style-name="P33">17</text:p>
          </table:table-cell>
          <table:table-cell table:style-name="Таблица32.F3" office:value-type="float" office:value="1">
            <text:p text:style-name="P36">1</text:p>
          </table:table-cell>
          <table:table-cell table:style-name="Таблица32.G3" office:value-type="string">
            <text:p text:style-name="P27">Количество байт</text:p>
          </table:table-cell>
        </table:table-row>
        <table:table-row>
          <table:table-cell table:style-name="Таблица32.D1" office:value-type="string">
            <text:p text:style-name="P37">Ап</text:p>
          </table:table-cell>
          <table:table-cell table:style-name="Таблица32.B3" office:value-type="float" office:value="2">
            <text:p text:style-name="P36">2</text:p>
          </table:table-cell>
          <table:table-cell table:style-name="Таблица32.C3" office:value-type="string">
            <text:p text:style-name="P27">Адрес получателя</text:p>
          </table:table-cell>
          <table:table-cell table:style-name="Таблица32.D1" office:value-type="string">
            <text:p text:style-name="P27"/>
          </table:table-cell>
          <table:table-cell table:style-name="Таблица32.E3" office:value-type="string">
            <text:p text:style-name="P37">Ап</text:p>
          </table:table-cell>
          <table:table-cell table:style-name="Таблица32.F3" office:value-type="float" office:value="2">
            <text:p text:style-name="P36">2</text:p>
          </table:table-cell>
          <table:table-cell table:style-name="Таблица32.G3" office:value-type="string">
            <text:p text:style-name="P27">Адрес получателя</text:p>
          </table:table-cell>
        </table:table-row>
        <table:table-row>
          <table:table-cell table:style-name="Таблица32.D1" office:value-type="string">
            <text:p text:style-name="P37">Ао</text:p>
          </table:table-cell>
          <table:table-cell table:style-name="Таблица32.B3" office:value-type="float" office:value="3">
            <text:p text:style-name="P36">3</text:p>
          </table:table-cell>
          <table:table-cell table:style-name="Таблица32.C3" office:value-type="string">
            <text:p text:style-name="P27">Адрес отправителя</text:p>
          </table:table-cell>
          <table:table-cell table:style-name="Таблица32.D1" office:value-type="string">
            <text:p text:style-name="P27"/>
          </table:table-cell>
          <table:table-cell table:style-name="Таблица32.E3" office:value-type="string">
            <text:p text:style-name="P37">Ао</text:p>
          </table:table-cell>
          <table:table-cell table:style-name="Таблица32.F3" office:value-type="float" office:value="3">
            <text:p text:style-name="P36">3</text:p>
          </table:table-cell>
          <table:table-cell table:style-name="Таблица32.G3" office:value-type="string">
            <text:p text:style-name="P27">Адрес отправителя</text:p>
          </table:table-cell>
        </table:table-row>
        <table:table-row>
          <table:table-cell table:style-name="Таблица32.D1" office:value-type="string">
            <text:p text:style-name="P33">xx</text:p>
          </table:table-cell>
          <table:table-cell table:style-name="Таблица32.B3" office:value-type="float" office:value="4">
            <text:p text:style-name="P36">4</text:p>
          </table:table-cell>
          <table:table-cell table:style-name="Таблица32.C3" office:value-type="string">
            <text:p text:style-name="P31">Id <text:span text:style-name="T5">кадра</text:span></text:p>
          </table:table-cell>
          <table:table-cell table:style-name="Таблица32.D1" office:value-type="string">
            <text:p text:style-name="P31"/>
          </table:table-cell>
          <table:table-cell table:style-name="Таблица32.E3" office:value-type="string">
            <text:p text:style-name="P33">xx</text:p>
          </table:table-cell>
          <table:table-cell table:style-name="Таблица32.F3" office:value-type="float" office:value="4">
            <text:p text:style-name="P36">4</text:p>
          </table:table-cell>
          <table:table-cell table:style-name="Таблица32.G3" office:value-type="string">
            <text:p text:style-name="P31">Id <text:span text:style-name="T5">кадра</text:span></text:p>
          </table:table-cell>
        </table:table-row>
        <table:table-row>
          <table:table-cell table:style-name="Таблица32.D1" office:value-type="string">
            <text:p text:style-name="P37">0x19</text:p>
          </table:table-cell>
          <table:table-cell table:style-name="Таблица32.B3" office:value-type="float" office:value="5">
            <text:p text:style-name="P36">5</text:p>
          </table:table-cell>
          <table:table-cell table:style-name="Таблица32.C3" office:value-type="string">
            <text:p text:style-name="P35">Код команды</text:p>
          </table:table-cell>
          <table:table-cell table:style-name="Таблица32.D1" office:value-type="string">
            <text:p text:style-name="P35"/>
          </table:table-cell>
          <table:table-cell table:style-name="Таблица32.E3" office:value-type="string">
            <text:p text:style-name="P33">0x1<text:span text:style-name="T5">9</text:span></text:p>
          </table:table-cell>
          <table:table-cell table:style-name="Таблица32.F3" office:value-type="float" office:value="5">
            <text:p text:style-name="P36">5</text:p>
          </table:table-cell>
          <table:table-cell table:style-name="Таблица32.G3" office:value-type="string">
            <text:p text:style-name="P35">Код команды</text:p>
          </table:table-cell>
        </table:table-row>
        <table:table-row>
          <table:table-cell table:style-name="Таблица32.D1" office:value-type="string">
            <text:p text:style-name="P37"/>
          </table:table-cell>
          <table:table-cell table:style-name="Таблица32.B3" office:value-type="float" office:value="6">
            <text:p text:style-name="P36">6</text:p>
          </table:table-cell>
          <table:table-cell table:style-name="Таблица32.C3" office:value-type="string">
            <text:p text:style-name="P35">Номер канала ( 0 - 7)</text:p>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6">
            <text:p text:style-name="P36">6</text:p>
          </table:table-cell>
          <table:table-cell table:style-name="Таблица32.G3" office:value-type="string">
            <text:p text:style-name="P35">Номер канала</text:p>
          </table: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7">
            <text:p text:style-name="P36">7</text:p>
          </table:table-cell>
          <table:table-cell table:style-name="Таблица32.G3" table:number-rows-spanned="4" office:value-type="string">
            <text:p text:style-name="P35">Измеренное значение, <text:span text:style-name="T1">float, </text:span>вольты</text:p>
          </table: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8">
            <text:p text:style-name="P36">8</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9">
            <text:p text:style-name="P36">9</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0">
            <text:p text:style-name="P36">10</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1">
            <text:p text:style-name="P36">11</text:p>
          </table:table-cell>
          <table:table-cell table:style-name="Таблица32.G3" table:number-rows-spanned="4" office:value-type="string">
            <text:p text:style-name="P35">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2">
            <text:p text:style-name="P36">12</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3">
            <text:p text:style-name="P36">13</text:p>
          </table:table-cell>
          <table:covered-table-cell/>
        </table:table-row>
        <table:table-row>
          <table:table-cell table:style-name="Таблица32.D1" office:value-type="string">
            <text:p text:style-name="P37"/>
          </table:table-cell>
          <table:table-cell table:style-name="Таблица32.B3">
            <text:p text:style-name="P36"/>
          </table:table-cell>
          <table:table-cell table:style-name="Таблица32.C3" office:value-type="string">
            <text:p text:style-name="P35"/>
          </table:table-cell>
          <table:table-cell table:style-name="Таблица32.D1" office:value-type="string">
            <text:p text:style-name="P35"/>
          </table:table-cell>
          <table:table-cell table:style-name="Таблица32.E3" office:value-type="string">
            <text:p text:style-name="P33"/>
          </table:table-cell>
          <table:table-cell table:style-name="Таблица32.F3" office:value-type="float" office:value="14">
            <text:p text:style-name="P36">14</text:p>
          </table:table-cell>
          <table:covered-table-cell/>
        </table:table-row>
        <table:table-row>
          <table:table-cell table:style-name="Таблица32.A18" office:value-type="string">
            <text:p text:style-name="P33">xx</text:p>
          </table:table-cell>
          <table:table-cell table:style-name="Таблица32.B18" office:value-type="float" office:value="7">
            <text:p text:style-name="P36">7</text:p>
          </table:table-cell>
          <table:table-cell table:style-name="Таблица32.C18" table:number-rows-spanned="2" office:value-type="string">
            <text:p text:style-name="P32">CRC16</text:p>
          </table:table-cell>
          <table:table-cell table:style-name="Таблица32.D1" office:value-type="string">
            <text:p text:style-name="P35"/>
          </table:table-cell>
          <table:table-cell table:style-name="Таблица32.E18" office:value-type="string">
            <text:p text:style-name="P33">xx</text:p>
          </table:table-cell>
          <table:table-cell table:style-name="Таблица32.F18" office:value-type="float" office:value="15">
            <text:p text:style-name="P36">15</text:p>
          </table:table-cell>
          <table:table-cell table:style-name="Таблица32.G18" table:number-rows-spanned="2" office:value-type="string">
            <text:p text:style-name="P32">CRC16</text:p>
          </table:table-cell>
        </table:table-row>
        <table:table-row>
          <table:table-cell table:style-name="Таблица32.D1" office:value-type="string">
            <text:p text:style-name="P33">xx</text:p>
          </table:table-cell>
          <table:table-cell table:style-name="Таблица32.B3" office:value-type="float" office:value="8">
            <text:p text:style-name="P36">8</text:p>
          </table:table-cell>
          <table:covered-table-cell/>
          <table:table-cell table:style-name="Таблица32.D1" office:value-type="string">
            <text:p text:style-name="P35"/>
          </table:table-cell>
          <table:table-cell table:style-name="Таблица32.E3" office:value-type="string">
            <text:p text:style-name="P33">xx</text:p>
          </table:table-cell>
          <table:table-cell table:style-name="Таблица32.E4" office:value-type="float" office:value="16">
            <text:p text:style-name="P36">16</text:p>
          </table:table-cell>
          <table:covered-table-cell/>
        </table:table-row>
      </table:table>
      <text:p text:style-name="P19"/>
      <text:h text:style-name="P88" text:outline-level="2">Команда <text:span text:style-name="T1">Stop_Proc</text:span></text:h>
      <text:p text:style-name="P19">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9">Запрос</text:p>
          </table:table-cell>
          <table:covered-table-cell/>
          <table:covered-table-cell/>
          <table:table-cell table:style-name="Таблица33.D1" office:value-type="string">
            <text:p text:style-name="P39"/>
          </table:table-cell>
          <table:table-cell table:style-name="Таблица33.E1" table:number-columns-spanned="3" office:value-type="string">
            <text:p text:style-name="P39">Ответ</text:p>
          </table:table-cell>
          <table:covered-table-cell/>
          <table:covered-table-cell/>
        </table:table-row>
        <table:table-row>
          <table:table-cell table:style-name="Таблица33.A1" office:value-type="string">
            <text:p text:style-name="P41">код, <text:span text:style-name="T1">hex</text:span></text:p>
          </table:table-cell>
          <table:table-cell table:style-name="Таблица33.B2" office:value-type="string">
            <text:p text:style-name="P39">№</text:p>
          </table:table-cell>
          <table:table-cell table:style-name="Таблица33.B2" office:value-type="string">
            <text:p text:style-name="P40">Описание</text:p>
          </table:table-cell>
          <table:table-cell table:style-name="Таблица33.D1" office:value-type="string">
            <text:p text:style-name="P40"/>
          </table:table-cell>
          <table:table-cell table:style-name="Таблица33.E1" office:value-type="string">
            <text:p text:style-name="P41">код, <text:span text:style-name="T1">hex</text:span></text:p>
          </table:table-cell>
          <table:table-cell table:style-name="Таблица33.F2" office:value-type="string">
            <text:p text:style-name="P42">№</text:p>
          </table:table-cell>
          <table:table-cell table:style-name="Таблица33.F2" office:value-type="string">
            <text:p text:style-name="P40">Описание</text:p>
          </table:table-cell>
        </table:table-row>
        <table:table-row>
          <table:table-cell table:style-name="Таблица33.D1" office:value-type="string">
            <text:p text:style-name="P29">0<text:span text:style-name="T1">x80</text:span></text:p>
          </table:table-cell>
          <table:table-cell table:style-name="Таблица33.B3" office:value-type="float" office:value="0">
            <text:p text:style-name="P28">0</text:p>
          </table:table-cell>
          <table:table-cell table:style-name="Таблица33.C3" office:value-type="string">
            <text:p text:style-name="P52">Заголовок </text:p>
          </table:table-cell>
          <table:table-cell table:style-name="Таблица33.D1" office:value-type="string">
            <text:p text:style-name="P35"/>
          </table:table-cell>
          <table:table-cell table:style-name="Таблица33.E3" office:value-type="string">
            <text:p text:style-name="P29">0<text:span text:style-name="T1">x80</text:span></text:p>
          </table:table-cell>
          <table:table-cell table:style-name="Таблица33.F3" office:value-type="float" office:value="0">
            <text:p text:style-name="P28">0</text:p>
          </table:table-cell>
          <table:table-cell table:style-name="Таблица33.G3" office:value-type="string">
            <text:p text:style-name="P35">Заголовок </text:p>
          </table:table-cell>
        </table:table-row>
        <table:table-row>
          <table:table-cell table:style-name="Таблица33.A4" office:value-type="float" office:value="8">
            <text:p text:style-name="P37">8</text:p>
          </table:table-cell>
          <table:table-cell table:style-name="Таблица33.B3" office:value-type="float" office:value="1">
            <text:p text:style-name="P36">1</text:p>
          </table:table-cell>
          <table:table-cell table:style-name="Таблица33.C3" office:value-type="string">
            <text:p text:style-name="P27">Количество байт</text:p>
          </table:table-cell>
          <table:table-cell table:style-name="Таблица33.D1" office:value-type="string">
            <text:p text:style-name="P27"/>
          </table:table-cell>
          <table:table-cell table:style-name="Таблица33.E4" office:value-type="float" office:value="8">
            <text:p text:style-name="P37">8</text:p>
          </table:table-cell>
          <table:table-cell table:style-name="Таблица33.F3" office:value-type="float" office:value="1">
            <text:p text:style-name="P36">1</text:p>
          </table:table-cell>
          <table:table-cell table:style-name="Таблица33.G3" office:value-type="string">
            <text:p text:style-name="P27">Количество байт</text:p>
          </table:table-cell>
        </table:table-row>
        <table:table-row>
          <table:table-cell table:style-name="Таблица33.D1" office:value-type="string">
            <text:p text:style-name="P37">Ап</text:p>
          </table:table-cell>
          <table:table-cell table:style-name="Таблица33.B3" office:value-type="float" office:value="2">
            <text:p text:style-name="P36">2</text:p>
          </table:table-cell>
          <table:table-cell table:style-name="Таблица33.C3" office:value-type="string">
            <text:p text:style-name="P27">Адрес получателя</text:p>
          </table:table-cell>
          <table:table-cell table:style-name="Таблица33.D1" office:value-type="string">
            <text:p text:style-name="P27"/>
          </table:table-cell>
          <table:table-cell table:style-name="Таблица33.E3" office:value-type="string">
            <text:p text:style-name="P37">Ап</text:p>
          </table:table-cell>
          <table:table-cell table:style-name="Таблица33.F3" office:value-type="float" office:value="2">
            <text:p text:style-name="P36">2</text:p>
          </table:table-cell>
          <table:table-cell table:style-name="Таблица33.G3" office:value-type="string">
            <text:p text:style-name="P27">Адрес получателя</text:p>
          </table:table-cell>
        </table:table-row>
        <table:table-row>
          <table:table-cell table:style-name="Таблица33.D1" office:value-type="string">
            <text:p text:style-name="P37">Ао</text:p>
          </table:table-cell>
          <table:table-cell table:style-name="Таблица33.B3" office:value-type="float" office:value="3">
            <text:p text:style-name="P36">3</text:p>
          </table:table-cell>
          <table:table-cell table:style-name="Таблица33.C3" office:value-type="string">
            <text:p text:style-name="P27">Адрес отправителя</text:p>
          </table:table-cell>
          <table:table-cell table:style-name="Таблица33.D1" office:value-type="string">
            <text:p text:style-name="P27"/>
          </table:table-cell>
          <table:table-cell table:style-name="Таблица33.E3" office:value-type="string">
            <text:p text:style-name="P37">Ао</text:p>
          </table:table-cell>
          <table:table-cell table:style-name="Таблица33.F3" office:value-type="float" office:value="3">
            <text:p text:style-name="P36">3</text:p>
          </table:table-cell>
          <table:table-cell table:style-name="Таблица33.G3" office:value-type="string">
            <text:p text:style-name="P27">Адрес отправителя</text:p>
          </table:table-cell>
        </table:table-row>
        <table:table-row>
          <table:table-cell table:style-name="Таблица33.D1" office:value-type="string">
            <text:p text:style-name="P33">xx</text:p>
          </table:table-cell>
          <table:table-cell table:style-name="Таблица33.B3" office:value-type="float" office:value="4">
            <text:p text:style-name="P36">4</text:p>
          </table:table-cell>
          <table:table-cell table:style-name="Таблица33.C3" office:value-type="string">
            <text:p text:style-name="P31">Id <text:span text:style-name="T5">кадра</text:span></text:p>
          </table:table-cell>
          <table:table-cell table:style-name="Таблица33.D1" office:value-type="string">
            <text:p text:style-name="P31"/>
          </table:table-cell>
          <table:table-cell table:style-name="Таблица33.E3" office:value-type="string">
            <text:p text:style-name="P33">xx</text:p>
          </table:table-cell>
          <table:table-cell table:style-name="Таблица33.F3" office:value-type="float" office:value="4">
            <text:p text:style-name="P36">4</text:p>
          </table:table-cell>
          <table:table-cell table:style-name="Таблица33.G3" office:value-type="string">
            <text:p text:style-name="P31">Id <text:span text:style-name="T5">кадра</text:span></text:p>
          </table:table-cell>
        </table:table-row>
        <table:table-row>
          <table:table-cell table:style-name="Таблица33.D1" office:value-type="string">
            <text:p text:style-name="P37">0x20</text:p>
          </table:table-cell>
          <table:table-cell table:style-name="Таблица33.B3" office:value-type="float" office:value="5">
            <text:p text:style-name="P36">5</text:p>
          </table:table-cell>
          <table:table-cell table:style-name="Таблица33.C3" office:value-type="string">
            <text:p text:style-name="P35">Код команды</text:p>
          </table:table-cell>
          <table:table-cell table:style-name="Таблица33.D1" office:value-type="string">
            <text:p text:style-name="P35"/>
          </table:table-cell>
          <table:table-cell table:style-name="Таблица33.E3" office:value-type="string">
            <text:p text:style-name="P37">0x20</text:p>
          </table:table-cell>
          <table:table-cell table:style-name="Таблица33.F3" office:value-type="float" office:value="5">
            <text:p text:style-name="P36">5</text:p>
          </table:table-cell>
          <table:table-cell table:style-name="Таблица33.G3" office:value-type="string">
            <text:p text:style-name="P35">Код команды</text:p>
          </table:table-cell>
        </table:table-row>
        <table:table-row>
          <table:table-cell table:style-name="Таблица33.A9" office:value-type="string">
            <text:p text:style-name="P33">xx</text:p>
          </table:table-cell>
          <table:table-cell table:style-name="Таблица33.B9" office:value-type="float" office:value="6">
            <text:p text:style-name="P36">6</text:p>
          </table:table-cell>
          <table:table-cell table:style-name="Таблица33.C9" table:number-rows-spanned="2" office:value-type="string">
            <text:p text:style-name="P32">CRC16</text:p>
          </table:table-cell>
          <table:table-cell table:style-name="Таблица33.D1" office:value-type="string">
            <text:p text:style-name="P35"/>
          </table:table-cell>
          <table:table-cell table:style-name="Таблица33.E9" office:value-type="string">
            <text:p text:style-name="P33">xx</text:p>
          </table:table-cell>
          <table:table-cell table:style-name="Таблица33.F9" office:value-type="float" office:value="6">
            <text:p text:style-name="P36">6</text:p>
          </table:table-cell>
          <table:table-cell table:style-name="Таблица33.G9" table:number-rows-spanned="2" office:value-type="string">
            <text:p text:style-name="P32">CRC16</text:p>
          </table:table-cell>
        </table:table-row>
        <table:table-row>
          <table:table-cell table:style-name="Таблица33.D1" office:value-type="string">
            <text:p text:style-name="P33">xx</text:p>
          </table:table-cell>
          <table:table-cell table:style-name="Таблица33.B3" office:value-type="float" office:value="7">
            <text:p text:style-name="P36">7</text:p>
          </table:table-cell>
          <table:covered-table-cell/>
          <table:table-cell table:style-name="Таблица33.D1" office:value-type="string">
            <text:p text:style-name="P35"/>
          </table:table-cell>
          <table:table-cell table:style-name="Таблица33.E3" office:value-type="string">
            <text:p text:style-name="P33">xx</text:p>
          </table:table-cell>
          <table:table-cell table:style-name="Таблица33.E4" office:value-type="float" office:value="7">
            <text:p text:style-name="P36">7</text:p>
          </table:table-cell>
          <table:covered-table-cell/>
        </table:table-row>
      </table:table>
      <text:p text:style-name="P19"/>
      <text:p text:style-name="P19"/>
      <text:p text:style-name="P19"/>
      <text:h text:style-name="P88" text:outline-level="2">Команда <text:span text:style-name="T1">UART_ClearFlash</text:span></text:h>
      <text:p text:style-name="P19">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9">Запрос</text:p>
          </table:table-cell>
          <table:covered-table-cell/>
          <table:covered-table-cell/>
          <table:table-cell table:style-name="Таблица28.D1" office:value-type="string">
            <text:p text:style-name="P39"/>
          </table:table-cell>
          <table:table-cell table:style-name="Таблица28.E1" table:number-columns-spanned="3" office:value-type="string">
            <text:p text:style-name="P39">Ответ</text:p>
          </table:table-cell>
          <table:covered-table-cell/>
          <table:covered-table-cell/>
        </table:table-row>
        <table:table-row>
          <table:table-cell table:style-name="Таблица28.A1" office:value-type="string">
            <text:p text:style-name="P41">код, <text:span text:style-name="T1">hex</text:span></text:p>
          </table:table-cell>
          <table:table-cell table:style-name="Таблица28.B2" office:value-type="string">
            <text:p text:style-name="P39">№</text:p>
          </table:table-cell>
          <table:table-cell table:style-name="Таблица28.B2" office:value-type="string">
            <text:p text:style-name="P40">Описание</text:p>
          </table:table-cell>
          <table:table-cell table:style-name="Таблица28.D1" office:value-type="string">
            <text:p text:style-name="P40"/>
          </table:table-cell>
          <table:table-cell table:style-name="Таблица28.E1" office:value-type="string">
            <text:p text:style-name="P41">код, <text:span text:style-name="T1">hex</text:span></text:p>
          </table:table-cell>
          <table:table-cell table:style-name="Таблица28.F2" office:value-type="string">
            <text:p text:style-name="P42">№</text:p>
          </table:table-cell>
          <table:table-cell table:style-name="Таблица28.F2" office:value-type="string">
            <text:p text:style-name="P40">Описание</text:p>
          </table:table-cell>
        </table:table-row>
        <table:table-row>
          <table:table-cell table:style-name="Таблица28.D1" office:value-type="string">
            <text:p text:style-name="P29">0<text:span text:style-name="T1">x80</text:span></text:p>
          </table:table-cell>
          <table:table-cell table:style-name="Таблица28.B3" office:value-type="float" office:value="0">
            <text:p text:style-name="P28">0</text:p>
          </table:table-cell>
          <table:table-cell table:style-name="Таблица28.C3" office:value-type="string">
            <text:p text:style-name="P52">Заголовок </text:p>
          </table:table-cell>
          <table:table-cell table:style-name="Таблица28.D1" office:value-type="string">
            <text:p text:style-name="P35"/>
          </table:table-cell>
          <table:table-cell table:style-name="Таблица28.E3" office:value-type="string">
            <text:p text:style-name="P29">0<text:span text:style-name="T1">x80</text:span></text:p>
          </table:table-cell>
          <table:table-cell table:style-name="Таблица28.F3" office:value-type="float" office:value="0">
            <text:p text:style-name="P28">0</text:p>
          </table:table-cell>
          <table:table-cell table:style-name="Таблица28.G3" office:value-type="string">
            <text:p text:style-name="P35">Заголовок </text:p>
          </table:table-cell>
        </table:table-row>
        <table:table-row>
          <table:table-cell table:style-name="Таблица28.D1" office:value-type="string">
            <text:p text:style-name="P37">0x08</text:p>
          </table:table-cell>
          <table:table-cell table:style-name="Таблица28.B3" office:value-type="float" office:value="1">
            <text:p text:style-name="P36">1</text:p>
          </table:table-cell>
          <table:table-cell table:style-name="Таблица28.C3" office:value-type="string">
            <text:p text:style-name="P27">Количество байт</text:p>
          </table:table-cell>
          <table:table-cell table:style-name="Таблица28.D1" office:value-type="string">
            <text:p text:style-name="P27"/>
          </table:table-cell>
          <table:table-cell table:style-name="Таблица28.E4" office:value-type="float" office:value="8">
            <text:p text:style-name="P33">8</text:p>
          </table:table-cell>
          <table:table-cell table:style-name="Таблица28.F3" office:value-type="float" office:value="1">
            <text:p text:style-name="P36">1</text:p>
          </table:table-cell>
          <table:table-cell table:style-name="Таблица28.G3" office:value-type="string">
            <text:p text:style-name="P27">Количество байт</text:p>
          </table:table-cell>
        </table:table-row>
        <table:table-row>
          <table:table-cell table:style-name="Таблица28.D1" office:value-type="string">
            <text:p text:style-name="P37">Ап</text:p>
          </table:table-cell>
          <table:table-cell table:style-name="Таблица28.B3" office:value-type="float" office:value="2">
            <text:p text:style-name="P36">2</text:p>
          </table:table-cell>
          <table:table-cell table:style-name="Таблица28.C3" office:value-type="string">
            <text:p text:style-name="P27">Адрес получателя</text:p>
          </table:table-cell>
          <table:table-cell table:style-name="Таблица28.D1" office:value-type="string">
            <text:p text:style-name="P27"/>
          </table:table-cell>
          <table:table-cell table:style-name="Таблица28.E3" office:value-type="string">
            <text:p text:style-name="P37">Ап</text:p>
          </table:table-cell>
          <table:table-cell table:style-name="Таблица28.F3" office:value-type="float" office:value="2">
            <text:p text:style-name="P36">2</text:p>
          </table:table-cell>
          <table:table-cell table:style-name="Таблица28.G3" office:value-type="string">
            <text:p text:style-name="P27">Адрес получателя</text:p>
          </table:table-cell>
        </table:table-row>
        <table:table-row>
          <table:table-cell table:style-name="Таблица28.D1" office:value-type="string">
            <text:p text:style-name="P37">Ао</text:p>
          </table:table-cell>
          <table:table-cell table:style-name="Таблица28.B3" office:value-type="float" office:value="3">
            <text:p text:style-name="P36">3</text:p>
          </table:table-cell>
          <table:table-cell table:style-name="Таблица28.C3" office:value-type="string">
            <text:p text:style-name="P27">Адрес отправителя</text:p>
          </table:table-cell>
          <table:table-cell table:style-name="Таблица28.D1" office:value-type="string">
            <text:p text:style-name="P27"/>
          </table:table-cell>
          <table:table-cell table:style-name="Таблица28.E3" office:value-type="string">
            <text:p text:style-name="P37">Ао</text:p>
          </table:table-cell>
          <table:table-cell table:style-name="Таблица28.F3" office:value-type="float" office:value="3">
            <text:p text:style-name="P36">3</text:p>
          </table:table-cell>
          <table:table-cell table:style-name="Таблица28.G3" office:value-type="string">
            <text:p text:style-name="P27">Адрес отправителя</text:p>
          </table:table-cell>
        </table:table-row>
        <table:table-row>
          <table:table-cell table:style-name="Таблица28.D1" office:value-type="string">
            <text:p text:style-name="P33">xx</text:p>
          </table:table-cell>
          <table:table-cell table:style-name="Таблица28.B3" office:value-type="float" office:value="4">
            <text:p text:style-name="P36">4</text:p>
          </table:table-cell>
          <table:table-cell table:style-name="Таблица28.C3" office:value-type="string">
            <text:p text:style-name="P31">Id <text:span text:style-name="T5">кадра</text:span></text:p>
          </table:table-cell>
          <table:table-cell table:style-name="Таблица28.D1" office:value-type="string">
            <text:p text:style-name="P31"/>
          </table:table-cell>
          <table:table-cell table:style-name="Таблица28.E3" office:value-type="string">
            <text:p text:style-name="P33">xx</text:p>
          </table:table-cell>
          <table:table-cell table:style-name="Таблица28.F3" office:value-type="float" office:value="4">
            <text:p text:style-name="P36">4</text:p>
          </table:table-cell>
          <table:table-cell table:style-name="Таблица28.G3" office:value-type="string">
            <text:p text:style-name="P31">Id <text:span text:style-name="T5">кадра</text:span></text:p>
          </table:table-cell>
        </table:table-row>
        <table:table-row>
          <table:table-cell table:style-name="Таблица28.D1" office:value-type="string">
            <text:p text:style-name="P37">0x<text:span text:style-name="T1">21</text:span></text:p>
          </table:table-cell>
          <table:table-cell table:style-name="Таблица28.B3" office:value-type="float" office:value="5">
            <text:p text:style-name="P36">5</text:p>
          </table:table-cell>
          <table:table-cell table:style-name="Таблица28.C3" office:value-type="string">
            <text:p text:style-name="P35">Код команды</text:p>
          </table:table-cell>
          <table:table-cell table:style-name="Таблица28.D1" office:value-type="string">
            <text:p text:style-name="P35"/>
          </table:table-cell>
          <table:table-cell table:style-name="Таблица28.E3" office:value-type="string">
            <text:p text:style-name="P33">0x21</text:p>
          </table:table-cell>
          <table:table-cell table:style-name="Таблица28.F3" office:value-type="float" office:value="5">
            <text:p text:style-name="P36">5</text:p>
          </table:table-cell>
          <table:table-cell table:style-name="Таблица28.G3" office:value-type="string">
            <text:p text:style-name="P35">Код команды</text:p>
          </table:table-cell>
        </table:table-row>
        <table:table-row>
          <table:table-cell table:style-name="Таблица28.A9" office:value-type="string">
            <text:p text:style-name="P33">xx</text:p>
          </table:table-cell>
          <table:table-cell table:style-name="Таблица28.B9" office:value-type="float" office:value="6">
            <text:p text:style-name="P34">6</text:p>
          </table:table-cell>
          <table:table-cell table:style-name="Таблица28.C9" table:number-rows-spanned="2" office:value-type="string">
            <text:p text:style-name="P32">CRC16</text:p>
          </table:table-cell>
          <table:table-cell table:style-name="Таблица28.D1" office:value-type="string">
            <text:p text:style-name="P35"/>
          </table:table-cell>
          <table:table-cell table:style-name="Таблица28.E9" office:value-type="string">
            <text:p text:style-name="P33">xx</text:p>
          </table:table-cell>
          <table:table-cell table:style-name="Таблица28.F9" office:value-type="float" office:value="6">
            <text:p text:style-name="P36">6</text:p>
          </table:table-cell>
          <table:table-cell table:style-name="Таблица28.G9" table:number-rows-spanned="2" office:value-type="string">
            <text:p text:style-name="P32">CRC16</text:p>
          </table:table-cell>
        </table:table-row>
        <table:table-row>
          <table:table-cell table:style-name="Таблица28.D1" office:value-type="string">
            <text:p text:style-name="P33">xx</text:p>
          </table:table-cell>
          <table:table-cell table:style-name="Таблица28.B3" office:value-type="float" office:value="7">
            <text:p text:style-name="P34">7</text:p>
          </table:table-cell>
          <table:covered-table-cell/>
          <table:table-cell table:style-name="Таблица28.D1" office:value-type="string">
            <text:p text:style-name="P35"/>
          </table:table-cell>
          <table:table-cell table:style-name="Таблица28.E3" office:value-type="string">
            <text:p text:style-name="P33">xx</text:p>
          </table:table-cell>
          <table:table-cell table:style-name="Таблица28.E4" office:value-type="float" office:value="7">
            <text:p text:style-name="P36">7</text:p>
          </table:table-cell>
          <table:covered-table-cell/>
        </table:table-row>
      </table:table>
      <text:p text:style-name="Text_20_body"/>
      <text:h text:style-name="Heading_20_2" text:outline-level="2">Команда <text:span text:style-name="T1">UART_</text:span><text:span text:style-name="T1">ReadFlash</text:span></text:h>
      <text:p text:style-name="P19">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9">Запрос</text:p>
          </table:table-cell>
          <table:covered-table-cell/>
          <table:covered-table-cell/>
          <table:table-cell table:style-name="Таблица29.D1" office:value-type="string">
            <text:p text:style-name="P39"/>
          </table:table-cell>
          <table:table-cell table:style-name="Таблица29.E1" table:number-columns-spanned="4" office:value-type="string">
            <text:p text:style-name="P39">Ответ</text:p>
          </table:table-cell>
          <table:covered-table-cell/>
          <table:covered-table-cell/>
          <table:covered-table-cell/>
        </table:table-row>
        <table:table-row>
          <table:table-cell table:style-name="Таблица29.A1" office:value-type="string">
            <text:p text:style-name="P41">код, <text:span text:style-name="T1">hex</text:span></text:p>
          </table:table-cell>
          <table:table-cell table:style-name="Таблица29.B2" office:value-type="string">
            <text:p text:style-name="P39">№</text:p>
          </table:table-cell>
          <table:table-cell table:style-name="Таблица29.B2" office:value-type="string">
            <text:p text:style-name="P40">Описание</text:p>
          </table:table-cell>
          <table:table-cell table:style-name="Таблица29.D1" office:value-type="string">
            <text:p text:style-name="P40"/>
          </table:table-cell>
          <table:table-cell table:style-name="Таблица29.E1" office:value-type="string">
            <text:p text:style-name="P41">код, <text:span text:style-name="T1">hex</text:span></text:p>
          </table:table-cell>
          <table:table-cell table:style-name="Таблица29.F2" office:value-type="string">
            <text:p text:style-name="P42">№</text:p>
          </table:table-cell>
          <table:table-cell table:style-name="Таблица29.F2" table:number-columns-spanned="2" office:value-type="string">
            <text:p text:style-name="P40">Описание</text:p>
          </table:table-cell>
          <table:covered-table-cell/>
        </table:table-row>
        <table:table-row>
          <table:table-cell table:style-name="Таблица29.D1" office:value-type="string">
            <text:p text:style-name="P29">0<text:span text:style-name="T1">x80</text:span></text:p>
          </table:table-cell>
          <table:table-cell table:style-name="Таблица29.B3" office:value-type="float" office:value="0">
            <text:p text:style-name="P28">0</text:p>
          </table:table-cell>
          <table:table-cell table:style-name="Таблица29.C3" office:value-type="string">
            <text:p text:style-name="P52">Заголовок </text:p>
          </table:table-cell>
          <table:table-cell table:style-name="Таблица29.D1" office:value-type="string">
            <text:p text:style-name="P35"/>
          </table:table-cell>
          <table:table-cell table:style-name="Таблица29.E3" office:value-type="string">
            <text:p text:style-name="P29">0<text:span text:style-name="T1">x80</text:span></text:p>
          </table:table-cell>
          <table:table-cell table:style-name="Таблица29.F3" office:value-type="float" office:value="0">
            <text:p text:style-name="P28">0</text:p>
          </table:table-cell>
          <table:table-cell table:style-name="Таблица29.G3" table:number-columns-spanned="2" office:value-type="string">
            <text:p text:style-name="P35">Заголовок </text:p>
          </table:table-cell>
          <table:covered-table-cell/>
        </table:table-row>
        <table:table-row>
          <table:table-cell table:style-name="Таблица29.D1" office:value-type="string">
            <text:p text:style-name="P33">1<text:span text:style-name="T5">2</text:span></text:p>
          </table:table-cell>
          <table:table-cell table:style-name="Таблица29.B3" office:value-type="float" office:value="1">
            <text:p text:style-name="P36">1</text:p>
          </table:table-cell>
          <table:table-cell table:style-name="Таблица29.C3" office:value-type="string">
            <text:p text:style-name="P27">Количество байт</text:p>
          </table:table-cell>
          <table:table-cell table:style-name="Таблица29.D1" office:value-type="string">
            <text:p text:style-name="P27"/>
          </table:table-cell>
          <table:table-cell table:style-name="Таблица29.E4" office:value-type="float" office:value="8">
            <text:p text:style-name="P33">8</text:p>
          </table:table-cell>
          <table:table-cell table:style-name="Таблица29.F3" office:value-type="float" office:value="1">
            <text:p text:style-name="P36">1</text:p>
          </table:table-cell>
          <table:table-cell table:style-name="Таблица29.G3" table:number-columns-spanned="2" office:value-type="string">
            <text:p text:style-name="P27">Количество байт</text:p>
          </table:table-cell>
          <table:covered-table-cell/>
        </table:table-row>
        <table:table-row>
          <table:table-cell table:style-name="Таблица29.D1" office:value-type="string">
            <text:p text:style-name="P37">Ап</text:p>
          </table:table-cell>
          <table:table-cell table:style-name="Таблица29.B3" office:value-type="float" office:value="2">
            <text:p text:style-name="P36">2</text:p>
          </table:table-cell>
          <table:table-cell table:style-name="Таблица29.C3" office:value-type="string">
            <text:p text:style-name="P27">Адрес получателя</text:p>
          </table:table-cell>
          <table:table-cell table:style-name="Таблица29.D1" office:value-type="string">
            <text:p text:style-name="P27"/>
          </table:table-cell>
          <table:table-cell table:style-name="Таблица29.E3" office:value-type="string">
            <text:p text:style-name="P37">Ап</text:p>
          </table:table-cell>
          <table:table-cell table:style-name="Таблица29.F3" office:value-type="float" office:value="2">
            <text:p text:style-name="P36">2</text:p>
          </table:table-cell>
          <table:table-cell table:style-name="Таблица29.G3" table:number-columns-spanned="2" office:value-type="string">
            <text:p text:style-name="P27">Адрес получателя</text:p>
          </table:table-cell>
          <table:covered-table-cell/>
        </table:table-row>
        <table:table-row>
          <table:table-cell table:style-name="Таблица29.D1" office:value-type="string">
            <text:p text:style-name="P37">Ао</text:p>
          </table:table-cell>
          <table:table-cell table:style-name="Таблица29.B3" office:value-type="float" office:value="3">
            <text:p text:style-name="P36">3</text:p>
          </table:table-cell>
          <table:table-cell table:style-name="Таблица29.C3" office:value-type="string">
            <text:p text:style-name="P27">Адрес отправителя</text:p>
          </table:table-cell>
          <table:table-cell table:style-name="Таблица29.D1" office:value-type="string">
            <text:p text:style-name="P27"/>
          </table:table-cell>
          <table:table-cell table:style-name="Таблица29.E3" office:value-type="string">
            <text:p text:style-name="P37">Ао</text:p>
          </table:table-cell>
          <table:table-cell table:style-name="Таблица29.F3" office:value-type="float" office:value="3">
            <text:p text:style-name="P36">3</text:p>
          </table:table-cell>
          <table:table-cell table:style-name="Таблица29.G3" table:number-columns-spanned="2" office:value-type="string">
            <text:p text:style-name="P27">Адрес отправителя</text:p>
          </table:table-cell>
          <table:covered-table-cell/>
        </table:table-row>
        <table:table-row>
          <table:table-cell table:style-name="Таблица29.D1" office:value-type="string">
            <text:p text:style-name="P33">xx</text:p>
          </table:table-cell>
          <table:table-cell table:style-name="Таблица29.B3" office:value-type="float" office:value="4">
            <text:p text:style-name="P36">4</text:p>
          </table:table-cell>
          <table:table-cell table:style-name="Таблица29.C3" office:value-type="string">
            <text:p text:style-name="P31">Id <text:span text:style-name="T5">кадра</text:span></text:p>
          </table:table-cell>
          <table:table-cell table:style-name="Таблица29.D1" office:value-type="string">
            <text:p text:style-name="P31"/>
          </table:table-cell>
          <table:table-cell table:style-name="Таблица29.E3" office:value-type="string">
            <text:p text:style-name="P33">xx</text:p>
          </table:table-cell>
          <table:table-cell table:style-name="Таблица29.F3" office:value-type="float" office:value="4">
            <text:p text:style-name="P36">4</text:p>
          </table:table-cell>
          <table:table-cell table:style-name="Таблица29.G3" table:number-columns-spanned="2" office:value-type="string">
            <text:p text:style-name="P31">Id <text:span text:style-name="T5">кадра</text:span></text:p>
          </table:table-cell>
          <table:covered-table-cell/>
        </table:table-row>
        <table:table-row>
          <table:table-cell table:style-name="Таблица29.D1" office:value-type="string">
            <text:p text:style-name="P37">0x22</text:p>
          </table:table-cell>
          <table:table-cell table:style-name="Таблица29.B3" office:value-type="float" office:value="5">
            <text:p text:style-name="P36">5</text:p>
          </table:table-cell>
          <table:table-cell table:style-name="Таблица29.C3" office:value-type="string">
            <text:p text:style-name="P35">Код команды</text:p>
          </table:table-cell>
          <table:table-cell table:style-name="Таблица29.D1" office:value-type="string">
            <text:p text:style-name="P35"/>
          </table:table-cell>
          <table:table-cell table:style-name="Таблица29.E3" office:value-type="string">
            <text:p text:style-name="P33">0x2<text:span text:style-name="T5">2</text:span></text:p>
          </table:table-cell>
          <table:table-cell table:style-name="Таблица29.F3" office:value-type="float" office:value="5">
            <text:p text:style-name="P36">5</text:p>
          </table:table-cell>
          <table:table-cell table:style-name="Таблица29.G3" table:number-columns-spanned="2" office:value-type="string">
            <text:p text:style-name="P35">Код команды</text:p>
          </table:table-cell>
          <table:covered-table-cell/>
        </table:table-row>
        <table:table-row>
          <table:table-cell table:style-name="Таблица29.D1" office:value-type="string">
            <text:p text:style-name="P37"/>
          </table:table-cell>
          <table:table-cell table:style-name="Таблица29.B3" office:value-type="float" office:value="6">
            <text:p text:style-name="P36">6</text:p>
          </table:table-cell>
          <table:table-cell table:style-name="Таблица29.C3" office:value-type="string">
            <text:p text:style-name="P35">мл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3" table:number-columns-spanned="2" office:value-type="string">
            <text:p text:style-name="P35"/>
          </table:table-cell>
          <table:covered-table-cell/>
        </table:table-row>
        <table:table-row>
          <table:table-cell table:style-name="Таблица29.D1" office:value-type="string">
            <text:p text:style-name="P37"/>
          </table:table-cell>
          <table:table-cell table:style-name="Таблица29.B3" office:value-type="float" office:value="7">
            <text:p text:style-name="P36">7</text:p>
          </table:table-cell>
          <table:table-cell table:style-name="Таблица29.C3" office:value-type="string">
            <text:p text:style-name="P35">ср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3" table:number-columns-spanned="2" office:value-type="string">
            <text:p text:style-name="P35"/>
          </table:table-cell>
          <table:covered-table-cell/>
        </table:table-row>
        <table:table-row>
          <table:table-cell table:style-name="Таблица29.D1" office:value-type="string">
            <text:p text:style-name="P37"/>
          </table:table-cell>
          <table:table-cell table:style-name="Таблица29.B3" office:value-type="float" office:value="8">
            <text:p text:style-name="P36">8</text:p>
          </table:table-cell>
          <table:table-cell table:style-name="Таблица29.C3" office:value-type="string">
            <text:p text:style-name="P35">ст адрес</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6"/>
          </table:table-cell>
          <table:table-cell table:style-name="Таблица29.G3" table:number-columns-spanned="2" office:value-type="string">
            <text:p text:style-name="P35">Данные</text:p>
          </table:table-cell>
          <table:covered-table-cell/>
        </table:table-row>
        <table:table-row>
          <table:table-cell table:style-name="Таблица29.D1" office:value-type="string">
            <text:p text:style-name="P37"/>
          </table:table-cell>
          <table:table-cell table:style-name="Таблица29.B3" office:value-type="float" office:value="9">
            <text:p text:style-name="P36">9</text:p>
          </table:table-cell>
          <table:table-cell table:style-name="Таблица29.C3" office:value-type="string">
            <text:p text:style-name="P35">размер</text:p>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3" office:value-type="string">
            <text:p text:style-name="P35"/>
          </table:table-cell>
          <table:table-cell table:style-name="Таблица29.G3" table:number-rows-spanned="4" office:value-type="string">
            <text:p text:style-name="P35"/>
          </table:table-cell>
        </table:table-row>
        <table:table-row>
          <table:table-cell table:style-name="Таблица29.D1" office:value-type="string">
            <text:p text:style-name="P37"/>
          </table:table-cell>
          <table:table-cell table:style-name="Таблица29.B3">
            <text:p text:style-name="P36"/>
          </table:table-cell>
          <table:table-cell table:style-name="Таблица29.C3"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3" office:value-type="string">
            <text:p text:style-name="P35"/>
          </table:table-cell>
          <table:covered-table-cell/>
        </table:table-row>
        <table:table-row>
          <table:table-cell table:style-name="Таблица29.D1" office:value-type="string">
            <text:p text:style-name="P37"/>
          </table:table-cell>
          <table:table-cell table:style-name="Таблица29.B3">
            <text:p text:style-name="P36"/>
          </table:table-cell>
          <table:table-cell table:style-name="Таблица29.C3"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3" office:value-type="string">
            <text:p text:style-name="P35"/>
          </table:table-cell>
          <table:covered-table-cell/>
        </table:table-row>
        <table:table-row>
          <table:table-cell table:style-name="Таблица29.D1" office:value-type="string">
            <text:p text:style-name="P37"/>
          </table:table-cell>
          <table:table-cell table:style-name="Таблица29.B3">
            <text:p text:style-name="P36"/>
          </table:table-cell>
          <table:table-cell table:style-name="Таблица29.C3" office:value-type="string">
            <text:p text:style-name="P35"/>
          </table:table-cell>
          <table:table-cell table:style-name="Таблица29.D1" office:value-type="string">
            <text:p text:style-name="P35"/>
          </table:table-cell>
          <table:table-cell table:style-name="Таблица29.E3" office:value-type="string">
            <text:p text:style-name="P33"/>
          </table:table-cell>
          <table:table-cell table:style-name="Таблица29.F3">
            <text:p text:style-name="P34"/>
          </table:table-cell>
          <table:table-cell table:style-name="Таблица29.G3" office:value-type="string">
            <text:p text:style-name="P35"/>
          </table:table-cell>
          <table:covered-table-cell/>
        </table:table-row>
        <table:table-row>
          <table:table-cell table:style-name="Таблица29.A16" office:value-type="string">
            <text:p text:style-name="P33">xx</text:p>
          </table:table-cell>
          <table:table-cell table:style-name="Таблица29.B16" office:value-type="float" office:value="10">
            <text:p text:style-name="P36">10</text:p>
          </table:table-cell>
          <table:table-cell table:style-name="Таблица29.C16" table:number-rows-spanned="2" office:value-type="string">
            <text:p text:style-name="P32">CRC16</text:p>
          </table:table-cell>
          <table:table-cell table:style-name="Таблица29.D1" office:value-type="string">
            <text:p text:style-name="P35"/>
          </table:table-cell>
          <table:table-cell table:style-name="Таблица29.E16" office:value-type="string">
            <text:p text:style-name="P33">xx</text:p>
          </table:table-cell>
          <table:table-cell table:style-name="Таблица29.F16">
            <text:p text:style-name="P34"/>
          </table:table-cell>
          <table:table-cell table:style-name="Таблица29.G16" table:number-rows-spanned="2" table:number-columns-spanned="2" office:value-type="string">
            <text:p text:style-name="P32">CRC16</text:p>
          </table:table-cell>
          <table:covered-table-cell/>
        </table:table-row>
        <table:table-row>
          <table:table-cell table:style-name="Таблица29.D1" office:value-type="string">
            <text:p text:style-name="P33">xx</text:p>
          </table:table-cell>
          <table:table-cell table:style-name="Таблица29.B3" office:value-type="float" office:value="11">
            <text:p text:style-name="P36">11</text:p>
          </table:table-cell>
          <table:covered-table-cell/>
          <table:table-cell table:style-name="Таблица29.D1" office:value-type="string">
            <text:p text:style-name="P35"/>
          </table:table-cell>
          <table:table-cell table:style-name="Таблица29.E3" office:value-type="string">
            <text:p text:style-name="P33">xx</text:p>
          </table:table-cell>
          <table:table-cell table:style-name="Таблица29.E4">
            <text:p text:style-name="P34"/>
          </table:table-cell>
          <table:covered-table-cell/>
          <table:covered-table-cell/>
        </table:table-row>
      </table:table>
      <text:p text:style-name="P19"/>
      <text:h text:style-name="P88" text:outline-level="2">Команда <text:span text:style-name="T1">UART_</text:span><text:span text:style-name="T1">GetCountProcess</text:span></text:h>
      <text:p text:style-name="P19">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9">Запрос</text:p>
          </table:table-cell>
          <table:covered-table-cell/>
          <table:covered-table-cell/>
          <table:table-cell table:style-name="Таблица30.D1" office:value-type="string">
            <text:p text:style-name="P39"/>
          </table:table-cell>
          <table:table-cell table:style-name="Таблица30.E1" table:number-columns-spanned="3" office:value-type="string">
            <text:p text:style-name="P39">Ответ</text:p>
          </table:table-cell>
          <table:covered-table-cell/>
          <table:covered-table-cell/>
        </table:table-row>
        <table:table-row>
          <table:table-cell table:style-name="Таблица30.A1" office:value-type="string">
            <text:p text:style-name="P41">код, <text:span text:style-name="T1">hex</text:span></text:p>
          </table:table-cell>
          <table:table-cell table:style-name="Таблица30.B2" office:value-type="string">
            <text:p text:style-name="P39">№</text:p>
          </table:table-cell>
          <table:table-cell table:style-name="Таблица30.B2" office:value-type="string">
            <text:p text:style-name="P40">Описание</text:p>
          </table:table-cell>
          <table:table-cell table:style-name="Таблица30.D1" office:value-type="string">
            <text:p text:style-name="P40"/>
          </table:table-cell>
          <table:table-cell table:style-name="Таблица30.E1" office:value-type="string">
            <text:p text:style-name="P41">код, <text:span text:style-name="T1">hex</text:span></text:p>
          </table:table-cell>
          <table:table-cell table:style-name="Таблица30.F2" office:value-type="string">
            <text:p text:style-name="P42">№</text:p>
          </table:table-cell>
          <table:table-cell table:style-name="Таблица30.F2" office:value-type="string">
            <text:p text:style-name="P40">Описание</text:p>
          </table:table-cell>
        </table:table-row>
        <table:table-row>
          <table:table-cell table:style-name="Таблица30.D1" office:value-type="string">
            <text:p text:style-name="P29">0<text:span text:style-name="T1">x80</text:span></text:p>
          </table:table-cell>
          <table:table-cell table:style-name="Таблица30.B3" office:value-type="float" office:value="0">
            <text:p text:style-name="P28">0</text:p>
          </table:table-cell>
          <table:table-cell table:style-name="Таблица30.C3" office:value-type="string">
            <text:p text:style-name="P52">Заголовок </text:p>
          </table:table-cell>
          <table:table-cell table:style-name="Таблица30.D1" office:value-type="string">
            <text:p text:style-name="P35"/>
          </table:table-cell>
          <table:table-cell table:style-name="Таблица30.E3" office:value-type="string">
            <text:p text:style-name="P29">0<text:span text:style-name="T1">x80</text:span></text:p>
          </table:table-cell>
          <table:table-cell table:style-name="Таблица30.F3" office:value-type="float" office:value="0">
            <text:p text:style-name="P28">0</text:p>
          </table:table-cell>
          <table:table-cell table:style-name="Таблица30.G3" office:value-type="string">
            <text:p text:style-name="P35">Заголовок </text:p>
          </table:table-cell>
        </table:table-row>
        <table:table-row>
          <table:table-cell table:style-name="Таблица30.D1" office:value-type="string">
            <text:p text:style-name="P37">0x08</text:p>
          </table:table-cell>
          <table:table-cell table:style-name="Таблица30.B3" office:value-type="float" office:value="1">
            <text:p text:style-name="P36">1</text:p>
          </table:table-cell>
          <table:table-cell table:style-name="Таблица30.C3" office:value-type="string">
            <text:p text:style-name="P27">Количество байт</text:p>
          </table:table-cell>
          <table:table-cell table:style-name="Таблица30.D1" office:value-type="string">
            <text:p text:style-name="P27"/>
          </table:table-cell>
          <table:table-cell table:style-name="Таблица30.E4" office:value-type="float" office:value="8">
            <text:p text:style-name="P33">8</text:p>
          </table:table-cell>
          <table:table-cell table:style-name="Таблица30.F3" office:value-type="float" office:value="1">
            <text:p text:style-name="P36">1</text:p>
          </table:table-cell>
          <table:table-cell table:style-name="Таблица30.G3" office:value-type="string">
            <text:p text:style-name="P27">Количество байт</text:p>
          </table:table-cell>
        </table:table-row>
        <table:table-row>
          <table:table-cell table:style-name="Таблица30.D1" office:value-type="string">
            <text:p text:style-name="P37">Ап</text:p>
          </table:table-cell>
          <table:table-cell table:style-name="Таблица30.B3" office:value-type="float" office:value="2">
            <text:p text:style-name="P36">2</text:p>
          </table:table-cell>
          <table:table-cell table:style-name="Таблица30.C3" office:value-type="string">
            <text:p text:style-name="P27">Адрес получателя</text:p>
          </table:table-cell>
          <table:table-cell table:style-name="Таблица30.D1" office:value-type="string">
            <text:p text:style-name="P27"/>
          </table:table-cell>
          <table:table-cell table:style-name="Таблица30.E3" office:value-type="string">
            <text:p text:style-name="P37">Ап</text:p>
          </table:table-cell>
          <table:table-cell table:style-name="Таблица30.F3" office:value-type="float" office:value="2">
            <text:p text:style-name="P36">2</text:p>
          </table:table-cell>
          <table:table-cell table:style-name="Таблица30.G3" office:value-type="string">
            <text:p text:style-name="P27">Адрес получателя</text:p>
          </table:table-cell>
        </table:table-row>
        <table:table-row>
          <table:table-cell table:style-name="Таблица30.D1" office:value-type="string">
            <text:p text:style-name="P37">Ао</text:p>
          </table:table-cell>
          <table:table-cell table:style-name="Таблица30.B3" office:value-type="float" office:value="3">
            <text:p text:style-name="P36">3</text:p>
          </table:table-cell>
          <table:table-cell table:style-name="Таблица30.C3" office:value-type="string">
            <text:p text:style-name="P27">Адрес отправителя</text:p>
          </table:table-cell>
          <table:table-cell table:style-name="Таблица30.D1" office:value-type="string">
            <text:p text:style-name="P27"/>
          </table:table-cell>
          <table:table-cell table:style-name="Таблица30.E3" office:value-type="string">
            <text:p text:style-name="P37">Ао</text:p>
          </table:table-cell>
          <table:table-cell table:style-name="Таблица30.F3" office:value-type="float" office:value="3">
            <text:p text:style-name="P36">3</text:p>
          </table:table-cell>
          <table:table-cell table:style-name="Таблица30.G3" office:value-type="string">
            <text:p text:style-name="P27">Адрес отправителя</text:p>
          </table:table-cell>
        </table:table-row>
        <table:table-row>
          <table:table-cell table:style-name="Таблица30.D1" office:value-type="string">
            <text:p text:style-name="P33">xx</text:p>
          </table:table-cell>
          <table:table-cell table:style-name="Таблица30.B3" office:value-type="float" office:value="4">
            <text:p text:style-name="P36">4</text:p>
          </table:table-cell>
          <table:table-cell table:style-name="Таблица30.C3" office:value-type="string">
            <text:p text:style-name="P31">Id <text:span text:style-name="T5">кадра</text:span></text:p>
          </table:table-cell>
          <table:table-cell table:style-name="Таблица30.D1" office:value-type="string">
            <text:p text:style-name="P31"/>
          </table:table-cell>
          <table:table-cell table:style-name="Таблица30.E3" office:value-type="string">
            <text:p text:style-name="P33">xx</text:p>
          </table:table-cell>
          <table:table-cell table:style-name="Таблица30.F3" office:value-type="float" office:value="4">
            <text:p text:style-name="P36">4</text:p>
          </table:table-cell>
          <table:table-cell table:style-name="Таблица30.G3" office:value-type="string">
            <text:p text:style-name="P31">Id <text:span text:style-name="T5">кадра</text:span></text:p>
          </table:table-cell>
        </table:table-row>
        <table:table-row>
          <table:table-cell table:style-name="Таблица30.D1" office:value-type="string">
            <text:p text:style-name="P37">0x23</text:p>
          </table:table-cell>
          <table:table-cell table:style-name="Таблица30.B3" office:value-type="float" office:value="5">
            <text:p text:style-name="P36">5</text:p>
          </table:table-cell>
          <table:table-cell table:style-name="Таблица30.C3" office:value-type="string">
            <text:p text:style-name="P35">Код команды</text:p>
          </table:table-cell>
          <table:table-cell table:style-name="Таблица30.D1" office:value-type="string">
            <text:p text:style-name="P35"/>
          </table:table-cell>
          <table:table-cell table:style-name="Таблица30.E3" office:value-type="string">
            <text:p text:style-name="P37">0x23</text:p>
          </table:table-cell>
          <table:table-cell table:style-name="Таблица30.F3" office:value-type="float" office:value="5">
            <text:p text:style-name="P36">5</text:p>
          </table:table-cell>
          <table:table-cell table:style-name="Таблица30.G3" office:value-type="string">
            <text:p text:style-name="P35">Код команды</text:p>
          </table:table-cell>
        </table:table-row>
        <table:table-row>
          <table:table-cell table:style-name="Таблица30.D1" office:value-type="string">
            <text:p text:style-name="P37"/>
          </table:table-cell>
          <table:table-cell table:style-name="Таблица30.B3">
            <text:p text:style-name="P36"/>
          </table:table-cell>
          <table:table-cell table:style-name="Таблица30.C3"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6">
            <text:p text:style-name="P36">6</text:p>
          </table:table-cell>
          <table:table-cell table:style-name="Таблица30.G3" office:value-type="string">
            <text:p text:style-name="P35">мл кол-во</text:p>
          </table:table-cell>
        </table:table-row>
        <table:table-row>
          <table:table-cell table:style-name="Таблица30.D1" office:value-type="string">
            <text:p text:style-name="P37"/>
          </table:table-cell>
          <table:table-cell table:style-name="Таблица30.B3">
            <text:p text:style-name="P36"/>
          </table:table-cell>
          <table:table-cell table:style-name="Таблица30.C3" office:value-type="string">
            <text:p text:style-name="P35"/>
          </table:table-cell>
          <table:table-cell table:style-name="Таблица30.D1" office:value-type="string">
            <text:p text:style-name="P35"/>
          </table:table-cell>
          <table:table-cell table:style-name="Таблица30.E3" office:value-type="string">
            <text:p text:style-name="P37">хх</text:p>
          </table:table-cell>
          <table:table-cell table:style-name="Таблица30.F3" office:value-type="float" office:value="7">
            <text:p text:style-name="P36">7</text:p>
          </table:table-cell>
          <table:table-cell table:style-name="Таблица30.G3" office:value-type="string">
            <text:p text:style-name="P35">ст кол-во</text:p>
          </table:table-cell>
        </table:table-row>
        <table:table-row>
          <table:table-cell table:style-name="Таблица30.A11" office:value-type="string">
            <text:p text:style-name="P33">xx</text:p>
          </table:table-cell>
          <table:table-cell table:style-name="Таблица30.B11" office:value-type="float" office:value="6">
            <text:p text:style-name="P34">6</text:p>
          </table:table-cell>
          <table:table-cell table:style-name="Таблица30.C11" table:number-rows-spanned="2" office:value-type="string">
            <text:p text:style-name="P32">CRC16</text:p>
          </table:table-cell>
          <table:table-cell table:style-name="Таблица30.D1" office:value-type="string">
            <text:p text:style-name="P35"/>
          </table:table-cell>
          <table:table-cell table:style-name="Таблица30.E11" office:value-type="string">
            <text:p text:style-name="P33">xx</text:p>
          </table:table-cell>
          <table:table-cell table:style-name="Таблица30.F11" office:value-type="float" office:value="8">
            <text:p text:style-name="P36">8</text:p>
          </table:table-cell>
          <table:table-cell table:style-name="Таблица30.G11" table:number-rows-spanned="2" office:value-type="string">
            <text:p text:style-name="P32">CRC16</text:p>
          </table:table-cell>
        </table:table-row>
        <table:table-row>
          <table:table-cell table:style-name="Таблица30.D1" office:value-type="string">
            <text:p text:style-name="P33">xx</text:p>
          </table:table-cell>
          <table:table-cell table:style-name="Таблица30.B3" office:value-type="float" office:value="7">
            <text:p text:style-name="P34">7</text:p>
          </table:table-cell>
          <table:covered-table-cell/>
          <table:table-cell table:style-name="Таблица30.D1" office:value-type="string">
            <text:p text:style-name="P35"/>
          </table:table-cell>
          <table:table-cell table:style-name="Таблица30.E3" office:value-type="string">
            <text:p text:style-name="P33">xx</text:p>
          </table:table-cell>
          <table:table-cell table:style-name="Таблица30.E4" office:value-type="float" office:value="9">
            <text:p text:style-name="P36">9</text:p>
          </table:table-cell>
          <table:covered-table-cell/>
        </table:table-row>
      </table:table>
      <text:p text:style-name="Text_20_body"/>
      <text:p text:style-name="P19"/>
      <text:h text:style-name="P88" text:outline-level="2">Команда <text:span text:style-name="T1">Get</text:span><text:span text:style-name="T1">HeaderP</text:span><text:span text:style-name="T1">rocess</text:span></text:h>
      <text:p text:style-name="P19">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9">Запрос</text:p>
          </table:table-cell>
          <table:covered-table-cell/>
          <table:covered-table-cell/>
          <table:table-cell table:style-name="Таблица31.D1" office:value-type="string">
            <text:p text:style-name="P39"/>
          </table:table-cell>
          <table:table-cell table:style-name="Таблица31.E1" table:number-columns-spanned="3" office:value-type="string">
            <text:p text:style-name="P39">Ответ</text:p>
          </table:table-cell>
          <table:covered-table-cell/>
          <table:covered-table-cell/>
        </table:table-row>
        <table:table-row>
          <table:table-cell table:style-name="Таблица31.A1" office:value-type="string">
            <text:p text:style-name="P41">код, <text:span text:style-name="T1">hex</text:span></text:p>
          </table:table-cell>
          <table:table-cell table:style-name="Таблица31.B2" office:value-type="string">
            <text:p text:style-name="P39">№</text:p>
          </table:table-cell>
          <table:table-cell table:style-name="Таблица31.B2" office:value-type="string">
            <text:p text:style-name="P40">Описание</text:p>
          </table:table-cell>
          <table:table-cell table:style-name="Таблица31.D1" office:value-type="string">
            <text:p text:style-name="P40"/>
          </table:table-cell>
          <table:table-cell table:style-name="Таблица31.E1" office:value-type="string">
            <text:p text:style-name="P41">код, <text:span text:style-name="T1">hex</text:span></text:p>
          </table:table-cell>
          <table:table-cell table:style-name="Таблица31.F2" office:value-type="string">
            <text:p text:style-name="P42">№</text:p>
          </table:table-cell>
          <table:table-cell table:style-name="Таблица31.F2" office:value-type="string">
            <text:p text:style-name="P40">Описание</text:p>
          </table:table-cell>
        </table:table-row>
        <table:table-row>
          <table:table-cell table:style-name="Таблица31.D1" office:value-type="string">
            <text:p text:style-name="P29">0<text:span text:style-name="T1">x80</text:span></text:p>
          </table:table-cell>
          <table:table-cell table:style-name="Таблица31.B3" office:value-type="float" office:value="0">
            <text:p text:style-name="P28">0</text:p>
          </table:table-cell>
          <table:table-cell table:style-name="Таблица31.C3" office:value-type="string">
            <text:p text:style-name="P52">Заголовок </text:p>
          </table:table-cell>
          <table:table-cell table:style-name="Таблица31.D1" office:value-type="string">
            <text:p text:style-name="P35"/>
          </table:table-cell>
          <table:table-cell table:style-name="Таблица31.E3" office:value-type="string">
            <text:p text:style-name="P29">0<text:span text:style-name="T1">x80</text:span></text:p>
          </table:table-cell>
          <table:table-cell table:style-name="Таблица31.F3" office:value-type="float" office:value="0">
            <text:p text:style-name="P28">0</text:p>
          </table:table-cell>
          <table:table-cell table:style-name="Таблица31.G3" office:value-type="string">
            <text:p text:style-name="P35">Заголовок </text:p>
          </table:table-cell>
        </table:table-row>
        <table:table-row>
          <table:table-cell table:style-name="Таблица31.A4" office:value-type="float" office:value="10">
            <text:p text:style-name="P33">10</text:p>
          </table:table-cell>
          <table:table-cell table:style-name="Таблица31.B3" office:value-type="float" office:value="1">
            <text:p text:style-name="P36">1</text:p>
          </table:table-cell>
          <table:table-cell table:style-name="Таблица31.C3" office:value-type="string">
            <text:p text:style-name="P27">Количество байт</text:p>
          </table:table-cell>
          <table:table-cell table:style-name="Таблица31.D1" office:value-type="string">
            <text:p text:style-name="P27"/>
          </table:table-cell>
          <table:table-cell table:style-name="Таблица31.E3" office:value-type="string">
            <text:p text:style-name="P33">xx</text:p>
          </table:table-cell>
          <table:table-cell table:style-name="Таблица31.F3" office:value-type="float" office:value="1">
            <text:p text:style-name="P36">1</text:p>
          </table:table-cell>
          <table:table-cell table:style-name="Таблица31.G3" office:value-type="string">
            <text:p text:style-name="P27">Количество байт</text:p>
          </table:table-cell>
        </table:table-row>
        <table:table-row>
          <table:table-cell table:style-name="Таблица31.D1" office:value-type="string">
            <text:p text:style-name="P37">Ап</text:p>
          </table:table-cell>
          <table:table-cell table:style-name="Таблица31.B3" office:value-type="float" office:value="2">
            <text:p text:style-name="P36">2</text:p>
          </table:table-cell>
          <table:table-cell table:style-name="Таблица31.C3" office:value-type="string">
            <text:p text:style-name="P27">Адрес получателя</text:p>
          </table:table-cell>
          <table:table-cell table:style-name="Таблица31.D1" office:value-type="string">
            <text:p text:style-name="P27"/>
          </table:table-cell>
          <table:table-cell table:style-name="Таблица31.E3" office:value-type="string">
            <text:p text:style-name="P37">Ап</text:p>
          </table:table-cell>
          <table:table-cell table:style-name="Таблица31.F3" office:value-type="float" office:value="2">
            <text:p text:style-name="P36">2</text:p>
          </table:table-cell>
          <table:table-cell table:style-name="Таблица31.G3" office:value-type="string">
            <text:p text:style-name="P27">Адрес получателя</text:p>
          </table:table-cell>
        </table:table-row>
        <table:table-row>
          <table:table-cell table:style-name="Таблица31.D1" office:value-type="string">
            <text:p text:style-name="P37">Ао</text:p>
          </table:table-cell>
          <table:table-cell table:style-name="Таблица31.B3" office:value-type="float" office:value="3">
            <text:p text:style-name="P36">3</text:p>
          </table:table-cell>
          <table:table-cell table:style-name="Таблица31.C3" office:value-type="string">
            <text:p text:style-name="P27">Адрес отправителя</text:p>
          </table:table-cell>
          <table:table-cell table:style-name="Таблица31.D1" office:value-type="string">
            <text:p text:style-name="P27"/>
          </table:table-cell>
          <table:table-cell table:style-name="Таблица31.E3" office:value-type="string">
            <text:p text:style-name="P37">Ао</text:p>
          </table:table-cell>
          <table:table-cell table:style-name="Таблица31.F3" office:value-type="float" office:value="3">
            <text:p text:style-name="P36">3</text:p>
          </table:table-cell>
          <table:table-cell table:style-name="Таблица31.G3" office:value-type="string">
            <text:p text:style-name="P27">Адрес отправителя</text:p>
          </table:table-cell>
        </table:table-row>
        <table:table-row>
          <table:table-cell table:style-name="Таблица31.D1" office:value-type="string">
            <text:p text:style-name="P33">xx</text:p>
          </table:table-cell>
          <table:table-cell table:style-name="Таблица31.B3" office:value-type="float" office:value="4">
            <text:p text:style-name="P36">4</text:p>
          </table:table-cell>
          <table:table-cell table:style-name="Таблица31.C3" office:value-type="string">
            <text:p text:style-name="P31">Id <text:span text:style-name="T5">кадра</text:span></text:p>
          </table:table-cell>
          <table:table-cell table:style-name="Таблица31.D1" office:value-type="string">
            <text:p text:style-name="P31"/>
          </table:table-cell>
          <table:table-cell table:style-name="Таблица31.E3" office:value-type="string">
            <text:p text:style-name="P33">xx</text:p>
          </table:table-cell>
          <table:table-cell table:style-name="Таблица31.F3" office:value-type="float" office:value="4">
            <text:p text:style-name="P36">4</text:p>
          </table:table-cell>
          <table:table-cell table:style-name="Таблица31.G3" office:value-type="string">
            <text:p text:style-name="P31">Id <text:span text:style-name="T5">кадра</text:span></text:p>
          </table:table-cell>
        </table:table-row>
        <table:table-row>
          <table:table-cell table:style-name="Таблица31.D1" office:value-type="string">
            <text:p text:style-name="P33">0x24</text:p>
          </table:table-cell>
          <table:table-cell table:style-name="Таблица31.B3" office:value-type="float" office:value="5">
            <text:p text:style-name="P36">5</text:p>
          </table:table-cell>
          <table:table-cell table:style-name="Таблица31.C3" office:value-type="string">
            <text:p text:style-name="P35">Код команды</text:p>
          </table:table-cell>
          <table:table-cell table:style-name="Таблица31.D1" office:value-type="string">
            <text:p text:style-name="P35"/>
          </table:table-cell>
          <table:table-cell table:style-name="Таблица31.E3" office:value-type="string">
            <text:p text:style-name="P37">0x2<text:span text:style-name="T1">4</text:span></text:p>
          </table:table-cell>
          <table:table-cell table:style-name="Таблица31.F3" office:value-type="float" office:value="5">
            <text:p text:style-name="P36">5</text:p>
          </table:table-cell>
          <table:table-cell table:style-name="Таблица31.G3" office:value-type="string">
            <text:p text:style-name="P35">Код команды</text:p>
          </table:table-cell>
        </table:table-row>
        <table:table-row>
          <table:table-cell table:style-name="Таблица31.D1" office:value-type="string">
            <text:p text:style-name="P37"/>
          </table:table-cell>
          <table:table-cell table:style-name="Таблица31.B3" office:value-type="float" office:value="6">
            <text:p text:style-name="P34">6</text:p>
          </table:table-cell>
          <table:table-cell table:style-name="Таблица31.C3" office:value-type="string">
            <text:p text:style-name="P35">мл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table-cell table:style-name="Таблица31.G3" table:number-rows-spanned="2" office:value-type="string">
            <text:p text:style-name="P50"><text:s/>HeaderProcess</text:p>
            <text:p text:style-name="P51">размер 120 байт</text:p>
          </table:table-cell>
        </table:table-row>
        <table:table-row>
          <table:table-cell table:style-name="Таблица31.D1" office:value-type="string">
            <text:p text:style-name="P37"/>
          </table:table-cell>
          <table:table-cell table:style-name="Таблица31.B3" office:value-type="float" office:value="7">
            <text:p text:style-name="P34">7</text:p>
          </table:table-cell>
          <table:table-cell table:style-name="Таблица31.C3" office:value-type="string">
            <text:p text:style-name="P35">ст номер</text:p>
          </table:table-cell>
          <table:table-cell table:style-name="Таблица31.D1" office:value-type="string">
            <text:p text:style-name="P35"/>
          </table:table-cell>
          <table:table-cell table:style-name="Таблица31.E3" office:value-type="string">
            <text:p text:style-name="P37">хх</text:p>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3">
            <text:p text:style-name="P34"/>
          </table:table-cell>
          <table:table-cell table:style-name="Таблица31.C3"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G3" office:value-type="string">
            <text:p text:style-name="P36">мл</text:p>
          </table:table-cell>
          <table:table-cell table:style-name="Таблица31.G3"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37"/>
          </table:table-cell>
          <table:table-cell table:style-name="Таблица31.B3">
            <text:p text:style-name="P34"/>
          </table:table-cell>
          <table:table-cell table:style-name="Таблица31.C3"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3">
            <text:p text:style-name="P34"/>
          </table:table-cell>
          <table:table-cell table:style-name="Таблица31.C3"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F3">
            <text:p text:style-name="P36"/>
          </table:table-cell>
          <table:covered-table-cell/>
        </table:table-row>
        <table:table-row>
          <table:table-cell table:style-name="Таблица31.D1" office:value-type="string">
            <text:p text:style-name="P37"/>
          </table:table-cell>
          <table:table-cell table:style-name="Таблица31.B3">
            <text:p text:style-name="P34"/>
          </table:table-cell>
          <table:table-cell table:style-name="Таблица31.C3" office:value-type="string">
            <text:p text:style-name="P35"/>
          </table:table-cell>
          <table:table-cell table:style-name="Таблица31.D1" office:value-type="string">
            <text:p text:style-name="P35"/>
          </table:table-cell>
          <table:table-cell table:style-name="Таблица31.E3" office:value-type="string">
            <text:p text:style-name="P37"/>
          </table:table-cell>
          <table:table-cell table:style-name="Таблица31.G3" office:value-type="string">
            <text:p text:style-name="P36">ст</text:p>
          </table:table-cell>
          <table:covered-table-cell/>
        </table:table-row>
        <table:table-row>
          <table:table-cell table:style-name="Таблица31.A15" office:value-type="string">
            <text:p text:style-name="P33">xx</text:p>
          </table:table-cell>
          <table:table-cell table:style-name="Таблица31.B15" office:value-type="float" office:value="8">
            <text:p text:style-name="P34">8</text:p>
          </table:table-cell>
          <table:table-cell table:style-name="Таблица31.C15" table:number-rows-spanned="2" office:value-type="string">
            <text:p text:style-name="P32">CRC16</text:p>
          </table:table-cell>
          <table:table-cell table:style-name="Таблица31.D1" office:value-type="string">
            <text:p text:style-name="P35"/>
          </table:table-cell>
          <table:table-cell table:style-name="Таблица31.E15" office:value-type="string">
            <text:p text:style-name="P33">xx</text:p>
          </table:table-cell>
          <table:table-cell table:style-name="Таблица31.F15">
            <text:p text:style-name="P36"/>
          </table:table-cell>
          <table:table-cell table:style-name="Таблица31.G15" table:number-rows-spanned="2" office:value-type="string">
            <text:p text:style-name="P32">CRC16</text:p>
          </table:table-cell>
        </table:table-row>
        <table:table-row>
          <table:table-cell table:style-name="Таблица31.D1" office:value-type="string">
            <text:p text:style-name="P33">xx</text:p>
          </table:table-cell>
          <table:table-cell table:style-name="Таблица31.B3" office:value-type="float" office:value="9">
            <text:p text:style-name="P34">9</text:p>
          </table:table-cell>
          <table:covered-table-cell/>
          <table:table-cell table:style-name="Таблица31.D1" office:value-type="string">
            <text:p text:style-name="P35"/>
          </table:table-cell>
          <table:table-cell table:style-name="Таблица31.E3" office:value-type="string">
            <text:p text:style-name="P33">xx</text:p>
          </table:table-cell>
          <table:table-cell table:style-name="Таблица31.F16">
            <text:p text:style-name="P36"/>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9"/>
      <text:p text:style-name="P19"/>
      <text:h text:style-name="P88" text:outline-level="2">Команда <text:span text:style-name="T1">RemoveProcess</text:span></text:h>
      <text:p text:style-name="P19">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39">Запрос</text:p>
          </table:table-cell>
          <table:covered-table-cell/>
          <table:covered-table-cell/>
          <table:table-cell table:style-name="Таблица34.D1" office:value-type="string">
            <text:p text:style-name="P39"/>
          </table:table-cell>
          <table:table-cell table:style-name="Таблица34.E1" table:number-columns-spanned="3" office:value-type="string">
            <text:p text:style-name="P39">Ответ</text:p>
          </table:table-cell>
          <table:covered-table-cell/>
          <table:covered-table-cell/>
        </table:table-row>
        <table:table-row>
          <table:table-cell table:style-name="Таблица34.A1" office:value-type="string">
            <text:p text:style-name="P41">код, <text:span text:style-name="T1">hex</text:span></text:p>
          </table:table-cell>
          <table:table-cell table:style-name="Таблица34.B2" office:value-type="string">
            <text:p text:style-name="P39">№</text:p>
          </table:table-cell>
          <table:table-cell table:style-name="Таблица34.B2" office:value-type="string">
            <text:p text:style-name="P40">Описание</text:p>
          </table:table-cell>
          <table:table-cell table:style-name="Таблица34.D1" office:value-type="string">
            <text:p text:style-name="P40"/>
          </table:table-cell>
          <table:table-cell table:style-name="Таблица34.E1" office:value-type="string">
            <text:p text:style-name="P41">код, <text:span text:style-name="T1">hex</text:span></text:p>
          </table:table-cell>
          <table:table-cell table:style-name="Таблица34.F2" office:value-type="string">
            <text:p text:style-name="P42">№</text:p>
          </table:table-cell>
          <table:table-cell table:style-name="Таблица34.F2" office:value-type="string">
            <text:p text:style-name="P40">Описание</text:p>
          </table:table-cell>
        </table:table-row>
        <table:table-row>
          <table:table-cell table:style-name="Таблица34.D1" office:value-type="string">
            <text:p text:style-name="P29">0<text:span text:style-name="T1">x80</text:span></text:p>
          </table:table-cell>
          <table:table-cell table:style-name="Таблица34.B3" office:value-type="float" office:value="0">
            <text:p text:style-name="P28">0</text:p>
          </table:table-cell>
          <table:table-cell table:style-name="Таблица34.C3" office:value-type="string">
            <text:p text:style-name="P52">Заголовок </text:p>
          </table:table-cell>
          <table:table-cell table:style-name="Таблица34.D1" office:value-type="string">
            <text:p text:style-name="P35"/>
          </table:table-cell>
          <table:table-cell table:style-name="Таблица34.E3" office:value-type="string">
            <text:p text:style-name="P29">0<text:span text:style-name="T1">x80</text:span></text:p>
          </table:table-cell>
          <table:table-cell table:style-name="Таблица34.F3" office:value-type="float" office:value="0">
            <text:p text:style-name="P28">0</text:p>
          </table:table-cell>
          <table:table-cell table:style-name="Таблица34.G3" office:value-type="string">
            <text:p text:style-name="P35">Заголовок </text:p>
          </table:table-cell>
        </table:table-row>
        <table:table-row>
          <table:table-cell table:style-name="Таблица34.A4" office:value-type="float" office:value="10">
            <text:p text:style-name="P33">10</text:p>
          </table:table-cell>
          <table:table-cell table:style-name="Таблица34.B3" office:value-type="float" office:value="1">
            <text:p text:style-name="P36">1</text:p>
          </table:table-cell>
          <table:table-cell table:style-name="Таблица34.C3" office:value-type="string">
            <text:p text:style-name="P27">Количество байт</text:p>
          </table:table-cell>
          <table:table-cell table:style-name="Таблица34.D1" office:value-type="string">
            <text:p text:style-name="P27"/>
          </table:table-cell>
          <table:table-cell table:style-name="Таблица34.E4" office:value-type="float" office:value="8">
            <text:p text:style-name="P33">8</text:p>
          </table:table-cell>
          <table:table-cell table:style-name="Таблица34.F3" office:value-type="float" office:value="1">
            <text:p text:style-name="P36">1</text:p>
          </table:table-cell>
          <table:table-cell table:style-name="Таблица34.G3" office:value-type="string">
            <text:p text:style-name="P27">Количество байт</text:p>
          </table:table-cell>
        </table:table-row>
        <table:table-row>
          <table:table-cell table:style-name="Таблица34.D1" office:value-type="string">
            <text:p text:style-name="P37">Ап</text:p>
          </table:table-cell>
          <table:table-cell table:style-name="Таблица34.B3" office:value-type="float" office:value="2">
            <text:p text:style-name="P36">2</text:p>
          </table:table-cell>
          <table:table-cell table:style-name="Таблица34.C3" office:value-type="string">
            <text:p text:style-name="P27">Адрес получателя</text:p>
          </table:table-cell>
          <table:table-cell table:style-name="Таблица34.D1" office:value-type="string">
            <text:p text:style-name="P27"/>
          </table:table-cell>
          <table:table-cell table:style-name="Таблица34.E3" office:value-type="string">
            <text:p text:style-name="P37">Ап</text:p>
          </table:table-cell>
          <table:table-cell table:style-name="Таблица34.F3" office:value-type="float" office:value="2">
            <text:p text:style-name="P36">2</text:p>
          </table:table-cell>
          <table:table-cell table:style-name="Таблица34.G3" office:value-type="string">
            <text:p text:style-name="P27">Адрес получателя</text:p>
          </table:table-cell>
        </table:table-row>
        <table:table-row>
          <table:table-cell table:style-name="Таблица34.D1" office:value-type="string">
            <text:p text:style-name="P37">Ао</text:p>
          </table:table-cell>
          <table:table-cell table:style-name="Таблица34.B3" office:value-type="float" office:value="3">
            <text:p text:style-name="P36">3</text:p>
          </table:table-cell>
          <table:table-cell table:style-name="Таблица34.C3" office:value-type="string">
            <text:p text:style-name="P27">Адрес отправителя</text:p>
          </table:table-cell>
          <table:table-cell table:style-name="Таблица34.D1" office:value-type="string">
            <text:p text:style-name="P27"/>
          </table:table-cell>
          <table:table-cell table:style-name="Таблица34.E3" office:value-type="string">
            <text:p text:style-name="P37">Ао</text:p>
          </table:table-cell>
          <table:table-cell table:style-name="Таблица34.F3" office:value-type="float" office:value="3">
            <text:p text:style-name="P36">3</text:p>
          </table:table-cell>
          <table:table-cell table:style-name="Таблица34.G3" office:value-type="string">
            <text:p text:style-name="P27">Адрес отправителя</text:p>
          </table:table-cell>
        </table:table-row>
        <table:table-row>
          <table:table-cell table:style-name="Таблица34.D1" office:value-type="string">
            <text:p text:style-name="P33">xx</text:p>
          </table:table-cell>
          <table:table-cell table:style-name="Таблица34.B3" office:value-type="float" office:value="4">
            <text:p text:style-name="P36">4</text:p>
          </table:table-cell>
          <table:table-cell table:style-name="Таблица34.C3" office:value-type="string">
            <text:p text:style-name="P31">Id <text:span text:style-name="T5">кадра</text:span></text:p>
          </table:table-cell>
          <table:table-cell table:style-name="Таблица34.D1" office:value-type="string">
            <text:p text:style-name="P31"/>
          </table:table-cell>
          <table:table-cell table:style-name="Таблица34.E3" office:value-type="string">
            <text:p text:style-name="P33">xx</text:p>
          </table:table-cell>
          <table:table-cell table:style-name="Таблица34.F3" office:value-type="float" office:value="4">
            <text:p text:style-name="P36">4</text:p>
          </table:table-cell>
          <table:table-cell table:style-name="Таблица34.G3" office:value-type="string">
            <text:p text:style-name="P31">Id <text:span text:style-name="T5">кадра</text:span></text:p>
          </table:table-cell>
        </table:table-row>
        <table:table-row>
          <table:table-cell table:style-name="Таблица34.D1" office:value-type="string">
            <text:p text:style-name="P37">0x25</text:p>
          </table:table-cell>
          <table:table-cell table:style-name="Таблица34.B3" office:value-type="float" office:value="5">
            <text:p text:style-name="P36">5</text:p>
          </table:table-cell>
          <table:table-cell table:style-name="Таблица34.C3" office:value-type="string">
            <text:p text:style-name="P35">Код команды</text:p>
          </table:table-cell>
          <table:table-cell table:style-name="Таблица34.D1" office:value-type="string">
            <text:p text:style-name="P35"/>
          </table:table-cell>
          <table:table-cell table:style-name="Таблица34.E3" office:value-type="string">
            <text:p text:style-name="P37">0x25</text:p>
          </table:table-cell>
          <table:table-cell table:style-name="Таблица34.F3" office:value-type="float" office:value="5">
            <text:p text:style-name="P36">5</text:p>
          </table:table-cell>
          <table:table-cell table:style-name="Таблица34.G3" office:value-type="string">
            <text:p text:style-name="P35">Код команды</text:p>
          </table:table-cell>
        </table:table-row>
        <table:table-row>
          <table:table-cell table:style-name="Таблица34.D1" office:value-type="string">
            <text:p text:style-name="P37"/>
          </table:table-cell>
          <table:table-cell table:style-name="Таблица34.B3" office:value-type="float" office:value="6">
            <text:p text:style-name="P34">6</text:p>
          </table:table-cell>
          <table:table-cell table:style-name="Таблица34.C3" table:number-rows-spanned="4" office:value-type="string">
            <text:p text:style-name="P35">мл номер</text:p>
            <text:p text:style-name="P35">ст номер</text:p>
          </table: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table-cell table:style-name="Таблица34.G3" table:number-rows-spanned="2" office:value-type="string">
            <text:p text:style-name="P51"/>
          </table:table-cell>
        </table:table-row>
        <table:table-row>
          <table:table-cell table:style-name="Таблица34.D1" office:value-type="string">
            <text:p text:style-name="P37"/>
          </table:table-cell>
          <table:table-cell table:style-name="Таблица34.B3" office:value-type="float" office:value="7">
            <text:p text:style-name="P34">7</text:p>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covered-table-cell/>
        </table:table-row>
        <table:table-row>
          <table:table-cell table:style-name="Таблица34.D1" office:value-type="string">
            <text:p text:style-name="P37"/>
          </table:table-cell>
          <table:table-cell table:style-name="Таблица34.B3">
            <text:p text:style-name="P34"/>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G3" office:value-type="string">
            <text:p text:style-name="P36"/>
          </table:table-cell>
          <table:table-cell table:style-name="Таблица34.G3" table:number-rows-spanned="4" office:value-type="string">
            <text:p text:style-name="Standard"/>
          </table:table-cell>
        </table:table-row>
        <table:table-row>
          <table:table-cell table:style-name="Таблица34.D1" office:value-type="string">
            <text:p text:style-name="P37"/>
          </table:table-cell>
          <table:table-cell table:style-name="Таблица34.B3">
            <text:p text:style-name="P34"/>
          </table:table-cell>
          <table:covered-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covered-table-cell/>
        </table:table-row>
        <table:table-row>
          <table:table-cell table:style-name="Таблица34.D1" office:value-type="string">
            <text:p text:style-name="P37"/>
          </table:table-cell>
          <table:table-cell table:style-name="Таблица34.B3">
            <text:p text:style-name="P34"/>
          </table:table-cell>
          <table:table-cell table:style-name="Таблица34.C3" office:value-type="string">
            <text:p text:style-name="P35"/>
          </table:table-cell>
          <table:table-cell table:style-name="Таблица34.D1" office:value-type="string">
            <text:p text:style-name="P35"/>
          </table:table-cell>
          <table:table-cell table:style-name="Таблица34.E3" office:value-type="string">
            <text:p text:style-name="P37"/>
          </table:table-cell>
          <table:table-cell table:style-name="Таблица34.F3">
            <text:p text:style-name="P36"/>
          </table:table-cell>
          <table:covered-table-cell/>
        </table:table-row>
        <table:table-row>
          <table:table-cell table:style-name="Таблица34.D1" office:value-type="string">
            <text:p text:style-name="P37"/>
          </table:table-cell>
          <table:table-cell table:style-name="Таблица34.B3">
            <text:p text:style-name="P34"/>
          </table:table-cell>
          <table:table-cell table:style-name="Таблица34.C3" office:value-type="string">
            <text:p text:style-name="P35"/>
          </table:table-cell>
          <table:table-cell table:style-name="Таблица34.D1" office:value-type="string">
            <text:p text:style-name="P35"/>
          </table:table-cell>
          <table:table-cell table:style-name="Таблица34.E3" office:value-type="string">
            <text:p text:style-name="P37"/>
          </table:table-cell>
          <table:table-cell table:style-name="Таблица34.G3" office:value-type="string">
            <text:p text:style-name="P36"/>
          </table:table-cell>
          <table:covered-table-cell/>
        </table:table-row>
        <table:table-row>
          <table:table-cell table:style-name="Таблица34.A15" office:value-type="string">
            <text:p text:style-name="P33">xx</text:p>
          </table:table-cell>
          <table:table-cell table:style-name="Таблица34.B15" office:value-type="float" office:value="8">
            <text:p text:style-name="P34">8</text:p>
          </table:table-cell>
          <table:table-cell table:style-name="Таблица34.C15" table:number-rows-spanned="2" office:value-type="string">
            <text:p text:style-name="P32">CRC16</text:p>
          </table:table-cell>
          <table:table-cell table:style-name="Таблица34.D1" office:value-type="string">
            <text:p text:style-name="P35"/>
          </table:table-cell>
          <table:table-cell table:style-name="Таблица34.E15" office:value-type="string">
            <text:p text:style-name="P33">xx</text:p>
          </table:table-cell>
          <table:table-cell table:style-name="Таблица34.F15">
            <text:p text:style-name="P36"/>
          </table:table-cell>
          <table:table-cell table:style-name="Таблица34.G15" table:number-rows-spanned="2" office:value-type="string">
            <text:p text:style-name="P32">CRC16</text:p>
          </table:table-cell>
        </table:table-row>
        <table:table-row>
          <table:table-cell table:style-name="Таблица34.D1" office:value-type="string">
            <text:p text:style-name="P33">xx</text:p>
          </table:table-cell>
          <table:table-cell table:style-name="Таблица34.B3" office:value-type="float" office:value="9">
            <text:p text:style-name="P34">9</text:p>
          </table:table-cell>
          <table:covered-table-cell/>
          <table:table-cell table:style-name="Таблица34.D1" office:value-type="string">
            <text:p text:style-name="P35"/>
          </table:table-cell>
          <table:table-cell table:style-name="Таблица34.E3" office:value-type="string">
            <text:p text:style-name="P33">xx</text:p>
          </table:table-cell>
          <table:table-cell table:style-name="Таблица34.E4">
            <text:p text:style-name="P36"/>
          </table:table-cell>
          <table:covered-table-cell/>
        </table:table-row>
      </table:table>
      <text:p text:style-name="Text_20_body"/>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9"/>
      <text:p text:style-name="P19"/>
      <text:p text:style-name="P19"/>
      <text:p text:style-name="P25"/>
      <text:p text:style-name="P19"/>
      <text:p text:style-name="P19"/>
      <text:h text:style-name="P66"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87" text:outline-level="2">Адаптер</text:h>
      <text:p text:style-name="P19">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9">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text:span><text:soft-page-break/><text:span text:style-name="T5">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pan text:style-name="T5">получит ни одного байта.</text:span></text:p>
      <text:p text:style-name="P19">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9">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87"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4">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text:soft-page-break/>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4"><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2"/>
            <text:p text:style-name="P57">Сеанс связи</text:p>
          </table:table-cell>
          <table:table-cell table:style-name="Таблица5.A1" table:number-columns-spanned="2" office:value-type="string">
            <text:p text:style-name="P42">ЦУ</text:p>
          </table:table-cell>
          <table:covered-table-cell/>
          <table:table-cell table:style-name="Таблица5.D1" office:value-type="string">
            <text:p text:style-name="P43"/>
          </table:table-cell>
          <table:table-cell table:style-name="Таблица5.E1" table:number-columns-spanned="2" office:value-type="string">
            <text:p text:style-name="P42">Адаптер</text:p>
          </table:table-cell>
          <table:covered-table-cell/>
        </table:table-row>
        <table:table-row>
          <table:covered-table-cell/>
          <table:table-cell table:style-name="Таблица5.B2" office:value-type="string">
            <text:p text:style-name="P43"><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3">Операция</text:p>
          </table:table-cell>
          <table:table-cell table:style-name="Таблица5.D1" office:value-type="string">
            <text:p text:style-name="P43"/>
          </table:table-cell>
          <table:table-cell table:style-name="Таблица5.B2" office:value-type="string">
            <text:p text:style-name="P43">Операция</text:p>
          </table:table-cell>
          <table:table-cell table:style-name="Таблица5.F2" office:value-type="string">
            <text:p text:style-name="P43">Счетчик адаптера</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Старт процесса</text:p>
          </table:table-cell>
          <table:table-cell table:style-name="Таблица5.D1" office:value-type="string">
            <text:p text:style-name="P30"><draw:line text:anchor-type="paragraph" draw:z-index="4" draw:style-name="gr1" draw:text-style-name="P91" svg:x1="0.18cm" svg:y1="0.18cm" svg:x2="7.068cm" svg:y2="0.83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0</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5" draw:style-name="gr1" draw:text-style-name="P91" svg:x1="0.106cm" svg:y1="0.231cm" svg:x2="7.015cm" svg:y2="0.831cm"><text:p/></draw:line></text:p>
          </table:table-cell>
          <table:table-cell table:style-name="Таблица5.B2" office:value-type="string">
            <text:p text:style-name="P30"/>
          </table:table-cell>
          <table:table-cell table:style-name="Таблица5.F2" office:value-type="string">
            <text:p text:style-name="P30"><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6" draw:style-name="gr1" draw:text-style-name="P91" svg:x1="7.086cm" svg:y1="0.367cm" svg:x2="0.03cm" svg:y2="0.829cm"><text:p/></draw:line></text:p>
          </table:table-cell>
          <table:table-cell table:style-name="Таблица5.B2" office:value-type="string">
            <text:p text:style-name="P30">ответ</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Регистрация точки 0</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1</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7" draw:style-name="gr1" draw:text-style-name="P91" svg:x1="0.067cm" svg:y1="0.199cm" svg:x2="7.348cm" svg:y2="0.799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2</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8" draw:style-name="gr1" draw:text-style-name="P91" svg:x1="7.311cm" svg:y1="0.309cm" svg:x2="0.049cm" svg:y2="0.835cm"><text:p/></draw:line></text:p>
          </table:table-cell>
          <table:table-cell table:style-name="Таблица5.B2" office:value-type="string">
            <text:p text:style-name="P30">ответ</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Регистрация точки 1</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2</text:p>
          </table:table-cell>
          <table:table-cell table:style-name="Таблица5.F2" office:value-type="string">
            <text:p text:style-name="P30">2</text:p>
          </table:table-cell>
        </table:table-row>
        <table:table-row>
          <table:table-cell table:style-name="Таблица5.B2" office:value-type="string">
            <text:p text:style-name="P30">3</text:p>
          </table:table-cell>
          <table:table-cell table:style-name="Таблица5.B2" office:value-type="string">
            <text:p text:style-name="P30">2</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9" draw:style-name="gr1" draw:text-style-name="P91" svg:x1="0.106cm" svg:y1="0.337cm" svg:x2="3.803cm" svg:y2="0.769cm"><text:p/></draw:line><draw:path text:anchor-type="paragraph" draw:z-index="11" draw:style-name="gr1" draw:text-style-name="P91" svg:width="0.561cm" svg:height="2.606cm" svg:x="3.614cm" svg:y="0.225cm" svg:viewBox="0 0 562 2607" svg:d="M562 0c-218 71-441 242-469 470-23 190-67 413 56 580 130 175 154 388 226 582 78 207-76 385-93 582l-113 207-169 186"><text:p/></draw:path><draw:path text:anchor-type="paragraph" draw:z-index="12" draw:style-name="gr1" draw:text-style-name="P9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3</text:p>
          </table:table-cell>
          <table:table-cell table:style-name="Таблица5.F2" office:value-type="string">
            <text:p text:style-name="P30">3</text:p>
          </table:table-cell>
        </table:table-row>
        <table:table-row>
          <table:table-cell table:style-name="Таблица5.B2" office:value-type="string">
            <text:p text:style-name="P30">4</text:p>
          </table:table-cell>
          <table:table-cell table:style-name="Таблица5.B2" office:value-type="string">
            <text:p text:style-name="P30">3</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0" draw:style-name="gr1" draw:text-style-name="P91" svg:x1="0.312cm" svg:y1="0.161cm" svg:x2="3.783cm" svg:y2="0.63cm"><text:p/></draw:line></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4</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27" draw:style-name="gr1" draw:text-style-name="P91" svg:x1="0.429cm" svg:y1="0.136cm" svg:x2="7.104cm" svg:y2="0.812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draw:line text:anchor-type="paragraph" draw:z-index="13" draw:style-name="gr1" draw:text-style-name="P91" svg:x1="12.616cm" svg:y1="0.34cm" svg:x2="5.502cm" svg:y2="0.846cm"><text:p/></draw:line>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2</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4" draw:style-name="gr1" draw:text-style-name="P91" svg:x1="0.067cm" svg:y1="0.358cm" svg:x2="7.086cm" svg:y2="0.78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5" draw:style-name="gr1" draw:text-style-name="P91"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3</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6" draw:style-name="gr1" draw:text-style-name="P91" svg:x1="0.049cm" svg:y1="0.199cm" svg:x2="7.085cm" svg:y2="0.855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7" draw:style-name="gr1" draw:text-style-name="P91"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4</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5</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8" draw:style-name="gr1" draw:text-style-name="P91" svg:x1="0.049cm" svg:y1="0.199cm" svg:x2="7.103cm" svg:y2="0.77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6</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9" draw:style-name="gr1" draw:text-style-name="P91"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30">ответ</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Регистрация точки 5</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
      <text:p text:style-name="P24"/>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text:soft-page-break/>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22DT14H28M</meta:editing-duration>
    <meta:editing-cycles>62</meta:editing-cycles>
    <dc:date>2016-02-29T17:18:53.88</dc:date>
    <meta:document-statistic meta:table-count="34" meta:image-count="2" meta:object-count="2" meta:page-count="27" meta:paragraph-count="2206" meta:word-count="4718" meta:character-count="25980"/>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